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4pt" fo:font-weight="bold" officeooo:rsid="010d41c3" officeooo:paragraph-rsid="001bc1f1" fo:background-color="#ffffff" style:font-size-asian="14pt" style:font-weight-asian="bold" style:font-size-complex="14pt" style:font-weight-complex="bold"/>
    </style:style>
    <style:style style:name="P2" style:family="paragraph" style:parent-style-name="Standard">
      <style:text-properties fo:color="#000000" style:font-name="Arial" fo:font-size="14pt" fo:font-weight="bold" officeooo:rsid="001effae" officeooo:paragraph-rsid="001bc1f1" fo:background-color="#ffffff" style:font-size-asian="14pt" style:font-weight-asian="bold" style:font-size-complex="14pt" style:font-weight-complex="bold"/>
    </style:style>
    <style:style style:name="P3" style:family="paragraph" style:parent-style-name="Standard">
      <style:text-properties fo:color="#000000" style:font-name="Arial" fo:font-size="14pt" fo:font-weight="bold" officeooo:rsid="0020f71b" officeooo:paragraph-rsid="001bc1f1" fo:background-color="#ffffff" style:font-size-asian="14pt" style:font-weight-asian="bold" style:font-size-complex="14pt" style:font-weight-complex="bold"/>
    </style:style>
    <style:style style:name="P4" style:family="paragraph" style:parent-style-name="Standard">
      <style:text-properties fo:color="#000000" style:font-name="Arial" fo:font-size="14pt" fo:font-weight="bold" officeooo:rsid="0002c1b8" officeooo:paragraph-rsid="001d0531" fo:background-color="#ffffff" style:font-size-asian="14pt" style:font-weight-asian="bold" style:font-size-complex="14pt" style:font-weight-complex="bold"/>
    </style:style>
    <style:style style:name="P5" style:family="paragraph" style:parent-style-name="Standard">
      <style:text-properties fo:color="#000000" style:font-name="Arial" fo:font-size="14pt" fo:font-weight="bold" officeooo:rsid="0002c1b8" officeooo:paragraph-rsid="001d69d8" fo:background-color="#ffffff" style:font-size-asian="14pt" style:font-weight-asian="bold" style:font-size-complex="14pt" style:font-weight-complex="bold"/>
    </style:style>
    <style:style style:name="P6" style:family="paragraph" style:parent-style-name="Standard">
      <style:text-properties fo:color="#000000" style:font-name="Arial" fo:font-size="14pt" fo:font-weight="bold" officeooo:rsid="0002c1b8" officeooo:paragraph-rsid="001e815b" fo:background-color="#ffffff"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style:font-name="Arial" fo:font-size="14pt" fo:font-weight="bold" officeooo:rsid="0002c1b8" officeooo:paragraph-rsid="00207056" fo:background-color="#ffffff" style:font-size-asian="14pt" style:font-weight-asian="bold" style:font-size-complex="14pt" style:font-weight-complex="bold"/>
    </style:style>
    <style:style style:name="P8" style:family="paragraph" style:parent-style-name="Standard">
      <style:text-properties fo:color="#000000" style:font-name="Arial" fo:font-size="14pt" fo:font-weight="bold" officeooo:rsid="0022eab8" officeooo:paragraph-rsid="001d0531" fo:background-color="#ffffff"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style:font-name="Arial" fo:font-size="14pt" fo:font-weight="bold" officeooo:rsid="00094a70" officeooo:paragraph-rsid="00207056" fo:background-color="#ffffff"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style:font-name="Arial" fo:font-size="14pt" fo:font-weight="bold" officeooo:rsid="0016911c" officeooo:paragraph-rsid="00207056" fo:background-color="#ffffff"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font-name="Arial" fo:font-size="14pt" fo:font-weight="bold" officeooo:rsid="003d6ccd" officeooo:paragraph-rsid="00207056" fo:background-color="#ffffff"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style:font-name="Arial" fo:font-size="14pt" fo:font-weight="bold" officeooo:rsid="00997f6a" officeooo:paragraph-rsid="00207056" fo:background-color="#ffffff" style:font-size-asian="14pt" style:font-weight-asian="bold" style:font-size-complex="14pt" style:font-weight-complex="bold"/>
    </style:style>
    <style:style style:name="P13" style:family="paragraph" style:parent-style-name="Standard">
      <style:text-properties fo:color="#000000" style:font-name="Arial" fo:font-size="14pt" fo:font-weight="normal" officeooo:rsid="010d41c3" officeooo:paragraph-rsid="001bc1f1" fo:background-color="#ffffff" style:font-size-asian="14pt" style:font-weight-asian="normal" style:font-size-complex="14pt" style:font-weight-complex="normal"/>
    </style:style>
    <style:style style:name="P14" style:family="paragraph" style:parent-style-name="Standard">
      <style:text-properties fo:color="#000000" style:font-name="Arial" fo:font-size="14pt" fo:font-weight="normal" officeooo:rsid="01394b10" officeooo:paragraph-rsid="001bc1f1" fo:background-color="#ffffff" style:font-size-asian="14pt" style:font-weight-asian="normal" style:font-size-complex="14pt" style:font-weight-complex="normal"/>
    </style:style>
    <style:style style:name="P15" style:family="paragraph" style:parent-style-name="Standard">
      <style:text-properties fo:color="#000000" style:font-name="Arial" fo:font-size="14pt" fo:font-weight="normal" officeooo:rsid="013beabe" officeooo:paragraph-rsid="001bc1f1" fo:background-color="#ffffff" style:font-size-asian="14pt" style:font-weight-asian="normal" style:font-size-complex="14pt" style:font-weight-complex="normal"/>
    </style:style>
    <style:style style:name="P16" style:family="paragraph" style:parent-style-name="Standard">
      <style:text-properties fo:color="#000000" style:font-name="Arial" fo:font-size="14pt" fo:font-weight="normal" officeooo:rsid="0288681e" officeooo:paragraph-rsid="001bc1f1" fo:background-color="#ffffff" style:font-size-asian="14pt" style:font-weight-asian="normal" style:font-size-complex="14pt" style:font-weight-complex="normal"/>
    </style:style>
    <style:style style:name="P17" style:family="paragraph" style:parent-style-name="Standard">
      <style:text-properties fo:color="#000000" style:font-name="Arial" fo:font-size="14pt" fo:font-weight="normal" officeooo:rsid="01484aa9" officeooo:paragraph-rsid="001bc1f1" fo:background-color="#ffffff" style:font-size-asian="14pt" style:font-weight-asian="normal" style:font-size-complex="14pt" style:font-weight-complex="normal"/>
    </style:style>
    <style:style style:name="P18" style:family="paragraph" style:parent-style-name="Standard">
      <style:text-properties fo:color="#000000" style:font-name="Arial" fo:font-size="14pt" fo:font-weight="normal" officeooo:rsid="010fe521" officeooo:paragraph-rsid="001bc1f1" fo:background-color="#ffffff" style:font-size-asian="14pt" style:font-weight-asian="normal" style:font-size-complex="14pt" style:font-weight-complex="normal"/>
    </style:style>
    <style:style style:name="P19" style:family="paragraph" style:parent-style-name="Standard">
      <style:text-properties fo:color="#000000" style:font-name="Arial" fo:font-size="14pt" fo:font-weight="normal" officeooo:rsid="001effae" officeooo:paragraph-rsid="001bc1f1" fo:background-color="#ffffff" style:font-size-asian="14pt" style:font-weight-asian="normal" style:font-size-complex="14pt" style:font-weight-complex="normal"/>
    </style:style>
    <style:style style:name="P20" style:family="paragraph" style:parent-style-name="Standard">
      <style:text-properties fo:color="#000000" style:font-name="Arial" fo:font-size="14pt" fo:font-weight="normal" officeooo:rsid="01cf3dd0" officeooo:paragraph-rsid="001bc1f1" fo:background-color="#ffffff" style:font-size-asian="14pt" style:font-weight-asian="normal" style:font-size-complex="14pt" style:font-weight-complex="normal"/>
    </style:style>
    <style:style style:name="P21" style:family="paragraph" style:parent-style-name="Standard">
      <style:text-properties fo:color="#000000" style:font-name="Arial" fo:font-size="14pt" fo:font-weight="normal" officeooo:rsid="02257cce" officeooo:paragraph-rsid="001bc1f1" fo:background-color="#ffffff" style:font-size-asian="14pt" style:font-weight-asian="normal" style:font-size-complex="14pt" style:font-weight-complex="normal"/>
    </style:style>
    <style:style style:name="P22" style:family="paragraph" style:parent-style-name="Standard">
      <style:text-properties fo:color="#000000" style:font-name="Arial" fo:font-size="14pt" fo:font-weight="normal" officeooo:rsid="001fe858" officeooo:paragraph-rsid="001bc1f1" fo:background-color="#ffffff" style:font-size-asian="14pt" style:font-weight-asian="normal" style:font-size-complex="14pt" style:font-weight-complex="normal"/>
    </style:style>
    <style:style style:name="P23" style:family="paragraph" style:parent-style-name="Standard">
      <style:text-properties fo:color="#000000" style:font-name="Arial" fo:font-size="14pt" fo:font-weight="normal" officeooo:rsid="00efda5f" officeooo:paragraph-rsid="001bc1f1" fo:background-color="#ffffff" style:font-size-asian="14pt" style:font-weight-asian="normal" style:font-size-complex="14pt" style:font-weight-complex="normal"/>
    </style:style>
    <style:style style:name="P24" style:family="paragraph" style:parent-style-name="Standard">
      <style:text-properties fo:color="#000000" style:font-name="Arial" fo:font-size="14pt" fo:font-weight="normal" officeooo:rsid="0020f71b" officeooo:paragraph-rsid="001bc1f1" fo:background-color="#ffffff" style:font-size-asian="14pt" style:font-weight-asian="normal" style:font-size-complex="14pt" style:font-weight-complex="normal"/>
    </style:style>
    <style:style style:name="P25" style:family="paragraph" style:parent-style-name="Standard">
      <style:text-properties fo:color="#000000" style:font-name="Arial" fo:font-size="14pt" fo:font-weight="normal" officeooo:rsid="012dec58" officeooo:paragraph-rsid="001bc1f1" fo:background-color="#ffffff" style:font-size-asian="14pt" style:font-weight-asian="normal" style:font-size-complex="14pt" style:font-weight-complex="normal"/>
    </style:style>
    <style:style style:name="P26" style:family="paragraph" style:parent-style-name="Standard">
      <style:text-properties fo:color="#000000" style:font-name="Arial" fo:font-size="14pt" fo:font-weight="normal" officeooo:rsid="0022eab8" officeooo:paragraph-rsid="001bc1f1" fo:background-color="#ffffff" style:font-size-asian="14pt" style:font-weight-asian="normal" style:font-size-complex="14pt" style:font-weight-complex="normal"/>
    </style:style>
    <style:style style:name="P27" style:family="paragraph" style:parent-style-name="Standard">
      <style:text-properties fo:color="#000000" style:font-name="Arial" fo:font-size="14pt" fo:font-weight="normal" officeooo:rsid="0022eab8" officeooo:paragraph-rsid="001d0531" fo:background-color="#ffffff" style:font-size-asian="14pt" style:font-weight-asian="normal" style:font-size-complex="14pt" style:font-weight-complex="normal"/>
    </style:style>
    <style:style style:name="P28" style:family="paragraph" style:parent-style-name="Standard">
      <style:text-properties fo:color="#000000" style:font-name="Arial" fo:font-size="14pt" fo:font-weight="normal" officeooo:rsid="023a1ef7" officeooo:paragraph-rsid="001bc1f1" fo:background-color="#ffffff" style:font-size-asian="14pt" style:font-weight-asian="normal" style:font-size-complex="14pt" style:font-weight-complex="normal"/>
    </style:style>
    <style:style style:name="P29" style:family="paragraph" style:parent-style-name="Standard">
      <style:text-properties fo:color="#000000" style:font-name="Arial" fo:font-size="14pt" fo:font-weight="normal" officeooo:rsid="0236e7d2" officeooo:paragraph-rsid="001bc1f1" fo:background-color="#ffffff" style:font-size-asian="14pt" style:font-weight-asian="normal" style:font-size-complex="14pt" style:font-weight-complex="normal"/>
    </style:style>
    <style:style style:name="P30" style:family="paragraph" style:parent-style-name="Standard">
      <style:text-properties fo:color="#000000" style:font-name="Arial" fo:font-size="14pt" fo:font-weight="normal" officeooo:rsid="027734cb" officeooo:paragraph-rsid="001bc1f1" fo:background-color="#ffffff" style:font-size-asian="14pt" style:font-weight-asian="normal" style:font-size-complex="14pt" style:font-weight-complex="normal"/>
    </style:style>
    <style:style style:name="P31" style:family="paragraph" style:parent-style-name="Standard">
      <style:text-properties fo:color="#000000" style:font-name="Arial" fo:font-size="14pt" fo:font-weight="normal" officeooo:rsid="0277dc92" officeooo:paragraph-rsid="001bc1f1" fo:background-color="#ffffff" style:font-size-asian="14pt" style:font-weight-asian="normal" style:font-size-complex="14pt" style:font-weight-complex="normal"/>
    </style:style>
    <style:style style:name="P32" style:family="paragraph" style:parent-style-name="Standard">
      <style:text-properties fo:color="#000000" style:font-name="Arial" fo:font-size="14pt" fo:font-weight="normal" officeooo:rsid="01fbf38b" officeooo:paragraph-rsid="001bc1f1" fo:background-color="#ffffff" style:font-size-asian="14pt" style:font-weight-asian="normal" style:font-size-complex="14pt" style:font-weight-complex="normal"/>
    </style:style>
    <style:style style:name="P33" style:family="paragraph" style:parent-style-name="Standard">
      <style:text-properties fo:color="#000000" style:font-name="Arial" fo:font-size="14pt" fo:font-weight="normal" officeooo:rsid="01fcc04f" officeooo:paragraph-rsid="001bc1f1" fo:background-color="#ffffff" style:font-size-asian="14pt" style:font-weight-asian="normal" style:font-size-complex="14pt" style:font-weight-complex="normal"/>
    </style:style>
    <style:style style:name="P34" style:family="paragraph" style:parent-style-name="Standard">
      <style:text-properties fo:color="#000000" style:font-name="Arial" fo:font-size="14pt" fo:font-weight="normal" officeooo:rsid="024e67e1" officeooo:paragraph-rsid="001bc1f1" fo:background-color="#ffffff" style:font-size-asian="14pt" style:font-weight-asian="normal" style:font-size-complex="14pt" style:font-weight-complex="normal"/>
    </style:style>
    <style:style style:name="P35" style:family="paragraph" style:parent-style-name="Standard">
      <style:text-properties fo:color="#000000" style:font-name="Arial" fo:font-size="14pt" fo:font-weight="normal" officeooo:rsid="02520cb0" officeooo:paragraph-rsid="001bc1f1" fo:background-color="#ffffff" style:font-size-asian="14pt" style:font-weight-asian="normal" style:font-size-complex="14pt" style:font-weight-complex="normal"/>
    </style:style>
    <style:style style:name="P36" style:family="paragraph" style:parent-style-name="Standard">
      <style:text-properties fo:color="#000000" style:font-name="Arial" fo:font-size="14pt" fo:font-weight="normal" officeooo:rsid="0256adf5" officeooo:paragraph-rsid="001bc1f1" fo:background-color="#ffffff" style:font-size-asian="14pt" style:font-weight-asian="normal" style:font-size-complex="14pt" style:font-weight-complex="normal"/>
    </style:style>
    <style:style style:name="P37" style:family="paragraph" style:parent-style-name="Standard">
      <style:text-properties fo:color="#000000" style:font-name="Arial" fo:font-size="14pt" fo:font-weight="normal" officeooo:rsid="02585294" officeooo:paragraph-rsid="001bc1f1" fo:background-color="#ffffff" style:font-size-asian="14pt" style:font-weight-asian="normal" style:font-size-complex="14pt" style:font-weight-complex="normal"/>
    </style:style>
    <style:style style:name="P38" style:family="paragraph" style:parent-style-name="Standard">
      <style:text-properties fo:color="#000000" style:font-name="Arial" fo:font-size="14pt" fo:font-weight="normal" officeooo:rsid="01b7c9a4" officeooo:paragraph-rsid="001bc1f1" fo:background-color="#ffffff" style:font-size-asian="14pt" style:font-weight-asian="normal" style:font-size-complex="14pt" style:font-weight-complex="normal"/>
    </style:style>
    <style:style style:name="P39" style:family="paragraph" style:parent-style-name="Standard">
      <style:text-properties fo:color="#000000" style:font-name="Arial" fo:font-size="14pt" fo:font-weight="normal" officeooo:rsid="01b7c9a4" officeooo:paragraph-rsid="001d69d8" fo:background-color="#ffffff" style:font-size-asian="14pt" style:font-weight-asian="normal" style:font-size-complex="14pt" style:font-weight-complex="normal"/>
    </style:style>
    <style:style style:name="P40" style:family="paragraph" style:parent-style-name="Standard">
      <style:text-properties fo:color="#000000" style:font-name="Arial" fo:font-size="14pt" fo:font-weight="normal" officeooo:rsid="01b7c9a4" officeooo:paragraph-rsid="001e815b" fo:background-color="#ffffff" style:font-size-asian="14pt" style:font-weight-asian="normal" style:font-size-complex="14pt" style:font-weight-complex="normal"/>
    </style:style>
    <style:style style:name="P41" style:family="paragraph" style:parent-style-name="Standard">
      <style:text-properties fo:color="#000000" style:font-name="Arial" fo:font-size="14pt" fo:font-weight="normal" officeooo:rsid="01b7c9a4" officeooo:paragraph-rsid="00207056" fo:background-color="#ffffff" style:font-size-asian="14pt" style:font-weight-asian="normal" style:font-size-complex="14pt" style:font-weight-complex="normal"/>
    </style:style>
    <style:style style:name="P42" style:family="paragraph" style:parent-style-name="Standard">
      <style:text-properties fo:color="#000000" style:font-name="Arial" fo:font-size="14pt" fo:font-weight="normal" officeooo:rsid="01b7d91a" officeooo:paragraph-rsid="001bc1f1" fo:background-color="#ffffff" style:font-size-asian="14pt" style:font-weight-asian="normal" style:font-size-complex="14pt" style:font-weight-complex="normal"/>
    </style:style>
    <style:style style:name="P43" style:family="paragraph" style:parent-style-name="Standard">
      <style:text-properties fo:color="#000000" style:font-name="Arial" fo:font-size="14pt" fo:font-weight="normal" officeooo:rsid="01b7d91a" officeooo:paragraph-rsid="00207056" fo:background-color="#ffffff" style:font-size-asian="14pt" style:font-weight-asian="normal" style:font-size-complex="14pt" style:font-weight-complex="normal"/>
    </style:style>
    <style:style style:name="P44" style:family="paragraph" style:parent-style-name="Standard">
      <style:text-properties fo:color="#000000" style:font-name="Arial" fo:font-size="14pt" fo:font-weight="normal" officeooo:rsid="01b8fbd0" officeooo:paragraph-rsid="001bc1f1" fo:background-color="#ffffff" style:font-size-asian="14pt" style:font-weight-asian="normal" style:font-size-complex="14pt" style:font-weight-complex="normal"/>
    </style:style>
    <style:style style:name="P45" style:family="paragraph" style:parent-style-name="Standard">
      <style:text-properties fo:color="#000000" style:font-name="Arial" fo:font-size="14pt" fo:font-weight="normal" officeooo:rsid="01b8fbd0" officeooo:paragraph-rsid="001d69d8" fo:background-color="#ffffff" style:font-size-asian="14pt" style:font-weight-asian="normal" style:font-size-complex="14pt" style:font-weight-complex="normal"/>
    </style:style>
    <style:style style:name="P46" style:family="paragraph" style:parent-style-name="Standard">
      <style:text-properties fo:color="#000000" style:font-name="Arial" fo:font-size="14pt" fo:font-weight="normal" officeooo:rsid="01b8fbd0" officeooo:paragraph-rsid="001e815b" fo:background-color="#ffffff" style:font-size-asian="14pt" style:font-weight-asian="normal" style:font-size-complex="14pt" style:font-weight-complex="normal"/>
    </style:style>
    <style:style style:name="P47" style:family="paragraph" style:parent-style-name="Standard">
      <style:text-properties fo:color="#000000" style:font-name="Arial" fo:font-size="14pt" fo:font-weight="normal" officeooo:rsid="002aa971" officeooo:paragraph-rsid="001bc1f1" fo:background-color="#ffffff" style:font-size-asian="14pt" style:font-weight-asian="normal" style:font-size-complex="14pt" style:font-weight-complex="normal"/>
    </style:style>
    <style:style style:name="P48" style:family="paragraph" style:parent-style-name="Standard">
      <style:text-properties fo:color="#000000" style:font-name="Arial" fo:font-size="14pt" fo:font-weight="normal" officeooo:rsid="00618488" officeooo:paragraph-rsid="001d69d8" fo:background-color="#ffffff" style:font-size-asian="14pt" style:font-weight-asian="normal" style:font-size-complex="14pt" style:font-weight-complex="normal"/>
    </style:style>
    <style:style style:name="P49" style:family="paragraph" style:parent-style-name="Standard">
      <style:text-properties fo:color="#000000" style:font-name="Arial" fo:font-size="14pt" fo:font-weight="normal" officeooo:rsid="00618488" officeooo:paragraph-rsid="001e815b" fo:background-color="#ffffff" style:font-size-asian="14pt" style:font-weight-asian="normal" style:font-size-complex="14pt" style:font-weight-complex="normal"/>
    </style:style>
    <style:style style:name="P50" style:family="paragraph" style:parent-style-name="Standard">
      <style:text-properties fo:color="#000000" style:font-name="Arial" fo:font-size="14pt" fo:font-weight="normal" officeooo:rsid="00618488" officeooo:paragraph-rsid="00207056" fo:background-color="#ffffff"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color="#000000" style:font-name="Arial" fo:font-size="14pt" fo:font-weight="normal" officeooo:rsid="0002c1b8" officeooo:paragraph-rsid="00207056" fo:background-color="#ffffff"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color="#000000" style:font-name="Arial" fo:font-size="14pt" fo:font-weight="normal" officeooo:rsid="00094a70" officeooo:paragraph-rsid="00207056" fo:background-color="#ffffff"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fo:color="#000000" style:font-name="Arial" fo:font-size="14pt" fo:font-weight="normal" officeooo:rsid="005212fb" officeooo:paragraph-rsid="00207056" fo:background-color="#ffffff"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color="#000000" style:font-name="Arial" fo:font-size="14pt" fo:font-weight="normal" officeooo:rsid="000a7b7d" officeooo:paragraph-rsid="00207056" fo:background-color="#ffffff"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color="#000000" style:font-name="Arial" fo:font-size="14pt" fo:font-weight="normal" officeooo:rsid="000ca1a0" officeooo:paragraph-rsid="00207056" fo:background-color="#ffffff"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style:font-name="Arial" fo:font-size="14pt" fo:font-weight="normal" officeooo:rsid="000e8e9a" officeooo:paragraph-rsid="00207056" fo:background-color="#ffffff"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style:font-name="Arial" fo:font-size="14pt" fo:font-weight="normal" officeooo:rsid="00105020" officeooo:paragraph-rsid="00207056" fo:background-color="#ffffff"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color="#000000" style:font-name="Arial" fo:font-size="14pt" fo:font-weight="normal" officeooo:rsid="0011a59b" officeooo:paragraph-rsid="00207056" fo:background-color="#ffffff"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color="#000000" style:font-name="Arial" fo:font-size="14pt" fo:font-weight="normal" officeooo:rsid="00120411" officeooo:paragraph-rsid="00207056" fo:background-color="#ffffff"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color="#000000" style:font-name="Arial" fo:font-size="14pt" fo:font-weight="normal" officeooo:rsid="0012e1bd" officeooo:paragraph-rsid="00207056" fo:background-color="#ffffff"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color="#000000" style:font-name="Arial" fo:font-size="14pt" fo:font-weight="normal" officeooo:rsid="0014af5d" officeooo:paragraph-rsid="00207056" fo:background-color="#ffffff"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000000" style:font-name="Arial" fo:font-size="14pt" fo:font-weight="normal" officeooo:rsid="0018a9ef" officeooo:paragraph-rsid="00207056" fo:background-color="#ffffff"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color="#000000" style:font-name="Arial" fo:font-size="14pt" fo:font-weight="normal" officeooo:rsid="0018f841" officeooo:paragraph-rsid="00207056" fo:background-color="#ffffff"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000000" style:font-name="Arial" fo:font-size="14pt" fo:font-weight="normal" officeooo:rsid="001dac5e" officeooo:paragraph-rsid="00207056" fo:background-color="#ffffff"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000000" style:font-name="Arial" fo:font-size="14pt" fo:font-weight="normal" officeooo:rsid="001dd0e6" officeooo:paragraph-rsid="00207056" fo:background-color="#ffffff"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000000" style:font-name="Arial" fo:font-size="14pt" fo:font-weight="normal" officeooo:rsid="002a9b34" officeooo:paragraph-rsid="00207056" fo:background-color="#ffffff"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style:font-name="Arial" fo:font-size="14pt" fo:font-weight="normal" officeooo:rsid="002e5606" officeooo:paragraph-rsid="00207056" fo:background-color="#ffffff"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000000" style:font-name="Arial" fo:font-size="14pt" fo:font-weight="normal" officeooo:rsid="00321261" officeooo:paragraph-rsid="00207056" fo:background-color="#ffffff"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000000" style:font-name="Arial" fo:font-size="14pt" fo:font-weight="normal" officeooo:rsid="002c9a4d" officeooo:paragraph-rsid="00207056" fo:background-color="#ffffff"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000000" style:font-name="Arial" fo:font-size="14pt" fo:font-weight="normal" officeooo:rsid="00348356" officeooo:paragraph-rsid="00207056" fo:background-color="#ffffff"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000000" style:font-name="Arial" fo:font-size="14pt" fo:font-weight="normal" officeooo:rsid="00363e0b" officeooo:paragraph-rsid="00207056" fo:background-color="#ffffff"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Arial" fo:font-size="14pt" fo:font-weight="normal" officeooo:rsid="0036eeae" officeooo:paragraph-rsid="00207056" fo:background-color="#ffffff"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color="#000000" style:font-name="Arial" fo:font-size="14pt" fo:font-weight="normal" officeooo:rsid="0036f60a" officeooo:paragraph-rsid="00207056" fo:background-color="#ffffff"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color="#000000" style:font-name="Arial" fo:font-size="14pt" fo:font-weight="normal" officeooo:rsid="003a7cb8" officeooo:paragraph-rsid="00207056" fo:background-color="#ffffff"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fo:color="#000000" style:font-name="Arial" fo:font-size="14pt" fo:font-weight="normal" officeooo:rsid="003d6ccd" officeooo:paragraph-rsid="00207056" fo:background-color="#ffffff"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fo:color="#000000" style:font-name="Arial" fo:font-size="14pt" fo:font-weight="normal" officeooo:rsid="003f03e1" officeooo:paragraph-rsid="00207056" fo:background-color="#ffffff"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color="#000000" style:font-name="Arial" fo:font-size="14pt" fo:font-weight="normal" officeooo:rsid="0040f3a0" officeooo:paragraph-rsid="00207056" fo:background-color="#ffffff"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fo:color="#000000" style:font-name="Arial" fo:font-size="14pt" fo:font-weight="normal" officeooo:rsid="00427c45" officeooo:paragraph-rsid="00207056" fo:background-color="#ffffff"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fo:color="#000000" style:font-name="Arial" fo:font-size="14pt" fo:font-weight="normal" officeooo:rsid="005709af" officeooo:paragraph-rsid="00207056" fo:background-color="#ffffff"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color="#000000" style:font-name="Arial" fo:font-size="14pt" fo:font-weight="normal" officeooo:rsid="0057a43e" officeooo:paragraph-rsid="00207056" fo:background-color="#ffffff"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color="#000000" style:font-name="Arial" fo:font-size="14pt" fo:font-weight="normal" officeooo:rsid="0059aa30" officeooo:paragraph-rsid="00207056" fo:background-color="#ffffff"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fo:color="#000000" style:font-name="Arial" fo:font-size="14pt" fo:font-weight="normal" officeooo:rsid="005aec9e" officeooo:paragraph-rsid="00207056" fo:background-color="#ffffff"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color="#000000" style:font-name="Arial" fo:font-size="14pt" fo:font-weight="normal" officeooo:rsid="005bb8f6" officeooo:paragraph-rsid="00207056" fo:background-color="#ffffff"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fo:color="#000000" style:font-name="Arial" fo:font-size="14pt" fo:font-weight="normal" officeooo:rsid="005f3fa6" officeooo:paragraph-rsid="00207056" fo:background-color="#ffffff" style:font-size-asian="14pt" style:font-weight-asian="normal" style:font-size-complex="14pt" style:font-weight-complex="normal"/>
    </style:style>
    <style:style style:name="P85" style:family="paragraph" style:parent-style-name="Standard">
      <style:paragraph-properties fo:text-align="start" style:justify-single-word="false"/>
      <style:text-properties fo:color="#000000" style:font-name="Arial" fo:font-size="14pt" fo:font-weight="normal" officeooo:rsid="00673bb1" officeooo:paragraph-rsid="00207056" fo:background-color="#ffffff"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fo:color="#000000" style:font-name="Arial" fo:font-size="14pt" fo:font-weight="normal" officeooo:rsid="00675c14" officeooo:paragraph-rsid="00207056" fo:background-color="#ffffff" style:font-size-asian="14pt" style:font-weight-asian="normal" style:font-size-complex="14pt" style:font-weight-complex="normal"/>
    </style:style>
    <style:style style:name="P87" style:family="paragraph" style:parent-style-name="Standard">
      <style:paragraph-properties fo:text-align="start" style:justify-single-word="false"/>
      <style:text-properties fo:color="#000000" style:font-name="Arial" fo:font-size="14pt" fo:font-weight="normal" officeooo:rsid="0067e7a1" officeooo:paragraph-rsid="00207056" fo:background-color="#ffffff"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fo:color="#000000" style:font-name="Arial" fo:font-size="14pt" fo:font-weight="normal" officeooo:rsid="006bc00d" officeooo:paragraph-rsid="00207056" fo:background-color="#ffffff"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fo:color="#000000" style:font-name="Arial" fo:font-size="14pt" fo:font-weight="normal" officeooo:rsid="0074d5e0" officeooo:paragraph-rsid="00207056" fo:background-color="#ffffff"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fo:color="#000000" style:font-name="Arial" fo:font-size="14pt" fo:font-weight="normal" officeooo:rsid="00786b36" officeooo:paragraph-rsid="00207056" fo:background-color="#ffffff"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fo:color="#000000" style:font-name="Arial" fo:font-size="14pt" fo:font-weight="normal" officeooo:rsid="007b082c" officeooo:paragraph-rsid="00207056" fo:background-color="#ffffff"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color="#000000" style:font-name="Arial" fo:font-size="14pt" fo:font-weight="normal" officeooo:rsid="007fb02c" officeooo:paragraph-rsid="00207056" fo:background-color="#ffffff"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fo:color="#000000" style:font-name="Arial" fo:font-size="14pt" fo:font-weight="normal" officeooo:rsid="00805f94" officeooo:paragraph-rsid="00207056" fo:background-color="#ffffff" style:font-size-asian="14pt" style:font-weight-asian="normal" style:font-size-complex="14pt" style:font-weight-complex="normal"/>
    </style:style>
    <style:style style:name="P94" style:family="paragraph" style:parent-style-name="Standard">
      <style:paragraph-properties fo:text-align="start" style:justify-single-word="false"/>
      <style:text-properties fo:color="#000000" style:font-name="Arial" fo:font-size="14pt" fo:font-weight="normal" officeooo:rsid="0081bb04" officeooo:paragraph-rsid="00207056" fo:background-color="#ffffff"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fo:color="#000000" style:font-name="Arial" fo:font-size="14pt" fo:font-weight="normal" officeooo:rsid="008fee28" officeooo:paragraph-rsid="00207056" fo:background-color="#ffffff" style:font-size-asian="14pt" style:font-weight-asian="normal" style:font-size-complex="14pt" style:font-weight-complex="normal"/>
    </style:style>
    <style:style style:name="P96" style:family="paragraph" style:parent-style-name="Standard">
      <style:paragraph-properties fo:text-align="start" style:justify-single-word="false"/>
      <style:text-properties fo:color="#000000" style:font-name="Arial" fo:font-size="14pt" fo:font-weight="normal" officeooo:rsid="0091b2ca" officeooo:paragraph-rsid="00207056" fo:background-color="#ffffff"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fo:color="#000000" style:font-name="Arial" fo:font-size="14pt" fo:font-weight="normal" officeooo:rsid="0091035e" officeooo:paragraph-rsid="00207056" fo:background-color="#ffffff"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000000" style:font-name="Arial" fo:font-size="14pt" fo:font-weight="normal" officeooo:rsid="0095070b" officeooo:paragraph-rsid="00207056" fo:background-color="#ffffff"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000000" style:font-name="Arial" fo:font-size="14pt" fo:font-weight="normal" officeooo:rsid="0088c7bd" officeooo:paragraph-rsid="00207056" fo:background-color="#ffffff"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000000" style:font-name="Arial" fo:font-size="14pt" fo:font-weight="normal" officeooo:rsid="008ac546" officeooo:paragraph-rsid="00207056" fo:background-color="#ffffff"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color="#000000" style:font-name="Arial" fo:font-size="14pt" fo:font-weight="normal" officeooo:rsid="008ca887" officeooo:paragraph-rsid="00207056" fo:background-color="#ffffff"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color="#000000" style:font-name="Arial" fo:font-size="14pt" fo:font-weight="normal" officeooo:rsid="008df747" officeooo:paragraph-rsid="00207056" fo:background-color="#ffffff"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color="#000000" style:font-name="Arial" fo:font-size="14pt" fo:font-weight="normal" officeooo:rsid="009dd062" officeooo:paragraph-rsid="00207056" fo:background-color="#ffffff"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color="#000000" style:font-name="Arial" fo:font-size="14pt" fo:font-weight="normal" officeooo:rsid="00a3361a" officeooo:paragraph-rsid="00207056" fo:background-color="#ffffff"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fo:color="#000000" style:font-name="Arial" fo:font-size="14pt" fo:font-weight="normal" officeooo:rsid="00a47a96" officeooo:paragraph-rsid="00207056" fo:background-color="#ffffff" style:font-size-asian="14pt" style:font-weight-asian="normal" style:font-size-complex="14pt" style:font-weight-complex="normal"/>
    </style:style>
    <style:style style:name="P106" style:family="paragraph" style:parent-style-name="Standard">
      <style:text-properties fo:color="#000000" style:font-name="Arial" fo:font-size="14pt" fo:font-weight="normal" officeooo:rsid="0022eab8" officeooo:paragraph-rsid="001bc1f1" fo:background-color="#ed1c24" style:font-size-asian="14pt" style:font-weight-asian="normal" style:font-size-complex="14pt" style:font-weight-complex="normal"/>
    </style:style>
    <style:style style:name="P107" style:family="paragraph" style:parent-style-name="Standard">
      <style:text-properties fo:color="#000000" style:font-name="Arial" fo:font-size="14pt" fo:font-weight="normal" officeooo:rsid="023a1ef7" officeooo:paragraph-rsid="001bc1f1" fo:background-color="#ed1c24" style:font-size-asian="14pt" style:font-weight-asian="normal" style:font-size-complex="14pt" style:font-weight-complex="normal"/>
    </style:style>
    <style:style style:name="P108" style:family="paragraph" style:parent-style-name="Standard">
      <style:text-properties fo:color="#000000" style:font-name="Arial" fo:font-size="14pt" officeooo:paragraph-rsid="001bc1f1" fo:background-color="#ffffff" style:font-size-asian="14pt" style:font-size-complex="14pt"/>
    </style:style>
    <style:style style:name="P109" style:family="paragraph" style:parent-style-name="Standard">
      <style:text-properties fo:color="#000000" style:font-name="Arial" fo:font-size="14pt" officeooo:rsid="0022eab8" officeooo:paragraph-rsid="001bc1f1" fo:background-color="#ffffff" style:font-size-asian="14pt" style:font-size-complex="14pt"/>
    </style:style>
    <style:style style:name="P110" style:family="paragraph" style:parent-style-name="Standard">
      <style:text-properties fo:color="#000000" style:font-name="Arial" fo:font-size="14pt" officeooo:rsid="01fbf38b" officeooo:paragraph-rsid="001bc1f1" fo:background-color="#ffffff" style:font-size-asian="14pt" style:font-size-complex="14pt"/>
    </style:style>
    <style:style style:name="P111" style:family="paragraph" style:parent-style-name="Standard">
      <style:text-properties fo:color="#000000" style:font-name="Arial" fo:font-size="14pt" officeooo:rsid="01b7c9a4" officeooo:paragraph-rsid="001bc1f1" fo:background-color="#ffffff" style:font-size-asian="14pt" style:font-size-complex="14pt"/>
    </style:style>
    <style:style style:name="P112" style:family="paragraph" style:parent-style-name="Standard">
      <style:text-properties fo:color="#000000" style:font-name="Arial" fo:font-size="14pt" officeooo:rsid="01ba0c34" officeooo:paragraph-rsid="001bc1f1" fo:background-color="#ffffff" style:font-size-asian="14pt" style:font-size-complex="14pt"/>
    </style:style>
    <style:style style:name="P113" style:family="paragraph" style:parent-style-name="Standard">
      <style:text-properties fo:color="#000000" style:font-name="Arial" fo:font-size="14pt" officeooo:rsid="01b8fbd0" officeooo:paragraph-rsid="001bc1f1" fo:background-color="#ffffff" style:font-size-asian="14pt" style:font-size-complex="14pt"/>
    </style:style>
    <style:style style:name="P114" style:family="paragraph" style:parent-style-name="Standard">
      <style:paragraph-properties fo:text-align="start" style:justify-single-word="false"/>
      <style:text-properties fo:color="#000000" style:font-name="Arial" fo:font-size="14pt" officeooo:paragraph-rsid="0033534a" fo:background-color="#ffffff" style:font-size-asian="14pt" style:font-size-complex="14pt"/>
    </style:style>
    <style:style style:name="P115" style:family="paragraph" style:parent-style-name="Standard">
      <style:paragraph-properties fo:text-align="start" style:justify-single-word="false"/>
      <style:text-properties fo:color="#000000" style:font-name="Arial" fo:font-size="14pt" fo:font-style="normal" fo:font-weight="normal" officeooo:rsid="00094a70" officeooo:paragraph-rsid="00207056" fo:background-color="#ffffff" style:font-size-asian="14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color="#000000" style:font-name="Arial" fo:font-size="14pt" fo:font-style="normal" fo:font-weight="normal" officeooo:rsid="0018a9ef" officeooo:paragraph-rsid="00207056" fo:background-color="#ffffff" style:font-size-asian="14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fo:color="#000000" style:font-name="Arial" fo:font-size="14pt" fo:font-style="normal" fo:font-weight="normal" officeooo:rsid="0018f841" officeooo:paragraph-rsid="00207056" fo:background-color="#ffffff"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color="#000000" style:font-name="Arial" fo:font-size="14pt" fo:font-style="normal" fo:font-weight="normal" officeooo:rsid="001dac5e" officeooo:paragraph-rsid="00207056" fo:background-color="#ffffff" style:font-size-asian="14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fo:color="#000000" style:font-name="Arial" fo:font-size="14pt" fo:font-style="normal" fo:font-weight="normal" officeooo:rsid="001dd0e6" officeooo:paragraph-rsid="00207056" fo:background-color="#ffffff" style:font-size-asian="14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fo:color="#000000" style:font-name="Arial" fo:font-size="14pt" fo:font-style="normal" fo:font-weight="normal" officeooo:rsid="001fe89b" officeooo:paragraph-rsid="00207056" fo:background-color="#ffffff" style:font-size-asian="14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fo:color="#000000" style:font-name="Arial" fo:font-size="14pt" fo:font-style="normal" fo:font-weight="normal" officeooo:rsid="002029cb" officeooo:paragraph-rsid="00207056" fo:background-color="#ffffff" style:font-size-asian="14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color="#000000" style:font-name="Arial" fo:font-size="14pt" fo:font-style="normal" fo:font-weight="normal" officeooo:rsid="002a9b34" officeooo:paragraph-rsid="00207056" fo:background-color="#ffffff" style:font-size-asian="14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fo:color="#000000" style:font-name="Arial" fo:font-size="14pt" fo:font-style="normal" fo:font-weight="normal" officeooo:rsid="002c9a4d" officeooo:paragraph-rsid="00207056" fo:background-color="#ffffff" style:font-size-asian="14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color="#000000" style:font-name="Arial" fo:font-size="14pt" fo:font-style="normal" fo:font-weight="normal" officeooo:rsid="002e4dc9" officeooo:paragraph-rsid="00207056" fo:background-color="#ffffff" style:font-size-asian="14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fo:color="#000000" style:font-name="Arial" fo:font-size="14pt" fo:font-style="normal" fo:font-weight="normal" officeooo:rsid="002e5606" officeooo:paragraph-rsid="00207056" fo:background-color="#ffffff" style:font-size-asian="14pt" style:font-style-asian="normal" style:font-weight-asian="normal" style:font-size-complex="14pt" style:font-style-complex="normal" style:font-weight-complex="normal"/>
    </style:style>
    <style:style style:name="P126" style:family="paragraph" style:parent-style-name="Standard">
      <style:paragraph-properties fo:text-align="start" style:justify-single-word="false"/>
      <style:text-properties fo:color="#000000" style:font-name="Arial" fo:font-size="14pt" fo:font-style="normal" fo:font-weight="normal" officeooo:rsid="004d044f" officeooo:paragraph-rsid="00207056" fo:background-color="#ffffff" style:font-size-asian="14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color="#000000" style:font-name="Arial" fo:font-size="14pt" fo:font-style="normal" fo:font-weight="normal" officeooo:rsid="00321261" officeooo:paragraph-rsid="00207056" fo:background-color="#ffffff" style:font-size-asian="14pt" style:font-style-asian="normal" style:font-weight-asian="normal" style:font-size-complex="14pt" style:font-style-complex="normal" style:font-weight-complex="normal"/>
    </style:style>
    <style:style style:name="P128" style:family="paragraph" style:parent-style-name="Standard">
      <style:paragraph-properties fo:text-align="start" style:justify-single-word="false"/>
      <style:text-properties fo:color="#000000" style:font-name="Arial" fo:font-size="14pt" fo:font-style="normal" fo:font-weight="normal" officeooo:rsid="00348356" officeooo:paragraph-rsid="00207056" fo:background-color="#ffffff" style:font-size-asian="14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color="#000000" style:font-name="Arial" fo:font-size="14pt" fo:font-style="normal" fo:font-weight="normal" officeooo:rsid="00363e0b" officeooo:paragraph-rsid="00207056" fo:background-color="#ffffff"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fo:color="#000000" style:font-name="Arial" fo:font-size="14pt" fo:font-style="normal" fo:font-weight="normal" officeooo:rsid="0036eeae" officeooo:paragraph-rsid="00207056" fo:background-color="#ffffff"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color="#000000" style:font-name="Arial" fo:font-size="14pt" fo:font-style="normal" fo:font-weight="normal" officeooo:rsid="0036f60a" officeooo:paragraph-rsid="00207056" fo:background-color="#ffffff"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fo:color="#000000" style:font-name="Arial" fo:font-size="14pt" fo:font-style="normal" fo:font-weight="normal" officeooo:rsid="0038dce7" officeooo:paragraph-rsid="00207056" fo:background-color="#ffffff"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fo:color="#000000" style:font-name="Arial" fo:font-size="14pt" fo:font-style="normal" fo:font-weight="normal" officeooo:rsid="003a7cb8" officeooo:paragraph-rsid="00207056" fo:background-color="#ffffff"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start" style:justify-single-word="false"/>
      <style:text-properties fo:color="#000000" style:font-name="Arial" fo:font-size="14pt" fo:font-style="normal" fo:font-weight="normal" officeooo:rsid="003cd5fc" officeooo:paragraph-rsid="00207056" fo:background-color="#ffffff"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color="#000000" style:font-name="Arial" fo:font-size="14pt" fo:font-style="normal" fo:font-weight="normal" officeooo:rsid="003f03e1" officeooo:paragraph-rsid="00207056" fo:background-color="#ffffff"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color="#000000" style:font-name="Arial" fo:font-size="14pt" fo:font-style="normal" fo:font-weight="normal" officeooo:rsid="0040f3a0" officeooo:paragraph-rsid="00207056" fo:background-color="#ffffff"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color="#000000" style:font-name="Arial" fo:font-size="14pt" fo:font-style="normal" fo:font-weight="normal" officeooo:rsid="00427c45" officeooo:paragraph-rsid="00207056" fo:background-color="#ffffff" style:font-size-asian="14pt" style:font-style-asian="normal" style:font-weight-asian="normal" style:font-size-complex="14pt" style:font-style-complex="normal" style:font-weight-complex="normal"/>
    </style:style>
    <style:style style:name="P138" style:family="paragraph" style:parent-style-name="Standard">
      <style:paragraph-properties fo:text-align="start" style:justify-single-word="false"/>
      <style:text-properties fo:color="#000000" style:font-name="Arial" fo:font-size="14pt" fo:font-style="normal" fo:font-weight="normal" officeooo:rsid="005709af" officeooo:paragraph-rsid="00207056" fo:background-color="#ffffff"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color="#000000" style:font-name="Arial" fo:font-size="14pt" fo:font-style="normal" fo:font-weight="normal" officeooo:rsid="0057a43e" officeooo:paragraph-rsid="00207056" fo:background-color="#ffffff"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color="#000000" style:font-name="Arial" fo:font-size="14pt" fo:font-style="normal" fo:font-weight="normal" officeooo:rsid="0058a805" officeooo:paragraph-rsid="00207056" fo:background-color="#ffffff"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color="#000000" style:font-name="Arial" fo:font-size="14pt" fo:font-style="normal" fo:font-weight="normal" officeooo:rsid="0059aa30" officeooo:paragraph-rsid="00207056" fo:background-color="#ffffff" style:font-size-asian="14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color="#000000" style:font-name="Arial" fo:font-size="14pt" fo:font-style="normal" fo:font-weight="normal" officeooo:rsid="005aec9e" officeooo:paragraph-rsid="00207056" fo:background-color="#ffffff" style:font-size-asian="14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color="#000000" style:font-name="Arial" fo:font-size="14pt" fo:font-style="normal" fo:font-weight="normal" officeooo:rsid="005bb8f6" officeooo:paragraph-rsid="00207056" fo:background-color="#ffffff" style:font-size-asian="14pt" style:font-style-asian="normal" style:font-weight-asian="normal" style:font-size-complex="14pt" style:font-style-complex="normal" style:font-weight-complex="normal"/>
    </style:style>
    <style:style style:name="P144" style:family="paragraph" style:parent-style-name="Standard">
      <style:paragraph-properties fo:text-align="start" style:justify-single-word="false"/>
      <style:text-properties fo:color="#000000" style:font-name="Arial" fo:font-size="14pt" fo:font-style="normal" fo:font-weight="normal" officeooo:rsid="005d3ded" officeooo:paragraph-rsid="00207056" fo:background-color="#ffffff" style:font-size-asian="14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color="#000000" style:font-name="Arial" fo:font-size="14pt" fo:font-style="normal" fo:font-weight="normal" officeooo:rsid="0062e7c9" officeooo:paragraph-rsid="00207056" fo:background-color="#ffffff" style:font-size-asian="14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color="#000000" style:font-name="Arial" fo:font-size="14pt" fo:font-style="normal" fo:font-weight="normal" officeooo:rsid="00673bb1" officeooo:paragraph-rsid="00207056" fo:background-color="#ffffff" style:font-size-asian="14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color="#000000" style:font-name="Arial" fo:font-size="14pt" fo:font-style="normal" fo:font-weight="normal" officeooo:rsid="00675c14" officeooo:paragraph-rsid="00207056" fo:background-color="#ffffff" style:font-size-asian="14pt" style:font-style-asian="normal" style:font-weight-asian="normal" style:font-size-complex="14pt" style:font-style-complex="normal" style:font-weight-complex="normal"/>
    </style:style>
    <style:style style:name="P148" style:family="paragraph" style:parent-style-name="Standard">
      <style:paragraph-properties fo:text-align="start" style:justify-single-word="false"/>
      <style:text-properties fo:color="#000000" style:font-name="Arial" fo:font-size="14pt" fo:font-style="normal" fo:font-weight="normal" officeooo:rsid="00ff2ac8" officeooo:paragraph-rsid="00207056" fo:background-color="#ffffff" style:font-size-asian="14pt" style:font-style-asian="normal" style:font-weight-asian="normal" style:font-size-complex="14pt" style:font-style-complex="normal" style:font-weight-complex="normal"/>
    </style:style>
    <style:style style:name="P149" style:family="paragraph" style:parent-style-name="Standard">
      <style:paragraph-properties fo:text-align="justify" style:justify-single-word="false"/>
      <style:text-properties fo:color="#000000" style:font-name="Arial" fo:font-size="14pt" fo:font-style="normal" fo:font-weight="normal" officeooo:rsid="0067e7a1" officeooo:paragraph-rsid="00207056" fo:background-color="#ffffff" style:font-size-asian="14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color="#000000" style:font-name="Arial" fo:font-size="14pt" fo:font-style="normal" fo:font-weight="normal" officeooo:rsid="0067e7a1" officeooo:paragraph-rsid="00207056" fo:background-color="#ffffff" style:font-size-asian="14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color="#000000" style:font-name="Arial" fo:font-size="14pt" fo:font-style="normal" fo:font-weight="normal" officeooo:rsid="006bc00d" officeooo:paragraph-rsid="00207056" fo:background-color="#ffffff" style:font-size-asian="14pt" style:font-style-asian="normal" style:font-weight-asian="normal" style:font-size-complex="14pt" style:font-style-complex="normal" style:font-weight-complex="normal"/>
    </style:style>
    <style:style style:name="P152" style:family="paragraph" style:parent-style-name="Standard">
      <style:paragraph-properties fo:text-align="start" style:justify-single-word="false"/>
      <style:text-properties fo:color="#000000" style:font-name="Arial" fo:font-size="14pt" fo:font-style="normal" fo:font-weight="normal" officeooo:rsid="0073172b" officeooo:paragraph-rsid="00207056" fo:background-color="#ffffff" style:font-size-asian="14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color="#000000" style:font-name="Arial" fo:font-size="14pt" fo:font-style="normal" fo:font-weight="normal" officeooo:rsid="0074d5e0" officeooo:paragraph-rsid="00207056" fo:background-color="#ffffff" style:font-size-asian="14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color="#000000" style:font-name="Arial" fo:font-size="14pt" fo:font-style="normal" fo:font-weight="normal" officeooo:rsid="007666f0" officeooo:paragraph-rsid="00207056" fo:background-color="#ffffff" style:font-size-asian="14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color="#000000" style:font-name="Arial" fo:font-size="14pt" fo:font-style="normal" fo:font-weight="normal" officeooo:rsid="00786b36" officeooo:paragraph-rsid="00207056" fo:background-color="#ffffff" style:font-size-asian="14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color="#000000" style:font-name="Arial" fo:font-size="14pt" fo:font-style="normal" fo:font-weight="normal" officeooo:rsid="0112fe12" officeooo:paragraph-rsid="00207056" fo:background-color="#ffffff" style:font-size-asian="14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color="#000000" style:font-name="Arial" fo:font-size="14pt" fo:font-style="normal" fo:font-weight="normal" officeooo:rsid="0114eeae" officeooo:paragraph-rsid="00207056" fo:background-color="#ffffff" style:font-size-asian="14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color="#000000" style:font-name="Arial" fo:font-size="14pt" fo:font-style="normal" fo:font-weight="normal" officeooo:rsid="0118142f" officeooo:paragraph-rsid="00207056" fo:background-color="#ffffff" style:font-size-asian="14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color="#000000" style:font-name="Arial" fo:font-size="14pt" fo:font-style="normal" fo:font-weight="normal" officeooo:rsid="007b082c" officeooo:paragraph-rsid="00207056" fo:background-color="#ffffff" style:font-size-asian="14pt" style:font-style-asian="normal" style:font-weight-asian="normal" style:font-size-complex="14pt" style:font-style-complex="normal" style:font-weight-complex="normal"/>
    </style:style>
    <style:style style:name="P160" style:family="paragraph" style:parent-style-name="Standard">
      <style:paragraph-properties fo:text-align="start" style:justify-single-word="false"/>
      <style:text-properties fo:color="#000000" style:font-name="Arial" fo:font-size="14pt" fo:font-style="normal" fo:font-weight="normal" officeooo:rsid="007fb02c" officeooo:paragraph-rsid="00207056" fo:background-color="#ffffff" style:font-size-asian="14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color="#000000" style:font-name="Arial" fo:font-size="14pt" fo:font-style="normal" fo:font-weight="normal" officeooo:rsid="00805f94" officeooo:paragraph-rsid="00207056" fo:background-color="#ffffff" style:font-size-asian="14pt" style:font-style-asian="normal" style:font-weight-asian="normal" style:font-size-complex="14pt" style:font-style-complex="normal" style:font-weight-complex="normal"/>
    </style:style>
    <style:style style:name="P162" style:family="paragraph" style:parent-style-name="Standard">
      <style:paragraph-properties fo:text-align="start" style:justify-single-word="false"/>
      <style:text-properties fo:color="#000000" style:font-name="Arial" fo:font-size="14pt" fo:font-style="normal" fo:font-weight="normal" officeooo:rsid="0081bb04" officeooo:paragraph-rsid="00207056" fo:background-color="#ffffff" style:font-size-asian="14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color="#000000" style:font-name="Arial" fo:font-size="14pt" fo:font-style="normal" fo:font-weight="normal" officeooo:rsid="0082a198" officeooo:paragraph-rsid="00207056" fo:background-color="#ffffff" style:font-size-asian="14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color="#000000" style:font-name="Arial" fo:font-size="14pt" fo:font-style="normal" fo:font-weight="normal" officeooo:rsid="0085109b" officeooo:paragraph-rsid="00207056" fo:background-color="#ffffff" style:font-size-asian="14pt" style:font-style-asian="normal" style:font-weight-asian="normal" style:font-size-complex="14pt" style:font-style-complex="normal" style:font-weight-complex="normal"/>
    </style:style>
    <style:style style:name="P165" style:family="paragraph" style:parent-style-name="Standard">
      <style:paragraph-properties fo:text-align="start" style:justify-single-word="false"/>
      <style:text-properties fo:color="#000000" style:font-name="Arial" fo:font-size="14pt" fo:font-style="normal" fo:font-weight="normal" officeooo:rsid="00862a7c" officeooo:paragraph-rsid="00207056" fo:background-color="#ffffff" style:font-size-asian="14pt" style:font-style-asian="normal" style:font-weight-asian="normal" style:font-size-complex="14pt" style:font-style-complex="normal" style:font-weight-complex="normal"/>
    </style:style>
    <style:style style:name="P166" style:family="paragraph" style:parent-style-name="Standard">
      <style:paragraph-properties fo:text-align="start" style:justify-single-word="false"/>
      <style:text-properties fo:color="#000000" style:font-name="Arial" fo:font-size="14pt" fo:font-style="normal" fo:font-weight="normal" officeooo:rsid="00870d15" officeooo:paragraph-rsid="00207056" fo:background-color="#ffffff" style:font-size-asian="14pt" style:font-style-asian="normal" style:font-weight-asian="normal" style:font-size-complex="14pt" style:font-style-complex="normal" style:font-weight-complex="normal"/>
    </style:style>
    <style:style style:name="P167" style:family="paragraph" style:parent-style-name="Standard">
      <style:paragraph-properties fo:text-align="start" style:justify-single-word="false"/>
      <style:text-properties fo:color="#000000" style:font-name="Arial" fo:font-size="14pt" fo:font-style="normal" fo:font-weight="normal" officeooo:rsid="008fee28" officeooo:paragraph-rsid="00207056" fo:background-color="#ffffff" style:font-size-asian="14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fo:color="#000000" style:font-name="Arial" fo:font-size="14pt" fo:font-style="normal" fo:font-weight="normal" officeooo:rsid="0091035e" officeooo:paragraph-rsid="00207056" fo:background-color="#ffffff" style:font-size-asian="14pt" style:font-style-asian="normal" style:font-weight-asian="normal" style:font-size-complex="14pt" style:font-style-complex="normal" style:font-weight-complex="normal"/>
    </style:style>
    <style:style style:name="P169" style:family="paragraph" style:parent-style-name="Standard">
      <style:paragraph-properties fo:text-align="start" style:justify-single-word="false"/>
      <style:text-properties fo:color="#000000" style:font-name="Arial" fo:font-size="14pt" fo:font-style="normal" fo:font-weight="normal" officeooo:rsid="0095070b" officeooo:paragraph-rsid="00207056" fo:background-color="#ffffff" style:font-size-asian="14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fo:color="#000000" style:font-name="Arial" fo:font-size="14pt" fo:font-style="normal" fo:font-weight="normal" officeooo:rsid="009384e2" officeooo:paragraph-rsid="00207056" fo:background-color="#ffffff" style:font-size-asian="14pt" style:font-style-asian="normal" style:font-weight-asian="normal" style:font-size-complex="14pt" style:font-style-complex="normal" style:font-weight-complex="normal"/>
    </style:style>
    <style:style style:name="P171" style:family="paragraph" style:parent-style-name="Standard">
      <style:paragraph-properties fo:text-align="start" style:justify-single-word="false"/>
      <style:text-properties fo:color="#000000" style:font-name="Arial" fo:font-size="14pt" fo:font-style="normal" fo:font-weight="normal" officeooo:rsid="0095f943" officeooo:paragraph-rsid="00207056" fo:background-color="#ffffff" style:font-size-asian="14pt" style:font-style-asian="normal" style:font-weight-asian="normal" style:font-size-complex="14pt" style:font-style-complex="normal" style:font-weight-complex="normal"/>
    </style:style>
    <style:style style:name="P172" style:family="paragraph" style:parent-style-name="Standard">
      <style:paragraph-properties fo:text-align="start" style:justify-single-word="false"/>
      <style:text-properties fo:color="#000000" style:font-name="Arial" fo:font-size="14pt" fo:font-style="normal" fo:font-weight="normal" officeooo:rsid="008733c5" officeooo:paragraph-rsid="00207056" fo:background-color="#ffffff" style:font-size-asian="14pt" style:font-style-asian="normal" style:font-weight-asian="normal" style:font-size-complex="14pt" style:font-style-complex="normal" style:font-weight-complex="normal"/>
    </style:style>
    <style:style style:name="P173" style:family="paragraph" style:parent-style-name="Standard">
      <style:paragraph-properties fo:text-align="start" style:justify-single-word="false"/>
      <style:text-properties fo:color="#000000" style:font-name="Arial" fo:font-size="14pt" fo:font-style="normal" fo:font-weight="normal" officeooo:rsid="0088c7bd" officeooo:paragraph-rsid="00207056" fo:background-color="#ffffff" style:font-size-asian="14pt" style:font-style-asian="normal" style:font-weight-asian="normal" style:font-size-complex="14pt" style:font-style-complex="normal" style:font-weight-complex="normal"/>
    </style:style>
    <style:style style:name="P174" style:family="paragraph" style:parent-style-name="Standard">
      <style:paragraph-properties fo:text-align="start" style:justify-single-word="false"/>
      <style:text-properties fo:color="#000000" style:font-name="Arial" fo:font-size="14pt" fo:font-style="normal" fo:font-weight="normal" officeooo:rsid="008ac546" officeooo:paragraph-rsid="00207056" fo:background-color="#ffffff" style:font-size-asian="14pt" style:font-style-asian="normal" style:font-weight-asian="normal" style:font-size-complex="14pt" style:font-style-complex="normal" style:font-weight-complex="normal"/>
    </style:style>
    <style:style style:name="P175" style:family="paragraph" style:parent-style-name="Standard">
      <style:paragraph-properties fo:text-align="start" style:justify-single-word="false"/>
      <style:text-properties fo:color="#000000" style:font-name="Arial" fo:font-size="14pt" fo:font-style="normal" fo:font-weight="normal" officeooo:rsid="008ca887" officeooo:paragraph-rsid="00207056" fo:background-color="#ffffff" style:font-size-asian="14pt" style:font-style-asian="normal" style:font-weight-asian="normal" style:font-size-complex="14pt" style:font-style-complex="normal" style:font-weight-complex="normal"/>
    </style:style>
    <style:style style:name="P176" style:family="paragraph" style:parent-style-name="Standard">
      <style:paragraph-properties fo:text-align="start" style:justify-single-word="false"/>
      <style:text-properties fo:color="#000000" style:font-name="Arial" fo:font-size="14pt" fo:font-style="normal" fo:font-weight="normal" officeooo:rsid="008dc08b" officeooo:paragraph-rsid="00207056" fo:background-color="#ffffff" style:font-size-asian="14pt" style:font-style-asian="normal" style:font-weight-asian="normal" style:font-size-complex="14pt" style:font-style-complex="normal" style:font-weight-complex="normal"/>
    </style:style>
    <style:style style:name="P177" style:family="paragraph" style:parent-style-name="Standard">
      <style:paragraph-properties fo:text-align="start" style:justify-single-word="false"/>
      <style:text-properties fo:color="#000000" style:font-name="Arial" fo:font-size="14pt" fo:font-style="normal" fo:font-weight="normal" officeooo:rsid="008df747" officeooo:paragraph-rsid="00207056" fo:background-color="#ffffff" style:font-size-asian="14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color="#000000" style:font-name="Arial" fo:font-size="14pt" fo:font-style="normal" fo:font-weight="normal" officeooo:rsid="0097b84f" officeooo:paragraph-rsid="00207056" fo:background-color="#ffffff" style:font-size-asian="14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color="#000000" style:font-name="Arial" fo:font-size="14pt" fo:font-style="normal" fo:font-weight="normal" officeooo:rsid="0098d43b" officeooo:paragraph-rsid="00207056" fo:background-color="#ffffff" style:font-size-asian="14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color="#000000" style:font-name="Arial" fo:font-size="14pt" fo:font-style="normal" fo:font-weight="normal" officeooo:rsid="009dd062" officeooo:paragraph-rsid="00207056" fo:background-color="#ffffff" style:font-size-asian="14pt" style:font-style-asian="normal" style:font-weight-asian="normal" style:font-size-complex="14pt" style:font-style-complex="normal" style:font-weight-complex="normal"/>
    </style:style>
    <style:style style:name="P181" style:family="paragraph" style:parent-style-name="Standard">
      <style:paragraph-properties fo:text-align="start" style:justify-single-word="false"/>
      <style:text-properties fo:color="#000000" style:font-name="Arial" fo:font-size="14pt" fo:font-style="normal" fo:font-weight="normal" officeooo:rsid="00a09107" officeooo:paragraph-rsid="00207056" fo:background-color="#ffffff" style:font-size-asian="14pt" style:font-style-asian="normal" style:font-weight-asian="normal" style:font-size-complex="14pt" style:font-style-complex="normal" style:font-weight-complex="normal"/>
    </style:style>
    <style:style style:name="P182" style:family="paragraph" style:parent-style-name="Standard">
      <style:paragraph-properties fo:text-align="start" style:justify-single-word="false"/>
      <style:text-properties fo:color="#000000" style:font-name="Arial" fo:font-size="14pt" fo:font-style="normal" fo:font-weight="normal" officeooo:rsid="00a1c3e2" officeooo:paragraph-rsid="00207056" fo:background-color="#ffffff" style:font-size-asian="14pt" style:font-style-asian="normal" style:font-weight-asian="normal" style:font-size-complex="14pt" style:font-style-complex="normal" style:font-weight-complex="normal"/>
    </style:style>
    <style:style style:name="P183" style:family="paragraph" style:parent-style-name="Standard">
      <style:paragraph-properties fo:text-align="start" style:justify-single-word="false"/>
      <style:text-properties fo:color="#000000" style:font-name="Arial" fo:font-size="14pt" fo:font-style="normal" fo:font-weight="normal" officeooo:rsid="00a3361a" officeooo:paragraph-rsid="00207056" fo:background-color="#ffffff" style:font-size-asian="14pt" style:font-style-asian="normal" style:font-weight-asian="normal" style:font-size-complex="14pt" style:font-style-complex="normal" style:font-weight-complex="normal"/>
    </style:style>
    <style:style style:name="P184" style:family="paragraph" style:parent-style-name="Standard">
      <style:paragraph-properties fo:text-align="start" style:justify-single-word="false"/>
      <style:text-properties fo:color="#000000" style:font-name="Arial" fo:font-size="14pt" fo:font-style="normal" fo:font-weight="normal" officeooo:rsid="00a47a96" officeooo:paragraph-rsid="00207056" fo:background-color="#ffffff" style:font-size-asian="14pt" style:font-style-asian="normal" style:font-weight-asian="normal" style:font-size-complex="14pt" style:font-style-complex="normal" style:font-weight-complex="normal"/>
    </style:style>
    <style:style style:name="P185" style:family="paragraph" style:parent-style-name="Standard">
      <style:paragraph-properties fo:text-align="start" style:justify-single-word="false"/>
      <style:text-properties fo:color="#000000" style:font-name="Arial" fo:font-size="14pt" fo:font-style="normal" fo:font-weight="normal" officeooo:rsid="00a650e1" officeooo:paragraph-rsid="00207056" fo:background-color="#ffffff" style:font-size-asian="14pt" style:font-style-asian="normal" style:font-weight-asian="normal" style:font-size-complex="14pt" style:font-style-complex="normal" style:font-weight-complex="normal"/>
    </style:style>
    <style:style style:name="P186" style:family="paragraph" style:parent-style-name="Standard">
      <style:paragraph-properties fo:text-align="start" style:justify-single-word="false"/>
      <style:text-properties fo:color="#000000" style:font-name="Arial" fo:font-size="14pt" fo:font-style="normal" fo:font-weight="normal" officeooo:rsid="0127e742" officeooo:paragraph-rsid="00207056" fo:background-color="#ffffff" style:font-size-asian="14pt" style:font-style-asian="normal" style:font-weight-asian="normal" style:font-size-complex="14pt" style:font-style-complex="normal" style:font-weight-complex="normal"/>
    </style:style>
    <style:style style:name="P187" style:family="paragraph" style:parent-style-name="Standard">
      <style:paragraph-properties fo:text-align="start" style:justify-single-word="false"/>
      <style:text-properties fo:color="#000000" style:font-name="Arial" fo:font-size="14pt" fo:font-style="normal" fo:font-weight="bold" officeooo:rsid="003d6ccd" officeooo:paragraph-rsid="00207056" fo:background-color="#ffffff" style:font-size-asian="14pt" style:font-style-asian="normal" style:font-weight-asian="bold" style:font-size-complex="14pt" style:font-style-complex="normal" style:font-weight-complex="bold"/>
    </style:style>
    <style:style style:name="P188" style:family="paragraph" style:parent-style-name="Standard">
      <style:paragraph-properties fo:text-align="start" style:justify-single-word="false"/>
      <style:text-properties fo:color="#000000" style:font-name="Arial" fo:font-size="14pt" fo:font-style="normal" fo:font-weight="bold" officeooo:rsid="005d6b36" officeooo:paragraph-rsid="00207056" fo:background-color="#ffffff" style:font-size-asian="14pt" style:font-style-asian="normal" style:font-weight-asian="bold" style:font-size-complex="14pt" style:font-style-complex="normal" style:font-weight-complex="bold"/>
    </style:style>
    <style:style style:name="P189" style:family="paragraph" style:parent-style-name="Standard">
      <style:paragraph-properties fo:text-align="start" style:justify-single-word="false"/>
      <style:text-properties fo:color="#000000" style:font-name="Arial" fo:font-size="14pt" fo:font-style="normal" fo:font-weight="bold" officeooo:rsid="0069921d" officeooo:paragraph-rsid="00207056" fo:background-color="#ffffff" style:font-size-asian="14pt" style:font-style-asian="normal" style:font-weight-asian="bold" style:font-size-complex="14pt" style:font-style-complex="normal" style:font-weight-complex="bold"/>
    </style:style>
    <style:style style:name="P190" style:family="paragraph" style:parent-style-name="Standard">
      <style:paragraph-properties fo:text-align="start" style:justify-single-word="false"/>
      <style:text-properties fo:color="#000000" style:font-name="Arial" fo:font-size="14pt" fo:font-style="normal" fo:font-weight="bold" officeooo:rsid="007c2ebd" officeooo:paragraph-rsid="00207056" fo:background-color="#ffffff" style:font-size-asian="14pt" style:font-style-asian="normal" style:font-weight-asian="bold" style:font-size-complex="14pt" style:font-style-complex="normal" style:font-weight-complex="bold"/>
    </style:style>
    <style:style style:name="P191" style:family="paragraph" style:parent-style-name="Standard">
      <style:paragraph-properties fo:text-align="start" style:justify-single-word="false"/>
      <style:text-properties fo:color="#000000" style:font-name="Arial" fo:font-size="14pt" fo:font-style="normal" fo:font-weight="bold" officeooo:rsid="008ca887" officeooo:paragraph-rsid="00207056" fo:background-color="#ffffff" style:font-size-asian="14pt" style:font-style-asian="normal" style:font-weight-asian="bold" style:font-size-complex="14pt" style:font-style-complex="normal" style:font-weight-complex="bold"/>
    </style:style>
    <style:style style:name="P192" style:family="paragraph" style:parent-style-name="Standard">
      <style:paragraph-properties fo:text-align="start" style:justify-single-word="false"/>
      <style:text-properties fo:color="#000000" style:font-name="Arial" fo:font-size="14pt" fo:font-style="normal" fo:font-weight="bold" officeooo:rsid="00997f6a" officeooo:paragraph-rsid="00207056" fo:background-color="#ffffff" style:font-size-asian="14pt" style:font-style-asian="normal" style:font-weight-asian="bold" style:font-size-complex="14pt" style:font-style-complex="normal" style:font-weight-complex="bold"/>
    </style:style>
    <style:style style:name="P193" style:family="paragraph" style:parent-style-name="Standard">
      <style:paragraph-properties fo:text-align="start" style:justify-single-word="false"/>
      <style:text-properties fo:color="#000000" style:font-name="Arial" fo:font-size="14pt" fo:font-style="normal" fo:font-weight="bold" officeooo:rsid="00a3361a" officeooo:paragraph-rsid="00207056" fo:background-color="#ffffff" style:font-size-asian="14pt" style:font-style-asian="normal" style:font-weight-asian="bold" style:font-size-complex="14pt" style:font-style-complex="normal" style:font-weight-complex="bold"/>
    </style:style>
    <style:style style:name="P194" style:family="paragraph" style:parent-style-name="Standard">
      <style:paragraph-properties fo:text-align="start" style:justify-single-word="false"/>
      <style:text-properties fo:color="#000000" style:font-name="Arial" fo:font-size="14pt" fo:font-style="normal" fo:font-weight="bold" officeooo:rsid="00a650e1" officeooo:paragraph-rsid="00207056" fo:background-color="#ffffff" style:font-size-asian="14pt" style:font-style-asian="normal" style:font-weight-asian="bold" style:font-size-complex="14pt" style:font-style-complex="normal" style:font-weight-complex="bold"/>
    </style:style>
    <style:style style:name="P195" style:family="paragraph" style:parent-style-name="Standard">
      <style:paragraph-properties fo:text-align="start" style:justify-single-word="false"/>
      <style:text-properties fo:color="#000000" style:font-name="Arial" fo:font-size="14pt" fo:font-style="normal" fo:font-weight="bold" officeooo:rsid="00a47a96" officeooo:paragraph-rsid="00207056" fo:background-color="#ffffff" style:font-size-asian="14pt" style:font-style-asian="normal" style:font-weight-asian="bold" style:font-size-complex="14pt" style:font-style-complex="normal" style:font-weight-complex="bold"/>
    </style:style>
    <style:style style:name="P196" style:family="paragraph" style:parent-style-name="Standard">
      <style:paragraph-properties fo:text-align="start" style:justify-single-word="false"/>
      <style:text-properties fo:color="#000000" style:font-name="Arial" fo:font-size="14pt" fo:font-style="normal" fo:font-weight="bold" officeooo:rsid="0127e742" officeooo:paragraph-rsid="00207056" fo:background-color="#ffffff" style:font-size-asian="14pt" style:font-style-asian="normal" style:font-weight-asian="bold" style:font-size-complex="14pt" style:font-style-complex="normal" style:font-weight-complex="bold"/>
    </style:style>
    <style:style style:name="P197" style:family="paragraph" style:parent-style-name="Standard">
      <style:text-properties fo:color="#000000" style:font-name="Arial" fo:font-size="14pt" officeooo:paragraph-rsid="001bc1f1" fo:background-color="#ed1c24" style:font-size-asian="14pt" style:font-size-complex="14pt"/>
    </style:style>
    <style:style style:name="P198" style:family="paragraph" style:parent-style-name="Standard">
      <style:paragraph-properties fo:text-align="start" style:justify-single-word="false"/>
      <style:text-properties fo:color="#000000" style:text-position="0% 100%" style:font-name="Arial" fo:font-size="14pt" fo:font-weight="bold" officeooo:rsid="002029cb" officeooo:paragraph-rsid="00207056" fo:background-color="#ffffff" style:font-size-asian="14pt" style:font-weight-asian="bold" style:font-size-complex="14pt" style:font-weight-complex="bold"/>
    </style:style>
    <style:style style:name="P199" style:family="paragraph" style:parent-style-name="Standard">
      <style:paragraph-properties fo:text-align="start" style:justify-single-word="false"/>
      <style:text-properties fo:color="#000000" style:text-position="0% 100%" style:font-name="Arial" fo:font-size="14pt" fo:font-style="normal" fo:font-weight="bold" officeooo:rsid="002203a7" officeooo:paragraph-rsid="00207056" fo:background-color="#ffffff" style:font-size-asian="14pt" style:font-style-asian="normal" style:font-weight-asian="bold" style:font-size-complex="14pt" style:font-style-complex="normal" style:font-weight-complex="bold"/>
    </style:style>
    <style:style style:name="P200" style:family="paragraph" style:parent-style-name="Standard">
      <style:paragraph-properties fo:text-align="start" style:justify-single-word="false"/>
      <style:text-properties fo:color="#000000" style:text-position="0% 100%" style:font-name="Arial" fo:font-size="14pt" fo:font-style="normal" fo:font-weight="normal" officeooo:rsid="0024ae00" officeooo:paragraph-rsid="00207056" fo:background-color="#ffffff" style:font-size-asian="14pt" style:font-style-asian="normal" style:font-weight-asian="normal" style:font-size-complex="14pt" style:font-style-complex="normal" style:font-weight-complex="normal"/>
    </style:style>
    <style:style style:name="P201" style:family="paragraph" style:parent-style-name="Standard">
      <style:paragraph-properties fo:text-align="start" style:justify-single-word="false"/>
      <style:text-properties fo:color="#000000" style:text-position="0% 100%" style:font-name="Arial" fo:font-size="14pt" fo:font-style="normal" fo:font-weight="normal" officeooo:rsid="0025bfc6" officeooo:paragraph-rsid="00207056" fo:background-color="#ffffff" style:font-size-asian="14pt" style:font-style-asian="normal" style:font-weight-asian="normal" style:font-size-complex="14pt" style:font-style-complex="normal" style:font-weight-complex="normal"/>
    </style:style>
    <style:style style:name="P202" style:family="paragraph" style:parent-style-name="Standard">
      <style:paragraph-properties fo:text-align="start" style:justify-single-word="false"/>
      <style:text-properties fo:color="#000000" style:text-position="0% 100%" style:font-name="Arial" fo:font-size="14pt" fo:font-style="normal" fo:font-weight="normal" officeooo:rsid="0026ebcb" officeooo:paragraph-rsid="00207056" fo:background-color="#ffffff" style:font-size-asian="14pt" style:font-style-asian="normal" style:font-weight-asian="normal" style:font-size-complex="14pt" style:font-style-complex="normal" style:font-weight-complex="normal"/>
    </style:style>
    <style:style style:name="P203" style:family="paragraph" style:parent-style-name="Standard">
      <style:paragraph-properties fo:text-align="start" style:justify-single-word="false"/>
      <style:text-properties fo:color="#000000" style:text-position="0% 100%" style:font-name="Arial" fo:font-size="14pt" fo:font-style="normal" fo:font-weight="normal" officeooo:rsid="002a9b34" officeooo:paragraph-rsid="00207056" fo:background-color="#ffffff" style:font-size-asian="14pt" style:font-style-asian="normal" style:font-weight-asian="normal" style:font-size-complex="14pt" style:font-style-complex="normal" style:font-weight-complex="normal"/>
    </style:style>
    <style:style style:name="P204" style:family="paragraph" style:parent-style-name="Standard">
      <style:paragraph-properties fo:text-align="start" style:justify-single-word="false"/>
      <style:text-properties fo:color="#000000" style:text-position="0% 100%" style:font-name="Arial" fo:font-size="14pt" fo:font-weight="normal" officeooo:rsid="00239571" officeooo:paragraph-rsid="00207056" fo:background-color="#ffffff"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style:text-position="0% 100%" style:font-name="Arial" fo:font-size="14pt" fo:font-weight="normal" officeooo:rsid="0024ae00" officeooo:paragraph-rsid="00207056" fo:background-color="#ffffff"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color="#000000" style:text-position="0% 100%" style:font-name="Arial" fo:font-size="14pt" fo:font-weight="normal" officeooo:rsid="002a9b34" officeooo:paragraph-rsid="00207056" fo:background-color="#ffffff" style:font-size-asian="14pt" style:font-weight-asian="normal" style:font-size-complex="14pt" style:font-weight-complex="normal"/>
    </style:style>
    <style:style style:name="P207" style:family="paragraph" style:parent-style-name="Standard">
      <style:text-properties fo:color="#ce181e" style:font-name="Arial" fo:font-size="14pt" fo:font-weight="normal" officeooo:rsid="0022f749" officeooo:paragraph-rsid="0022f749" fo:background-color="#ffffff" style:font-size-asian="14pt" style:font-weight-asian="normal" style:font-size-complex="14pt" style:font-weight-complex="normal"/>
    </style:style>
    <style:style style:name="P208" style:family="paragraph" style:parent-style-name="Standard">
      <style:text-properties fo:color="#ce181e" style:font-name="Arial" fo:font-size="14pt" fo:font-weight="normal" officeooo:rsid="0024ae8f" officeooo:paragraph-rsid="0024ae8f" fo:background-color="#ffffff" style:font-size-asian="14pt" style:font-weight-asian="normal" style:font-size-complex="14pt" style:font-weight-complex="normal"/>
    </style:style>
    <style:style style:name="P209" style:family="paragraph" style:parent-style-name="Standard">
      <style:text-properties fo:color="#ce181e" style:font-name="Arial" fo:font-size="14pt" fo:font-weight="normal" officeooo:rsid="0034322f" officeooo:paragraph-rsid="0034322f" fo:background-color="#ffffff" style:font-size-asian="14pt" style:font-weight-asian="normal" style:font-size-complex="14pt" style:font-weight-complex="normal"/>
    </style:style>
    <style:style style:name="P210" style:family="paragraph" style:parent-style-name="Standard">
      <style:text-properties fo:color="#ce181e" style:font-name="Arial" fo:font-size="14pt" fo:font-weight="bold" officeooo:rsid="0031b511" officeooo:paragraph-rsid="0031b511" fo:background-color="#ffffff" style:font-size-asian="14pt" style:font-weight-asian="bold" style:font-size-complex="14pt" style:font-weight-complex="bold"/>
    </style:style>
    <style:style style:name="P2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1484aa9" officeooo:paragraph-rsid="001bc1f1" fo:background-color="#ffffff" style:font-size-asian="14pt" style:font-weight-asian="normal" style:font-size-complex="14pt" style:font-weight-complex="normal"/>
    </style:style>
    <style:style style:name="P212"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27d0fc" officeooo:paragraph-rsid="001d0531" fo:background-color="#ffffff" style:font-size-asian="14pt" style:font-weight-asian="normal" style:font-size-complex="14pt" style:font-weight-complex="normal"/>
    </style:style>
    <style:style style:name="P213"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3f4ae5" officeooo:paragraph-rsid="001e815b" fo:background-color="#ffffff" style:font-size-asian="14pt" style:font-weight-asian="normal" style:font-size-complex="14pt" style:font-weight-complex="normal"/>
    </style:style>
    <style:style style:name="P214"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63ad94" officeooo:paragraph-rsid="001e815b" fo:background-color="#ffffff" style:font-size-asian="14pt" style:font-weight-asian="normal" style:font-size-complex="14pt" style:font-weight-complex="normal"/>
    </style:style>
    <style:style style:name="P215" style:family="paragraph" style:parent-style-name="Preformatted_20_Text">
      <style:text-properties fo:color="#000000" style:font-name="Arial" fo:font-size="14pt" fo:font-weight="normal" officeooo:rsid="001effae" officeooo:paragraph-rsid="001bc1f1" fo:background-color="#ffffff" style:font-size-asian="14pt" style:font-weight-asian="normal" style:font-size-complex="14pt" style:font-weight-complex="normal"/>
    </style:style>
    <style:style style:name="P216" style:family="paragraph" style:parent-style-name="Preformatted_20_Text">
      <style:text-properties fo:color="#000000" style:font-name="Arial" fo:font-size="14pt" fo:font-weight="normal" officeooo:rsid="001effae" officeooo:paragraph-rsid="00288f8e" fo:background-color="#ffffff" style:font-size-asian="14pt" style:font-weight-asian="normal" style:font-size-complex="14pt" style:font-weight-complex="normal"/>
    </style:style>
    <style:style style:name="P217" style:family="paragraph" style:parent-style-name="Preformatted_20_Text">
      <style:text-properties fo:color="#000000" style:font-name="Arial" fo:font-size="14pt" fo:font-weight="normal" officeooo:rsid="0138e011" officeooo:paragraph-rsid="001bc1f1" fo:background-color="#ffffff" style:font-size-asian="14pt" style:font-weight-asian="normal" style:font-size-complex="14pt" style:font-weight-complex="normal"/>
    </style:style>
    <style:style style:name="P218" style:family="paragraph" style:parent-style-name="Preformatted_20_Text">
      <style:text-properties fo:color="#000000" style:font-name="Arial" fo:font-size="14pt" fo:font-weight="normal" officeooo:rsid="0156de92" officeooo:paragraph-rsid="001bc1f1" fo:background-color="#ffffff" style:font-size-asian="14pt" style:font-weight-asian="normal" style:font-size-complex="14pt" style:font-weight-complex="normal"/>
    </style:style>
    <style:style style:name="P219" style:family="paragraph" style:parent-style-name="Preformatted_20_Text">
      <style:text-properties fo:color="#000000" style:font-name="Arial" fo:font-size="14pt" fo:font-weight="normal" officeooo:rsid="0048da78" officeooo:paragraph-rsid="001bc1f1" fo:background-color="#ffffff" style:font-size-asian="14pt" style:font-weight-asian="normal" style:font-size-complex="14pt" style:font-weight-complex="normal"/>
    </style:style>
    <style:style style:name="P220" style:family="paragraph" style:parent-style-name="Preformatted_20_Text">
      <style:text-properties fo:color="#000000" style:font-name="Arial" fo:font-size="14pt" fo:font-weight="normal" officeooo:rsid="004a9265" officeooo:paragraph-rsid="001bc1f1" fo:background-color="#ffffff" style:font-size-asian="14pt" style:font-weight-asian="normal" style:font-size-complex="14pt" style:font-weight-complex="normal"/>
    </style:style>
    <style:style style:name="P221" style:family="paragraph" style:parent-style-name="Preformatted_20_Text">
      <style:text-properties fo:color="#000000" style:font-name="Arial" fo:font-size="14pt" fo:font-weight="normal" officeooo:rsid="01ccc0f6" officeooo:paragraph-rsid="001bc1f1" fo:background-color="#ffffff" style:font-size-asian="14pt" style:font-weight-asian="normal" style:font-size-complex="14pt" style:font-weight-complex="normal"/>
    </style:style>
    <style:style style:name="P222" style:family="paragraph" style:parent-style-name="Preformatted_20_Text">
      <style:text-properties fo:color="#000000" style:font-name="Arial" fo:font-size="14pt" fo:font-weight="normal" officeooo:rsid="0020f71b" officeooo:paragraph-rsid="001bc1f1" fo:background-color="#ffffff" style:font-size-asian="14pt" style:font-weight-asian="normal" style:font-size-complex="14pt" style:font-weight-complex="normal"/>
    </style:style>
    <style:style style:name="P223" style:family="paragraph" style:parent-style-name="Preformatted_20_Text">
      <style:text-properties fo:color="#000000" style:font-name="Arial" fo:font-size="14pt" fo:font-weight="normal" officeooo:rsid="019dc2e5" officeooo:paragraph-rsid="001bc1f1" fo:background-color="#ffffff" style:font-size-asian="14pt" style:font-weight-asian="normal" style:font-size-complex="14pt" style:font-weight-complex="normal"/>
    </style:style>
    <style:style style:name="P224" style:family="paragraph" style:parent-style-name="Preformatted_20_Text">
      <style:text-properties fo:color="#000000" style:font-name="Arial" fo:font-size="14pt" fo:font-weight="normal" officeooo:rsid="0022eab8" officeooo:paragraph-rsid="001d0531" fo:background-color="#ffffff" style:font-size-asian="14pt" style:font-weight-asian="normal" style:font-size-complex="14pt" style:font-weight-complex="normal"/>
    </style:style>
    <style:style style:name="P225" style:family="paragraph" style:parent-style-name="Preformatted_20_Text">
      <style:text-properties fo:color="#000000" style:font-name="Arial" fo:font-size="14pt" fo:font-weight="normal" officeooo:rsid="0025df7c" officeooo:paragraph-rsid="001d0531" fo:background-color="#ffffff" style:font-size-asian="14pt" style:font-weight-asian="normal" style:font-size-complex="14pt" style:font-weight-complex="normal"/>
    </style:style>
    <style:style style:name="P226" style:family="paragraph" style:parent-style-name="Preformatted_20_Text">
      <style:text-properties fo:color="#000000" style:font-name="Arial" fo:font-size="14pt" fo:font-weight="normal" officeooo:rsid="00742b89" officeooo:paragraph-rsid="001d0531" fo:background-color="#ffffff" style:font-size-asian="14pt" style:font-weight-asian="normal" style:font-size-complex="14pt" style:font-weight-complex="normal"/>
    </style:style>
    <style:style style:name="P227" style:family="paragraph" style:parent-style-name="Preformatted_20_Text">
      <style:text-properties fo:color="#000000" style:font-name="Arial" fo:font-size="14pt" fo:font-weight="normal" officeooo:rsid="007b39d1" officeooo:paragraph-rsid="001d0531" fo:background-color="#ffffff" style:font-size-asian="14pt" style:font-weight-asian="normal" style:font-size-complex="14pt" style:font-weight-complex="normal"/>
    </style:style>
    <style:style style:name="P228" style:family="paragraph" style:parent-style-name="Preformatted_20_Text">
      <style:text-properties fo:color="#000000" style:font-name="Arial" fo:font-size="14pt" fo:font-weight="normal" officeooo:rsid="0102467b" officeooo:paragraph-rsid="001d0531" fo:background-color="#ffffff" style:font-size-asian="14pt" style:font-weight-asian="normal" style:font-size-complex="14pt" style:font-weight-complex="normal"/>
    </style:style>
    <style:style style:name="P229" style:family="paragraph" style:parent-style-name="Preformatted_20_Text">
      <style:text-properties fo:color="#000000" style:font-name="Arial" fo:font-size="14pt" fo:font-weight="normal" officeooo:rsid="007ca405" officeooo:paragraph-rsid="001d0531" fo:background-color="#ffffff" style:font-size-asian="14pt" style:font-weight-asian="normal" style:font-size-complex="14pt" style:font-weight-complex="normal"/>
    </style:style>
    <style:style style:name="P230" style:family="paragraph" style:parent-style-name="Preformatted_20_Text">
      <style:text-properties fo:color="#000000" style:font-name="Arial" fo:font-size="14pt" fo:font-weight="normal" officeooo:rsid="0027d0fc" officeooo:paragraph-rsid="001d0531" fo:background-color="#ffffff" style:font-size-asian="14pt" style:font-weight-asian="normal" style:font-size-complex="14pt" style:font-weight-complex="normal"/>
    </style:style>
    <style:style style:name="P231" style:family="paragraph" style:parent-style-name="Preformatted_20_Text">
      <style:text-properties fo:color="#000000" style:font-name="Arial" fo:font-size="14pt" fo:font-weight="normal" officeooo:rsid="0027d0fc" officeooo:paragraph-rsid="001d69d8" fo:background-color="#ffffff" style:font-size-asian="14pt" style:font-weight-asian="normal" style:font-size-complex="14pt" style:font-weight-complex="normal"/>
    </style:style>
    <style:style style:name="P232" style:family="paragraph" style:parent-style-name="Preformatted_20_Text">
      <style:text-properties fo:color="#000000" style:font-name="Arial" fo:font-size="14pt" fo:font-weight="normal" officeooo:rsid="0027d0fc" officeooo:paragraph-rsid="001e815b" fo:background-color="#ffffff" style:font-size-asian="14pt" style:font-weight-asian="normal" style:font-size-complex="14pt" style:font-weight-complex="normal"/>
    </style:style>
    <style:style style:name="P233" style:family="paragraph" style:parent-style-name="Preformatted_20_Text">
      <style:text-properties fo:color="#000000" style:font-name="Arial" fo:font-size="14pt" fo:font-weight="normal" officeooo:rsid="00a9113c" officeooo:paragraph-rsid="001d0531" fo:background-color="#ffffff" style:font-size-asian="14pt" style:font-weight-asian="normal" style:font-size-complex="14pt" style:font-weight-complex="normal"/>
    </style:style>
    <style:style style:name="P234" style:family="paragraph" style:parent-style-name="Preformatted_20_Text">
      <style:text-properties fo:color="#000000" style:font-name="Arial" fo:font-size="14pt" fo:font-weight="normal" officeooo:rsid="0088e1d0" officeooo:paragraph-rsid="001d0531" fo:background-color="#ffffff" style:font-size-asian="14pt" style:font-weight-asian="normal" style:font-size-complex="14pt" style:font-weight-complex="normal"/>
    </style:style>
    <style:style style:name="P235" style:family="paragraph" style:parent-style-name="Preformatted_20_Text">
      <style:text-properties fo:color="#000000" style:font-name="Arial" fo:font-size="14pt" fo:font-weight="normal" officeooo:rsid="0087c74e" officeooo:paragraph-rsid="001d0531" fo:background-color="#ffffff" style:font-size-asian="14pt" style:font-weight-asian="normal" style:font-size-complex="14pt" style:font-weight-complex="normal"/>
    </style:style>
    <style:style style:name="P236" style:family="paragraph" style:parent-style-name="Preformatted_20_Text">
      <style:text-properties fo:color="#000000" style:font-name="Arial" fo:font-size="14pt" fo:font-weight="normal" officeooo:rsid="000e8bb7" officeooo:paragraph-rsid="001d0531" fo:background-color="#ffffff" style:font-size-asian="14pt" style:font-weight-asian="normal" style:font-size-complex="14pt" style:font-weight-complex="normal"/>
    </style:style>
    <style:style style:name="P237" style:family="paragraph" style:parent-style-name="Preformatted_20_Text">
      <style:text-properties fo:color="#000000" style:font-name="Arial" fo:font-size="14pt" fo:font-weight="normal" officeooo:rsid="0011303a" officeooo:paragraph-rsid="001d0531" fo:background-color="#ffffff" style:font-size-asian="14pt" style:font-weight-asian="normal" style:font-size-complex="14pt" style:font-weight-complex="normal"/>
    </style:style>
    <style:style style:name="P238" style:family="paragraph" style:parent-style-name="Preformatted_20_Text">
      <style:text-properties fo:color="#000000" style:font-name="Arial" fo:font-size="14pt" fo:font-weight="normal" officeooo:rsid="002aa971" officeooo:paragraph-rsid="001d0531" fo:background-color="#ffffff" style:font-size-asian="14pt" style:font-weight-asian="normal" style:font-size-complex="14pt" style:font-weight-complex="normal"/>
    </style:style>
    <style:style style:name="P239" style:family="paragraph" style:parent-style-name="Preformatted_20_Text">
      <style:text-properties fo:color="#000000" style:font-name="Arial" fo:font-size="14pt" fo:font-weight="normal" officeooo:rsid="0082cb59" officeooo:paragraph-rsid="001d69d8" fo:background-color="#ffffff" style:font-size-asian="14pt" style:font-weight-asian="normal" style:font-size-complex="14pt" style:font-weight-complex="normal"/>
    </style:style>
    <style:style style:name="P240" style:family="paragraph" style:parent-style-name="Preformatted_20_Text">
      <style:text-properties fo:color="#000000" style:font-name="Arial" fo:font-size="14pt" fo:font-weight="normal" officeooo:rsid="00b51241" officeooo:paragraph-rsid="001d69d8" fo:background-color="#ffffff" style:font-size-asian="14pt" style:font-weight-asian="normal" style:font-size-complex="14pt" style:font-weight-complex="normal"/>
    </style:style>
    <style:style style:name="P241" style:family="paragraph" style:parent-style-name="Preformatted_20_Text">
      <style:text-properties fo:color="#000000" style:font-name="Arial" fo:font-size="14pt" fo:font-weight="normal" officeooo:rsid="00b51fde" officeooo:paragraph-rsid="001d69d8" fo:background-color="#ffffff" style:font-size-asian="14pt" style:font-weight-asian="normal" style:font-size-complex="14pt" style:font-weight-complex="normal"/>
    </style:style>
    <style:style style:name="P242" style:family="paragraph" style:parent-style-name="Preformatted_20_Text">
      <style:text-properties fo:color="#000000" style:font-name="Arial" fo:font-size="14pt" fo:font-weight="normal" officeooo:rsid="0093ff0f" officeooo:paragraph-rsid="001d69d8" fo:background-color="#ffffff" style:font-size-asian="14pt" style:font-weight-asian="normal" style:font-size-complex="14pt" style:font-weight-complex="normal"/>
    </style:style>
    <style:style style:name="P243" style:family="paragraph" style:parent-style-name="Preformatted_20_Text">
      <style:text-properties fo:color="#000000" style:font-name="Arial" fo:font-size="14pt" fo:font-weight="normal" officeooo:rsid="00ba83d1" officeooo:paragraph-rsid="001d69d8" fo:background-color="#ffffff" style:font-size-asian="14pt" style:font-weight-asian="normal" style:font-size-complex="14pt" style:font-weight-complex="normal"/>
    </style:style>
    <style:style style:name="P244" style:family="paragraph" style:parent-style-name="Preformatted_20_Text">
      <style:text-properties fo:color="#000000" style:font-name="Arial" fo:font-size="14pt" fo:font-weight="normal" officeooo:rsid="00baaad1" officeooo:paragraph-rsid="001d69d8" fo:background-color="#ffffff" style:font-size-asian="14pt" style:font-weight-asian="normal" style:font-size-complex="14pt" style:font-weight-complex="normal"/>
    </style:style>
    <style:style style:name="P245" style:family="paragraph" style:parent-style-name="Preformatted_20_Text">
      <style:text-properties fo:color="#000000" style:font-name="Arial" fo:font-size="14pt" fo:font-weight="normal" officeooo:rsid="00904da8" officeooo:paragraph-rsid="001d69d8" fo:background-color="#ffffff" style:font-size-asian="14pt" style:font-weight-asian="normal" style:font-size-complex="14pt" style:font-weight-complex="normal"/>
    </style:style>
    <style:style style:name="P246" style:family="paragraph" style:parent-style-name="Preformatted_20_Text">
      <style:text-properties fo:color="#000000" style:font-name="Arial" fo:font-size="14pt" fo:font-weight="normal" officeooo:rsid="005b4c6d" officeooo:paragraph-rsid="001d69d8" fo:background-color="#ffffff" style:font-size-asian="14pt" style:font-weight-asian="normal" style:font-size-complex="14pt" style:font-weight-complex="normal"/>
    </style:style>
    <style:style style:name="P247" style:family="paragraph" style:parent-style-name="Preformatted_20_Text">
      <style:text-properties fo:color="#000000" style:font-name="Arial" fo:font-size="14pt" fo:font-weight="normal" officeooo:rsid="00d4afb8" officeooo:paragraph-rsid="001d69d8" fo:background-color="#ffffff" style:font-size-asian="14pt" style:font-weight-asian="normal" style:font-size-complex="14pt" style:font-weight-complex="normal"/>
    </style:style>
    <style:style style:name="P248" style:family="paragraph" style:parent-style-name="Preformatted_20_Text">
      <style:text-properties fo:color="#000000" style:font-name="Arial" fo:font-size="14pt" fo:font-weight="normal" officeooo:rsid="00288336" officeooo:paragraph-rsid="001d69d8" fo:background-color="#ffffff" style:font-size-asian="14pt" style:font-weight-asian="normal" style:font-size-complex="14pt" style:font-weight-complex="normal"/>
    </style:style>
    <style:style style:name="P249" style:family="paragraph" style:parent-style-name="Preformatted_20_Text">
      <style:text-properties fo:color="#000000" style:font-name="Arial" fo:font-size="14pt" fo:font-weight="normal" officeooo:rsid="00cd9c2f" officeooo:paragraph-rsid="001d69d8" fo:background-color="#ffffff" style:font-size-asian="14pt" style:font-weight-asian="normal" style:font-size-complex="14pt" style:font-weight-complex="normal"/>
    </style:style>
    <style:style style:name="P250" style:family="paragraph" style:parent-style-name="Preformatted_20_Text">
      <style:text-properties fo:color="#000000" style:font-name="Arial" fo:font-size="14pt" fo:font-weight="normal" officeooo:rsid="002a98c2" officeooo:paragraph-rsid="001d69d8" fo:background-color="#ffffff" style:font-size-asian="14pt" style:font-weight-asian="normal" style:font-size-complex="14pt" style:font-weight-complex="normal"/>
    </style:style>
    <style:style style:name="P251" style:family="paragraph" style:parent-style-name="Preformatted_20_Text">
      <style:text-properties fo:color="#000000" style:font-name="Arial" fo:font-size="14pt" fo:font-weight="normal" officeooo:rsid="002a98c2" officeooo:paragraph-rsid="001e815b" fo:background-color="#ffffff" style:font-size-asian="14pt" style:font-weight-asian="normal" style:font-size-complex="14pt" style:font-weight-complex="normal"/>
    </style:style>
    <style:style style:name="P252" style:family="paragraph" style:parent-style-name="Preformatted_20_Text">
      <style:text-properties fo:color="#000000" style:font-name="Arial" fo:font-size="14pt" fo:font-weight="normal" officeooo:rsid="005cd5d6" officeooo:paragraph-rsid="001d69d8" fo:background-color="#ffffff" style:font-size-asian="14pt" style:font-weight-asian="normal" style:font-size-complex="14pt" style:font-weight-complex="normal"/>
    </style:style>
    <style:style style:name="P253" style:family="paragraph" style:parent-style-name="Preformatted_20_Text">
      <style:text-properties fo:color="#000000" style:font-name="Arial" fo:font-size="14pt" fo:font-weight="normal" officeooo:rsid="0042886e" officeooo:paragraph-rsid="001d69d8" fo:background-color="#ffffff" style:font-size-asian="14pt" style:font-weight-asian="normal" style:font-size-complex="14pt" style:font-weight-complex="normal"/>
    </style:style>
    <style:style style:name="P254" style:family="paragraph" style:parent-style-name="Preformatted_20_Text">
      <style:text-properties fo:color="#000000" style:font-name="Arial" fo:font-size="14pt" fo:font-weight="normal" officeooo:rsid="0045f6a1" officeooo:paragraph-rsid="001d69d8" fo:background-color="#ffffff" style:font-size-asian="14pt" style:font-weight-asian="normal" style:font-size-complex="14pt" style:font-weight-complex="normal"/>
    </style:style>
    <style:style style:name="P255" style:family="paragraph" style:parent-style-name="Preformatted_20_Text">
      <style:text-properties fo:color="#000000" style:font-name="Arial" fo:font-size="14pt" fo:font-weight="normal" officeooo:rsid="0048b475" officeooo:paragraph-rsid="001d69d8" fo:background-color="#ffffff" style:font-size-asian="14pt" style:font-weight-asian="normal" style:font-size-complex="14pt" style:font-weight-complex="normal"/>
    </style:style>
    <style:style style:name="P256" style:family="paragraph" style:parent-style-name="Preformatted_20_Text">
      <style:text-properties fo:color="#000000" style:font-name="Arial" fo:font-size="14pt" fo:font-weight="normal" officeooo:rsid="004971b5" officeooo:paragraph-rsid="001d69d8" fo:background-color="#ffffff" style:font-size-asian="14pt" style:font-weight-asian="normal" style:font-size-complex="14pt" style:font-weight-complex="normal"/>
    </style:style>
    <style:style style:name="P257" style:family="paragraph" style:parent-style-name="Preformatted_20_Text">
      <style:text-properties fo:color="#000000" style:font-name="Arial" fo:font-size="14pt" fo:font-weight="normal" officeooo:rsid="0049c769" officeooo:paragraph-rsid="001d69d8" fo:background-color="#ffffff" style:font-size-asian="14pt" style:font-weight-asian="normal" style:font-size-complex="14pt" style:font-weight-complex="normal"/>
    </style:style>
    <style:style style:name="P258" style:family="paragraph" style:parent-style-name="Preformatted_20_Text">
      <style:text-properties fo:color="#000000" style:font-name="Arial" fo:font-size="14pt" fo:font-weight="normal" officeooo:rsid="004a0c47" officeooo:paragraph-rsid="001d69d8" fo:background-color="#ffffff" style:font-size-asian="14pt" style:font-weight-asian="normal" style:font-size-complex="14pt" style:font-weight-complex="normal"/>
    </style:style>
    <style:style style:name="P259" style:family="paragraph" style:parent-style-name="Preformatted_20_Text">
      <style:text-properties fo:color="#000000" style:font-name="Arial" fo:font-size="14pt" fo:font-weight="normal" officeooo:rsid="004b6978" officeooo:paragraph-rsid="001d69d8" fo:background-color="#ffffff" style:font-size-asian="14pt" style:font-weight-asian="normal" style:font-size-complex="14pt" style:font-weight-complex="normal"/>
    </style:style>
    <style:style style:name="P260" style:family="paragraph" style:parent-style-name="Preformatted_20_Text">
      <style:text-properties fo:color="#000000" style:font-name="Arial" fo:font-size="14pt" fo:font-weight="normal" officeooo:rsid="004cf3df" officeooo:paragraph-rsid="001d69d8" fo:background-color="#ffffff" style:font-size-asian="14pt" style:font-weight-asian="normal" style:font-size-complex="14pt" style:font-weight-complex="normal"/>
    </style:style>
    <style:style style:name="P261" style:family="paragraph" style:parent-style-name="Preformatted_20_Text">
      <style:text-properties fo:color="#000000" style:font-name="Arial" fo:font-size="14pt" fo:font-weight="normal" officeooo:rsid="004cf3df" officeooo:paragraph-rsid="001e815b" fo:background-color="#ffffff" style:font-size-asian="14pt" style:font-weight-asian="normal" style:font-size-complex="14pt" style:font-weight-complex="normal"/>
    </style:style>
    <style:style style:name="P262" style:family="paragraph" style:parent-style-name="Preformatted_20_Text">
      <style:text-properties fo:color="#000000" style:font-name="Arial" fo:font-size="14pt" fo:font-weight="normal" officeooo:rsid="004d2d25" officeooo:paragraph-rsid="001d69d8" fo:background-color="#ffffff" style:font-size-asian="14pt" style:font-weight-asian="normal" style:font-size-complex="14pt" style:font-weight-complex="normal"/>
    </style:style>
    <style:style style:name="P263" style:family="paragraph" style:parent-style-name="Preformatted_20_Text">
      <style:text-properties fo:color="#000000" style:font-name="Arial" fo:font-size="14pt" fo:font-weight="normal" officeooo:rsid="004d2d25" officeooo:paragraph-rsid="001e815b" fo:background-color="#ffffff" style:font-size-asian="14pt" style:font-weight-asian="normal" style:font-size-complex="14pt" style:font-weight-complex="normal"/>
    </style:style>
    <style:style style:name="P264" style:family="paragraph" style:parent-style-name="Preformatted_20_Text">
      <style:text-properties fo:color="#000000" style:font-name="Arial" fo:font-size="14pt" fo:font-weight="normal" officeooo:rsid="004dd99d" officeooo:paragraph-rsid="001d69d8" fo:background-color="#ffffff" style:font-size-asian="14pt" style:font-weight-asian="normal" style:font-size-complex="14pt" style:font-weight-complex="normal"/>
    </style:style>
    <style:style style:name="P265" style:family="paragraph" style:parent-style-name="Preformatted_20_Text">
      <style:text-properties fo:color="#000000" style:font-name="Arial" fo:font-size="14pt" fo:font-weight="normal" officeooo:rsid="004dd99d" officeooo:paragraph-rsid="001e815b" fo:background-color="#ffffff" style:font-size-asian="14pt" style:font-weight-asian="normal" style:font-size-complex="14pt" style:font-weight-complex="normal"/>
    </style:style>
    <style:style style:name="P266" style:family="paragraph" style:parent-style-name="Preformatted_20_Text">
      <style:text-properties fo:color="#000000" style:font-name="Arial" fo:font-size="14pt" fo:font-weight="normal" officeooo:rsid="00501be7" officeooo:paragraph-rsid="001d69d8" fo:background-color="#ffffff" style:font-size-asian="14pt" style:font-weight-asian="normal" style:font-size-complex="14pt" style:font-weight-complex="normal"/>
    </style:style>
    <style:style style:name="P267" style:family="paragraph" style:parent-style-name="Preformatted_20_Text">
      <style:text-properties fo:color="#000000" style:font-name="Arial" fo:font-size="14pt" fo:font-weight="normal" officeooo:rsid="00501be7" officeooo:paragraph-rsid="001e815b" fo:background-color="#ffffff" style:font-size-asian="14pt" style:font-weight-asian="normal" style:font-size-complex="14pt" style:font-weight-complex="normal"/>
    </style:style>
    <style:style style:name="P268" style:family="paragraph" style:parent-style-name="Preformatted_20_Text">
      <style:text-properties fo:color="#000000" style:font-name="Arial" fo:font-size="14pt" fo:font-weight="normal" officeooo:rsid="00518239" officeooo:paragraph-rsid="001d69d8" fo:background-color="#ffffff" style:font-size-asian="14pt" style:font-weight-asian="normal" style:font-size-complex="14pt" style:font-weight-complex="normal"/>
    </style:style>
    <style:style style:name="P269" style:family="paragraph" style:parent-style-name="Preformatted_20_Text">
      <style:text-properties fo:color="#000000" style:font-name="Arial" fo:font-size="14pt" fo:font-weight="normal" officeooo:rsid="00518239" officeooo:paragraph-rsid="001e815b" fo:background-color="#ffffff" style:font-size-asian="14pt" style:font-weight-asian="normal" style:font-size-complex="14pt" style:font-weight-complex="normal"/>
    </style:style>
    <style:style style:name="P270" style:family="paragraph" style:parent-style-name="Preformatted_20_Text">
      <style:text-properties fo:color="#000000" style:font-name="Arial" fo:font-size="14pt" fo:font-weight="normal" officeooo:rsid="0051dd4a" officeooo:paragraph-rsid="001d69d8" fo:background-color="#ffffff" style:font-size-asian="14pt" style:font-weight-asian="normal" style:font-size-complex="14pt" style:font-weight-complex="normal"/>
    </style:style>
    <style:style style:name="P271" style:family="paragraph" style:parent-style-name="Preformatted_20_Text">
      <style:text-properties fo:color="#000000" style:font-name="Arial" fo:font-size="14pt" fo:font-weight="normal" officeooo:rsid="0051dd4a" officeooo:paragraph-rsid="001e815b" fo:background-color="#ffffff" style:font-size-asian="14pt" style:font-weight-asian="normal" style:font-size-complex="14pt" style:font-weight-complex="normal"/>
    </style:style>
    <style:style style:name="P272" style:family="paragraph" style:parent-style-name="Preformatted_20_Text">
      <style:text-properties fo:color="#000000" style:font-name="Arial" fo:font-size="14pt" fo:font-weight="normal" officeooo:rsid="00610f95" officeooo:paragraph-rsid="001d69d8" fo:background-color="#ffffff" style:font-size-asian="14pt" style:font-weight-asian="normal" style:font-size-complex="14pt" style:font-weight-complex="normal"/>
    </style:style>
    <style:style style:name="P273" style:family="paragraph" style:parent-style-name="Preformatted_20_Text">
      <style:text-properties fo:color="#000000" style:font-name="Arial" fo:font-size="14pt" fo:font-weight="normal" officeooo:rsid="00610f95" officeooo:paragraph-rsid="001e815b" fo:background-color="#ffffff" style:font-size-asian="14pt" style:font-weight-asian="normal" style:font-size-complex="14pt" style:font-weight-complex="normal"/>
    </style:style>
    <style:style style:name="P274" style:family="paragraph" style:parent-style-name="Preformatted_20_Text">
      <style:text-properties fo:color="#000000" style:font-name="Arial" fo:font-size="14pt" fo:font-weight="normal" officeooo:rsid="00610f95" officeooo:paragraph-rsid="00207056" fo:background-color="#ffffff" style:font-size-asian="14pt" style:font-weight-asian="normal" style:font-size-complex="14pt" style:font-weight-complex="normal"/>
    </style:style>
    <style:style style:name="P275" style:family="paragraph" style:parent-style-name="Preformatted_20_Text">
      <style:text-properties fo:color="#000000" style:font-name="Arial" fo:font-size="14pt" fo:font-weight="normal" officeooo:rsid="00618488" officeooo:paragraph-rsid="001d69d8" fo:background-color="#ffffff" style:font-size-asian="14pt" style:font-weight-asian="normal" style:font-size-complex="14pt" style:font-weight-complex="normal"/>
    </style:style>
    <style:style style:name="P276" style:family="paragraph" style:parent-style-name="Preformatted_20_Text">
      <style:text-properties fo:color="#000000" style:font-name="Arial" fo:font-size="14pt" fo:font-weight="normal" officeooo:rsid="00618488" officeooo:paragraph-rsid="001e815b" fo:background-color="#ffffff" style:font-size-asian="14pt" style:font-weight-asian="normal" style:font-size-complex="14pt" style:font-weight-complex="normal"/>
    </style:style>
    <style:style style:name="P277" style:family="paragraph" style:parent-style-name="Preformatted_20_Text">
      <style:text-properties fo:color="#000000" style:font-name="Arial" fo:font-size="14pt" fo:font-weight="normal" officeooo:rsid="00618488" officeooo:paragraph-rsid="00207056" fo:background-color="#ffffff" style:font-size-asian="14pt" style:font-weight-asian="normal" style:font-size-complex="14pt" style:font-weight-complex="normal"/>
    </style:style>
    <style:style style:name="P278" style:family="paragraph" style:parent-style-name="Preformatted_20_Text">
      <style:text-properties fo:color="#000000" style:font-name="Arial" fo:font-size="14pt" fo:font-weight="normal" officeooo:rsid="0094e71e" officeooo:paragraph-rsid="001e815b" fo:background-color="#ffffff" style:font-size-asian="14pt" style:font-weight-asian="normal" style:font-size-complex="14pt" style:font-weight-complex="normal"/>
    </style:style>
    <style:style style:name="P279" style:family="paragraph" style:parent-style-name="Preformatted_20_Text">
      <style:text-properties fo:color="#000000" style:font-name="Arial" fo:font-size="14pt" fo:font-weight="normal" officeooo:rsid="0096ab79" officeooo:paragraph-rsid="001e815b" fo:background-color="#ffffff" style:font-size-asian="14pt" style:font-weight-asian="normal" style:font-size-complex="14pt" style:font-weight-complex="normal"/>
    </style:style>
    <style:style style:name="P280" style:family="paragraph" style:parent-style-name="Preformatted_20_Text">
      <style:text-properties fo:color="#000000" style:font-name="Arial" fo:font-size="14pt" fo:font-weight="normal" officeooo:rsid="00984d70" officeooo:paragraph-rsid="001e815b" fo:background-color="#ffffff" style:font-size-asian="14pt" style:font-weight-asian="normal" style:font-size-complex="14pt" style:font-weight-complex="normal"/>
    </style:style>
    <style:style style:name="P281" style:family="paragraph" style:parent-style-name="Preformatted_20_Text">
      <style:text-properties fo:color="#000000" style:font-name="Arial" fo:font-size="14pt" fo:font-weight="normal" officeooo:rsid="00997568" officeooo:paragraph-rsid="001e815b" fo:background-color="#ffffff" style:font-size-asian="14pt" style:font-weight-asian="normal" style:font-size-complex="14pt" style:font-weight-complex="normal"/>
    </style:style>
    <style:style style:name="P282" style:family="paragraph" style:parent-style-name="Preformatted_20_Text">
      <style:text-properties fo:color="#000000" style:font-name="Arial" fo:font-size="14pt" fo:font-weight="normal" officeooo:rsid="009aacc2" officeooo:paragraph-rsid="001e815b" fo:background-color="#ffffff" style:font-size-asian="14pt" style:font-weight-asian="normal" style:font-size-complex="14pt" style:font-weight-complex="normal"/>
    </style:style>
    <style:style style:name="P283" style:family="paragraph" style:parent-style-name="Preformatted_20_Text">
      <style:text-properties fo:color="#000000" style:font-name="Arial" fo:font-size="14pt" fo:font-weight="normal" officeooo:rsid="002c32f6" officeooo:paragraph-rsid="001e815b" fo:background-color="#ffffff" style:font-size-asian="14pt" style:font-weight-asian="normal" style:font-size-complex="14pt" style:font-weight-complex="normal"/>
    </style:style>
    <style:style style:name="P284" style:family="paragraph" style:parent-style-name="Preformatted_20_Text">
      <style:text-properties fo:color="#000000" style:font-name="Arial" fo:font-size="14pt" fo:font-weight="normal" officeooo:rsid="009e8c75" officeooo:paragraph-rsid="001e815b" fo:background-color="#ffffff" style:font-size-asian="14pt" style:font-weight-asian="normal" style:font-size-complex="14pt" style:font-weight-complex="normal"/>
    </style:style>
    <style:style style:name="P285" style:family="paragraph" style:parent-style-name="Preformatted_20_Text">
      <style:text-properties fo:color="#000000" style:font-name="Arial" fo:font-size="14pt" fo:font-weight="normal" officeooo:rsid="009f9c90" officeooo:paragraph-rsid="001e815b" fo:background-color="#ffffff" style:font-size-asian="14pt" style:font-weight-asian="normal" style:font-size-complex="14pt" style:font-weight-complex="normal"/>
    </style:style>
    <style:style style:name="P286" style:family="paragraph" style:parent-style-name="Preformatted_20_Text">
      <style:text-properties fo:color="#000000" style:font-name="Arial" fo:font-size="14pt" fo:font-weight="normal" officeooo:rsid="002cd530" officeooo:paragraph-rsid="001e815b" fo:background-color="#ffffff" style:font-size-asian="14pt" style:font-weight-asian="normal" style:font-size-complex="14pt" style:font-weight-complex="normal"/>
    </style:style>
    <style:style style:name="P287" style:family="paragraph" style:parent-style-name="Preformatted_20_Text">
      <style:text-properties fo:color="#000000" style:font-name="Arial" fo:font-size="14pt" fo:font-weight="normal" officeooo:rsid="002f8c2e" officeooo:paragraph-rsid="001e815b" fo:background-color="#ffffff" style:font-size-asian="14pt" style:font-weight-asian="normal" style:font-size-complex="14pt" style:font-weight-complex="normal"/>
    </style:style>
    <style:style style:name="P288" style:family="paragraph" style:parent-style-name="Preformatted_20_Text">
      <style:text-properties fo:color="#000000" style:font-name="Arial" fo:font-size="14pt" fo:font-weight="normal" officeooo:rsid="0031d171" officeooo:paragraph-rsid="001e815b" fo:background-color="#ffffff" style:font-size-asian="14pt" style:font-weight-asian="normal" style:font-size-complex="14pt" style:font-weight-complex="normal"/>
    </style:style>
    <style:style style:name="P289" style:family="paragraph" style:parent-style-name="Preformatted_20_Text">
      <style:text-properties fo:color="#000000" style:font-name="Arial" fo:font-size="14pt" fo:font-weight="normal" officeooo:rsid="00a44a5d" officeooo:paragraph-rsid="001e815b" fo:background-color="#ffffff" style:font-size-asian="14pt" style:font-weight-asian="normal" style:font-size-complex="14pt" style:font-weight-complex="normal"/>
    </style:style>
    <style:style style:name="P290" style:family="paragraph" style:parent-style-name="Preformatted_20_Text">
      <style:text-properties fo:color="#000000" style:font-name="Arial" fo:font-size="14pt" fo:font-weight="normal" officeooo:rsid="0035d22d" officeooo:paragraph-rsid="001e815b" fo:background-color="#ffffff" style:font-size-asian="14pt" style:font-weight-asian="normal" style:font-size-complex="14pt" style:font-weight-complex="normal"/>
    </style:style>
    <style:style style:name="P291" style:family="paragraph" style:parent-style-name="Preformatted_20_Text">
      <style:text-properties fo:color="#000000" style:font-name="Arial" fo:font-size="14pt" fo:font-weight="normal" officeooo:rsid="00361b66" officeooo:paragraph-rsid="001e815b" fo:background-color="#ffffff" style:font-size-asian="14pt" style:font-weight-asian="normal" style:font-size-complex="14pt" style:font-weight-complex="normal"/>
    </style:style>
    <style:style style:name="P292" style:family="paragraph" style:parent-style-name="Preformatted_20_Text">
      <style:text-properties fo:color="#000000" style:font-name="Arial" fo:font-size="14pt" fo:font-weight="normal" officeooo:rsid="0037e405" officeooo:paragraph-rsid="001e815b" fo:background-color="#ffffff" style:font-size-asian="14pt" style:font-weight-asian="normal" style:font-size-complex="14pt" style:font-weight-complex="normal"/>
    </style:style>
    <style:style style:name="P293" style:family="paragraph" style:parent-style-name="Preformatted_20_Text">
      <style:text-properties fo:color="#000000" style:font-name="Arial" fo:font-size="14pt" fo:font-weight="normal" officeooo:rsid="003a8548" officeooo:paragraph-rsid="001e815b" fo:background-color="#ffffff" style:font-size-asian="14pt" style:font-weight-asian="normal" style:font-size-complex="14pt" style:font-weight-complex="normal"/>
    </style:style>
    <style:style style:name="P294" style:family="paragraph" style:parent-style-name="Preformatted_20_Text">
      <style:text-properties fo:color="#000000" style:font-name="Arial" fo:font-size="14pt" fo:font-weight="normal" officeooo:rsid="003f4ae5" officeooo:paragraph-rsid="001e815b" fo:background-color="#ffffff" style:font-size-asian="14pt" style:font-weight-asian="normal" style:font-size-complex="14pt" style:font-weight-complex="normal"/>
    </style:style>
    <style:style style:name="P295" style:family="paragraph" style:parent-style-name="Preformatted_20_Text">
      <style:text-properties fo:color="#000000" style:font-name="Arial" fo:font-size="14pt" fo:font-weight="normal" officeooo:rsid="0042a2d9" officeooo:paragraph-rsid="001e815b" fo:background-color="#ffffff" style:font-size-asian="14pt" style:font-weight-asian="normal" style:font-size-complex="14pt" style:font-weight-complex="normal"/>
    </style:style>
    <style:style style:name="P296" style:family="paragraph" style:parent-style-name="Preformatted_20_Text">
      <style:text-properties fo:color="#000000" style:font-name="Arial" fo:font-size="14pt" fo:font-weight="normal" officeooo:rsid="006f0d4e" officeooo:paragraph-rsid="001e815b" fo:background-color="#ffffff" style:font-size-asian="14pt" style:font-weight-asian="normal" style:font-size-complex="14pt" style:font-weight-complex="normal"/>
    </style:style>
    <style:style style:name="P297" style:family="paragraph" style:parent-style-name="Preformatted_20_Text">
      <style:text-properties fo:color="#000000" style:font-name="Arial" fo:font-size="14pt" fo:font-weight="normal" officeooo:rsid="00429095" officeooo:paragraph-rsid="001e815b" fo:background-color="#ffffff" style:font-size-asian="14pt" style:font-weight-asian="normal" style:font-size-complex="14pt" style:font-weight-complex="normal"/>
    </style:style>
    <style:style style:name="P298" style:family="paragraph" style:parent-style-name="Preformatted_20_Text">
      <style:text-properties fo:color="#000000" style:font-name="Arial" fo:font-size="14pt" fo:font-weight="normal" officeooo:rsid="0040eef9" officeooo:paragraph-rsid="001e815b" fo:background-color="#ffffff" style:font-size-asian="14pt" style:font-weight-asian="normal" style:font-size-complex="14pt" style:font-weight-complex="normal"/>
    </style:style>
    <style:style style:name="P299" style:family="paragraph" style:parent-style-name="Preformatted_20_Text">
      <style:text-properties fo:color="#000000" style:font-name="Arial" fo:font-size="14pt" fo:font-weight="normal" officeooo:rsid="0045f63f" officeooo:paragraph-rsid="001e815b" fo:background-color="#ffffff" style:font-size-asian="14pt" style:font-weight-asian="normal" style:font-size-complex="14pt" style:font-weight-complex="normal"/>
    </style:style>
    <style:style style:name="P300" style:family="paragraph" style:parent-style-name="Preformatted_20_Text">
      <style:text-properties fo:color="#000000" style:font-name="Arial" fo:font-size="14pt" fo:font-weight="normal" officeooo:rsid="006b8d30" officeooo:paragraph-rsid="001e815b" fo:background-color="#ffffff" style:font-size-asian="14pt" style:font-weight-asian="normal" style:font-size-complex="14pt" style:font-weight-complex="normal"/>
    </style:style>
    <style:style style:name="P301" style:family="paragraph" style:parent-style-name="Preformatted_20_Text">
      <style:text-properties fo:color="#000000" style:font-name="Arial" fo:font-size="14pt" fo:font-weight="normal" officeooo:rsid="004a83f9" officeooo:paragraph-rsid="001e815b" fo:background-color="#ffffff" style:font-size-asian="14pt" style:font-weight-asian="normal" style:font-size-complex="14pt" style:font-weight-complex="normal"/>
    </style:style>
    <style:style style:name="P302" style:family="paragraph" style:parent-style-name="Preformatted_20_Text">
      <style:text-properties fo:color="#000000" style:font-name="Arial" fo:font-size="14pt" fo:font-weight="normal" officeooo:rsid="004b20b9" officeooo:paragraph-rsid="001e815b" fo:background-color="#ffffff" style:font-size-asian="14pt" style:font-weight-asian="normal" style:font-size-complex="14pt" style:font-weight-complex="normal"/>
    </style:style>
    <style:style style:name="P303" style:family="paragraph" style:parent-style-name="Preformatted_20_Text">
      <style:text-properties fo:color="#000000" style:font-name="Arial" fo:font-size="14pt" fo:font-weight="normal" officeooo:rsid="004da1a5" officeooo:paragraph-rsid="001e815b" fo:background-color="#ffffff" style:font-size-asian="14pt" style:font-weight-asian="normal" style:font-size-complex="14pt" style:font-weight-complex="normal"/>
    </style:style>
    <style:style style:name="P304" style:family="paragraph" style:parent-style-name="Preformatted_20_Text">
      <style:text-properties fo:color="#000000" style:font-name="Arial" fo:font-size="14pt" fo:font-weight="normal" officeooo:rsid="00502723" officeooo:paragraph-rsid="001e815b" fo:background-color="#ffffff" style:font-size-asian="14pt" style:font-weight-asian="normal" style:font-size-complex="14pt" style:font-weight-complex="normal"/>
    </style:style>
    <style:style style:name="P305" style:family="paragraph" style:parent-style-name="Preformatted_20_Text">
      <style:text-properties fo:color="#000000" style:font-name="Arial" fo:font-size="14pt" fo:font-weight="normal" officeooo:rsid="0051a934" officeooo:paragraph-rsid="001e815b" fo:background-color="#ffffff" style:font-size-asian="14pt" style:font-weight-asian="normal" style:font-size-complex="14pt" style:font-weight-complex="normal"/>
    </style:style>
    <style:style style:name="P306" style:family="paragraph" style:parent-style-name="Preformatted_20_Text">
      <style:text-properties fo:color="#000000" style:font-name="Arial" fo:font-size="14pt" fo:font-weight="normal" officeooo:rsid="005b774b" officeooo:paragraph-rsid="001e815b" fo:background-color="#ffffff" style:font-size-asian="14pt" style:font-weight-asian="normal" style:font-size-complex="14pt" style:font-weight-complex="normal"/>
    </style:style>
    <style:style style:name="P307" style:family="paragraph" style:parent-style-name="Preformatted_20_Text">
      <style:text-properties fo:color="#000000" style:font-name="Arial" fo:font-size="14pt" fo:font-weight="normal" officeooo:rsid="0063ad94" officeooo:paragraph-rsid="001e815b" fo:background-color="#ffffff" style:font-size-asian="14pt" style:font-weight-asian="normal" style:font-size-complex="14pt" style:font-weight-complex="normal"/>
    </style:style>
    <style:style style:name="P308" style:family="paragraph" style:parent-style-name="Preformatted_20_Text">
      <style:text-properties fo:color="#000000" style:font-name="Arial" fo:font-size="14pt" fo:font-weight="normal" officeooo:rsid="003ce38b" officeooo:paragraph-rsid="001e815b" fo:background-color="#ffffff" style:font-size-asian="14pt" style:font-weight-asian="normal" style:font-size-complex="14pt" style:font-weight-complex="normal"/>
    </style:style>
    <style:style style:name="P309" style:family="paragraph" style:parent-style-name="Preformatted_20_Text">
      <style:text-properties fo:color="#000000" style:font-name="Arial" fo:font-size="14pt" fo:font-weight="normal" officeooo:rsid="009346ad" officeooo:paragraph-rsid="001e815b" fo:background-color="#ffffff" style:font-size-asian="14pt" style:font-weight-asian="normal" style:font-size-complex="14pt" style:font-weight-complex="normal"/>
    </style:style>
    <style:style style:name="P310" style:family="paragraph" style:parent-style-name="Preformatted_20_Text">
      <style:text-properties fo:color="#000000" style:font-name="Arial" fo:font-size="14pt" fo:font-weight="normal" officeooo:rsid="009f964c" officeooo:paragraph-rsid="001e815b" fo:background-color="#ffffff" style:font-size-asian="14pt" style:font-weight-asian="normal" style:font-size-complex="14pt" style:font-weight-complex="normal"/>
    </style:style>
    <style:style style:name="P311" style:family="paragraph" style:parent-style-name="Preformatted_20_Text">
      <style:text-properties fo:color="#000000" style:font-name="Arial" fo:font-size="14pt" fo:font-weight="normal" officeooo:rsid="00a0bbe2" officeooo:paragraph-rsid="001e815b" fo:background-color="#ffffff" style:font-size-asian="14pt" style:font-weight-asian="normal" style:font-size-complex="14pt" style:font-weight-complex="normal"/>
    </style:style>
    <style:style style:name="P312" style:family="paragraph" style:parent-style-name="Preformatted_20_Text">
      <style:text-properties fo:color="#000000" style:font-name="Arial" fo:font-size="14pt" fo:font-weight="normal" officeooo:rsid="00a2ea92" officeooo:paragraph-rsid="001e815b" fo:background-color="#ffffff" style:font-size-asian="14pt" style:font-weight-asian="normal" style:font-size-complex="14pt" style:font-weight-complex="normal"/>
    </style:style>
    <style:style style:name="P313" style:family="paragraph" style:parent-style-name="Preformatted_20_Text">
      <style:text-properties fo:color="#000000" style:font-name="Arial" fo:font-size="14pt" fo:font-weight="normal" officeooo:rsid="00a45a44" officeooo:paragraph-rsid="001e815b" fo:background-color="#ffffff" style:font-size-asian="14pt" style:font-weight-asian="normal" style:font-size-complex="14pt" style:font-weight-complex="normal"/>
    </style:style>
    <style:style style:name="P314" style:family="paragraph" style:parent-style-name="Preformatted_20_Text">
      <style:text-properties fo:color="#000000" style:font-name="Arial" fo:font-size="14pt" fo:font-weight="normal" officeooo:rsid="00a63ed2" officeooo:paragraph-rsid="001e815b" fo:background-color="#ffffff" style:font-size-asian="14pt" style:font-weight-asian="normal" style:font-size-complex="14pt" style:font-weight-complex="normal"/>
    </style:style>
    <style:style style:name="P315" style:family="paragraph" style:parent-style-name="Preformatted_20_Text">
      <style:text-properties fo:color="#000000" style:font-name="Arial" fo:font-size="14pt" fo:font-weight="normal" officeooo:rsid="01510285" officeooo:paragraph-rsid="00288f8e" fo:background-color="#ffffff" style:font-size-asian="14pt" style:font-weight-asian="normal" style:font-size-complex="14pt" style:font-weight-complex="normal"/>
    </style:style>
    <style:style style:name="P316" style:family="paragraph" style:parent-style-name="Preformatted_20_Text">
      <style:text-properties fo:color="#000000" style:font-name="Arial" fo:font-size="14pt" officeooo:paragraph-rsid="001d0531" fo:background-color="#ffffff" style:font-size-asian="14pt" style:font-size-complex="14pt"/>
    </style:style>
    <style:style style:name="P317" style:family="paragraph" style:parent-style-name="Preformatted_20_Text">
      <style:text-properties fo:color="#000000" style:font-name="Arial" fo:font-size="14pt" officeooo:rsid="006946c2" officeooo:paragraph-rsid="001d0531" fo:background-color="#ffffff" style:font-size-asian="14pt" style:font-size-complex="14pt"/>
    </style:style>
    <style:style style:name="P318" style:family="paragraph" style:parent-style-name="Preformatted_20_Text">
      <style:text-properties fo:color="#000000" style:font-name="Arial" fo:font-size="14pt" officeooo:rsid="0025df7c" officeooo:paragraph-rsid="001d0531" fo:background-color="#ffffff" style:font-size-asian="14pt" style:font-size-complex="14pt"/>
    </style:style>
    <style:style style:name="P319" style:family="paragraph" style:parent-style-name="Preformatted_20_Text">
      <style:text-properties fo:color="#000000" style:font-name="Arial" fo:font-size="14pt" officeooo:rsid="001143c3" officeooo:paragraph-rsid="001d0531" fo:background-color="#ffffff" style:font-size-asian="14pt" style:font-size-complex="14pt"/>
    </style:style>
    <style:style style:name="P320" style:family="paragraph" style:parent-style-name="Preformatted_20_Text">
      <style:text-properties fo:color="#000000" style:font-name="Arial" fo:font-size="14pt" officeooo:paragraph-rsid="001d69d8" fo:background-color="#ffffff" style:font-size-asian="14pt" style:font-size-complex="14pt"/>
    </style:style>
    <style:style style:name="P321" style:family="paragraph" style:parent-style-name="Preformatted_20_Text">
      <style:text-properties fo:color="#000000" style:font-name="Arial" fo:font-size="14pt" officeooo:rsid="00c026fe" officeooo:paragraph-rsid="001d69d8" fo:background-color="#ffffff" style:font-size-asian="14pt" style:font-size-complex="14pt"/>
    </style:style>
    <style:style style:name="P322" style:family="paragraph" style:parent-style-name="Preformatted_20_Text">
      <style:text-properties fo:color="#000000" style:font-name="Arial" fo:font-size="14pt" fo:font-weight="bold" officeooo:rsid="0025df7c" officeooo:paragraph-rsid="001d0531" fo:background-color="#ffffff" style:font-size-asian="14pt" style:font-weight-asian="bold" style:font-size-complex="14pt" style:font-weight-complex="bold"/>
    </style:style>
    <style:style style:name="P323" style:family="paragraph" style:parent-style-name="Preformatted_20_Text">
      <style:text-properties fo:color="#000000" style:font-name="Arial" fo:font-size="14pt" fo:font-weight="bold" officeooo:rsid="0027d0fc" officeooo:paragraph-rsid="001d0531" fo:background-color="#ffffff" style:font-size-asian="14pt" style:font-weight-asian="bold" style:font-size-complex="14pt" style:font-weight-complex="bold"/>
    </style:style>
    <style:style style:name="P324" style:family="paragraph" style:parent-style-name="Preformatted_20_Text">
      <style:text-properties fo:color="#000000" style:font-name="Arial" fo:font-size="14pt" fo:font-weight="bold" officeooo:rsid="0005e7f0" officeooo:paragraph-rsid="001d0531" fo:background-color="#ffffff" style:font-size-asian="14pt" style:font-weight-asian="bold" style:font-size-complex="14pt" style:font-weight-complex="bold"/>
    </style:style>
    <style:style style:name="P325" style:family="paragraph" style:parent-style-name="Preformatted_20_Text">
      <style:text-properties fo:color="#000000" style:font-name="Arial" fo:font-size="14pt" fo:font-weight="bold" officeooo:rsid="0082cb59" officeooo:paragraph-rsid="001d69d8" fo:background-color="#ffffff" style:font-size-asian="14pt" style:font-weight-asian="bold" style:font-size-complex="14pt" style:font-weight-complex="bold"/>
    </style:style>
    <style:style style:name="P326" style:family="paragraph" style:parent-style-name="Preformatted_20_Text">
      <style:text-properties fo:color="#000000" style:font-name="Arial" fo:font-size="14pt" fo:font-weight="bold" officeooo:rsid="0082cb59" officeooo:paragraph-rsid="001e815b" fo:background-color="#ffffff" style:font-size-asian="14pt" style:font-weight-asian="bold" style:font-size-complex="14pt" style:font-weight-complex="bold"/>
    </style:style>
    <style:style style:name="P327" style:family="paragraph" style:parent-style-name="Preformatted_20_Text">
      <style:text-properties fo:color="#000000" style:font-name="Arial" fo:font-size="14pt" fo:font-weight="bold" officeooo:rsid="002aa971" officeooo:paragraph-rsid="001d69d8" fo:background-color="#ffffff" style:font-size-asian="14pt" style:font-weight-asian="bold" style:font-size-complex="14pt" style:font-weight-complex="bold"/>
    </style:style>
    <style:style style:name="P328" style:family="paragraph" style:parent-style-name="Preformatted_20_Text">
      <style:text-properties fo:color="#000000" style:font-name="Arial" fo:font-size="14pt" fo:font-weight="bold" officeooo:rsid="00518239" officeooo:paragraph-rsid="001d69d8" fo:background-color="#ffffff" style:font-size-asian="14pt" style:font-weight-asian="bold" style:font-size-complex="14pt" style:font-weight-complex="bold"/>
    </style:style>
    <style:style style:name="P329" style:family="paragraph" style:parent-style-name="Preformatted_20_Text">
      <style:text-properties fo:color="#000000" style:font-name="Arial" fo:font-size="14pt" fo:font-weight="bold" officeooo:rsid="00518239" officeooo:paragraph-rsid="001e815b" fo:background-color="#ffffff" style:font-size-asian="14pt" style:font-weight-asian="bold" style:font-size-complex="14pt" style:font-weight-complex="bold"/>
    </style:style>
    <style:style style:name="P330" style:family="paragraph" style:parent-style-name="Preformatted_20_Text">
      <style:text-properties fo:color="#000000" style:font-name="Arial" fo:font-size="14pt" fo:font-weight="bold" officeooo:rsid="0093ff0f" officeooo:paragraph-rsid="001e815b" fo:background-color="#ffffff" style:font-size-asian="14pt" style:font-weight-asian="bold" style:font-size-complex="14pt" style:font-weight-complex="bold"/>
    </style:style>
    <style:style style:name="P331" style:family="paragraph" style:parent-style-name="Preformatted_20_Text">
      <style:text-properties fo:color="#000000" style:font-name="Arial" fo:font-size="14pt" fo:font-weight="bold" officeooo:rsid="0035d22d" officeooo:paragraph-rsid="001e815b" fo:background-color="#ffffff" style:font-size-asian="14pt" style:font-weight-asian="bold" style:font-size-complex="14pt" style:font-weight-complex="bold"/>
    </style:style>
    <style:style style:name="P332" style:family="paragraph" style:parent-style-name="Preformatted_20_Text">
      <style:text-properties fo:color="#000000" style:font-name="Arial" fo:font-size="14pt" fo:font-weight="bold" officeooo:rsid="0045f63f" officeooo:paragraph-rsid="001e815b" fo:background-color="#ffffff" style:font-size-asian="14pt" style:font-weight-asian="bold" style:font-size-complex="14pt" style:font-weight-complex="bold"/>
    </style:style>
    <style:style style:name="P333" style:family="paragraph" style:parent-style-name="Preformatted_20_Text">
      <style:text-properties fo:color="#000000" style:font-name="Arial" fo:font-size="14pt" fo:font-weight="bold" officeooo:rsid="003ce38b" officeooo:paragraph-rsid="001e815b" fo:background-color="#ffffff" style:font-size-asian="14pt" style:font-weight-asian="bold" style:font-size-complex="14pt" style:font-weight-complex="bold"/>
    </style:style>
    <style:style style:name="P334" style:family="paragraph" style:parent-style-name="Preformatted_20_Text">
      <style:text-properties fo:color="#000000" style:font-name="Arial" fo:font-size="14pt" style:text-underline-style="solid" style:text-underline-width="auto" style:text-underline-color="font-color" fo:font-weight="normal" officeooo:rsid="004b20b9" officeooo:paragraph-rsid="001e815b" fo:background-color="#ffffff" style:font-size-asian="14pt" style:font-weight-asian="normal" style:font-size-complex="14pt" style:font-weight-complex="normal"/>
    </style:style>
    <style:style style:name="P335" style:family="paragraph" style:parent-style-name="Preformatted_20_Text">
      <style:text-properties fo:color="#000000" style:font-name="Arial" fo:font-size="14pt" style:text-underline-style="solid" style:text-underline-width="auto" style:text-underline-color="font-color" fo:font-weight="normal" officeooo:rsid="005b774b" officeooo:paragraph-rsid="001e815b" fo:background-color="#ffffff" style:font-size-asian="14pt" style:font-weight-asian="normal" style:font-size-complex="14pt" style:font-weight-complex="normal"/>
    </style:style>
    <style:style style:name="P336" style:family="paragraph" style:parent-style-name="Preformatted_20_Text">
      <style:text-properties fo:color="#000000" style:font-name="Arial" fo:font-size="14pt" style:text-underline-style="solid" style:text-underline-width="auto" style:text-underline-color="font-color" fo:font-weight="normal" officeooo:rsid="0080cc21" officeooo:paragraph-rsid="001e815b" fo:background-color="#ffffff" style:font-size-asian="14pt" style:font-weight-asian="normal" style:font-size-complex="14pt" style:font-weight-complex="normal"/>
    </style:style>
    <style:style style:name="P337" style:family="paragraph" style:parent-style-name="Preformatted_20_Text">
      <style:text-properties fo:color="#000000" style:font-name="Arial" fo:font-size="14pt" style:text-underline-style="none" fo:font-weight="normal" officeooo:rsid="005ea3a0" officeooo:paragraph-rsid="001e815b" fo:background-color="#ffffff" style:font-size-asian="14pt" style:font-weight-asian="normal" style:font-size-complex="14pt" style:font-weight-complex="normal"/>
    </style:style>
    <style:style style:name="P338" style:family="paragraph" style:parent-style-name="Preformatted_20_Text">
      <style:text-properties fo:color="#000000" style:font-name="Arial" fo:font-size="14pt" style:text-underline-style="none" fo:font-weight="normal" officeooo:rsid="005eca41" officeooo:paragraph-rsid="001e815b" fo:background-color="#ffffff" style:font-size-asian="14pt" style:font-weight-asian="normal" style:font-size-complex="14pt" style:font-weight-complex="normal"/>
    </style:style>
    <style:style style:name="P339" style:family="paragraph" style:parent-style-name="Preformatted_20_Text">
      <style:text-properties fo:color="#000000" style:font-name="Arial" fo:font-size="14pt" style:text-underline-style="none" fo:font-weight="normal" officeooo:rsid="00711a20" officeooo:paragraph-rsid="001e815b" fo:background-color="#ffffff" style:font-size-asian="14pt" style:font-weight-asian="normal" style:font-size-complex="14pt" style:font-weight-complex="normal"/>
    </style:style>
    <style:style style:name="P340" style:family="paragraph" style:parent-style-name="Preformatted_20_Text">
      <style:text-properties fo:color="#000000" style:font-name="Arial" fo:font-size="14pt" style:text-underline-style="none" fo:font-weight="normal" officeooo:rsid="00765eb1" officeooo:paragraph-rsid="001e815b" fo:background-color="#ffffff" style:font-size-asian="14pt" style:font-weight-asian="normal" style:font-size-complex="14pt" style:font-weight-complex="normal"/>
    </style:style>
    <style:style style:name="P341" style:family="paragraph" style:parent-style-name="Preformatted_20_Text">
      <style:text-properties fo:color="#000000" style:font-name="Arial" fo:font-size="14pt" style:text-underline-style="none" fo:font-weight="normal" officeooo:rsid="007303fb" officeooo:paragraph-rsid="001e815b" fo:background-color="#ffffff" style:font-size-asian="14pt" style:font-weight-asian="normal" style:font-size-complex="14pt" style:font-weight-complex="normal"/>
    </style:style>
    <style:style style:name="P342" style:family="paragraph" style:parent-style-name="Preformatted_20_Text">
      <style:text-properties fo:color="#000000" style:font-name="Arial" fo:font-size="14pt" style:text-underline-style="none" fo:font-weight="normal" officeooo:rsid="008378d7" officeooo:paragraph-rsid="001e815b" fo:background-color="#ffffff" style:font-size-asian="14pt" style:font-weight-asian="normal" style:font-size-complex="14pt" style:font-weight-complex="normal"/>
    </style:style>
    <style:style style:name="P343" style:family="paragraph" style:parent-style-name="Preformatted_20_Text">
      <style:text-properties fo:color="#000000" style:font-name="Arial" fo:font-size="14pt" style:text-underline-style="none" fo:font-weight="normal" officeooo:rsid="0089d2b0" officeooo:paragraph-rsid="001e815b" fo:background-color="#ffffff" style:font-size-asian="14pt" style:font-weight-asian="normal" style:font-size-complex="14pt" style:font-weight-complex="normal"/>
    </style:style>
    <style:style style:name="P344" style:family="paragraph" style:parent-style-name="Preformatted_20_Text">
      <style:text-properties fo:color="#000000" style:font-name="Arial" fo:font-size="14pt" style:text-underline-style="none" fo:font-weight="normal" officeooo:rsid="00856422" officeooo:paragraph-rsid="001e815b" fo:background-color="#ffffff" style:font-size-asian="14pt" style:font-weight-asian="normal" style:font-size-complex="14pt" style:font-weight-complex="normal"/>
    </style:style>
    <style:style style:name="P345" style:family="paragraph" style:parent-style-name="Preformatted_20_Text">
      <style:text-properties fo:color="#000000" style:font-name="Arial" fo:font-size="14pt" style:text-underline-style="none" fo:font-weight="normal" officeooo:rsid="008b9ed2" officeooo:paragraph-rsid="001e815b" fo:background-color="#ffffff" style:font-size-asian="14pt" style:font-weight-asian="normal" style:font-size-complex="14pt" style:font-weight-complex="normal"/>
    </style:style>
    <style:style style:name="P346" style:family="paragraph" style:parent-style-name="Preformatted_20_Text">
      <style:text-properties fo:color="#000000" style:font-name="Arial" fo:font-size="14pt" style:text-underline-style="none" fo:font-weight="normal" officeooo:rsid="008c6bcf" officeooo:paragraph-rsid="001e815b" fo:background-color="#ffffff" style:font-size-asian="14pt" style:font-weight-asian="normal" style:font-size-complex="14pt" style:font-weight-complex="normal"/>
    </style:style>
    <style:style style:name="P347" style:family="paragraph" style:parent-style-name="Preformatted_20_Text">
      <style:text-properties fo:color="#000000" style:font-name="Arial" fo:font-size="14pt" style:text-underline-style="none" fo:font-weight="bold" officeooo:rsid="0063ad94" officeooo:paragraph-rsid="001e815b" fo:background-color="#ffffff" style:font-size-asian="14pt" style:font-weight-asian="bold" style:font-size-complex="14pt" style:font-weight-complex="bold"/>
    </style:style>
    <style:style style:name="P348" style:family="paragraph" style:parent-style-name="Preformatted_20_Text">
      <style:text-properties fo:color="#000000" style:font-name="Arial" fo:font-size="14pt" fo:font-style="italic" style:text-underline-style="none" fo:font-weight="normal" officeooo:rsid="0086eb9a" officeooo:paragraph-rsid="001e815b" fo:background-color="#ffffff" style:font-size-asian="14pt" style:font-style-asian="italic" style:font-weight-asian="normal" style:font-size-complex="14pt" style:font-style-complex="italic" style:font-weight-complex="normal"/>
    </style:style>
    <style:style style:name="P349" style:family="paragraph" style:parent-style-name="Preformatted_20_Text">
      <style:text-properties fo:color="#000000" style:font-name="Arial" fo:font-size="14pt" fo:font-style="italic" style:text-underline-style="none" fo:font-weight="normal" officeooo:rsid="008378d7" officeooo:paragraph-rsid="001e815b" fo:background-color="#ffffff" style:font-size-asian="14pt" style:font-style-asian="italic" style:font-weight-asian="normal" style:font-size-complex="14pt" style:font-style-complex="italic" style:font-weight-complex="normal"/>
    </style:style>
    <style:style style:name="P350" style:family="paragraph" style:parent-style-name="Preformatted_20_Text">
      <style:text-properties fo:color="#000000" style:font-name="Arial" fo:font-size="14pt" fo:font-style="italic" style:text-underline-style="none" fo:font-weight="normal" officeooo:rsid="00856422" officeooo:paragraph-rsid="001e815b" fo:background-color="#ffffff" style:font-size-asian="14pt" style:font-style-asian="italic" style:font-weight-asian="normal" style:font-size-complex="14pt" style:font-style-complex="italic" style:font-weight-complex="normal"/>
    </style:style>
    <style:style style:name="P351" style:family="paragraph" style:parent-style-name="Preformatted_20_Text">
      <style:text-properties fo:color="#000000" style:font-name="Arial" fo:font-size="14pt" fo:font-style="italic" fo:font-weight="normal" officeooo:rsid="0094880a" officeooo:paragraph-rsid="001e815b" fo:background-color="#ffffff" style:font-size-asian="14pt" style:font-style-asian="italic" style:font-weight-asian="normal" style:font-size-complex="14pt" style:font-style-complex="italic" style:font-weight-complex="normal"/>
    </style:style>
    <style:style style:name="P352" style:family="paragraph" style:parent-style-name="Preformatted_20_Text">
      <style:text-properties fo:color="#000000" style:font-name="Arial" fo:font-size="14pt" fo:font-style="normal" style:text-underline-style="none" fo:font-weight="normal" officeooo:rsid="0086eb9a" officeooo:paragraph-rsid="001e815b" fo:background-color="#ffffff" style:font-size-asian="14pt" style:font-style-asian="normal" style:font-weight-asian="normal" style:font-size-complex="14pt" style:font-style-complex="normal" style:font-weight-complex="normal"/>
    </style:style>
    <style:style style:name="P353" style:family="paragraph" style:parent-style-name="Preformatted_20_Text">
      <style:text-properties fo:color="#000000" style:font-name="Arial" fo:font-size="14pt" fo:font-style="normal" style:text-underline-style="none" fo:font-weight="normal" officeooo:rsid="008c6bcf" officeooo:paragraph-rsid="001e815b" fo:background-color="#ffffff" style:font-size-asian="14pt" style:font-style-asian="normal" style:font-weight-asian="normal" style:font-size-complex="14pt" style:font-style-complex="normal" style:font-weight-complex="normal"/>
    </style:style>
    <style:style style:name="P354" style:family="paragraph" style:parent-style-name="Preformatted_20_Text">
      <style:text-properties fo:color="#000000" style:font-name="Arial" fo:font-size="14pt" fo:font-style="normal" fo:font-weight="normal" officeooo:rsid="0094880a" officeooo:paragraph-rsid="001e815b" fo:background-color="#ffffff" style:font-size-asian="14pt" style:font-style-asian="normal" style:font-weight-asian="normal" style:font-size-complex="14pt" style:font-style-complex="normal" style:font-weight-complex="normal"/>
    </style:style>
    <style:style style:name="P355" style:family="paragraph" style:parent-style-name="Preformatted_20_Text">
      <style:text-properties fo:color="#000000" style:font-name="Arial" fo:font-size="14pt" fo:font-style="normal" fo:font-weight="normal" officeooo:rsid="00965654" officeooo:paragraph-rsid="001e815b" fo:background-color="#ffffff" style:font-size-asian="14pt" style:font-style-asian="normal" style:font-weight-asian="normal" style:font-size-complex="14pt" style:font-style-complex="normal" style:font-weight-complex="normal"/>
    </style:style>
    <style:style style:name="P356" style:family="paragraph" style:parent-style-name="Preformatted_20_Text">
      <style:text-properties fo:color="#000000" style:font-name="Arial" fo:font-size="14pt" fo:font-style="normal" fo:font-weight="normal" officeooo:rsid="0097cd4b" officeooo:paragraph-rsid="001e815b" fo:background-color="#ffffff" style:font-size-asian="14pt" style:font-style-asian="normal" style:font-weight-asian="normal" style:font-size-complex="14pt" style:font-style-complex="normal" style:font-weight-complex="normal"/>
    </style:style>
    <style:style style:name="P357" style:family="paragraph" style:parent-style-name="Preformatted_20_Text">
      <style:text-properties fo:color="#000000" style:font-name="Arial" fo:font-size="14pt" fo:font-style="normal" fo:font-weight="normal" officeooo:rsid="009a8993" officeooo:paragraph-rsid="001e815b" fo:background-color="#ffffff" style:font-size-asian="14pt" style:font-style-asian="normal" style:font-weight-asian="normal" style:font-size-complex="14pt" style:font-style-complex="normal" style:font-weight-complex="normal"/>
    </style:style>
    <style:style style:name="P358" style:family="paragraph" style:parent-style-name="Preformatted_20_Text">
      <style:paragraph-properties fo:text-align="start" style:justify-single-word="false"/>
      <style:text-properties fo:color="#000000" style:font-name="Arial" fo:font-size="14pt" fo:font-style="normal" fo:font-weight="normal" officeooo:rsid="004d2d25" officeooo:paragraph-rsid="00207056" fo:background-color="#ffffff" style:font-size-asian="14pt" style:font-style-asian="normal" style:font-weight-asian="normal" style:font-size-complex="14pt" style:font-style-complex="normal" style:font-weight-complex="normal"/>
    </style:style>
    <style:style style:name="P359" style:family="paragraph" style:parent-style-name="Preformatted_20_Text">
      <style:text-properties fo:font-size="14pt" officeooo:paragraph-rsid="001e815b" style:font-size-asian="14pt" style:font-size-complex="14pt"/>
    </style:style>
    <style:style style:name="P360" style:family="paragraph" style:parent-style-name="Standard">
      <style:text-properties fo:color="#000000" style:font-name="Arial" fo:font-size="14pt" fo:font-weight="normal" officeooo:rsid="01b7c9a4" officeooo:paragraph-rsid="00364d95" fo:background-color="#ffffff" style:font-size-asian="14pt" style:font-weight-asian="normal" style:font-size-complex="14pt" style:font-weight-complex="normal"/>
    </style:style>
    <style:style style:name="P361" style:family="paragraph" style:parent-style-name="Preformatted_20_Text">
      <style:text-properties fo:color="#ed1c24" style:font-name="Arial" fo:font-size="14pt" fo:font-weight="normal" officeooo:rsid="0025df7c" officeooo:paragraph-rsid="001d0531" fo:background-color="#ef413d" style:font-size-asian="14pt" style:font-weight-asian="normal" style:font-size-complex="14pt" style:font-weight-complex="normal"/>
    </style:style>
    <style:style style:name="T1" style:family="text">
      <style:text-properties officeooo:rsid="013a3875"/>
    </style:style>
    <style:style style:name="T2" style:family="text">
      <style:text-properties officeooo:rsid="013dd7b7"/>
    </style:style>
    <style:style style:name="T3" style:family="text">
      <style:text-properties officeooo:rsid="0289b6e0"/>
    </style:style>
    <style:style style:name="T4" style:family="text">
      <style:text-properties officeooo:rsid="0152f62d"/>
    </style:style>
    <style:style style:name="T5" style:family="text">
      <style:text-properties officeooo:rsid="01589ff0"/>
    </style:style>
    <style:style style:name="T6" style:family="text">
      <style:text-properties officeooo:rsid="017b0188"/>
    </style:style>
    <style:style style:name="T7" style:family="text">
      <style:text-properties officeooo:rsid="0206c6d9"/>
    </style:style>
    <style:style style:name="T8" style:family="text">
      <style:text-properties officeooo:rsid="020b0587"/>
    </style:style>
    <style:style style:name="T9" style:family="text">
      <style:text-properties officeooo:rsid="015a6cba"/>
    </style:style>
    <style:style style:name="T10" style:family="text">
      <style:text-properties officeooo:rsid="020848dc"/>
    </style:style>
    <style:style style:name="T11" style:family="text">
      <style:text-properties officeooo:rsid="016778b9"/>
    </style:style>
    <style:style style:name="T12" style:family="text">
      <style:text-properties officeooo:rsid="0168b023"/>
    </style:style>
    <style:style style:name="T13" style:family="text">
      <style:text-properties officeooo:rsid="017d07d6"/>
    </style:style>
    <style:style style:name="T14" style:family="text">
      <style:text-properties officeooo:rsid="016c8951"/>
    </style:style>
    <style:style style:name="T15" style:family="text">
      <style:text-properties officeooo:rsid="01751468"/>
    </style:style>
    <style:style style:name="T16" style:family="text">
      <style:text-properties officeooo:rsid="0175b47d"/>
    </style:style>
    <style:style style:name="T17" style:family="text">
      <style:text-properties officeooo:rsid="017785b4"/>
    </style:style>
    <style:style style:name="T18" style:family="text">
      <style:text-properties officeooo:rsid="020cd52d"/>
    </style:style>
    <style:style style:name="T19" style:family="text">
      <style:text-properties officeooo:rsid="01ccdab4"/>
    </style:style>
    <style:style style:name="T20" style:family="text">
      <style:text-properties officeooo:rsid="01cd602a"/>
    </style:style>
    <style:style style:name="T21" style:family="text">
      <style:text-properties officeooo:rsid="004b5371"/>
    </style:style>
    <style:style style:name="T22" style:family="text">
      <style:text-properties officeooo:rsid="018476fb"/>
    </style:style>
    <style:style style:name="T23" style:family="text">
      <style:text-properties officeooo:rsid="0187f399"/>
    </style:style>
    <style:style style:name="T24" style:family="text">
      <style:text-properties officeooo:rsid="021130e1"/>
    </style:style>
    <style:style style:name="T25" style:family="text">
      <style:text-properties officeooo:rsid="01fb7946"/>
    </style:style>
    <style:style style:name="T26" style:family="text">
      <style:text-properties fo:font-weight="normal" style:font-weight-asian="normal" style:font-weight-complex="normal"/>
    </style:style>
    <style:style style:name="T27" style:family="text">
      <style:text-properties fo:font-weight="normal" officeooo:rsid="001effae" style:font-weight-asian="normal" style:font-weight-complex="normal"/>
    </style:style>
    <style:style style:name="T28" style:family="text">
      <style:text-properties fo:font-weight="normal" officeooo:rsid="021130e1" style:font-weight-asian="normal" style:font-weight-complex="normal"/>
    </style:style>
    <style:style style:name="T29" style:family="text">
      <style:text-properties fo:font-weight="normal" officeooo:rsid="018a7333" style:font-weight-asian="normal" style:font-weight-complex="normal"/>
    </style:style>
    <style:style style:name="T30" style:family="text">
      <style:text-properties fo:font-weight="normal" officeooo:rsid="018db812" style:font-weight-asian="normal" style:font-weight-complex="normal"/>
    </style:style>
    <style:style style:name="T31" style:family="text">
      <style:text-properties fo:font-weight="normal" officeooo:rsid="0211d532" style:font-weight-asian="normal" style:font-weight-complex="normal"/>
    </style:style>
    <style:style style:name="T32" style:family="text">
      <style:text-properties fo:font-weight="normal" officeooo:rsid="02129bcf" style:font-weight-asian="normal" style:font-weight-complex="normal"/>
    </style:style>
    <style:style style:name="T33" style:family="text">
      <style:text-properties fo:font-weight="normal" officeooo:rsid="01c79655" style:font-weight-asian="normal" style:font-weight-complex="normal"/>
    </style:style>
    <style:style style:name="T34" style:family="text">
      <style:text-properties fo:font-weight="normal" officeooo:rsid="01c95414" style:font-weight-asian="normal" style:font-weight-complex="normal"/>
    </style:style>
    <style:style style:name="T35" style:family="text">
      <style:text-properties fo:font-weight="normal" officeooo:rsid="0212c240" style:font-weight-asian="normal" style:font-weight-complex="normal"/>
    </style:style>
    <style:style style:name="T36" style:family="text">
      <style:text-properties fo:font-weight="normal" officeooo:rsid="0214a905" style:font-weight-asian="normal" style:font-weight-complex="normal"/>
    </style:style>
    <style:style style:name="T37" style:family="text">
      <style:text-properties fo:font-weight="normal" officeooo:rsid="0215debd" style:font-weight-asian="normal" style:font-weight-complex="normal"/>
    </style:style>
    <style:style style:name="T38" style:family="text">
      <style:text-properties fo:font-weight="normal" officeooo:rsid="01c966ab" style:font-weight-asian="normal" style:font-weight-complex="normal"/>
    </style:style>
    <style:style style:name="T39" style:family="text">
      <style:text-properties fo:font-weight="normal" officeooo:rsid="01cf8a1c" style:font-weight-asian="normal" style:font-weight-complex="normal"/>
    </style:style>
    <style:style style:name="T40" style:family="text">
      <style:text-properties fo:font-weight="normal" officeooo:rsid="021ae748" style:font-weight-asian="normal" style:font-weight-complex="normal"/>
    </style:style>
    <style:style style:name="T41" style:family="text">
      <style:text-properties fo:font-weight="normal" officeooo:rsid="01d3b9b1" style:font-weight-asian="normal" style:font-weight-complex="normal"/>
    </style:style>
    <style:style style:name="T42" style:family="text">
      <style:text-properties fo:font-weight="normal" officeooo:rsid="01cebeaa" style:font-weight-asian="normal" style:font-weight-complex="normal"/>
    </style:style>
    <style:style style:name="T43" style:family="text">
      <style:text-properties fo:font-weight="normal" officeooo:rsid="01cf3dd0" style:font-weight-asian="normal" style:font-weight-complex="normal"/>
    </style:style>
    <style:style style:name="T44" style:family="text">
      <style:text-properties fo:font-weight="normal" officeooo:rsid="01d12984" style:font-weight-asian="normal" style:font-weight-complex="normal"/>
    </style:style>
    <style:style style:name="T45" style:family="text">
      <style:text-properties fo:font-weight="normal" officeooo:rsid="021c711e" style:font-weight-asian="normal" style:font-weight-complex="normal"/>
    </style:style>
    <style:style style:name="T46" style:family="text">
      <style:text-properties fo:font-weight="normal" officeooo:rsid="021db381" style:font-weight-asian="normal" style:font-weight-complex="normal"/>
    </style:style>
    <style:style style:name="T47" style:family="text">
      <style:text-properties fo:font-weight="normal" officeooo:rsid="01d4bd1e" style:font-weight-asian="normal" style:font-weight-complex="normal"/>
    </style:style>
    <style:style style:name="T48" style:family="text">
      <style:text-properties fo:font-weight="normal" officeooo:rsid="021f6467" style:font-weight-asian="normal" style:font-weight-complex="normal"/>
    </style:style>
    <style:style style:name="T49" style:family="text">
      <style:text-properties fo:font-weight="normal" officeooo:rsid="00f15beb" style:font-weight-asian="normal" style:font-weight-complex="normal"/>
    </style:style>
    <style:style style:name="T50" style:family="text">
      <style:text-properties fo:font-weight="normal" officeooo:rsid="00f30533" style:font-weight-asian="normal" style:font-weight-complex="normal"/>
    </style:style>
    <style:style style:name="T51" style:family="text">
      <style:text-properties fo:font-weight="normal" officeooo:rsid="021e42bd" style:font-weight-asian="normal" style:font-weight-complex="normal"/>
    </style:style>
    <style:style style:name="T52" style:family="text">
      <style:text-properties fo:font-weight="normal" officeooo:rsid="022777c8" style:font-weight-asian="normal" style:font-weight-complex="normal"/>
    </style:style>
    <style:style style:name="T53" style:family="text">
      <style:text-properties fo:font-weight="normal" officeooo:rsid="00383bd1" style:font-weight-asian="normal" style:font-weight-complex="normal"/>
    </style:style>
    <style:style style:name="T54" style:family="text">
      <style:text-properties fo:font-weight="normal" officeooo:rsid="0039cac6" style:font-weight-asian="normal" style:font-weight-complex="normal"/>
    </style:style>
    <style:style style:name="T55" style:family="text">
      <style:text-properties fo:font-weight="normal" officeooo:rsid="01fb7946" style:font-weight-asian="normal" style:font-weight-complex="normal"/>
    </style:style>
    <style:style style:name="T56" style:family="text">
      <style:text-properties fo:font-weight="normal" officeooo:rsid="0228ab28" style:font-weight-asian="normal" style:font-weight-complex="normal"/>
    </style:style>
    <style:style style:name="T57" style:family="text">
      <style:text-properties fo:font-weight="normal" officeooo:rsid="02291edb" style:font-weight-asian="normal" style:font-weight-complex="normal"/>
    </style:style>
    <style:style style:name="T58" style:family="text">
      <style:text-properties fo:font-weight="normal" officeooo:rsid="0265fd14" style:font-weight-asian="normal" style:font-weight-complex="normal"/>
    </style:style>
    <style:style style:name="T59" style:family="text">
      <style:text-properties fo:font-weight="normal" officeooo:rsid="01d950ed" style:font-weight-asian="normal" style:font-weight-complex="normal"/>
    </style:style>
    <style:style style:name="T60" style:family="text">
      <style:text-properties fo:font-weight="normal" officeooo:rsid="001fe858" style:font-weight-asian="normal" style:font-weight-complex="normal"/>
    </style:style>
    <style:style style:name="T61" style:family="text">
      <style:text-properties fo:font-weight="normal" officeooo:rsid="02298716" style:font-weight-asian="normal" style:font-weight-complex="normal"/>
    </style:style>
    <style:style style:name="T62" style:family="text">
      <style:text-properties fo:font-weight="normal" officeooo:rsid="022c587a" style:font-weight-asian="normal" style:font-weight-complex="normal"/>
    </style:style>
    <style:style style:name="T63" style:family="text">
      <style:text-properties fo:font-weight="normal" officeooo:rsid="01db2b6b" style:font-weight-asian="normal" style:font-weight-complex="normal"/>
    </style:style>
    <style:style style:name="T64" style:family="text">
      <style:text-properties fo:font-weight="normal" officeooo:rsid="022d517f" style:font-weight-asian="normal" style:font-weight-complex="normal"/>
    </style:style>
    <style:style style:name="T65" style:family="text">
      <style:text-properties fo:font-weight="normal" officeooo:rsid="02644a31" style:font-weight-asian="normal" style:font-weight-complex="normal"/>
    </style:style>
    <style:style style:name="T66" style:family="text">
      <style:text-properties fo:font-weight="normal" officeooo:rsid="0020f71b" style:font-weight-asian="normal" style:font-weight-complex="normal"/>
    </style:style>
    <style:style style:name="T67" style:family="text">
      <style:text-properties fo:font-weight="normal" officeooo:rsid="0230b368" style:font-weight-asian="normal" style:font-weight-complex="normal"/>
    </style:style>
    <style:style style:name="T68" style:family="text">
      <style:text-properties fo:font-weight="normal" officeooo:rsid="02677fc6" style:font-weight-asian="normal" style:font-weight-complex="normal"/>
    </style:style>
    <style:style style:name="T69" style:family="text">
      <style:text-properties fo:font-weight="normal" officeooo:rsid="01a105f1" style:font-weight-asian="normal" style:font-weight-complex="normal"/>
    </style:style>
    <style:style style:name="T70" style:family="text">
      <style:text-properties fo:font-weight="normal" officeooo:rsid="0268b710" style:font-weight-asian="normal" style:font-weight-complex="normal"/>
    </style:style>
    <style:style style:name="T71" style:family="text">
      <style:text-properties fo:font-weight="normal" officeooo:rsid="026a7c63" style:font-weight-asian="normal" style:font-weight-complex="normal"/>
    </style:style>
    <style:style style:name="T72" style:family="text">
      <style:text-properties fo:font-weight="normal" officeooo:rsid="0232f8cc" style:font-weight-asian="normal" style:font-weight-complex="normal"/>
    </style:style>
    <style:style style:name="T73" style:family="text">
      <style:text-properties fo:font-weight="normal" officeooo:rsid="026b4bf7" style:font-weight-asian="normal" style:font-weight-complex="normal"/>
    </style:style>
    <style:style style:name="T74" style:family="text">
      <style:text-properties fo:font-weight="normal" officeooo:rsid="02705643" style:font-weight-asian="normal" style:font-weight-complex="normal"/>
    </style:style>
    <style:style style:name="T75" style:family="text">
      <style:text-properties fo:font-weight="normal" officeooo:rsid="026d0d5c" style:font-weight-asian="normal" style:font-weight-complex="normal"/>
    </style:style>
    <style:style style:name="T76" style:family="text">
      <style:text-properties fo:font-weight="normal" officeooo:rsid="01e49955" style:font-weight-asian="normal" style:font-weight-complex="normal"/>
    </style:style>
    <style:style style:name="T77" style:family="text">
      <style:text-properties fo:font-weight="normal" officeooo:rsid="026e5053" style:font-weight-asian="normal" style:font-weight-complex="normal"/>
    </style:style>
    <style:style style:name="T78" style:family="text">
      <style:text-properties fo:font-weight="normal" officeooo:rsid="01e4f631" style:font-weight-asian="normal" style:font-weight-complex="normal"/>
    </style:style>
    <style:style style:name="T79" style:family="text">
      <style:text-properties fo:font-weight="normal" officeooo:rsid="026ea6b1" style:font-weight-asian="normal" style:font-weight-complex="normal"/>
    </style:style>
    <style:style style:name="T80" style:family="text">
      <style:text-properties fo:font-weight="normal" officeooo:rsid="01e68c59" style:font-weight-asian="normal" style:font-weight-complex="normal"/>
    </style:style>
    <style:style style:name="T81" style:family="text">
      <style:text-properties fo:font-weight="normal" officeooo:rsid="0233a9f7" style:font-weight-asian="normal" style:font-weight-complex="normal"/>
    </style:style>
    <style:style style:name="T82" style:family="text">
      <style:text-properties fo:font-weight="normal" officeooo:rsid="0022eab8" style:font-weight-asian="normal" style:font-weight-complex="normal"/>
    </style:style>
    <style:style style:name="T83" style:family="text">
      <style:text-properties fo:font-weight="normal" officeooo:rsid="02340a52" style:font-weight-asian="normal" style:font-weight-complex="normal"/>
    </style:style>
    <style:style style:name="T84" style:family="text">
      <style:text-properties fo:font-weight="normal" officeooo:rsid="0040dab1" style:font-weight-asian="normal" style:font-weight-complex="normal"/>
    </style:style>
    <style:style style:name="T85" style:family="text">
      <style:text-properties fo:font-weight="normal" officeooo:rsid="0270a4be" style:font-weight-asian="normal" style:font-weight-complex="normal"/>
    </style:style>
    <style:style style:name="T86" style:family="text">
      <style:text-properties fo:font-weight="normal" officeooo:rsid="0235e950" style:font-weight-asian="normal" style:font-weight-complex="normal"/>
    </style:style>
    <style:style style:name="T87" style:family="text">
      <style:text-properties fo:font-weight="normal" officeooo:rsid="023cdf3e" style:font-weight-asian="normal" style:font-weight-complex="normal"/>
    </style:style>
    <style:style style:name="T88" style:family="text">
      <style:text-properties fo:font-weight="normal" officeooo:rsid="01a624c6" style:font-weight-asian="normal" style:font-weight-complex="normal"/>
    </style:style>
    <style:style style:name="T89" style:family="text">
      <style:text-properties fo:font-weight="normal" officeooo:rsid="023e6c31" style:font-weight-asian="normal" style:font-weight-complex="normal"/>
    </style:style>
    <style:style style:name="T90" style:family="text">
      <style:text-properties fo:font-weight="normal" officeooo:rsid="02758267" style:font-weight-asian="normal" style:font-weight-complex="normal"/>
    </style:style>
    <style:style style:name="T91" style:family="text">
      <style:text-properties fo:font-weight="normal" officeooo:rsid="027bcf23" style:font-weight-asian="normal" style:font-weight-complex="normal"/>
    </style:style>
    <style:style style:name="T92" style:family="text">
      <style:text-properties fo:font-weight="normal" officeooo:rsid="01a838fb" style:font-weight-asian="normal" style:font-weight-complex="normal"/>
    </style:style>
    <style:style style:name="T93" style:family="text">
      <style:text-properties fo:font-weight="normal" officeooo:rsid="01a81808" style:font-weight-asian="normal" style:font-weight-complex="normal"/>
    </style:style>
    <style:style style:name="T94" style:family="text">
      <style:text-properties fo:font-weight="normal" officeooo:rsid="01e943c2" style:font-weight-asian="normal" style:font-weight-complex="normal"/>
    </style:style>
    <style:style style:name="T95" style:family="text">
      <style:text-properties fo:font-weight="normal" officeooo:rsid="02416c87" style:font-weight-asian="normal" style:font-weight-complex="normal"/>
    </style:style>
    <style:style style:name="T96" style:family="text">
      <style:text-properties fo:font-weight="normal" officeooo:rsid="024003b6" style:font-weight-asian="normal" style:font-weight-complex="normal"/>
    </style:style>
    <style:style style:name="T97" style:family="text">
      <style:text-properties fo:font-weight="normal" officeooo:rsid="02416d76" style:font-weight-asian="normal" style:font-weight-complex="normal"/>
    </style:style>
    <style:style style:name="T98" style:family="text">
      <style:text-properties fo:font-weight="normal" officeooo:rsid="027c5299" style:font-weight-asian="normal" style:font-weight-complex="normal"/>
    </style:style>
    <style:style style:name="T99" style:family="text">
      <style:text-properties fo:font-weight="normal" officeooo:rsid="01ea97d0" style:font-weight-asian="normal" style:font-weight-complex="normal"/>
    </style:style>
    <style:style style:name="T100" style:family="text">
      <style:text-properties fo:font-weight="normal" officeooo:rsid="027d63ea" style:font-weight-asian="normal" style:font-weight-complex="normal"/>
    </style:style>
    <style:style style:name="T101" style:family="text">
      <style:text-properties fo:font-weight="normal" officeooo:rsid="01ebf121" style:font-weight-asian="normal" style:font-weight-complex="normal"/>
    </style:style>
    <style:style style:name="T102" style:family="text">
      <style:text-properties fo:font-weight="normal" officeooo:rsid="024335aa" style:font-weight-asian="normal" style:font-weight-complex="normal"/>
    </style:style>
    <style:style style:name="T103" style:family="text">
      <style:text-properties fo:font-weight="normal" officeooo:rsid="027ee640" style:font-weight-asian="normal" style:font-weight-complex="normal"/>
    </style:style>
    <style:style style:name="T104" style:family="text">
      <style:text-properties fo:font-weight="normal" officeooo:rsid="02450968" style:font-weight-asian="normal" style:font-weight-complex="normal"/>
    </style:style>
    <style:style style:name="T105" style:family="text">
      <style:text-properties fo:font-weight="normal" officeooo:rsid="027f1b09" style:font-weight-asian="normal" style:font-weight-complex="normal"/>
    </style:style>
    <style:style style:name="T106" style:family="text">
      <style:text-properties fo:font-weight="normal" officeooo:rsid="00434668" style:font-weight-asian="normal" style:font-weight-complex="normal"/>
    </style:style>
    <style:style style:name="T107" style:family="text">
      <style:text-properties fo:font-weight="normal" officeooo:rsid="0282663c" style:font-weight-asian="normal" style:font-weight-complex="normal"/>
    </style:style>
    <style:style style:name="T108" style:family="text">
      <style:text-properties fo:font-weight="normal" officeooo:rsid="00f59ade" style:font-weight-asian="normal" style:font-weight-complex="normal"/>
    </style:style>
    <style:style style:name="T109" style:family="text">
      <style:text-properties fo:font-weight="normal" officeooo:rsid="01ae10e3" style:font-weight-asian="normal" style:font-weight-complex="normal"/>
    </style:style>
    <style:style style:name="T110" style:family="text">
      <style:text-properties fo:font-weight="normal" officeooo:rsid="00f6b599" style:font-weight-asian="normal" style:font-weight-complex="normal"/>
    </style:style>
    <style:style style:name="T111" style:family="text">
      <style:text-properties fo:font-weight="normal" officeooo:rsid="01af6f04" style:font-weight-asian="normal" style:font-weight-complex="normal"/>
    </style:style>
    <style:style style:name="T112" style:family="text">
      <style:text-properties fo:font-weight="normal" officeooo:rsid="01af7296" style:font-weight-asian="normal" style:font-weight-complex="normal"/>
    </style:style>
    <style:style style:name="T113" style:family="text">
      <style:text-properties fo:font-weight="normal" officeooo:rsid="01b03224" style:font-weight-asian="normal" style:font-weight-complex="normal"/>
    </style:style>
    <style:style style:name="T114" style:family="text">
      <style:text-properties fo:font-weight="normal" officeooo:rsid="01b1d709" style:font-weight-asian="normal" style:font-weight-complex="normal"/>
    </style:style>
    <style:style style:name="T115" style:family="text">
      <style:text-properties fo:font-weight="normal" officeooo:rsid="01edb61a" style:font-weight-asian="normal" style:font-weight-complex="normal"/>
    </style:style>
    <style:style style:name="T116" style:family="text">
      <style:text-properties fo:font-weight="normal" officeooo:rsid="01b3247b" style:font-weight-asian="normal" style:font-weight-complex="normal"/>
    </style:style>
    <style:style style:name="T117" style:family="text">
      <style:text-properties fo:font-weight="normal" officeooo:rsid="01b4f2ec" style:font-weight-asian="normal" style:font-weight-complex="normal"/>
    </style:style>
    <style:style style:name="T118" style:family="text">
      <style:text-properties fo:font-weight="normal" officeooo:rsid="02837408" style:font-weight-asian="normal" style:font-weight-complex="normal"/>
    </style:style>
    <style:style style:name="T119" style:family="text">
      <style:text-properties fo:font-weight="normal" officeooo:rsid="0259c999" style:font-weight-asian="normal" style:font-weight-complex="normal"/>
    </style:style>
    <style:style style:name="T120" style:family="text">
      <style:text-properties fo:font-weight="normal" officeooo:rsid="01b6603a" style:font-weight-asian="normal" style:font-weight-complex="normal"/>
    </style:style>
    <style:style style:name="T121" style:family="text">
      <style:text-properties fo:font-weight="normal" officeooo:rsid="025b3f80" style:font-weight-asian="normal" style:font-weight-complex="normal"/>
    </style:style>
    <style:style style:name="T122" style:family="text">
      <style:text-properties fo:font-weight="normal" officeooo:rsid="01b7c9a4" style:font-weight-asian="normal" style:font-weight-complex="normal"/>
    </style:style>
    <style:style style:name="T123" style:family="text">
      <style:text-properties fo:font-weight="normal" officeooo:rsid="025f380d" style:font-weight-asian="normal" style:font-weight-complex="normal"/>
    </style:style>
    <style:style style:name="T124" style:family="text">
      <style:text-properties fo:font-weight="normal" officeooo:rsid="01b7d91a" style:font-weight-asian="normal" style:font-weight-complex="normal"/>
    </style:style>
    <style:style style:name="T125" style:family="text">
      <style:text-properties fo:font-weight="normal" officeooo:rsid="01f0e3e2" style:font-weight-asian="normal" style:font-weight-complex="normal"/>
    </style:style>
    <style:style style:name="T126" style:family="text">
      <style:text-properties fo:font-weight="normal" officeooo:rsid="0262ea9b" style:font-weight-asian="normal" style:font-weight-complex="normal"/>
    </style:style>
    <style:style style:name="T127" style:family="text">
      <style:text-properties fo:font-weight="normal" officeooo:rsid="0025df7c" style:font-weight-asian="normal" style:font-weight-complex="normal"/>
    </style:style>
    <style:style style:name="T128" style:family="text">
      <style:text-properties fo:font-weight="normal" officeooo:rsid="003e0777" style:font-weight-asian="normal" style:font-weight-complex="normal"/>
    </style:style>
    <style:style style:name="T129" style:family="text">
      <style:text-properties fo:font-weight="normal" officeooo:rsid="00a9113c" style:font-weight-asian="normal" style:font-weight-complex="normal"/>
    </style:style>
    <style:style style:name="T130" style:family="text">
      <style:text-properties fo:font-weight="normal" officeooo:rsid="003ed3dc" style:font-weight-asian="normal" style:font-weight-complex="normal"/>
    </style:style>
    <style:style style:name="T131" style:family="text">
      <style:text-properties fo:font-weight="normal" officeooo:rsid="003fba84" style:font-weight-asian="normal" style:font-weight-complex="normal"/>
    </style:style>
    <style:style style:name="T132" style:family="text">
      <style:text-properties fo:font-weight="normal" officeooo:rsid="00a293ad" style:font-weight-asian="normal" style:font-weight-complex="normal"/>
    </style:style>
    <style:style style:name="T133" style:family="text">
      <style:text-properties fo:font-weight="normal" officeooo:rsid="0042d5e2" style:font-weight-asian="normal" style:font-weight-complex="normal"/>
    </style:style>
    <style:style style:name="T134" style:family="text">
      <style:text-properties fo:font-weight="normal" officeooo:rsid="004178c6" style:font-weight-asian="normal" style:font-weight-complex="normal"/>
    </style:style>
    <style:style style:name="T135" style:family="text">
      <style:text-properties fo:font-weight="normal" officeooo:rsid="00430153" style:font-weight-asian="normal" style:font-weight-complex="normal"/>
    </style:style>
    <style:style style:name="T136" style:family="text">
      <style:text-properties fo:font-weight="normal" officeooo:rsid="0047670e" style:font-weight-asian="normal" style:font-weight-complex="normal"/>
    </style:style>
    <style:style style:name="T137" style:family="text">
      <style:text-properties fo:font-weight="normal" officeooo:rsid="004a6e4b" style:font-weight-asian="normal" style:font-weight-complex="normal"/>
    </style:style>
    <style:style style:name="T138" style:family="text">
      <style:text-properties fo:font-weight="normal" officeooo:rsid="004b73b3" style:font-weight-asian="normal" style:font-weight-complex="normal"/>
    </style:style>
    <style:style style:name="T139" style:family="text">
      <style:text-properties fo:font-weight="normal" officeooo:rsid="004c6e6d" style:font-weight-asian="normal" style:font-weight-complex="normal"/>
    </style:style>
    <style:style style:name="T140" style:family="text">
      <style:text-properties fo:font-weight="normal" officeooo:rsid="004e6c72" style:font-weight-asian="normal" style:font-weight-complex="normal"/>
    </style:style>
    <style:style style:name="T141" style:family="text">
      <style:text-properties fo:font-weight="normal" officeooo:rsid="0027d0fc" style:font-weight-asian="normal" style:font-weight-complex="normal"/>
    </style:style>
    <style:style style:name="T142" style:family="text">
      <style:text-properties fo:font-weight="normal" officeooo:rsid="005cac0d" style:font-weight-asian="normal" style:font-weight-complex="normal"/>
    </style:style>
    <style:style style:name="T143" style:family="text">
      <style:text-properties fo:font-weight="normal" officeooo:rsid="008188c7" style:font-weight-asian="normal" style:font-weight-complex="normal"/>
    </style:style>
    <style:style style:name="T144" style:family="text">
      <style:text-properties fo:font-weight="normal" officeooo:rsid="0081d040" style:font-weight-asian="normal" style:font-weight-complex="normal"/>
    </style:style>
    <style:style style:name="T145" style:family="text">
      <style:text-properties fo:font-weight="normal" officeooo:rsid="008ab88a" style:font-weight-asian="normal" style:font-weight-complex="normal"/>
    </style:style>
    <style:style style:name="T146" style:family="text">
      <style:text-properties fo:font-weight="normal" officeooo:rsid="005e77a4" style:font-weight-asian="normal" style:font-weight-complex="normal"/>
    </style:style>
    <style:style style:name="T147" style:family="text">
      <style:text-properties fo:font-weight="normal" officeooo:rsid="008e4242" style:font-weight-asian="normal" style:font-weight-complex="normal"/>
    </style:style>
    <style:style style:name="T148" style:family="text">
      <style:text-properties fo:font-weight="normal" officeooo:rsid="005f154e" style:font-weight-asian="normal" style:font-weight-complex="normal"/>
    </style:style>
    <style:style style:name="T149" style:family="text">
      <style:text-properties fo:font-weight="normal" officeooo:rsid="006049f8" style:font-weight-asian="normal" style:font-weight-complex="normal"/>
    </style:style>
    <style:style style:name="T150" style:family="text">
      <style:text-properties fo:font-weight="normal" officeooo:rsid="00647ee6" style:font-weight-asian="normal" style:font-weight-complex="normal"/>
    </style:style>
    <style:style style:name="T151" style:family="text">
      <style:text-properties fo:font-weight="normal" officeooo:rsid="008f72b7" style:font-weight-asian="normal" style:font-weight-complex="normal"/>
    </style:style>
    <style:style style:name="T152" style:family="text">
      <style:text-properties fo:font-weight="normal" officeooo:rsid="0082cb59" style:font-weight-asian="normal" style:font-weight-complex="normal"/>
    </style:style>
    <style:style style:name="T153" style:family="text">
      <style:text-properties fo:font-weight="normal" officeooo:rsid="0064a4b4" style:font-weight-asian="normal" style:font-weight-complex="normal"/>
    </style:style>
    <style:style style:name="T154" style:family="text">
      <style:text-properties fo:font-weight="normal" officeooo:rsid="0064a4f8" style:font-weight-asian="normal" style:font-weight-complex="normal"/>
    </style:style>
    <style:style style:name="T155" style:family="text">
      <style:text-properties fo:font-weight="normal" officeooo:rsid="00906c07" style:font-weight-asian="normal" style:font-weight-complex="normal"/>
    </style:style>
    <style:style style:name="T156" style:family="text">
      <style:text-properties fo:font-weight="normal" officeooo:rsid="009232ab" style:font-weight-asian="normal" style:font-weight-complex="normal"/>
    </style:style>
    <style:style style:name="T157" style:family="text">
      <style:text-properties fo:font-weight="normal" officeooo:rsid="0093eab5" style:font-weight-asian="normal" style:font-weight-complex="normal"/>
    </style:style>
    <style:style style:name="T158" style:family="text">
      <style:text-properties fo:font-weight="normal" officeooo:rsid="0064d23d" style:font-weight-asian="normal" style:font-weight-complex="normal"/>
    </style:style>
    <style:style style:name="T159" style:family="text">
      <style:text-properties fo:font-weight="normal" officeooo:rsid="0095e030" style:font-weight-asian="normal" style:font-weight-complex="normal"/>
    </style:style>
    <style:style style:name="T160" style:family="text">
      <style:text-properties fo:font-weight="normal" officeooo:rsid="006733a1" style:font-weight-asian="normal" style:font-weight-complex="normal"/>
    </style:style>
    <style:style style:name="T161" style:family="text">
      <style:text-properties fo:font-weight="normal" officeooo:rsid="0069be73" style:font-weight-asian="normal" style:font-weight-complex="normal"/>
    </style:style>
    <style:style style:name="T162" style:family="text">
      <style:text-properties fo:font-weight="normal" officeooo:rsid="00690f2f" style:font-weight-asian="normal" style:font-weight-complex="normal"/>
    </style:style>
    <style:style style:name="T163" style:family="text">
      <style:text-properties fo:font-weight="normal" officeooo:rsid="006aec5c" style:font-weight-asian="normal" style:font-weight-complex="normal"/>
    </style:style>
    <style:style style:name="T164" style:family="text">
      <style:text-properties fo:font-weight="normal" officeooo:rsid="006bf5dc" style:font-weight-asian="normal" style:font-weight-complex="normal"/>
    </style:style>
    <style:style style:name="T165" style:family="text">
      <style:text-properties fo:font-weight="normal" officeooo:rsid="00a9e7e3" style:font-weight-asian="normal" style:font-weight-complex="normal"/>
    </style:style>
    <style:style style:name="T166" style:family="text">
      <style:text-properties fo:font-weight="normal" officeooo:rsid="00989f95" style:font-weight-asian="normal" style:font-weight-complex="normal"/>
    </style:style>
    <style:style style:name="T167" style:family="text">
      <style:text-properties fo:font-weight="normal" officeooo:rsid="00ab9373" style:font-weight-asian="normal" style:font-weight-complex="normal"/>
    </style:style>
    <style:style style:name="T168" style:family="text">
      <style:text-properties fo:font-weight="normal" officeooo:rsid="006e5d0e" style:font-weight-asian="normal" style:font-weight-complex="normal"/>
    </style:style>
    <style:style style:name="T169" style:family="text">
      <style:text-properties fo:font-weight="normal" officeooo:rsid="006ec63c" style:font-weight-asian="normal" style:font-weight-complex="normal"/>
    </style:style>
    <style:style style:name="T170" style:family="text">
      <style:text-properties fo:font-weight="normal" officeooo:rsid="006f7453" style:font-weight-asian="normal" style:font-weight-complex="normal"/>
    </style:style>
    <style:style style:name="T171" style:family="text">
      <style:text-properties fo:font-weight="normal" officeooo:rsid="00716163" style:font-weight-asian="normal" style:font-weight-complex="normal"/>
    </style:style>
    <style:style style:name="T172" style:family="text">
      <style:text-properties fo:font-weight="normal" officeooo:rsid="000b2ee9" style:font-weight-asian="normal" style:font-weight-complex="normal"/>
    </style:style>
    <style:style style:name="T173" style:family="text">
      <style:text-properties fo:font-weight="normal" officeooo:rsid="0083033b" style:font-weight-asian="normal" style:font-weight-complex="normal"/>
    </style:style>
    <style:style style:name="T174" style:family="text">
      <style:text-properties fo:font-weight="normal" officeooo:rsid="0073ddf3" style:font-weight-asian="normal" style:font-weight-complex="normal"/>
    </style:style>
    <style:style style:name="T175" style:family="text">
      <style:text-properties fo:font-weight="normal" officeooo:rsid="0074b414" style:font-weight-asian="normal" style:font-weight-complex="normal"/>
    </style:style>
    <style:style style:name="T176" style:family="text">
      <style:text-properties fo:font-weight="normal" officeooo:rsid="0087c74e" style:font-weight-asian="normal" style:font-weight-complex="normal"/>
    </style:style>
    <style:style style:name="T177" style:family="text">
      <style:text-properties fo:font-weight="normal" officeooo:rsid="0088e1d0" style:font-weight-asian="normal" style:font-weight-complex="normal"/>
    </style:style>
    <style:style style:name="T178" style:family="text">
      <style:text-properties fo:font-weight="normal" officeooo:rsid="00714702" style:font-weight-asian="normal" style:font-weight-complex="normal"/>
    </style:style>
    <style:style style:name="T179" style:family="text">
      <style:text-properties fo:font-weight="normal" officeooo:rsid="009eefcc" style:font-weight-asian="normal" style:font-weight-complex="normal"/>
    </style:style>
    <style:style style:name="T180" style:family="text">
      <style:text-properties fo:font-weight="normal" officeooo:rsid="00a069d0" style:font-weight-asian="normal" style:font-weight-complex="normal"/>
    </style:style>
    <style:style style:name="T181" style:family="text">
      <style:text-properties fo:font-weight="normal" officeooo:rsid="00904da8" style:font-weight-asian="normal" style:font-weight-complex="normal"/>
    </style:style>
    <style:style style:name="T182" style:family="text">
      <style:text-properties fo:font-weight="normal" officeooo:rsid="00be81e8" style:font-weight-asian="normal" style:font-weight-complex="normal"/>
    </style:style>
    <style:style style:name="T183" style:family="text">
      <style:text-properties fo:font-weight="normal" officeooo:rsid="00bf18ce" style:font-weight-asian="normal" style:font-weight-complex="normal"/>
    </style:style>
    <style:style style:name="T184" style:family="text">
      <style:text-properties fo:font-weight="normal" officeooo:rsid="00c1b415" style:font-weight-asian="normal" style:font-weight-complex="normal"/>
    </style:style>
    <style:style style:name="T185" style:family="text">
      <style:text-properties fo:font-weight="normal" officeooo:rsid="00c1fc20" style:font-weight-asian="normal" style:font-weight-complex="normal"/>
    </style:style>
    <style:style style:name="T186" style:family="text">
      <style:text-properties fo:font-weight="normal" officeooo:rsid="003123aa" style:font-weight-asian="normal" style:font-weight-complex="normal"/>
    </style:style>
    <style:style style:name="T187" style:family="text">
      <style:text-properties fo:font-weight="normal" officeooo:rsid="00325bcb" style:font-weight-asian="normal" style:font-weight-complex="normal"/>
    </style:style>
    <style:style style:name="T188" style:family="text">
      <style:text-properties fo:font-weight="normal" officeooo:rsid="005b0fa0" style:font-weight-asian="normal" style:font-weight-complex="normal"/>
    </style:style>
    <style:style style:name="T189" style:family="text">
      <style:text-properties fo:font-weight="normal" officeooo:rsid="00c2fe4e" style:font-weight-asian="normal" style:font-weight-complex="normal"/>
    </style:style>
    <style:style style:name="T190" style:family="text">
      <style:text-properties fo:font-weight="normal" officeooo:rsid="0033bc8f" style:font-weight-asian="normal" style:font-weight-complex="normal"/>
    </style:style>
    <style:style style:name="T191" style:family="text">
      <style:text-properties fo:font-weight="normal" officeooo:rsid="0032aa98" style:font-weight-asian="normal" style:font-weight-complex="normal"/>
    </style:style>
    <style:style style:name="T192" style:family="text">
      <style:text-properties fo:font-weight="normal" officeooo:rsid="00c6ddb6" style:font-weight-asian="normal" style:font-weight-complex="normal"/>
    </style:style>
    <style:style style:name="T193" style:family="text">
      <style:text-properties fo:font-weight="normal" officeooo:rsid="00c7f8a1" style:font-weight-asian="normal" style:font-weight-complex="normal"/>
    </style:style>
    <style:style style:name="T194" style:family="text">
      <style:text-properties fo:font-weight="normal" officeooo:rsid="005b4c6d" style:font-weight-asian="normal" style:font-weight-complex="normal"/>
    </style:style>
    <style:style style:name="T195" style:family="text">
      <style:text-properties fo:font-weight="normal" officeooo:rsid="00c8b792" style:font-weight-asian="normal" style:font-weight-complex="normal"/>
    </style:style>
    <style:style style:name="T196" style:family="text">
      <style:text-properties fo:font-weight="normal" officeooo:rsid="0032cbea" style:font-weight-asian="normal" style:font-weight-complex="normal"/>
    </style:style>
    <style:style style:name="T197" style:family="text">
      <style:text-properties fo:font-weight="normal" officeooo:rsid="00ca672f" style:font-weight-asian="normal" style:font-weight-complex="normal"/>
    </style:style>
    <style:style style:name="T198" style:family="text">
      <style:text-properties fo:font-weight="normal" officeooo:rsid="00cab097" style:font-weight-asian="normal" style:font-weight-complex="normal"/>
    </style:style>
    <style:style style:name="T199" style:family="text">
      <style:text-properties fo:font-weight="normal" officeooo:rsid="00cd3bd9" style:font-weight-asian="normal" style:font-weight-complex="normal"/>
    </style:style>
    <style:style style:name="T200" style:family="text">
      <style:text-properties fo:font-weight="normal" officeooo:rsid="0055243c" style:font-weight-asian="normal" style:font-weight-complex="normal"/>
    </style:style>
    <style:style style:name="T201" style:family="text">
      <style:text-properties fo:font-weight="normal" officeooo:rsid="00392496" style:font-weight-asian="normal" style:font-weight-complex="normal"/>
    </style:style>
    <style:style style:name="T202" style:family="text">
      <style:text-properties fo:font-weight="normal" officeooo:rsid="005b5aab" style:font-weight-asian="normal" style:font-weight-complex="normal"/>
    </style:style>
    <style:style style:name="T203" style:family="text">
      <style:text-properties fo:font-weight="normal" officeooo:rsid="003caab9" style:font-weight-asian="normal" style:font-weight-complex="normal"/>
    </style:style>
    <style:style style:name="T204" style:family="text">
      <style:text-properties fo:font-weight="normal" officeooo:rsid="004441a4" style:font-weight-asian="normal" style:font-weight-complex="normal"/>
    </style:style>
    <style:style style:name="T205" style:family="text">
      <style:text-properties fo:font-weight="normal" officeooo:rsid="00288336" style:font-weight-asian="normal" style:font-weight-complex="normal"/>
    </style:style>
    <style:style style:name="T206" style:family="text">
      <style:text-properties fo:font-weight="normal" officeooo:rsid="002a98c2" style:font-weight-asian="normal" style:font-weight-complex="normal"/>
    </style:style>
    <style:style style:name="T207" style:family="text">
      <style:text-properties fo:font-weight="normal" officeooo:rsid="00cd9c2f" style:font-weight-asian="normal" style:font-weight-complex="normal"/>
    </style:style>
    <style:style style:name="T208" style:family="text">
      <style:text-properties fo:font-weight="normal" officeooo:rsid="002bfe85" style:font-weight-asian="normal" style:font-weight-complex="normal"/>
    </style:style>
    <style:style style:name="T209" style:family="text">
      <style:text-properties fo:font-weight="normal" officeooo:rsid="002dd398" style:font-weight-asian="normal" style:font-weight-complex="normal"/>
    </style:style>
    <style:style style:name="T210" style:family="text">
      <style:text-properties fo:font-weight="normal" officeooo:rsid="003883dc" style:font-weight-asian="normal" style:font-weight-complex="normal"/>
    </style:style>
    <style:style style:name="T211" style:family="text">
      <style:text-properties fo:font-weight="normal" officeooo:rsid="0039a77c" style:font-weight-asian="normal" style:font-weight-complex="normal"/>
    </style:style>
    <style:style style:name="T212" style:family="text">
      <style:text-properties fo:font-weight="normal" officeooo:rsid="02291edb" fo:background-color="#ed1c24" loext:char-shading-value="0" style:font-weight-asian="normal" style:font-weight-complex="normal"/>
    </style:style>
    <style:style style:name="T213" style:family="text">
      <style:text-properties fo:font-weight="normal" officeooo:rsid="0228ab28" fo:background-color="#ed1c24" loext:char-shading-value="0" style:font-weight-asian="normal" style:font-weight-complex="normal"/>
    </style:style>
    <style:style style:name="T214" style:family="text">
      <style:text-properties fo:font-weight="normal" fo:background-color="#ef413d" loext:char-shading-value="0" style:font-weight-asian="normal" style:font-weight-complex="normal"/>
    </style:style>
    <style:style style:name="T215" style:family="text">
      <style:text-properties fo:font-weight="normal" officeooo:rsid="0025df7c" fo:background-color="#ef413d" loext:char-shading-value="0" style:font-weight-asian="normal" style:font-weight-complex="normal"/>
    </style:style>
    <style:style style:name="T216" style:family="text">
      <style:text-properties fo:font-weight="normal" officeooo:rsid="0025df7c" fo:background-color="#ef413d" loext:char-shading-value="0" style:font-weight-asian="normal" style:font-weight-complex="normal"/>
    </style:style>
    <style:style style:name="T217" style:family="text">
      <style:text-properties fo:font-weight="normal" fo:background-color="#ef413d" loext:char-shading-value="0" style:font-weight-asian="normal" style:font-weight-complex="normal"/>
    </style:style>
    <style:style style:name="T218" style:family="text">
      <style:text-properties fo:font-weight="normal" officeooo:rsid="000b2ee9" fo:background-color="#ef413d" loext:char-shading-value="0" style:font-weight-asian="normal" style:font-weight-complex="normal"/>
    </style:style>
    <style:style style:name="T219" style:family="text">
      <style:text-properties fo:font-weight="normal" officeooo:rsid="000b2ee9" fo:background-color="#ef413d" loext:char-shading-value="0" style:font-weight-asian="normal" style:font-weight-complex="normal"/>
    </style:style>
    <style:style style:name="T220" style:family="text">
      <style:text-properties officeooo:rsid="01c42bc1"/>
    </style:style>
    <style:style style:name="T221" style:family="text">
      <style:text-properties officeooo:rsid="018a7333"/>
    </style:style>
    <style:style style:name="T222" style:family="text">
      <style:text-properties officeooo:rsid="01c73563"/>
    </style:style>
    <style:style style:name="T223" style:family="text">
      <style:text-properties officeooo:rsid="004eea7c"/>
    </style:style>
    <style:style style:name="T224" style:family="text">
      <style:text-properties officeooo:rsid="0188c20f"/>
    </style:style>
    <style:style style:name="T225" style:family="text">
      <style:text-properties officeooo:rsid="02187097"/>
    </style:style>
    <style:style style:name="T226" style:family="text">
      <style:text-properties officeooo:rsid="0219e07f"/>
    </style:style>
    <style:style style:name="T227" style:family="text">
      <style:text-properties officeooo:rsid="01d2feda"/>
    </style:style>
    <style:style style:name="T228" style:family="text">
      <style:text-properties officeooo:rsid="01d6502c"/>
    </style:style>
    <style:style style:name="T229" style:family="text">
      <style:text-properties officeooo:rsid="0220ad00"/>
    </style:style>
    <style:style style:name="T230" style:family="text">
      <style:text-properties officeooo:rsid="02298716"/>
    </style:style>
    <style:style style:name="T231" style:family="text">
      <style:text-properties officeooo:rsid="01e16021"/>
    </style:style>
    <style:style style:name="T232" style:family="text">
      <style:text-properties officeooo:rsid="00507271"/>
    </style:style>
    <style:style style:name="T233" style:family="text">
      <style:text-properties fo:font-weight="bold" style:font-weight-asian="bold" style:font-weight-complex="bold"/>
    </style:style>
    <style:style style:name="T234" style:family="text">
      <style:text-properties fo:font-weight="bold" officeooo:rsid="012dec58" style:font-weight-asian="bold" style:font-weight-complex="bold"/>
    </style:style>
    <style:style style:name="T235" style:family="text">
      <style:text-properties officeooo:rsid="012dec58"/>
    </style:style>
    <style:style style:name="T236" style:family="text">
      <style:text-properties officeooo:rsid="005f5f26"/>
    </style:style>
    <style:style style:name="T237" style:family="text">
      <style:text-properties officeooo:rsid="0040b33a"/>
    </style:style>
    <style:style style:name="T238" style:family="text">
      <style:text-properties officeooo:rsid="02340a52"/>
    </style:style>
    <style:style style:name="T239" style:family="text">
      <style:text-properties officeooo:rsid="0041a558"/>
    </style:style>
    <style:style style:name="T240" style:family="text">
      <style:text-properties officeooo:rsid="00430997"/>
    </style:style>
    <style:style style:name="T241" style:family="text">
      <style:text-properties officeooo:rsid="023cdf3e"/>
    </style:style>
    <style:style style:name="T242" style:family="text">
      <style:text-properties officeooo:rsid="00f37599"/>
    </style:style>
    <style:style style:name="T243" style:family="text">
      <style:text-properties officeooo:rsid="0273d4c6"/>
    </style:style>
    <style:style style:name="T244" style:family="text">
      <style:text-properties fo:font-style="italic" style:font-style-asian="italic" style:font-style-complex="italic"/>
    </style:style>
    <style:style style:name="T245" style:family="text">
      <style:text-properties fo:font-style="italic" officeooo:rsid="0273d4c6" style:font-style-asian="italic" style:font-style-complex="italic"/>
    </style:style>
    <style:style style:name="T246" style:family="text">
      <style:text-properties fo:font-style="italic" officeooo:rsid="00bc5b84" style:font-style-asian="italic" style:font-style-complex="italic"/>
    </style:style>
    <style:style style:name="T247" style:family="text">
      <style:text-properties fo:font-style="italic" officeooo:rsid="00c6bf9e" style:font-style-asian="italic" style:font-style-complex="italic"/>
    </style:style>
    <style:style style:name="T248" style:family="text">
      <style:text-properties fo:font-style="italic" officeooo:rsid="00cce376" style:font-style-asian="italic" style:font-style-complex="italic"/>
    </style:style>
    <style:style style:name="T249" style:family="text">
      <style:text-properties fo:font-style="italic" officeooo:rsid="00d24258" style:font-style-asian="italic" style:font-style-complex="italic"/>
    </style:style>
    <style:style style:name="T250" style:family="text">
      <style:text-properties fo:font-style="italic" officeooo:rsid="00f54391" style:font-style-asian="italic" style:font-style-complex="italic"/>
    </style:style>
    <style:style style:name="T251" style:family="text">
      <style:text-properties fo:font-style="italic" fo:font-weight="normal" style:font-style-asian="italic" style:font-weight-asian="normal" style:font-style-complex="italic" style:font-weight-complex="normal"/>
    </style:style>
    <style:style style:name="T252" style:family="text">
      <style:text-properties fo:font-style="normal" style:font-style-asian="normal" style:font-style-complex="normal"/>
    </style:style>
    <style:style style:name="T253" style:family="text">
      <style:text-properties fo:font-style="normal" officeooo:rsid="0273d4c6" style:font-style-asian="normal" style:font-style-complex="normal"/>
    </style:style>
    <style:style style:name="T254" style:family="text">
      <style:text-properties fo:font-style="normal" officeooo:rsid="00bdd956" style:font-style-asian="normal" style:font-style-complex="normal"/>
    </style:style>
    <style:style style:name="T255" style:family="text">
      <style:text-properties fo:font-style="normal" officeooo:rsid="00c6bf9e" style:font-style-asian="normal" style:font-style-complex="normal"/>
    </style:style>
    <style:style style:name="T256" style:family="text">
      <style:text-properties fo:font-style="normal" officeooo:rsid="001dac5e" style:font-style-asian="normal" style:font-style-complex="normal"/>
    </style:style>
    <style:style style:name="T257" style:family="text">
      <style:text-properties fo:font-style="normal" officeooo:rsid="00e236ee" style:font-style-asian="normal" style:font-style-complex="normal"/>
    </style:style>
    <style:style style:name="T258" style:family="text">
      <style:text-properties fo:font-style="normal" officeooo:rsid="00e368bd" style:font-style-asian="normal" style:font-style-complex="normal"/>
    </style:style>
    <style:style style:name="T259" style:family="text">
      <style:text-properties fo:font-style="normal" officeooo:rsid="001dd0e6" style:font-style-asian="normal" style:font-style-complex="normal"/>
    </style:style>
    <style:style style:name="T260" style:family="text">
      <style:text-properties fo:font-style="normal" officeooo:rsid="0049b2d2" style:font-style-asian="normal" style:font-style-complex="normal"/>
    </style:style>
    <style:style style:name="T261" style:family="text">
      <style:text-properties fo:font-style="normal" officeooo:rsid="00ea6a0c" style:font-style-asian="normal" style:font-style-complex="normal"/>
    </style:style>
    <style:style style:name="T262" style:family="text">
      <style:text-properties fo:font-style="normal" officeooo:rsid="00cb1b67" style:font-style-asian="normal" style:font-style-complex="normal"/>
    </style:style>
    <style:style style:name="T263" style:family="text">
      <style:text-properties fo:font-style="normal" officeooo:rsid="001f97aa" style:font-style-asian="normal" style:font-style-complex="normal"/>
    </style:style>
    <style:style style:name="T264" style:family="text">
      <style:text-properties fo:font-style="normal" officeooo:rsid="004b4e7b" style:font-style-asian="normal" style:font-style-complex="normal"/>
    </style:style>
    <style:style style:name="T265" style:family="text">
      <style:text-properties fo:font-style="normal" officeooo:rsid="002203a7" style:font-style-asian="normal" style:font-style-complex="normal"/>
    </style:style>
    <style:style style:name="T266" style:family="text">
      <style:text-properties fo:font-style="normal" officeooo:rsid="0026ebcb" style:font-style-asian="normal" style:font-style-complex="normal"/>
    </style:style>
    <style:style style:name="T267" style:family="text">
      <style:text-properties fo:font-style="normal" officeooo:rsid="0024ae00" style:font-style-asian="normal" style:font-style-complex="normal"/>
    </style:style>
    <style:style style:name="T268" style:family="text">
      <style:text-properties fo:font-style="normal" officeooo:rsid="00ebc3ff" style:font-style-asian="normal" style:font-style-complex="normal"/>
    </style:style>
    <style:style style:name="T269" style:family="text">
      <style:text-properties fo:font-style="normal" officeooo:rsid="00d17449" style:font-style-asian="normal" style:font-style-complex="normal"/>
    </style:style>
    <style:style style:name="T270" style:family="text">
      <style:text-properties fo:font-style="normal" officeooo:rsid="004b60c4" style:font-style-asian="normal" style:font-style-complex="normal"/>
    </style:style>
    <style:style style:name="T271" style:family="text">
      <style:text-properties fo:font-style="normal" officeooo:rsid="0025bfc6" style:font-style-asian="normal" style:font-style-complex="normal"/>
    </style:style>
    <style:style style:name="T272" style:family="text">
      <style:text-properties fo:font-style="normal" officeooo:rsid="00ee726d" style:font-style-asian="normal" style:font-style-complex="normal"/>
    </style:style>
    <style:style style:name="T273" style:family="text">
      <style:text-properties fo:font-style="normal" officeooo:rsid="002a0386" style:font-style-asian="normal" style:font-style-complex="normal"/>
    </style:style>
    <style:style style:name="T274" style:family="text">
      <style:text-properties fo:font-style="normal" officeooo:rsid="00d24258" style:font-style-asian="normal" style:font-style-complex="normal"/>
    </style:style>
    <style:style style:name="T275" style:family="text">
      <style:text-properties fo:font-style="normal" officeooo:rsid="002a9b34" style:font-style-asian="normal" style:font-style-complex="normal"/>
    </style:style>
    <style:style style:name="T276" style:family="text">
      <style:text-properties fo:font-style="normal" officeooo:rsid="002c9a4d" style:font-style-asian="normal" style:font-style-complex="normal"/>
    </style:style>
    <style:style style:name="T277" style:family="text">
      <style:text-properties fo:font-style="normal" officeooo:rsid="004ce1af" style:font-style-asian="normal" style:font-style-complex="normal"/>
    </style:style>
    <style:style style:name="T278" style:family="text">
      <style:text-properties fo:font-style="normal" officeooo:rsid="00321261" style:font-style-asian="normal" style:font-style-complex="normal"/>
    </style:style>
    <style:style style:name="T279" style:family="text">
      <style:text-properties fo:font-style="normal" officeooo:rsid="00501906" style:font-style-asian="normal" style:font-style-complex="normal"/>
    </style:style>
    <style:style style:name="T280" style:family="text">
      <style:text-properties fo:font-style="normal" officeooo:rsid="00323a45" style:font-style-asian="normal" style:font-style-complex="normal"/>
    </style:style>
    <style:style style:name="T281" style:family="text">
      <style:text-properties fo:font-style="normal" officeooo:rsid="00348356" style:font-style-asian="normal" style:font-style-complex="normal"/>
    </style:style>
    <style:style style:name="T282" style:family="text">
      <style:text-properties fo:font-style="normal" officeooo:rsid="00503fef" style:font-style-asian="normal" style:font-style-complex="normal"/>
    </style:style>
    <style:style style:name="T283" style:family="text">
      <style:text-properties fo:font-style="normal" officeooo:rsid="00d46d25" style:font-style-asian="normal" style:font-style-complex="normal"/>
    </style:style>
    <style:style style:name="T284" style:family="text">
      <style:text-properties fo:font-style="normal" officeooo:rsid="0051160e" style:font-style-asian="normal" style:font-style-complex="normal"/>
    </style:style>
    <style:style style:name="T285" style:family="text">
      <style:text-properties fo:font-style="normal" officeooo:rsid="00363e0b" style:font-style-asian="normal" style:font-style-complex="normal"/>
    </style:style>
    <style:style style:name="T286" style:family="text">
      <style:text-properties fo:font-style="normal" officeooo:rsid="00efd9ae" style:font-style-asian="normal" style:font-style-complex="normal"/>
    </style:style>
    <style:style style:name="T287" style:family="text">
      <style:text-properties fo:font-style="normal" officeooo:rsid="00542665" style:font-style-asian="normal" style:font-style-complex="normal"/>
    </style:style>
    <style:style style:name="T288" style:family="text">
      <style:text-properties fo:font-style="normal" officeooo:rsid="00f64065" style:font-style-asian="normal" style:font-style-complex="normal"/>
    </style:style>
    <style:style style:name="T289" style:family="text">
      <style:text-properties fo:font-style="normal" officeooo:rsid="0038dce7" style:font-style-asian="normal" style:font-style-complex="normal"/>
    </style:style>
    <style:style style:name="T290" style:family="text">
      <style:text-properties fo:font-style="normal" officeooo:rsid="003a7cb8" style:font-style-asian="normal" style:font-style-complex="normal"/>
    </style:style>
    <style:style style:name="T291" style:family="text">
      <style:text-properties fo:font-style="normal" officeooo:rsid="003c0492" style:font-style-asian="normal" style:font-style-complex="normal"/>
    </style:style>
    <style:style style:name="T292" style:family="text">
      <style:text-properties fo:font-style="normal" officeooo:rsid="003cd5fc" style:font-style-asian="normal" style:font-style-complex="normal"/>
    </style:style>
    <style:style style:name="T293" style:family="text">
      <style:text-properties fo:font-style="normal" officeooo:rsid="003d6ccd" style:font-style-asian="normal" style:font-style-complex="normal"/>
    </style:style>
    <style:style style:name="T294" style:family="text">
      <style:text-properties fo:font-style="normal" officeooo:rsid="00f7ee76" style:font-style-asian="normal" style:font-style-complex="normal"/>
    </style:style>
    <style:style style:name="T295" style:family="text">
      <style:text-properties fo:font-style="normal" officeooo:rsid="003f03e1" style:font-style-asian="normal" style:font-style-complex="normal"/>
    </style:style>
    <style:style style:name="T296" style:family="text">
      <style:text-properties fo:font-style="normal" officeooo:rsid="00f952d9" style:font-style-asian="normal" style:font-style-complex="normal"/>
    </style:style>
    <style:style style:name="T297" style:family="text">
      <style:text-properties fo:font-style="normal" officeooo:rsid="005dcc05" style:font-style-asian="normal" style:font-style-complex="normal"/>
    </style:style>
    <style:style style:name="T298" style:family="text">
      <style:text-properties fo:font-style="normal" officeooo:rsid="00fa8b89" style:font-style-asian="normal" style:font-style-complex="normal"/>
    </style:style>
    <style:style style:name="T299" style:family="text">
      <style:text-properties fo:font-style="normal" officeooo:rsid="0055cacd" style:font-style-asian="normal" style:font-style-complex="normal"/>
    </style:style>
    <style:style style:name="T300" style:family="text">
      <style:text-properties fo:font-style="normal" officeooo:rsid="005709af" style:font-style-asian="normal" style:font-style-complex="normal"/>
    </style:style>
    <style:style style:name="T301" style:family="text">
      <style:text-properties fo:font-style="normal" officeooo:rsid="0057a43e" style:font-style-asian="normal" style:font-style-complex="normal"/>
    </style:style>
    <style:style style:name="T302" style:family="text">
      <style:text-properties fo:font-style="normal" officeooo:rsid="0058a805" style:font-style-asian="normal" style:font-style-complex="normal"/>
    </style:style>
    <style:style style:name="T303" style:family="text">
      <style:text-properties fo:font-style="normal" officeooo:rsid="00fc3da7" style:font-style-asian="normal" style:font-style-complex="normal"/>
    </style:style>
    <style:style style:name="T304" style:family="text">
      <style:text-properties fo:font-style="normal" officeooo:rsid="005aec9e" style:font-style-asian="normal" style:font-style-complex="normal"/>
    </style:style>
    <style:style style:name="T305" style:family="text">
      <style:text-properties fo:font-style="normal" officeooo:rsid="005b6109" style:font-style-asian="normal" style:font-style-complex="normal"/>
    </style:style>
    <style:style style:name="T306" style:family="text">
      <style:text-properties fo:font-style="normal" officeooo:rsid="005bb8f6" style:font-style-asian="normal" style:font-style-complex="normal"/>
    </style:style>
    <style:style style:name="T307" style:family="text">
      <style:text-properties fo:font-style="normal" officeooo:rsid="005bbdc1" style:font-style-asian="normal" style:font-style-complex="normal"/>
    </style:style>
    <style:style style:name="T308" style:family="text">
      <style:text-properties fo:font-style="normal" officeooo:rsid="00fc5caa" style:font-style-asian="normal" style:font-style-complex="normal"/>
    </style:style>
    <style:style style:name="T309" style:family="text">
      <style:text-properties fo:font-style="normal" officeooo:rsid="0060b8fa" style:font-style-asian="normal" style:font-style-complex="normal"/>
    </style:style>
    <style:style style:name="T310" style:family="text">
      <style:text-properties fo:font-style="normal" officeooo:rsid="0062e7c9" style:font-style-asian="normal" style:font-style-complex="normal"/>
    </style:style>
    <style:style style:name="T311" style:family="text">
      <style:text-properties fo:font-style="normal" officeooo:rsid="00675c14" style:font-style-asian="normal" style:font-style-complex="normal"/>
    </style:style>
    <style:style style:name="T312" style:family="text">
      <style:text-properties fo:font-style="normal" officeooo:rsid="0067e7a1" style:font-style-asian="normal" style:font-style-complex="normal"/>
    </style:style>
    <style:style style:name="T313" style:family="text">
      <style:text-properties fo:font-style="normal" officeooo:rsid="00aa2332" style:font-style-asian="normal" style:font-style-complex="normal"/>
    </style:style>
    <style:style style:name="T314" style:family="text">
      <style:text-properties fo:font-style="normal" officeooo:rsid="01037dc7" style:font-style-asian="normal" style:font-style-complex="normal"/>
    </style:style>
    <style:style style:name="T315" style:family="text">
      <style:text-properties fo:font-style="normal" officeooo:rsid="006c27ac" style:font-style-asian="normal" style:font-style-complex="normal"/>
    </style:style>
    <style:style style:name="T316" style:family="text">
      <style:text-properties fo:font-style="normal" officeooo:rsid="0073172b" style:font-style-asian="normal" style:font-style-complex="normal"/>
    </style:style>
    <style:style style:name="T317" style:family="text">
      <style:text-properties fo:font-style="normal" officeooo:rsid="0074d5e0" style:font-style-asian="normal" style:font-style-complex="normal"/>
    </style:style>
    <style:style style:name="T318" style:family="text">
      <style:text-properties fo:font-style="normal" officeooo:rsid="007666f0" style:font-style-asian="normal" style:font-style-complex="normal"/>
    </style:style>
    <style:style style:name="T319" style:family="text">
      <style:text-properties fo:font-style="normal" officeooo:rsid="007816aa" style:font-style-asian="normal" style:font-style-complex="normal"/>
    </style:style>
    <style:style style:name="T320" style:family="text">
      <style:text-properties fo:font-style="normal" officeooo:rsid="010a7612" style:font-style-asian="normal" style:font-style-complex="normal"/>
    </style:style>
    <style:style style:name="T321" style:family="text">
      <style:text-properties fo:font-style="normal" officeooo:rsid="010ea941" style:font-style-asian="normal" style:font-style-complex="normal"/>
    </style:style>
    <style:style style:name="T322" style:family="text">
      <style:text-properties fo:font-style="normal" officeooo:rsid="00786b36" style:font-style-asian="normal" style:font-style-complex="normal"/>
    </style:style>
    <style:style style:name="T323" style:family="text">
      <style:text-properties fo:font-style="normal" officeooo:rsid="011f095d" style:font-style-asian="normal" style:font-style-complex="normal"/>
    </style:style>
    <style:style style:name="T324" style:family="text">
      <style:text-properties fo:font-style="normal" officeooo:rsid="00792705" style:font-style-asian="normal" style:font-style-complex="normal"/>
    </style:style>
    <style:style style:name="T325" style:family="text">
      <style:text-properties fo:font-style="normal" officeooo:rsid="007b082c" style:font-style-asian="normal" style:font-style-complex="normal"/>
    </style:style>
    <style:style style:name="T326" style:family="text">
      <style:text-properties fo:font-style="normal" officeooo:rsid="007e0fc2" style:font-style-asian="normal" style:font-style-complex="normal"/>
    </style:style>
    <style:style style:name="T327" style:family="text">
      <style:text-properties fo:font-style="normal" officeooo:rsid="007c2ebd" style:font-style-asian="normal" style:font-style-complex="normal"/>
    </style:style>
    <style:style style:name="T328" style:family="text">
      <style:text-properties fo:font-style="normal" officeooo:rsid="00805f94" style:font-style-asian="normal" style:font-style-complex="normal"/>
    </style:style>
    <style:style style:name="T329" style:family="text">
      <style:text-properties fo:font-style="normal" officeooo:rsid="0081bb04" style:font-style-asian="normal" style:font-style-complex="normal"/>
    </style:style>
    <style:style style:name="T330" style:family="text">
      <style:text-properties fo:font-style="normal" officeooo:rsid="0120d99e" style:font-style-asian="normal" style:font-style-complex="normal"/>
    </style:style>
    <style:style style:name="T331" style:family="text">
      <style:text-properties fo:font-style="normal" officeooo:rsid="0082a198" style:font-style-asian="normal" style:font-style-complex="normal"/>
    </style:style>
    <style:style style:name="T332" style:family="text">
      <style:text-properties fo:font-style="normal" officeooo:rsid="0085109b" style:font-style-asian="normal" style:font-style-complex="normal"/>
    </style:style>
    <style:style style:name="T333" style:family="text">
      <style:text-properties fo:font-style="normal" officeooo:rsid="00862a7c" style:font-style-asian="normal" style:font-style-complex="normal"/>
    </style:style>
    <style:style style:name="T334" style:family="text">
      <style:text-properties fo:font-style="normal" officeooo:rsid="00870954" style:font-style-asian="normal" style:font-style-complex="normal"/>
    </style:style>
    <style:style style:name="T335" style:family="text">
      <style:text-properties fo:font-style="normal" officeooo:rsid="00870d15" style:font-style-asian="normal" style:font-style-complex="normal"/>
    </style:style>
    <style:style style:name="T336" style:family="text">
      <style:text-properties fo:font-style="normal" officeooo:rsid="008fee28" style:font-style-asian="normal" style:font-style-complex="normal"/>
    </style:style>
    <style:style style:name="T337" style:family="text">
      <style:text-properties fo:font-style="normal" officeooo:rsid="0091035e" style:font-style-asian="normal" style:font-style-complex="normal"/>
    </style:style>
    <style:style style:name="T338" style:family="text">
      <style:text-properties fo:font-style="normal" officeooo:rsid="0098d43b" style:font-style-asian="normal" style:font-style-complex="normal"/>
    </style:style>
    <style:style style:name="T339" style:family="text">
      <style:text-properties fo:font-style="normal" officeooo:rsid="0095070b" style:font-style-asian="normal" style:font-style-complex="normal"/>
    </style:style>
    <style:style style:name="T340" style:family="text">
      <style:text-properties fo:font-style="normal" officeooo:rsid="009384e2" style:font-style-asian="normal" style:font-style-complex="normal"/>
    </style:style>
    <style:style style:name="T341" style:family="text">
      <style:text-properties fo:font-style="normal" officeooo:rsid="0095f943" style:font-style-asian="normal" style:font-style-complex="normal"/>
    </style:style>
    <style:style style:name="T342" style:family="text">
      <style:text-properties fo:font-style="normal" officeooo:rsid="008733c5" style:font-style-asian="normal" style:font-style-complex="normal"/>
    </style:style>
    <style:style style:name="T343" style:family="text">
      <style:text-properties fo:font-style="normal" officeooo:rsid="008ac546" style:font-style-asian="normal" style:font-style-complex="normal"/>
    </style:style>
    <style:style style:name="T344" style:family="text">
      <style:text-properties fo:font-style="normal" officeooo:rsid="0122f800" style:font-style-asian="normal" style:font-style-complex="normal"/>
    </style:style>
    <style:style style:name="T345" style:family="text">
      <style:text-properties fo:font-style="normal" officeooo:rsid="008ce564" style:font-style-asian="normal" style:font-style-complex="normal"/>
    </style:style>
    <style:style style:name="T346" style:family="text">
      <style:text-properties fo:font-style="normal" officeooo:rsid="008dc08b" style:font-style-asian="normal" style:font-style-complex="normal"/>
    </style:style>
    <style:style style:name="T347" style:family="text">
      <style:text-properties fo:font-style="normal" officeooo:rsid="0097b84f" style:font-style-asian="normal" style:font-style-complex="normal"/>
    </style:style>
    <style:style style:name="T348" style:family="text">
      <style:text-properties fo:font-style="normal" officeooo:rsid="00a3361a" style:font-style-asian="normal" style:font-style-complex="normal"/>
    </style:style>
    <style:style style:name="T349" style:family="text">
      <style:text-properties fo:font-style="normal" officeooo:rsid="009decca" style:font-style-asian="normal" style:font-style-complex="normal"/>
    </style:style>
    <style:style style:name="T350" style:family="text">
      <style:text-properties fo:font-style="normal" officeooo:rsid="00a09107" style:font-style-asian="normal" style:font-style-complex="normal"/>
    </style:style>
    <style:style style:name="T351" style:family="text">
      <style:text-properties fo:font-style="normal" officeooo:rsid="00a1c3e2" style:font-style-asian="normal" style:font-style-complex="normal"/>
    </style:style>
    <style:style style:name="T352" style:family="text">
      <style:text-properties fo:font-style="normal" officeooo:rsid="00a47a96" style:font-style-asian="normal" style:font-style-complex="normal"/>
    </style:style>
    <style:style style:name="T353" style:family="text">
      <style:text-properties fo:font-style="normal" officeooo:rsid="01251311" style:font-style-asian="normal" style:font-style-complex="normal"/>
    </style:style>
    <style:style style:name="T354" style:family="text">
      <style:text-properties fo:font-style="normal" officeooo:rsid="00a650e1" style:font-style-asian="normal" style:font-style-complex="normal"/>
    </style:style>
    <style:style style:name="T355" style:family="text">
      <style:text-properties fo:font-style="normal" officeooo:rsid="0126ca3a" style:font-style-asian="normal" style:font-style-complex="normal"/>
    </style:style>
    <style:style style:name="T356" style:family="text">
      <style:text-properties officeooo:rsid="01e892e9"/>
    </style:style>
    <style:style style:name="T357" style:family="text">
      <style:text-properties officeooo:rsid="01a624c6"/>
    </style:style>
    <style:style style:name="T358" style:family="text">
      <style:text-properties officeooo:rsid="027a19a9"/>
    </style:style>
    <style:style style:name="T359" style:family="text">
      <style:text-properties officeooo:rsid="02796c19"/>
    </style:style>
    <style:style style:name="T360" style:family="text">
      <style:text-properties officeooo:rsid="027bcf23"/>
    </style:style>
    <style:style style:name="T361" style:family="text">
      <style:text-properties officeooo:rsid="027fce45"/>
    </style:style>
    <style:style style:name="T362" style:family="text">
      <style:text-properties officeooo:rsid="0249bc76"/>
    </style:style>
    <style:style style:name="T363" style:family="text">
      <style:text-properties officeooo:rsid="024adc56"/>
    </style:style>
    <style:style style:name="T364" style:family="text">
      <style:text-properties officeooo:rsid="024e67e1"/>
    </style:style>
    <style:style style:name="T365" style:family="text">
      <style:text-properties officeooo:rsid="0280b2c9"/>
    </style:style>
    <style:style style:name="T366" style:family="text">
      <style:text-properties officeooo:rsid="02815451"/>
    </style:style>
    <style:style style:name="T367" style:family="text">
      <style:text-properties officeooo:rsid="02503938"/>
    </style:style>
    <style:style style:name="T368" style:family="text">
      <style:text-properties officeooo:rsid="0253daf6"/>
    </style:style>
    <style:style style:name="T369" style:family="text">
      <style:text-properties officeooo:rsid="02520cb0"/>
    </style:style>
    <style:style style:name="T370" style:family="text">
      <style:text-properties officeooo:rsid="025616a3"/>
    </style:style>
    <style:style style:name="T371" style:family="text">
      <style:text-properties officeooo:rsid="01efa569"/>
    </style:style>
    <style:style style:name="T372" style:family="text">
      <style:text-properties officeooo:rsid="028507b1"/>
    </style:style>
    <style:style style:name="T373" style:family="text">
      <style:text-properties officeooo:rsid="0261c7ba"/>
    </style:style>
    <style:style style:name="T374" style:family="text">
      <style:text-properties officeooo:rsid="006946c2"/>
    </style:style>
    <style:style style:name="T375" style:family="text">
      <style:text-properties officeooo:rsid="0053a564"/>
    </style:style>
    <style:style style:name="T376" style:family="text">
      <style:text-properties officeooo:rsid="0062f70e"/>
    </style:style>
    <style:style style:name="T377" style:family="text">
      <style:text-properties officeooo:rsid="0017ddb7"/>
    </style:style>
    <style:style style:name="T378" style:family="text">
      <style:text-properties officeooo:rsid="0018e9d5"/>
    </style:style>
    <style:style style:name="T379" style:family="text">
      <style:text-properties officeooo:rsid="0054da39"/>
    </style:style>
    <style:style style:name="T380" style:family="text">
      <style:text-properties officeooo:rsid="006707fa"/>
    </style:style>
    <style:style style:name="T381" style:family="text">
      <style:text-properties officeooo:rsid="00559e86"/>
    </style:style>
    <style:style style:name="T382" style:family="text">
      <style:text-properties officeooo:rsid="00650911"/>
    </style:style>
    <style:style style:name="T383" style:family="text">
      <style:text-properties officeooo:rsid="0068053d"/>
    </style:style>
    <style:style style:name="T384" style:family="text">
      <style:text-properties officeooo:rsid="0019219a"/>
    </style:style>
    <style:style style:name="T385" style:family="text">
      <style:text-properties officeooo:rsid="006c84aa"/>
    </style:style>
    <style:style style:name="T386" style:family="text">
      <style:text-properties officeooo:rsid="006d5a21"/>
    </style:style>
    <style:style style:name="T387" style:family="text">
      <style:text-properties officeooo:rsid="001ad448"/>
    </style:style>
    <style:style style:name="T388" style:family="text">
      <style:text-properties officeooo:rsid="001afadb"/>
    </style:style>
    <style:style style:name="T389" style:family="text">
      <style:text-properties officeooo:rsid="00572384"/>
    </style:style>
    <style:style style:name="T390" style:family="text">
      <style:text-properties officeooo:rsid="001ebb02"/>
    </style:style>
    <style:style style:name="T391" style:family="text">
      <style:text-properties officeooo:rsid="0025df7c"/>
    </style:style>
    <style:style style:name="T392" style:family="text">
      <style:text-properties officeooo:rsid="00201962"/>
    </style:style>
    <style:style style:name="T393" style:family="text">
      <style:text-properties officeooo:rsid="0023a5fc"/>
    </style:style>
    <style:style style:name="T394" style:family="text">
      <style:text-properties officeooo:rsid="002548ab"/>
    </style:style>
    <style:style style:name="T395" style:family="text">
      <style:text-properties officeooo:rsid="0029d815"/>
    </style:style>
    <style:style style:name="T396" style:family="text">
      <style:text-properties officeooo:rsid="0027c28a"/>
    </style:style>
    <style:style style:name="T397" style:family="text">
      <style:text-properties officeooo:rsid="00a6dcdc"/>
    </style:style>
    <style:style style:name="T398" style:family="text">
      <style:text-properties officeooo:rsid="0029fa98"/>
    </style:style>
    <style:style style:name="T399" style:family="text">
      <style:text-properties officeooo:rsid="002a4b5f"/>
    </style:style>
    <style:style style:name="T400" style:family="text">
      <style:text-properties officeooo:rsid="00a7b2b6"/>
    </style:style>
    <style:style style:name="T401" style:family="text">
      <style:text-properties officeooo:rsid="002ead12"/>
    </style:style>
    <style:style style:name="T402" style:family="text">
      <style:text-properties officeooo:rsid="002ec638"/>
    </style:style>
    <style:style style:name="T403" style:family="text">
      <style:text-properties officeooo:rsid="002eed3c"/>
    </style:style>
    <style:style style:name="T404" style:family="text">
      <style:text-properties officeooo:rsid="00584192"/>
    </style:style>
    <style:style style:name="T405" style:family="text">
      <style:text-properties officeooo:rsid="003a0aa1"/>
    </style:style>
    <style:style style:name="T406" style:family="text">
      <style:text-properties officeooo:rsid="0076acc4"/>
    </style:style>
    <style:style style:name="T407" style:family="text">
      <style:text-properties officeooo:rsid="00747811"/>
    </style:style>
    <style:style style:name="T408" style:family="text">
      <style:text-properties officeooo:rsid="00351744"/>
    </style:style>
    <style:style style:name="T409" style:family="text">
      <style:text-properties officeooo:rsid="006f836f"/>
    </style:style>
    <style:style style:name="T410" style:family="text">
      <style:text-properties officeooo:rsid="0035a1ff"/>
    </style:style>
    <style:style style:name="T411" style:family="text">
      <style:text-properties officeooo:rsid="007a0e33"/>
    </style:style>
    <style:style style:name="T412" style:family="text">
      <style:text-properties officeooo:rsid="00790a13"/>
    </style:style>
    <style:style style:name="T413" style:family="text">
      <style:text-properties officeooo:rsid="004f8d5e"/>
    </style:style>
    <style:style style:name="T414" style:family="text">
      <style:text-properties officeooo:rsid="00510294"/>
    </style:style>
    <style:style style:name="T415" style:family="text">
      <style:text-properties officeooo:rsid="007c5509"/>
    </style:style>
    <style:style style:name="T416" style:family="text">
      <style:text-properties officeooo:rsid="007d20c9"/>
    </style:style>
    <style:style style:name="T417" style:family="text">
      <style:text-properties officeooo:rsid="00a293ad"/>
    </style:style>
    <style:style style:name="T418" style:family="text">
      <style:text-properties officeooo:rsid="00808189"/>
    </style:style>
    <style:style style:name="T419" style:family="text">
      <style:text-properties officeooo:rsid="00548a25"/>
    </style:style>
    <style:style style:name="T420" style:family="text">
      <style:text-properties officeooo:rsid="0055264e"/>
    </style:style>
    <style:style style:name="T421" style:family="text">
      <style:text-properties officeooo:rsid="0055dad3"/>
    </style:style>
    <style:style style:name="T422" style:family="text">
      <style:text-properties officeooo:rsid="0056588d"/>
    </style:style>
    <style:style style:name="T423" style:family="text">
      <style:text-properties officeooo:rsid="007d7437"/>
    </style:style>
    <style:style style:name="T424" style:family="text">
      <style:text-properties officeooo:rsid="0057381c"/>
    </style:style>
    <style:style style:name="T425" style:family="text">
      <style:text-properties officeooo:rsid="00596681"/>
    </style:style>
    <style:style style:name="T426" style:family="text">
      <style:text-properties officeooo:rsid="005c2d98"/>
    </style:style>
    <style:style style:name="T427" style:family="text">
      <style:text-properties officeooo:rsid="008188c7"/>
    </style:style>
    <style:style style:name="T428" style:family="text">
      <style:text-properties officeooo:rsid="0060c49c"/>
    </style:style>
    <style:style style:name="T429" style:family="text">
      <style:text-properties officeooo:rsid="00629f65"/>
    </style:style>
    <style:style style:name="T430" style:family="text">
      <style:text-properties officeooo:rsid="008d8fb5"/>
    </style:style>
    <style:style style:name="T431" style:family="text">
      <style:text-properties officeooo:rsid="00afe49f"/>
    </style:style>
    <style:style style:name="T432" style:family="text">
      <style:text-properties officeooo:rsid="009d9442"/>
    </style:style>
    <style:style style:name="T433" style:family="text">
      <style:text-properties officeooo:rsid="00191441"/>
    </style:style>
    <style:style style:name="T434" style:family="text">
      <style:text-properties officeooo:rsid="002081be"/>
    </style:style>
    <style:style style:name="T435" style:family="text">
      <style:text-properties officeooo:rsid="00b51fde"/>
    </style:style>
    <style:style style:name="T436" style:family="text">
      <style:text-properties officeooo:rsid="0027ce94"/>
    </style:style>
    <style:style style:name="T437" style:family="text">
      <style:text-properties officeooo:rsid="01045f6e"/>
    </style:style>
    <style:style style:name="T438" style:family="text">
      <style:text-properties officeooo:rsid="00b9006a"/>
    </style:style>
    <style:style style:name="T439" style:family="text">
      <style:text-properties officeooo:rsid="00ba83d1"/>
    </style:style>
    <style:style style:name="T440" style:family="text">
      <style:text-properties officeooo:rsid="00b7a328"/>
    </style:style>
    <style:style style:name="T441" style:family="text">
      <style:text-properties officeooo:rsid="00984d70"/>
    </style:style>
    <style:style style:name="T442" style:family="text">
      <style:text-properties officeooo:rsid="00293413"/>
    </style:style>
    <style:style style:name="T443" style:family="text">
      <style:text-properties officeooo:rsid="002a4a32"/>
    </style:style>
    <style:style style:name="T444" style:family="text">
      <style:text-properties officeooo:rsid="01052474"/>
    </style:style>
    <style:style style:name="T445" style:family="text">
      <style:text-properties officeooo:rsid="0055243c"/>
    </style:style>
    <style:style style:name="T446" style:family="text">
      <style:text-properties officeooo:rsid="002bf5e1"/>
    </style:style>
    <style:style style:name="T447" style:family="text">
      <style:text-properties officeooo:rsid="010a7452"/>
    </style:style>
    <style:style style:name="T448" style:family="text">
      <style:text-properties officeooo:rsid="010b035b"/>
    </style:style>
    <style:style style:name="T449" style:family="text">
      <style:text-properties officeooo:rsid="0030c08b"/>
    </style:style>
    <style:style style:name="T450" style:family="text">
      <style:text-properties officeooo:rsid="00bf18ce"/>
    </style:style>
    <style:style style:name="T451" style:family="text">
      <style:text-properties officeooo:rsid="0040d2b8"/>
    </style:style>
    <style:style style:name="T452" style:family="text">
      <style:text-properties officeooo:rsid="005b4c6d"/>
    </style:style>
    <style:style style:name="T453" style:family="text">
      <style:text-properties officeooo:rsid="00cd3bd9"/>
    </style:style>
    <style:style style:name="T454" style:family="text">
      <style:text-properties officeooo:rsid="00374c17"/>
    </style:style>
    <style:style style:name="T455" style:family="text">
      <style:text-properties officeooo:rsid="004441a4"/>
    </style:style>
    <style:style style:name="T456" style:family="text">
      <style:text-properties officeooo:rsid="00383cba"/>
    </style:style>
    <style:style style:name="T457" style:family="text">
      <style:text-properties officeooo:rsid="00d4afb8"/>
    </style:style>
    <style:style style:name="T458" style:family="text">
      <style:text-properties officeooo:rsid="003b6192"/>
    </style:style>
    <style:style style:name="T459" style:family="text">
      <style:text-properties officeooo:rsid="00df0c22"/>
    </style:style>
    <style:style style:name="T460" style:family="text">
      <style:text-properties officeooo:rsid="00e05a93"/>
    </style:style>
    <style:style style:name="T461" style:family="text">
      <style:text-properties officeooo:rsid="004474a4"/>
    </style:style>
    <style:style style:name="T462" style:family="text">
      <style:text-properties officeooo:rsid="0045f6a1"/>
    </style:style>
    <style:style style:name="T463" style:family="text">
      <style:text-properties officeooo:rsid="0046c5b6"/>
    </style:style>
    <style:style style:name="T464" style:family="text">
      <style:text-properties officeooo:rsid="004971b5"/>
    </style:style>
    <style:style style:name="T465" style:family="text">
      <style:text-properties officeooo:rsid="0049c769"/>
    </style:style>
    <style:style style:name="T466" style:family="text">
      <style:text-properties officeooo:rsid="004a0c47"/>
    </style:style>
    <style:style style:name="T467" style:family="text">
      <style:text-properties officeooo:rsid="0060ba2c"/>
    </style:style>
    <style:style style:name="T468" style:family="text">
      <style:text-properties officeooo:rsid="004d2d25"/>
    </style:style>
    <style:style style:name="T469" style:family="text">
      <style:text-properties officeooo:rsid="004dd99d"/>
    </style:style>
    <style:style style:name="T470" style:family="text">
      <style:text-properties officeooo:rsid="004f60e9"/>
    </style:style>
    <style:style style:name="T471" style:family="text">
      <style:text-properties officeooo:rsid="00501be7"/>
    </style:style>
    <style:style style:name="T472" style:family="text">
      <style:text-properties officeooo:rsid="0060d079"/>
    </style:style>
    <style:style style:name="T473" style:family="text">
      <style:text-properties officeooo:rsid="00518239"/>
    </style:style>
    <style:style style:name="T474" style:family="text">
      <style:text-properties officeooo:rsid="004dae65"/>
    </style:style>
    <style:style style:name="T475" style:family="text">
      <style:text-properties officeooo:rsid="0051dd4a"/>
    </style:style>
    <style:style style:name="T476" style:family="text">
      <style:text-properties officeooo:rsid="00610f95"/>
    </style:style>
    <style:style style:name="T477" style:family="text">
      <style:text-properties officeooo:rsid="01f0e3e2"/>
    </style:style>
    <style:style style:name="T478" style:family="text">
      <style:text-properties officeooo:rsid="0262ea9b"/>
    </style:style>
    <style:style style:name="T479" style:family="text">
      <style:text-properties officeooo:rsid="00036e17"/>
    </style:style>
    <style:style style:name="T480" style:family="text">
      <style:text-properties officeooo:rsid="00a9fa63"/>
    </style:style>
    <style:style style:name="T481" style:family="text">
      <style:text-properties officeooo:rsid="001ba797"/>
    </style:style>
    <style:style style:name="T482" style:family="text">
      <style:text-properties officeooo:rsid="0096194c"/>
    </style:style>
    <style:style style:name="T483" style:family="text">
      <style:text-properties officeooo:rsid="000714a3"/>
    </style:style>
    <style:style style:name="T484" style:family="text">
      <style:text-properties officeooo:rsid="000b9075"/>
    </style:style>
    <style:style style:name="T485" style:family="text">
      <style:text-properties officeooo:rsid="0007cba9"/>
    </style:style>
    <style:style style:name="T486" style:family="text">
      <style:text-properties officeooo:rsid="0007d0f2"/>
    </style:style>
    <style:style style:name="T487" style:family="text">
      <style:text-properties officeooo:rsid="00a4731b"/>
    </style:style>
    <style:style style:name="T488" style:family="text">
      <style:text-properties officeooo:rsid="00997568"/>
    </style:style>
    <style:style style:name="T489" style:family="text">
      <style:text-properties officeooo:rsid="00158c4f"/>
    </style:style>
    <style:style style:name="T490" style:family="text">
      <style:text-properties officeooo:rsid="0016880e"/>
    </style:style>
    <style:style style:name="T491" style:family="text">
      <style:text-properties officeooo:rsid="001804fb"/>
    </style:style>
    <style:style style:name="T492" style:family="text">
      <style:text-properties officeooo:rsid="009b6010"/>
    </style:style>
    <style:style style:name="T493" style:family="text">
      <style:text-properties officeooo:rsid="0094e71e"/>
    </style:style>
    <style:style style:name="T494" style:family="text">
      <style:text-properties officeooo:rsid="001aa611"/>
    </style:style>
    <style:style style:name="T495" style:family="text">
      <style:text-properties officeooo:rsid="001e52cf"/>
    </style:style>
    <style:style style:name="T496" style:family="text">
      <style:text-properties officeooo:rsid="001e6225"/>
    </style:style>
    <style:style style:name="T497" style:family="text">
      <style:text-properties officeooo:rsid="001f0c5c"/>
    </style:style>
    <style:style style:name="T498" style:family="text">
      <style:text-properties officeooo:rsid="009c54e7"/>
    </style:style>
    <style:style style:name="T499" style:family="text">
      <style:text-properties officeooo:rsid="009e8c75"/>
    </style:style>
    <style:style style:name="T500" style:family="text">
      <style:text-properties officeooo:rsid="002641f9"/>
    </style:style>
    <style:style style:name="T501" style:family="text">
      <style:text-properties officeooo:rsid="002833a2"/>
    </style:style>
    <style:style style:name="T502" style:family="text">
      <style:text-properties officeooo:rsid="00a19278"/>
    </style:style>
    <style:style style:name="T503" style:family="text">
      <style:text-properties officeooo:rsid="002cd530"/>
    </style:style>
    <style:style style:name="T504" style:family="text">
      <style:text-properties officeooo:rsid="00a44a5d"/>
    </style:style>
    <style:style style:name="T505" style:family="text">
      <style:text-properties officeooo:rsid="00323193"/>
    </style:style>
    <style:style style:name="T506" style:family="text">
      <style:text-properties officeooo:rsid="0030a0bd"/>
    </style:style>
    <style:style style:name="T507" style:family="text">
      <style:text-properties officeooo:rsid="0035d22d"/>
    </style:style>
    <style:style style:name="T508" style:family="text">
      <style:text-properties officeooo:rsid="00361b66"/>
    </style:style>
    <style:style style:name="T509" style:family="text">
      <style:text-properties officeooo:rsid="0037b0e8"/>
    </style:style>
    <style:style style:name="T510" style:family="text">
      <style:text-properties officeooo:rsid="00aab214"/>
    </style:style>
    <style:style style:name="T511" style:family="text">
      <style:text-properties officeooo:rsid="0038de09"/>
    </style:style>
    <style:style style:name="T512" style:family="text">
      <style:text-properties officeooo:rsid="003cca6b"/>
    </style:style>
    <style:style style:name="T513" style:family="text">
      <style:text-properties officeooo:rsid="0043b41a"/>
    </style:style>
    <style:style style:name="T514" style:family="text">
      <style:text-properties officeooo:rsid="005fe44c"/>
    </style:style>
    <style:style style:name="T515" style:family="text">
      <style:text-properties officeooo:rsid="006948ef"/>
    </style:style>
    <style:style style:name="T516" style:family="text">
      <style:text-properties officeooo:rsid="005755fe"/>
    </style:style>
    <style:style style:name="T517" style:family="text">
      <style:text-properties officeooo:rsid="00429095"/>
    </style:style>
    <style:style style:name="T518" style:family="text">
      <style:text-properties officeooo:rsid="006560c0"/>
    </style:style>
    <style:style style:name="T519" style:family="text">
      <style:text-properties officeooo:rsid="007933a4"/>
    </style:style>
    <style:style style:name="T520" style:family="text">
      <style:text-properties officeooo:rsid="0047d8ad"/>
    </style:style>
    <style:style style:name="T521" style:family="text">
      <style:text-properties officeooo:rsid="004a76c3"/>
    </style:style>
    <style:style style:name="T522" style:family="text">
      <style:text-properties officeooo:rsid="007a40f2"/>
    </style:style>
    <style:style style:name="T523" style:family="text">
      <style:text-properties officeooo:rsid="004a83f9"/>
    </style:style>
    <style:style style:name="T524" style:family="text">
      <style:text-properties style:text-underline-style="solid" style:text-underline-width="auto" style:text-underline-color="font-color"/>
    </style:style>
    <style:style style:name="T525" style:family="text">
      <style:text-properties style:text-underline-style="solid" style:text-underline-width="auto" style:text-underline-color="font-color" officeooo:rsid="004a83f9"/>
    </style:style>
    <style:style style:name="T526" style:family="text">
      <style:text-properties style:text-underline-style="solid" style:text-underline-width="auto" style:text-underline-color="font-color" officeooo:rsid="0058f4eb"/>
    </style:style>
    <style:style style:name="T527" style:family="text">
      <style:text-properties officeooo:rsid="005414b1"/>
    </style:style>
    <style:style style:name="T528" style:family="text">
      <style:text-properties officeooo:rsid="00555fe7"/>
    </style:style>
    <style:style style:name="T529" style:family="text">
      <style:text-properties officeooo:rsid="0045f63f"/>
    </style:style>
    <style:style style:name="T530" style:family="text">
      <style:text-properties officeooo:rsid="004cbd38"/>
    </style:style>
    <style:style style:name="T531" style:family="text">
      <style:text-properties officeooo:rsid="007de474"/>
    </style:style>
    <style:style style:name="T532" style:family="text">
      <style:text-properties officeooo:rsid="00573760"/>
    </style:style>
    <style:style style:name="T533" style:family="text">
      <style:text-properties officeooo:rsid="004e8881"/>
    </style:style>
    <style:style style:name="T534" style:family="text">
      <style:text-properties officeooo:rsid="0051a934"/>
    </style:style>
    <style:style style:name="T535" style:family="text">
      <style:text-properties officeooo:rsid="005d4939"/>
    </style:style>
    <style:style style:name="T536" style:family="text">
      <style:text-properties officeooo:rsid="00b18ae6"/>
    </style:style>
    <style:style style:name="T537" style:family="text">
      <style:text-properties officeooo:rsid="006e84f4"/>
    </style:style>
    <style:style style:name="T538" style:family="text">
      <style:text-properties officeooo:rsid="007f2ba1"/>
    </style:style>
    <style:style style:name="T539" style:family="text">
      <style:text-properties officeooo:rsid="00720357"/>
    </style:style>
    <style:style style:name="T540" style:family="text">
      <style:text-properties officeooo:rsid="007f75cf"/>
    </style:style>
    <style:style style:name="T541" style:family="text">
      <style:text-properties officeooo:rsid="0088da21"/>
    </style:style>
    <style:style style:name="T542" style:family="text">
      <style:text-properties officeooo:rsid="0087fb01"/>
    </style:style>
    <style:style style:name="T543" style:family="text">
      <style:text-properties officeooo:rsid="0083d1ef"/>
    </style:style>
    <style:style style:name="T544" style:family="text">
      <style:text-properties officeooo:rsid="008ad72a"/>
    </style:style>
    <style:style style:name="T545" style:family="text">
      <style:text-properties officeooo:rsid="008b9ed2"/>
    </style:style>
    <style:style style:name="T546" style:family="text">
      <style:text-properties officeooo:rsid="0086eb9a"/>
    </style:style>
    <style:style style:name="T547" style:family="text">
      <style:text-properties officeooo:rsid="0086a491"/>
    </style:style>
    <style:style style:name="T548" style:family="text">
      <style:text-properties officeooo:rsid="008378d7"/>
    </style:style>
    <style:style style:name="T549" style:family="text">
      <style:text-properties officeooo:rsid="00895464"/>
    </style:style>
    <style:style style:name="T550" style:family="text">
      <style:text-properties officeooo:rsid="008c6bcf"/>
    </style:style>
    <style:style style:name="T551" style:family="text">
      <style:text-properties officeooo:rsid="00b2ecad"/>
    </style:style>
    <style:style style:name="T552" style:family="text">
      <style:text-properties officeooo:rsid="0094880a"/>
    </style:style>
    <style:style style:name="T553" style:family="text">
      <style:text-properties officeooo:rsid="009df9dd"/>
    </style:style>
    <style:style style:name="T554" style:family="text">
      <style:text-properties officeooo:rsid="009a1969"/>
    </style:style>
    <style:style style:name="T555" style:family="text">
      <style:text-properties officeooo:rsid="00b3a64e"/>
    </style:style>
    <style:style style:name="T556" style:family="text">
      <style:text-properties officeooo:rsid="00b49df3"/>
    </style:style>
    <style:style style:name="T557" style:family="text">
      <style:text-properties officeooo:rsid="00a02fd5"/>
    </style:style>
    <style:style style:name="T558" style:family="text">
      <style:text-properties officeooo:rsid="00a0bbe2"/>
    </style:style>
    <style:style style:name="T559" style:family="text">
      <style:text-properties officeooo:rsid="00a290a3"/>
    </style:style>
    <style:style style:name="T560" style:family="text">
      <style:text-properties officeooo:rsid="00a45a44"/>
    </style:style>
    <style:style style:name="T561" style:family="text">
      <style:text-properties officeooo:rsid="00b822d9"/>
    </style:style>
    <style:style style:name="T562" style:family="text">
      <style:text-properties officeooo:rsid="00094a70"/>
    </style:style>
    <style:style style:name="T563" style:family="text">
      <style:text-properties officeooo:rsid="0016911c"/>
    </style:style>
    <style:style style:name="T564" style:family="text">
      <style:text-properties officeooo:rsid="00acce54"/>
    </style:style>
    <style:style style:name="T565" style:family="text">
      <style:text-properties officeooo:rsid="00ad5e80"/>
    </style:style>
    <style:style style:name="T566" style:family="text">
      <style:text-properties officeooo:rsid="00ae57ec"/>
    </style:style>
    <style:style style:name="T567" style:family="text">
      <style:text-properties officeooo:rsid="0042a21f"/>
    </style:style>
    <style:style style:name="T568" style:family="text">
      <style:text-properties officeooo:rsid="00da35ec"/>
    </style:style>
    <style:style style:name="T569" style:family="text">
      <style:text-properties officeooo:rsid="00b18d66"/>
    </style:style>
    <style:style style:name="T570" style:family="text">
      <style:text-properties officeooo:rsid="00b3764a"/>
    </style:style>
    <style:style style:name="T571" style:family="text">
      <style:text-properties officeooo:rsid="00db78b7"/>
    </style:style>
    <style:style style:name="T572" style:family="text">
      <style:text-properties officeooo:rsid="0043d5e3"/>
    </style:style>
    <style:style style:name="T573" style:family="text">
      <style:text-properties officeooo:rsid="00b55e68"/>
    </style:style>
    <style:style style:name="T574" style:family="text">
      <style:text-properties officeooo:rsid="000a7b7d"/>
    </style:style>
    <style:style style:name="T575" style:family="text">
      <style:text-properties officeooo:rsid="000ca1a0"/>
    </style:style>
    <style:style style:name="T576" style:family="text">
      <style:text-properties officeooo:rsid="00b7ae72"/>
    </style:style>
    <style:style style:name="T577" style:family="text">
      <style:text-properties officeooo:rsid="00a861af"/>
    </style:style>
    <style:style style:name="T578" style:family="text">
      <style:text-properties officeooo:rsid="00b928c8"/>
    </style:style>
    <style:style style:name="T579" style:family="text">
      <style:text-properties officeooo:rsid="00dbdacd"/>
    </style:style>
    <style:style style:name="T580" style:family="text">
      <style:text-properties officeooo:rsid="00bae976"/>
    </style:style>
    <style:style style:name="T581" style:family="text">
      <style:text-properties officeooo:rsid="00bc5b84"/>
    </style:style>
    <style:style style:name="T582" style:family="text">
      <style:text-properties officeooo:rsid="00ddcbbe"/>
    </style:style>
    <style:style style:name="T583" style:family="text">
      <style:text-properties officeooo:rsid="00bddf91"/>
    </style:style>
    <style:style style:name="T584" style:family="text">
      <style:text-properties officeooo:rsid="00bf4716"/>
    </style:style>
    <style:style style:name="T585" style:family="text">
      <style:text-properties officeooo:rsid="0011a59b"/>
    </style:style>
    <style:style style:name="T586" style:family="text">
      <style:text-properties officeooo:rsid="00c0f754"/>
    </style:style>
    <style:style style:name="T587" style:family="text">
      <style:text-properties officeooo:rsid="00c53ec0"/>
    </style:style>
    <style:style style:name="T588" style:family="text">
      <style:text-properties officeooo:rsid="00c637b5"/>
    </style:style>
    <style:style style:name="T589" style:family="text">
      <style:text-properties officeooo:rsid="0044ed77"/>
    </style:style>
    <style:style style:name="T590" style:family="text">
      <style:text-properties officeooo:rsid="0012ee28"/>
    </style:style>
    <style:style style:name="T591" style:family="text">
      <style:text-properties officeooo:rsid="00c6bf9e"/>
    </style:style>
    <style:style style:name="T592" style:family="text">
      <style:text-properties officeooo:rsid="001dac5e"/>
    </style:style>
    <style:style style:name="T593" style:family="text">
      <style:text-properties officeooo:rsid="00c8ab35"/>
    </style:style>
    <style:style style:name="T594" style:family="text">
      <style:text-properties officeooo:rsid="00df7d70"/>
    </style:style>
    <style:style style:name="T595" style:family="text">
      <style:text-properties officeooo:rsid="00c91b87"/>
    </style:style>
    <style:style style:name="T596" style:family="text">
      <style:text-properties officeooo:rsid="00dfad51"/>
    </style:style>
    <style:style style:name="T597" style:family="text">
      <style:text-properties officeooo:rsid="00e0b0c1"/>
    </style:style>
    <style:style style:name="T598" style:family="text">
      <style:text-properties officeooo:rsid="00e236ee"/>
    </style:style>
    <style:style style:name="T599" style:family="text">
      <style:text-properties officeooo:rsid="00e368bd"/>
    </style:style>
    <style:style style:name="T600" style:family="text">
      <style:text-properties officeooo:rsid="00cb1133"/>
    </style:style>
    <style:style style:name="T601" style:family="text">
      <style:text-properties officeooo:rsid="00e51fb7"/>
    </style:style>
    <style:style style:name="T602" style:family="text">
      <style:text-properties officeooo:rsid="00ea6a0c"/>
    </style:style>
    <style:style style:name="T603" style:family="text">
      <style:text-properties officeooo:rsid="00eaffbc"/>
    </style:style>
    <style:style style:name="T604" style:family="text">
      <style:text-properties officeooo:rsid="00cec73e"/>
    </style:style>
    <style:style style:name="T605" style:family="text">
      <style:text-properties officeooo:rsid="00ebc3ff"/>
    </style:style>
    <style:style style:name="T606" style:family="text">
      <style:text-properties officeooo:rsid="00ee726d"/>
    </style:style>
    <style:style style:name="T607" style:family="text">
      <style:text-properties officeooo:rsid="00d24258"/>
    </style:style>
    <style:style style:name="T608" style:family="text">
      <style:text-properties officeooo:rsid="00d3cdb6"/>
    </style:style>
    <style:style style:name="T609" style:family="text">
      <style:text-properties officeooo:rsid="00f0efda"/>
    </style:style>
    <style:style style:name="T610" style:family="text">
      <style:text-properties officeooo:rsid="00f39985"/>
    </style:style>
    <style:style style:name="T611" style:family="text">
      <style:text-properties officeooo:rsid="00f54391"/>
    </style:style>
    <style:style style:name="T612" style:family="text">
      <style:text-properties officeooo:rsid="00f62907"/>
    </style:style>
    <style:style style:name="T613" style:family="text">
      <style:text-properties officeooo:rsid="00f64065"/>
    </style:style>
    <style:style style:name="T614" style:family="text">
      <style:text-properties officeooo:rsid="00fa8b89"/>
    </style:style>
    <style:style style:name="T615" style:family="text">
      <style:text-properties officeooo:rsid="00ff2ac8"/>
    </style:style>
    <style:style style:name="T616" style:family="text">
      <style:text-properties officeooo:rsid="00ffe1e4"/>
    </style:style>
    <style:style style:name="T617" style:family="text">
      <style:text-properties officeooo:rsid="0101888c"/>
    </style:style>
    <style:style style:name="T618" style:family="text">
      <style:text-properties officeooo:rsid="0107e643"/>
    </style:style>
    <style:style style:name="T619" style:family="text">
      <style:text-properties officeooo:rsid="01037dc7"/>
    </style:style>
    <style:style style:name="T620" style:family="text">
      <style:text-properties officeooo:rsid="01039ca5"/>
    </style:style>
    <style:style style:name="T621" style:family="text">
      <style:text-properties officeooo:rsid="0112fe12"/>
    </style:style>
    <style:style style:name="T622" style:family="text">
      <style:text-properties officeooo:rsid="011385f0"/>
    </style:style>
    <style:style style:name="T623" style:family="text">
      <style:text-properties officeooo:rsid="010a7612"/>
    </style:style>
    <style:style style:name="T624" style:family="text">
      <style:text-properties officeooo:rsid="0110f9ca"/>
    </style:style>
    <style:style style:name="T625" style:family="text">
      <style:text-properties officeooo:rsid="010ea941"/>
    </style:style>
    <style:style style:name="T626" style:family="text">
      <style:text-properties officeooo:rsid="011628ff"/>
    </style:style>
    <style:style style:name="T627" style:family="text">
      <style:text-properties officeooo:rsid="0118142f"/>
    </style:style>
    <style:style style:name="T628" style:family="text">
      <style:text-properties officeooo:rsid="0119ed76"/>
    </style:style>
    <style:style style:name="T629" style:family="text">
      <style:text-properties officeooo:rsid="011a3ced"/>
    </style:style>
    <style:style style:name="T630" style:family="text">
      <style:text-properties officeooo:rsid="011de14d"/>
    </style:style>
    <style:style style:name="T631" style:family="text">
      <style:text-properties officeooo:rsid="011be90e"/>
    </style:style>
    <style:style style:name="T632" style:family="text">
      <style:text-properties officeooo:rsid="011f095d"/>
    </style:style>
    <style:style style:name="T633" style:family="text">
      <style:text-properties officeooo:rsid="0121f30f"/>
    </style:style>
    <style:style style:name="T634" style:family="text">
      <style:text-properties officeooo:rsid="0122f800"/>
    </style:style>
    <style:style style:name="T635" style:family="text">
      <style:text-properties officeooo:rsid="01242040"/>
    </style:style>
    <style:style style:name="T636" style:family="text">
      <style:text-properties officeooo:rsid="0126ca3a"/>
    </style:style>
    <style:style style:name="T637" style:family="text">
      <style:text-properties officeooo:rsid="01283962"/>
    </style:style>
    <style:style style:name="T638" style:family="text">
      <style:text-properties officeooo:rsid="0129f083"/>
    </style:style>
    <style:style style:name="T639" style:family="text">
      <style:text-properties officeooo:rsid="0022f749"/>
    </style:style>
    <style:style style:name="T640" style:family="text">
      <style:text-properties fo:color="#ce181e"/>
    </style:style>
    <style:style style:name="T641" style:family="text">
      <style:text-properties fo:color="#ce181e" officeooo:rsid="0022f749"/>
    </style:style>
    <style:style style:name="T642" style:family="text">
      <style:text-properties fo:color="#ce181e" officeooo:rsid="00288f8e"/>
    </style:style>
    <style:style style:name="T643" style:family="text">
      <style:text-properties fo:color="#ce181e" fo:background-color="#ffffff" loext:char-shading-value="0"/>
    </style:style>
    <style:style style:name="T644" style:family="text">
      <style:text-properties fo:color="#ce181e" officeooo:rsid="00288f8e" fo:background-color="#ffffff" loext:char-shading-value="0"/>
    </style:style>
    <style:style style:name="T645" style:family="text">
      <style:text-properties fo:color="#ce181e" officeooo:rsid="002e78b6" fo:background-color="#ffffff" loext:char-shading-value="0"/>
    </style:style>
    <style:style style:name="T646" style:family="text">
      <style:text-properties fo:color="#ce181e" officeooo:rsid="020b0587"/>
    </style:style>
    <style:style style:name="T647" style:family="text">
      <style:text-properties fo:color="#ce181e" officeooo:rsid="002a7e83"/>
    </style:style>
    <style:style style:name="T648" style:family="text">
      <style:text-properties fo:color="#ce181e" officeooo:rsid="002bfe85"/>
    </style:style>
    <style:style style:name="T649" style:family="text">
      <style:text-properties fo:color="#ce181e" fo:font-weight="normal" officeooo:rsid="002dd398" style:font-weight-asian="normal" style:font-weight-complex="normal"/>
    </style:style>
    <style:style style:name="T650" style:family="text">
      <style:text-properties fo:color="#ce181e" fo:font-weight="normal" officeooo:rsid="0033534a" style:font-weight-asian="normal" style:font-weight-complex="normal"/>
    </style:style>
    <style:style style:name="T651" style:family="text">
      <style:text-properties fo:color="#ce181e" fo:font-weight="normal" officeooo:rsid="0035bcb8" style:font-weight-asian="normal" style:font-weight-complex="normal"/>
    </style:style>
    <style:style style:name="T652" style:family="text">
      <style:text-properties fo:color="#ce181e" fo:font-weight="normal" officeooo:rsid="00a293ad" style:font-weight-asian="normal" style:font-weight-complex="normal"/>
    </style:style>
    <style:style style:name="T653" style:family="text">
      <style:text-properties fo:color="#ce181e" officeooo:rsid="00302049"/>
    </style:style>
    <style:style style:name="T654" style:family="text">
      <style:text-properties fo:color="#ce181e" officeooo:rsid="0033534a"/>
    </style:style>
    <style:style style:name="T655" style:family="text">
      <style:text-properties fo:color="#ce181e" officeooo:rsid="0035bcb8"/>
    </style:style>
    <style:style style:name="T656" style:family="text">
      <style:text-properties fo:color="#ce181e" officeooo:rsid="00364d95"/>
    </style:style>
    <style:style style:name="T657" style:family="text">
      <style:text-properties fo:color="#ce181e" officeooo:rsid="0039bbb1"/>
    </style:style>
    <style:style style:name="T658" style:family="text">
      <style:text-properties fo:color="#ce181e" officeooo:rsid="003a3e36"/>
    </style:style>
    <style:style style:name="T659" style:family="text">
      <style:text-properties fo:color="#ce181e" officeooo:rsid="003b139b"/>
    </style:style>
    <style:style style:name="T660" style:family="text">
      <style:text-properties officeooo:rsid="0024ae8f"/>
    </style:style>
    <style:style style:name="T661" style:family="text">
      <style:text-properties officeooo:rsid="00288f8e"/>
    </style:style>
    <style:style style:name="T662" style:family="text">
      <style:text-properties fo:background-color="#ed1c24" loext:char-shading-value="0"/>
    </style:style>
    <style:style style:name="T663" style:family="text">
      <style:text-properties officeooo:rsid="01557bbc" fo:background-color="#ed1c24" loext:char-shading-value="0"/>
    </style:style>
    <style:style style:name="T664" style:family="text">
      <style:text-properties officeooo:rsid="0152f62d" fo:background-color="#ed1c24" loext:char-shading-value="0"/>
    </style:style>
    <style:style style:name="T665" style:family="text">
      <style:text-properties officeooo:rsid="020b0587" fo:background-color="#ed1c24" loext:char-shading-value="0"/>
    </style:style>
    <style:style style:name="T666" style:family="text">
      <style:text-properties officeooo:rsid="020848dc" fo:background-color="#ed1c24" loext:char-shading-value="0"/>
    </style:style>
    <style:style style:name="T667" style:family="text">
      <style:text-properties officeooo:rsid="016c8951" fo:background-color="#ed1c24" loext:char-shading-value="0"/>
    </style:style>
    <style:style style:name="T668" style:family="text">
      <style:text-properties officeooo:rsid="017d07d6" fo:background-color="#ed1c24" loext:char-shading-value="0"/>
    </style:style>
    <style:style style:name="T669" style:family="text">
      <style:text-properties officeooo:rsid="021ac7ec" fo:background-color="#ed1c24" loext:char-shading-value="0"/>
    </style:style>
    <style:style style:name="T670" style:family="text">
      <style:text-properties officeooo:rsid="01751468" fo:background-color="#ed1c24" loext:char-shading-value="0"/>
    </style:style>
    <style:style style:name="T671" style:family="text">
      <style:text-properties officeooo:rsid="0033534a" fo:background-color="#ed1c24" loext:char-shading-value="0"/>
    </style:style>
    <style:style style:name="T672" style:family="text">
      <style:text-properties fo:background-color="#ffffff" loext:char-shading-value="0"/>
    </style:style>
    <style:style style:name="T673" style:family="text">
      <style:text-properties officeooo:rsid="00364d95"/>
    </style:style>
    <style:style style:name="T674" style:family="text">
      <style:text-properties officeooo:rsid="0062f70e" fo:background-color="#fff200" loext:char-shading-value="0"/>
    </style:style>
    <style:style style:name="T675" style:family="text">
      <style:text-properties fo:background-color="#fff200" loext:char-shading-value="0"/>
    </style:style>
    <style:style style:name="T676" style:family="text">
      <style:text-properties fo:background-color="#ef413d" loext:char-shading-value="0"/>
    </style:style>
    <style:style style:name="T677" style:family="text">
      <style:text-properties fo:background-color="#ef413d" loext:char-shading-value="0"/>
    </style:style>
    <style:style style:name="T678" style:family="text">
      <style:text-properties officeooo:rsid="0068053d" fo:background-color="#ef413d" loext:char-shading-value="0"/>
    </style:style>
    <style:style style:name="T679" style:family="text">
      <style:text-properties officeooo:rsid="00747811" fo:background-color="#ef413d" loext:char-shading-value="0"/>
    </style:style>
    <style:style style:name="T680" style:family="text">
      <style:text-properties officeooo:rsid="00b51fde" fo:background-color="#ef413d" loext:char-shading-value="0"/>
    </style:style>
    <style:style style:name="T681" style:family="text">
      <style:text-properties officeooo:rsid="00b51fde" fo:background-color="#ef413d" loext:char-shading-value="0"/>
    </style:style>
    <style:style style:name="T682" style:family="text">
      <style:text-properties officeooo:rsid="002a4a32" fo:background-color="#ef413d" loext:char-shading-value="0"/>
    </style:style>
    <style:style style:name="T683" style:family="text">
      <style:text-properties officeooo:rsid="002a4a32" fo:background-color="#ef413d" loext:char-shading-value="0"/>
    </style:style>
    <style:style style:name="T684" style:family="text">
      <style:text-properties fo:color="#ed1c24"/>
    </style:style>
    <style:style style:name="T685" style:family="text">
      <style:text-properties fo:color="#ed1c24" officeooo:rsid="00364d95"/>
    </style:style>
    <style:style style:name="T686" style:family="text">
      <style:text-properties fo:color="#ed1c24" fo:font-style="italic" officeooo:rsid="00364d95" style:font-style-asian="italic" style:font-style-complex="italic"/>
    </style:style>
    <style:style style:name="T687" style:family="text">
      <style:text-properties fo:color="#ed1c24" officeooo:rsid="00374fe2"/>
    </style:style>
    <style:style style:name="T688" style:family="text">
      <style:text-properties fo:color="#ed1c24" officeooo:rsid="00742b89" fo:background-color="#ef413d" loext:char-shading-value="0"/>
    </style:style>
    <style:style style:name="T689" style:family="text">
      <style:text-properties fo:color="#ed1c24" officeooo:rsid="003883dc"/>
    </style:style>
    <style:style style:name="T690" style:family="text">
      <style:text-properties fo:color="#ed1c24" fo:font-weight="normal" officeooo:rsid="003883dc" style:font-weight-asian="normal" style:font-weight-complex="normal"/>
    </style:style>
    <style:style style:name="T691" style:family="text">
      <style:text-properties fo:color="#ed1c24" fo:font-weight="normal" officeooo:rsid="0039bbb1" style:font-weight-asian="normal" style:font-weight-complex="normal"/>
    </style:style>
    <style:style style:name="T692" style:family="text">
      <style:text-properties fo:color="#ed1c24" fo:font-weight="normal" officeooo:rsid="00a293ad" style:font-weight-asian="normal" style:font-weight-complex="normal"/>
    </style:style>
    <style:style style:name="T693" style:family="text">
      <style:text-properties fo:color="#ed1c24" officeooo:rsid="0039a77c"/>
    </style:style>
    <style:style style:name="T694" style:family="text">
      <style:text-properties officeooo:rsid="0039a77c"/>
    </style:style>
    <style:style style:name="T695" style:family="text">
      <style:text-properties officeooo:rsid="0093ff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Rache</text:p>
      <text:p text:style-name="P1"/>
      <text:p text:style-name="P13">--- Kampagnenbeschreibung:</text:p>
      <text:p text:style-name="P211"/>
      <text:p text:style-name="P13"/>
      <text:p text:style-name="P207">Der Zeitbezug nicht auf Kapou‘e, da kein Zusammenhang zu dieser Kampagne besteht.</text:p>
      <text:p text:style-name="P14"/>
      <text:p text:style-name="P14"><text:span text:style-name="T1">Es war etwa in der Zeit nach dem Kapou‘e die Wahrheit über das Attentat auf seinen Vater herausfand. Doch </text:span><text:span text:style-name="T641">(ab hier) </text:span><text:span text:style-name="T1">unsere Geschichte spielt in den Tückischen Gipfeln, südlich des </text:span>Schwarzen Fluss<text:span text:style-name="T639">es</text:span>, jenseits von allen in Wesnoth bekannten Erzählungen und Sagen<text:span text:style-name="T1">.</text:span></text:p>
      <text:p text:style-name="P208">Bezug auf „Trolle #1“ weg lassen</text:p>
      <text:p text:style-name="P15">Trolle waren hier das vorherrschende Volk – Sie hatten die fortschrittlichsten Technologien umgesetzt, noch bevor die südlich lebenden Menschen davon träumten. <text:span text:style-name="T2">Bis in den Norden, nach Wesnoth, drang niemals auch nur eine Kleinigkeit der Geschehnisse im Süden, da das Leben hier friedliebend und ohne ausartende Konflikte von Statten ging. Doch König Disgustus I. hatte es bis zum Herrscher von Bostim, der Hauptstadt der Menschen, geschafft und es war die Zeit gekommen, in der sich etwas ändern sollte.</text:span></text:p>
      <text:p text:style-name="P15"/>
      <text:p text:style-name="P16"><text:span text:style-name="T3">(</text:span>19 Szenarien, 2 davon dialogbasiert. 1 <text:span text:style-name="T660">dialogbasiertes </text:span>Szenario ist <text:span text:style-name="T3">optional, je nach gewählter Kampagnenentwicklung.)</text:span></text:p>
      <text:p text:style-name="P17"/>
      <text:p text:style-name="P17"/>
      <text:p text:style-name="P18"/>
      <text:p text:style-name="P210">Disgustus I. =&gt; Disgustus IV.</text:p>
      <text:p text:style-name="P210">Bostim =&gt; Disgusburg</text:p>
      <text:p text:style-name="P18"/>
      <text:p text:style-name="P18"/>
      <text:p text:style-name="P2">Episode 1: Der Anfang</text:p>
      <text:p text:style-name="P215"/>
      <text:p text:style-name="P315">Ich hole ein bisschen weiter aus, damit ihr auch versteht, <text:span text:style-name="T662">was der Ur</text:span><text:span text:style-name="T663">sp</text:span><text:span text:style-name="T662">rung allen Übels ist.</text:span> <text:span text:style-name="T642">wie die Tragödie ihren Anfang nahm. </text:span><text:span text:style-name="T4">Es waren 3 Jahre, in </text:span><text:span text:style-name="T664">denen</text:span><text:span text:style-name="T4"> </text:span><text:span text:style-name="T642">welchen </text:span><text:span text:style-name="T4">die Menschen unter ihrem Herrscher Disgustus dem </text:span><text:span text:style-name="T664">Ersten</text:span><text:span text:style-name="T4"> </text:span><text:span text:style-name="T642">Vierten </text:span><text:span text:style-name="T4">keine Probleme bereiteten. Doch es war nur eine Frage der Zeit, wann sich des Machthabers Arroganz und Ignoranz in Problemen widerspiegelten.</text:span></text:p>
      <text:p text:style-name="P217"/>
      <text:p text:style-name="P218">Mein Name ist Tedder. <text:span text:style-name="T5">Es </text:span>spielte sich in <text:span text:style-name="T6">m</text:span>einem friedlich ruhigen Dorf, gelegen <text:span text:style-name="T7">im Süden</text:span> de<text:span text:style-name="T7">r</text:span> Tückischen Gipfel, <text:span text:style-name="T8">nördlich der Menschenstadt </text:span><text:span text:style-name="T665">Bostim </text:span><text:span text:style-name="T646">Disgusburg</text:span><text:span text:style-name="T8">,</text:span> ab<text:span text:style-name="T9">. Es gab sonnige Tage in diesen Zeiten und es gab schlechte Tage, mit Überschwemmungen der Flüsse und Berglawinen, bis hin zu Dürreperioden, deren Stürme den Sand der nordöstlich gelegenen Sandigen Einöde bis hinauf in unsere Bergstädte trugen.</text:span></text:p>
      <text:p text:style-name="P215"><text:soft-page-break/></text:p>
      <text:p text:style-name="P216">Du wirst nun eventuell eine Menge von Kriegen, <text:span text:style-name="T662">Tag ein, Tag aus</text:span><text:span text:style-name="T672"> </text:span><text:span text:style-name="T645">Blutbädern, Verstümmelungen und Verschwörungen</text:span><text:span text:style-name="T643"> </text:span><text:span text:style-name="T644">[todo: Eine Aufzählung von kriegerischen Ereignissen]</text:span>, erwarten. <text:span text:style-name="T662">Kriegssuchende </text:span><text:s/><text:span text:style-name="T661">Kriegslüsterne T</text:span>rolle in den Bergen <text:span text:style-name="T647">lebend</text:span>, ohne in Streitigkeit mit den Menschen, Zwergen oder Elfen <text:span text:style-name="T647">zu geraten</text:span>? <text:span text:style-name="T647">„wohl eher nicht“ </text:span>Aber südlich des Schwarzen Flusses <text:span text:style-name="T662">war</text:span><text:span text:style-name="T666">en</text:span> <text:span text:style-name="T647">war </text:span>es seit <text:span text:style-name="T10">Jahrhunderten die Rasse </text:span>der Trolle <text:span text:style-name="T10">und Stämme </text:span>meiner <text:span text:style-name="T10">Vorahnen</text:span>, die jeglichen Fortschritt in die Wege leiteten.</text:p>
      <text:p text:style-name="P219"/>
      <text:p text:style-name="P219"><text:span text:style-name="T11">Ich verspreche dir, alles und jeder wurde </text:span><text:span text:style-name="T647">bei uns</text:span><text:span text:style-name="T11"> gut behandelt. </text:span>Die einzigen Unruhen, <text:span text:style-name="T662">die</text:span> <text:span text:style-name="T647">von denen</text:span> es weit und breit zu erzählen gab, waren <text:span text:style-name="T662">von</text:span> Überfälle<text:span text:style-name="T662">n </text:span>der Wilden <text:span text:style-name="T12">in die zivilisierteren Gebiete der Menschen</text:span> oder ein paar vereinzelte, <text:span text:style-name="T662">aufstrebende</text:span> <text:span text:style-name="T647">aufmüpfig</text:span><text:span text:style-name="T653">e</text:span> Orks, <text:span text:style-name="T12">die hingerichtet werden mussten.</text:span></text:p>
      <text:p text:style-name="P219"/>
      <text:p text:style-name="P220">Noch ein <text:span text:style-name="T13">b</text:span>isschen mehr über die schönen Zeiten<text:span text:style-name="T14">. Zu jenen Tagen war es Heerführer und </text:span><text:span text:style-name="T667">Stammesoberhaupt</text:span><text:span text:style-name="T14"> </text:span><text:span text:style-name="T647">nochn bisschen mehr wert</text:span><text:span text:style-name="T14"> Uruknorg, der dafür zuständig war, die Kriegsfehden zwischen den Orkstämmen in Grenzen zu halten und die meisten Stammeshäuptlinge unter Kontrolle zu halten.</text:span></text:p>
      <text:p text:style-name="P220"/>
      <text:p text:style-name="P220">Von den im <text:span text:style-name="T15">Wachsamen</text:span> Wald lebenden Wesen, seien es die alten Waldschrate oder die dem Elfenkönig Vasolin unterliegenden Elfen, wurde seit <text:span text:style-name="T15">Ewigkeiten </text:span>nichts mehr gehört. Das Einzige, <text:span text:style-name="T13">das </text:span>man <text:span text:style-name="T670">vom Wald</text:span><text:span text:style-name="T15"> </text:span><text:span text:style-name="T647">von dort </text:span><text:span text:style-name="T15"><text:s/></text:span>mitbekam, waren <text:span text:style-name="T648">hin und wieder</text:span> ein paar <text:span text:style-name="T13">a</text:span>btrünnige <text:span text:style-name="T16">Elfenfürsten</text:span>, die jedoch keine weiteren Probleme bereiteten.</text:p>
      <text:p text:style-name="P220"/>
      <text:p text:style-name="P220">Die Hauptrolle der Menschen spielte sich damals<text:span text:style-name="T17"> </text:span>in <text:span text:style-name="T13">Bostim</text:span> ab. <text:span text:style-name="T18">Es war</text:span> <text:span text:style-name="T13">eine</text:span> <text:span text:style-name="T18">Hauptstadt</text:span>, <text:span text:style-name="T18">ein </text:span>Mittelpunkt allen Handels <text:span text:style-name="T13">und, </text:span><text:span text:style-name="T668">unter anderem</text:span><text:span text:style-name="T13"> </text:span><text:span text:style-name="T648">darüber hinaus</text:span><text:span text:style-name="T13"> Sitz eines jeden Königs der Menschen, momentan Disgustus I. Die Menschen waren seit eh und je in den südlicheren Regionen etwas unterbelichtet, soweit es sich um technologische oder soziale Aspekte und ihre Sprache handelte.</text:span></text:p>
      <text:p text:style-name="P220"/>
      <text:p text:style-name="P221">Ein paar Tage bevor meine Geschichte ihren Lauf nahm <text:span text:style-name="T648">[wortwiederholung zum anfang?]</text:span>, wurden wir von Wilden aus den nördlicheren Gebieten unseres Gebirges überfallen – Sie stahlen all unser Gold, während sich die meisten unserer <text:span text:style-name="T662">Wächter</text:span> <text:span text:style-name="T653">Krieger</text:span><text:span text:style-name="T648"> </text:span>auf der Jagd befanden. Wäre dieser Teil anders verlaufen, wer weiß, vielleicht hätte <text:span text:style-name="T19">ich mich nie in dieser Lage befunden</text:span>.</text:p>
      <text:p text:style-name="P220"/>
      <text:p text:style-name="P220"><text:span text:style-name="T20">Ein paar wenige Tage nach dem Überfall der Wilden </text:span>war <text:span text:style-name="T21">es soweit. Es regte sich etwas in Bostim. Raben flogen von der Menschenstadt nach Südwesten, in Richtung des Wachsamen Waldes. Glocken läuteten an jenem Morgen.</text:span></text:p>
      <text:p text:style-name="P19"/>
      <text:p text:style-name="P215"><text:soft-page-break/><text:span text:style-name="T21">Wir bekamen in unserem von Bergen geschützten Dorf </text:span>den Lärm <text:span text:style-name="T22">aus der Ferne schon</text:span> <text:span text:style-name="T21">seit dem </text:span>Morgen<text:span text:style-name="T21">grauen </text:span>mit. <text:span text:style-name="T21">Ich </text:span>schickte zwei <text:span text:style-name="T21">m</text:span>einer Krieger zur südlichen Grenze der Berge, um herauszufinden, was in <text:span text:style-name="T22">Bostim </text:span>vor sich ging.</text:p>
      <text:p text:style-name="P19"/>
      <text:p text:style-name="P19">--- Südlich der Berge <text:span text:style-name="T23">die </text:span>2 Trolle (Namen: Brunt und <text:span text:style-name="T24">Golg</text:span>) - <text:s/><text:span text:style-name="T23">S</text:span>ie sichten Reiter südlich von <text:span text:style-name="T25">Bostim</text:span> kommend</text:p>
      <text:p text:style-name="P19"/>
      <text:p text:style-name="P108"><text:span text:style-name="T27">Brunt: „</text:span>Schau, dort im Süden. Ritter mit dem Wappen <text:span text:style-name="T25">Bostims</text:span>! Ob <text:span text:style-name="T220">s</text:span>ie <text:span text:style-name="T220">eine Nachricht für uns überbringen</text:span>?<text:span text:style-name="T27">“</text:span></text:p>
      <text:p text:style-name="P19"/>
      <text:p text:style-name="P19">--- Die Reiter nähern sich dem Troll <text:span text:style-name="T24">Golg</text:span></text:p>
      <text:p text:style-name="P19"/>
      <text:p text:style-name="P108"><text:span text:style-name="T28">Golg</text:span><text:span text:style-name="T27">: „</text:span>Seid gegrüßt, <text:span text:style-name="T221">Ritter</text:span>! Was geschieht im Süden hinter verschlossenen <text:span text:style-name="T222">Toren</text:span>? Glocken <text:span text:style-name="T23">wurden </text:span>geläutet und...<text:span text:style-name="T27">“</text:span></text:p>
      <text:p text:style-name="P19"/>
      <text:p text:style-name="P19">--- Die Reiter <text:span text:style-name="T223">ermorden</text:span> den Troll <text:span text:style-name="T24">Golg</text:span></text:p>
      <text:p text:style-name="P19"/>
      <text:p text:style-name="P19">--- Troll Brunt flieht nach Norden, zu Tedder in die Festung</text:p>
      <text:p text:style-name="P19"/>
      <text:p text:style-name="P19">--- Die Ritter reiten zurück <text:span text:style-name="T224">nach Bostim</text:span>, zu Disgustus <text:span text:style-name="T221">I</text:span></text:p>
      <text:p text:style-name="P19"/>
      <text:p text:style-name="P108"><text:span text:style-name="T27">Reiter 1: „</text:span><text:span text:style-name="T29">Ihre </text:span><text:span text:style-name="T30">Lauchigkeit</text:span><text:span text:style-name="T26">, wir ham n paar Trolle nah zum Flachland </text:span><text:span text:style-name="T31">getroffn</text:span><text:span text:style-name="T26">.</text:span><text:span text:style-name="T27">“</text:span></text:p>
      <text:p text:style-name="P19"/>
      <text:p text:style-name="P108"><text:span text:style-name="T27">Reiter 1: „</text:span><text:span text:style-name="T31">Jaaa! Tot gemacht war er, ehe er sichs versah!</text:span><text:span text:style-name="T27">“</text:span></text:p>
      <text:p text:style-name="P19"/>
      <text:p text:style-name="P108"><text:span text:style-name="T27">General Disgustus: „</text:span><text:span text:style-name="T26">Dann ist es wohl soweit. Lasst Botschaft an die Elfen überbringen, sie solln sich bereit halten. </text:span><text:span text:style-name="T32">Beenden</text:span><text:span text:style-name="T26"> wir Tedders Herrschaft über </text:span><text:span text:style-name="T33">die Tückischen Gipfel</text:span><text:span text:style-name="T26">!</text:span><text:span text:style-name="T27">“</text:span></text:p>
      <text:p text:style-name="P19"/>
      <text:p text:style-name="P19">--- Bei Tedder, im Norden</text:p>
      <text:p text:style-name="P19"/>
      <text:p text:style-name="P108"><text:span text:style-name="T27">Brunt: „</text:span><text:span text:style-name="T26">Wir werden angegriffen! ALARM! </text:span><text:span text:style-name="T34">Ritter</text:span><text:span text:style-name="T26"> aus </text:span><text:span text:style-name="T34">Bostim </text:span><text:span text:style-name="T26">haben </text:span><text:span text:style-name="T35">Golg</text:span><text:span text:style-name="T34"> </text:span><text:span text:style-name="T26">ermordet! </text:span><text:span text:style-name="T35">König Disgustus</text:span><text:span text:style-name="T34"> </text:span><text:span text:style-name="T26">muss </text:span><text:span text:style-name="T35">etwas </text:span><text:span text:style-name="T36">S</text:span><text:span text:style-name="T35">chlimmes im Schilde führen!</text:span><text:span text:style-name="T27">“</text:span></text:p>
      <text:p text:style-name="P19"/>
      <text:p text:style-name="P108"><text:span text:style-name="T27">Tedder: „</text:span><text:span text:style-name="T37">Eiei, was hör‘ ich da?</text:span><text:span text:style-name="T26"> Die Menschen brechen </text:span><text:span text:style-name="T37">den </text:span><text:span text:style-name="T26">Frieden, </text:span><text:span text:style-name="T37">jenen</text:span><text:span text:style-name="T26">, </text:span><text:span text:style-name="T37">in dessen Ruh‘</text:span><text:span text:style-name="T26"> ein jeder Elf, Zwerg </text:span><text:span text:style-name="T37">und </text:span><text:span text:style-name="T26">Ork</text:span><text:span text:style-name="T38"> </text:span><text:span text:style-name="T37">sich labte?</text:span><text:span text:style-name="T27">“</text:span></text:p>
      <text:p text:style-name="P19"/>
      <text:p text:style-name="P20">Brunt: „Ich befürchte, das Schlimmste <text:span text:style-name="T225">wird geschehen!</text:span> Tedder, <text:span text:style-name="T226">u</text:span>nsere Vorräte in den Höhlen <text:span text:style-name="T225">sind</text:span> ausgeraubt – <text:span text:style-name="T669">K</text:span><text:span text:style-name="T662">aum noch Gold in Besitz! </text:span><text:span text:style-name="T669">W</text:span><text:span text:style-name="T662">eder noch </text:span><text:s/><text:span text:style-name="T654">Weder genügend Gold in Besitz, noch</text:span> <text:span text:style-name="T671">g</text:span><text:span text:style-name="T662">enügend </text:span>bewaffnete Kämpfer, um uns zu verteidigen.“</text:p>
      <text:p text:style-name="P19"/>
      <text:p text:style-name="P108"><text:span text:style-name="T39">Tedder</text:span><text:span text:style-name="T27">: „</text:span><text:span text:style-name="T40">Adelsgerede beiseite. </text:span><text:span text:style-name="T39">Ganz egal, was passieren mag. Dieser Abschaum von einem Menschenkönig Disgustus wird sein Leben </text:span><text:span text:style-name="T40">lassen!</text:span><text:span text:style-name="T39"> </text:span><text:soft-page-break/><text:span text:style-name="T26">Lass</text:span><text:span text:style-name="T39">t </text:span><text:span text:style-name="T26">uns diesen </text:span><text:span text:style-name="T41">sabbernden</text:span><text:span text:style-name="T26"> </text:span><text:span text:style-name="T42">Zweibeinern</text:span><text:span text:style-name="T26"> zeigen, was passiert, wenn man </text:span><text:span text:style-name="T43">sich mit <text:s/></text:span><text:span text:style-name="T39">uns anlegt! </text:span><text:span text:style-name="T44">Wo ist Ugoki? Ich brauche </text:span><text:span text:style-name="T45">die </text:span><text:span text:style-name="T44">besten Männer an </text:span><text:span text:style-name="T45">un</text:span><text:span text:style-name="T46">serer</text:span><text:span text:style-name="T45"> </text:span><text:span text:style-name="T44">Seit</text:span><text:span text:style-name="T46">e</text:span><text:span text:style-name="T44">!!!</text:span><text:span text:style-name="T27">“</text:span></text:p>
      <text:p text:style-name="P19"/>
      <text:p text:style-name="P19">--- <text:span text:style-name="T227">Troll </text:span>Ugoki kommt von Nordosten zu Tedder und Brunt</text:p>
      <text:p text:style-name="P19"/>
      <text:p text:style-name="P108"><text:span text:style-name="T27">Ugoki: „</text:span><text:span text:style-name="T47">Was ist los, Tedder</text:span><text:span text:style-name="T26">? </text:span><text:span text:style-name="T48">Die</text:span><text:span text:style-name="T26"> Nachspeise aus </text:span><text:span text:style-name="T41">Stinktier</text:span><text:span text:style-name="T49">anus</text:span><text:span text:style-name="T26"> und Pferdefuß</text:span><text:span text:style-name="T49">s</text:span><text:span text:style-name="T50">oße</text:span><text:span text:style-name="T26"> </text:span><text:span text:style-name="T51">musst‘ ich </text:span><text:span text:style-name="T26">unterbrechen.</text:span><text:span text:style-name="T27">“</text:span></text:p>
      <text:p text:style-name="P19"/>
      <text:p text:style-name="P19">--- Zwei Trolle (Namen: Pelter und <text:span text:style-name="T228">Goltar</text:span>) kommen von Nordosten zu Tedder, Ugoki und Brunt</text:p>
      <text:p text:style-name="P19"/>
      <text:p text:style-name="P19">--- Ziel: Überlebe x Runden gegen die Invasion von General Disgustus</text:p>
      <text:p text:style-name="P19"/>
      <text:p text:style-name="P19">--- Nach y Runden (y &lt; x) kommen Attentäter im Westen der Map</text:p>
      <text:p text:style-name="P19"/>
      <text:p text:style-name="P19">Attentäter 1: „<text:span text:style-name="T229">Wer trampelt und strampelt, im gar letzten Atemzug des Lebens? Die Berge herab, so unschuldig, als sei es das Normalste der Welt...</text:span> <text:span text:style-name="T229">Stecht sie ab!</text:span>“</text:p>
      <text:p text:style-name="P19"/>
      <text:p text:style-name="P21">Disgustus: „Leiden sollen sie!“</text:p>
      <text:p text:style-name="P19"/>
      <text:p text:style-name="P19">--- Tod von Tedder</text:p>
      <text:p text:style-name="P19"/>
      <text:p text:style-name="P108"><text:span text:style-name="T27">Tedder: „</text:span><text:span text:style-name="T26">Ich hab</text:span><text:span text:style-name="T208">e</text:span><text:span text:style-name="T26"> versagt... Doch </text:span><text:span text:style-name="T52">das Ableben </text:span><text:span text:style-name="T53">diese</text:span><text:span text:style-name="T52">s</text:span><text:span text:style-name="T54"> </text:span><text:span text:style-name="T53">stinkenden Menschen </text:span><text:span text:style-name="T52">sei ihm sicher!</text:span><text:span text:style-name="T53"> </text:span><text:span text:style-name="T55">Bostim</text:span><text:span text:style-name="T26"> </text:span><text:span text:style-name="T52">in Schutt und Asche gelegt, sowie </text:span><text:span text:style-name="T26">ihre Seelen auf Ewig </text:span><text:span text:style-name="T52">ge</text:span><text:span text:style-name="T26">quäl</text:span><text:span text:style-name="T52">t, so soll es sein. Aus und vorbei</text:span><text:span text:style-name="T26">!</text:span><text:span text:style-name="T27">“</text:span></text:p>
      <text:p text:style-name="P19"/>
      <text:p text:style-name="P19">--- Tod von Ugoki</text:p>
      <text:p text:style-name="P19"/>
      <text:p text:style-name="P114"><text:span text:style-name="T27">Ugoki: „</text:span><text:span text:style-name="T56">Das </text:span><text:span text:style-name="T57">geschieht</text:span><text:span text:style-name="T56"> zu früh... </text:span><text:span text:style-name="T212">M</text:span><text:span text:style-name="T213">eines Lebens Ziel soll die Rache sein!</text:span><text:span text:style-name="T650"> Die Rache eines jeden Trolles soll dies Menschen Tyrannei ein quälendes Ende bereiten!</text:span><text:span text:style-name="T27">“</text:span></text:p>
      <text:p text:style-name="P19"/>
      <text:p text:style-name="P19">--- Sollte einer der gegnerischen Anführer besiegt werden (was eigentlich nicht möglich ist, nur mit <text:span text:style-name="T230">Cheats</text:span>)</text:p>
      <text:p text:style-name="P19"/>
      <text:p text:style-name="P108"><text:span text:style-name="T27">General Disgustus: „</text:span><text:span text:style-name="T58">Wer wie was? </text:span><text:span text:style-name="T59">Krepiert doch endlich</text:span><text:span text:style-name="T26">!</text:span><text:span text:style-name="T27">“</text:span></text:p>
      <text:p text:style-name="P19"/>
      <text:p text:style-name="P108"><text:span text:style-name="T27">D</text:span><text:span text:style-name="T60">ialog: „</text:span><text:span text:style-name="T61">Tedders Armee</text:span><text:span text:style-name="T26"> war</text:span><text:span text:style-name="T61">d der </text:span><text:span text:style-name="T26">Sieg </text:span><text:span text:style-name="T61">gewiss </text:span><text:span text:style-name="T26">- Doch </text:span><text:span text:style-name="T61">letztendlich war es vorüber. Di</text:span><text:span text:style-name="T26">e </text:span><text:span text:style-name="T61">Soldaten aus Bostim vernichteten jeden sich wehrenden Troll</text:span><text:span text:style-name="T26">.</text:span><text:span text:style-name="T60">“</text:span></text:p>
      <text:p text:style-name="P19"/>
      <text:p text:style-name="P19">--- In allen obigen Todesfällen, sei es Tedder, Ugoki oder ein Gegner….</text:p>
      <text:p text:style-name="P22"/>
      <text:p text:style-name="P108"><text:soft-page-break/><text:span text:style-name="T60">Dialog: „</text:span><text:span text:style-name="T62">Die Trolle </text:span><text:span text:style-name="T26">kämpften lan</text:span><text:span text:style-name="T63">g und </text:span><text:span text:style-name="T62">furchtlos. </text:span><text:span text:style-name="T63">Doch </text:span><text:span text:style-name="T62">am Ende</text:span><text:span text:style-name="T63"> wurden je</text:span><text:span text:style-name="T26">ne, die immer noch am Leben waren, </text:span><text:span text:style-name="T62">überwältigt</text:span><text:span text:style-name="T26">. </text:span><text:span text:style-name="T62">An diesem Tage tränkte </text:span><text:span text:style-name="T64">Troll- und Menschenblut</text:span><text:span text:style-name="T62"> den Boden </text:span><text:span text:style-name="T65">auf den Straßen von Bostim nach Norden</text:span><text:span text:style-name="T62">.</text:span><text:span text:style-name="T60">“</text:span></text:p>
      <text:p text:style-name="P22"/>
      <text:p text:style-name="P108"><text:span text:style-name="T60">--- </text:span><text:span text:style-name="T27"><text:s/></text:span><text:span text:style-name="T60">Ein weiterer Attentäter der Menschen erscheint und tötet alle noch lebenden Trolle. </text:span><text:span text:style-name="T64">Jüngere Trollwelpen werden von Soldaten gefangen genommen, nicht getötet.</text:span></text:p>
      <text:p text:style-name="P23"/>
      <text:p text:style-name="P22">Dialog: „<text:span text:style-name="T231">Tedder ward </text:span><text:span text:style-name="T648">wurde</text:span><text:span text:style-name="T231"> Eins mit dem Reich der Toten</text:span>…..“</text:p>
      <text:p text:style-name="P22"/>
      <text:p text:style-name="P22"/>
      <text:p text:style-name="P22"/>
      <text:p text:style-name="P22"/>
      <text:p text:style-name="P3">Episode 2: Auferstehung</text:p>
      <text:p text:style-name="P3"/>
      <text:p text:style-name="P209">…..oder doch nicht?</text:p>
      <text:p text:style-name="P3"/>
      <text:p text:style-name="P24">Schwärze umgibt <text:span text:style-name="T232">mich</text:span>.</text:p>
      <text:p text:style-name="P24"/>
      <text:p text:style-name="P222">Fühlt sich der Tod so an?</text:p>
      <text:p text:style-name="P222"/>
      <text:p text:style-name="P223">Ich spüre einen Luftzug… Geht der Wind etwa… Durch mich hindurch?</text:p>
      <text:p text:style-name="P24"/>
      <text:p text:style-name="P24">--- <text:span text:style-name="T234">Wetter:</text:span><text:span text:style-name="T235"> Es wird in diesem Szenario per Zufall ein Wetter generiert, in dem die Kampagne spielen wird. Das Wetter wird keine Einflüsse auf die Story haben, nur auf das Spielerlebnis bzw. die Karten. Es sind die Karten für jedes Szenario und alle Wetter speziell angepasst. </text:span></text:p>
      <text:p text:style-name="P24"/>
      <text:p text:style-name="P25">--- Möglich generierte Wetter: Überschwemmung oder Dürre</text:p>
      <text:p text:style-name="P24"/>
      <text:p text:style-name="P24">--- Tedder und Ugoki befinden sich in einer <text:span text:style-name="T236">Höhle</text:span>, als Geister</text:p>
      <text:p text:style-name="P24"/>
      <text:p text:style-name="P209">Tedder: „...“</text:p>
      <text:p text:style-name="P209"/>
      <text:p text:style-name="P209">Tedder: „… Halllo? Ist da jemand?“</text:p>
      <text:p text:style-name="P24"/>
      <text:p text:style-name="P108"><text:span text:style-name="T66">Ugoki: „</text:span>Scheiße, der letzte Schnaps muss schlecht gewesen sein.<text:span text:style-name="T66">“</text:span></text:p>
      <text:p text:style-name="P24"/>
      <text:p text:style-name="P108"><text:span text:style-name="T66">Tedder: „</text:span><text:span text:style-name="T26">Wer bist du? </text:span><text:span text:style-name="T67">WAS </text:span><text:span text:style-name="T26">bist du??</text:span><text:span text:style-name="T66">“</text:span></text:p>
      <text:p text:style-name="P24"/>
      <text:p text:style-name="P108"><text:span text:style-name="T66">Ugoki: „</text:span><text:span text:style-name="T68">Und du b</text:span><text:span text:style-name="T69">ist… </text:span><text:span text:style-name="T26">durchsichtig, ist dir das klar? Hast du... Bist du ansteckend?</text:span><text:span text:style-name="T66">“</text:span></text:p>
      <text:p text:style-name="P24"/>
      <text:p text:style-name="P108"><text:span text:style-name="T66">Tedder: „</text:span><text:span text:style-name="T70">Deine eignen Augen, finster wie die eines Lichs!</text:span><text:span text:style-name="T26"> Ich bin, </text:span><text:span text:style-name="T71">o</text:span><text:span text:style-name="T72">der </text:span><text:span text:style-name="T26">war vor Kurzem </text:span><text:span text:style-name="T72">oder Läng</text:span><text:span text:style-name="T73">e</text:span><text:span text:style-name="T72">rem, </text:span><text:span text:style-name="T71">Tedder</text:span><text:span text:style-name="T26">. Ich weiß um ehrlich zu sein nicht, wann </text:span><text:soft-page-break/><text:span text:style-name="T72">genau</text:span><text:span text:style-name="T26">. </text:span><text:span text:style-name="T73">E</text:span><text:span text:style-name="T26">in paar Minuten </text:span><text:span text:style-name="T73">kommt </text:span><text:span text:style-name="T74">e</text:span><text:span text:style-name="T73">s mir </text:span><text:span text:style-name="T26">vor seit... Ich </text:span><text:span text:style-name="T73">w</text:span><text:span text:style-name="T75">u</text:span><text:span text:style-name="T73">rd</text:span><text:span text:style-name="T74">e</text:span><text:span text:style-name="T73"> </text:span><text:span text:style-name="T26">getötet! Dieser dreckige, mickrige Wurm </text:span><text:span text:style-name="T76">Disgustus</text:span><text:span text:style-name="T26"> </text:span><text:span text:style-name="T77">überrannt‘ </text:span><text:span text:style-name="T26">mein </text:span><text:span text:style-name="T78">Volk und Heimat</text:span><text:span text:style-name="T26">!</text:span><text:span text:style-name="T66">“</text:span></text:p>
      <text:p text:style-name="P24"/>
      <text:p text:style-name="P108"><text:span text:style-name="T66">Ugoki: „</text:span><text:span text:style-name="T26">Na, so trifft man sich wieder. Auch wenn wir wirklich nicht gesund aussehen und du mich ohne Zweifel nicht wieder erkennst - Ich bin, oder war, Ugoki. Ich kann mich auch an etwas erinnern. Da war... Friede. Aber dann... Ich musste mein Frühstück unterbrechen.</text:span><text:span text:style-name="T66">“</text:span></text:p>
      <text:p text:style-name="P24"/>
      <text:p text:style-name="P108"><text:span text:style-name="T66">Tedder: „</text:span><text:span text:style-name="T26">Das erleichtert mich zumindest ein </text:span><text:span text:style-name="T79">b</text:span><text:span text:style-name="T26">isschen. Auch wenn ich verstört bin was unser Dasein betrifft. Was sind wir? Was ist mit uns passiert?</text:span><text:span text:style-name="T66">“</text:span></text:p>
      <text:p text:style-name="P24"/>
      <text:p text:style-name="P108"><text:span text:style-name="T66">Ugoki: „</text:span><text:span text:style-name="T26">Wir sehen aus wie… </text:span><text:span text:style-name="T80">Wir</text:span><text:span text:style-name="T26"> sehen aus wie etwas Bogusartiges. Unecht. Geisterhaft.</text:span><text:span text:style-name="T66">“</text:span></text:p>
      <text:p text:style-name="P24"/>
      <text:p text:style-name="P108"><text:span text:style-name="T66">Tedder: „</text:span><text:span text:style-name="T80">Darum werden wir </text:span><text:span text:style-name="T81">kümmern</text:span><text:span text:style-name="T26">. Lass uns </text:span><text:span text:style-name="T80">aber zuerst </text:span><text:span text:style-name="T26">aus dieser </text:span><text:span text:style-name="T80">dreckigen, </text:span><text:span text:style-name="T26">engen Höhle entkommen.</text:span><text:span text:style-name="T66">“</text:span></text:p>
      <text:p text:style-name="P24"/>
      <text:p text:style-name="P109"><text:span text:style-name="T66">--- </text:span><text:span text:style-name="T26">Ziel: Erforsche die Höhle</text:span></text:p>
      <text:p text:style-name="P26"/>
      <text:p text:style-name="P26">--- Wenn man Dörfer einni<text:span text:style-name="T237">m</text:span>mt, kommen zu einer zweidrittel Chance riesige Ratten neben dem Dorf, ein „Rattennest“ darstellend</text:p>
      <text:p text:style-name="P26"/>
      <text:p text:style-name="P26">--- Wenn die erste Ratte erscheint</text:p>
      <text:p text:style-name="P26"/>
      <text:p text:style-name="P108"><text:span text:style-name="T82">Einheit, die das Dorf eingenommen hat: „</text:span><text:span text:style-name="T26">Ha, ein Rattennest! Lecker...</text:span><text:span text:style-name="T82">“</text:span></text:p>
      <text:p text:style-name="P26"/>
      <text:p text:style-name="P26">--- <text:span text:style-name="T238">Wenn man die erste Ratte tötet</text:span></text:p>
      <text:p text:style-name="P26"/>
      <text:p text:style-name="P108"><text:span text:style-name="T83">Die Einheit, die die Ratte getötet hat</text:span><text:span text:style-name="T82">: „</text:span><text:span text:style-name="T26">Irgendwie schmecke</text:span><text:span text:style-name="T84">n diese </text:span><text:span text:style-name="T83">Riesenratten </text:span><text:span text:style-name="T649">anders als bei uns zuhause, </text:span><text:span text:style-name="T84">nach nicht</text:span><text:span text:style-name="T85">s.</text:span><text:span text:style-name="T82">“</text:span></text:p>
      <text:p text:style-name="P26"/>
      <text:p text:style-name="P26">--- Es gibt ein Fläschchen in der Höhle, auf dessen Feld man eine Einheit bewegen kann. Wenn eine Einheit das Feld betritt:</text:p>
      <text:p text:style-name="P26"/>
      <text:p text:style-name="P108"><text:span text:style-name="T82">Dialog: „</text:span><text:span text:style-name="T26">Der </text:span><text:span text:style-name="T86">glibberige, </text:span><text:span text:style-name="T26">tödlich rot</text:span><text:span text:style-name="T87">e </text:span><text:span text:style-name="T26">Inhalt könnte gefährlich sein. Soll $unit.name die Flüssigkeit </text:span><text:span text:style-name="T87">trotzdem </text:span><text:span text:style-name="T26">trinken?</text:span><text:span text:style-name="T82">“</text:span></text:p>
      <text:p text:style-name="P197"><text:span text:style-name="T82">Option: „</text:span><text:span text:style-name="T26">Vorsichtig zurücklegen, damit es nicht zerbricht.</text:span><text:span text:style-name="T82">“</text:span></text:p>
      <text:p text:style-name="P108"><text:span text:style-name="T82">Option: „</text:span><text:span text:style-name="T26">Das wäre viel zu riskant. Zerstören.</text:span><text:span text:style-name="T82">“</text:span></text:p>
      <text:p text:style-name="P26">Option: „<text:span text:style-name="T239">Auf Ex!</text:span>“</text:p>
      <text:p text:style-name="P26"/>
      <text:p text:style-name="P106">--- Wenn Option 1, dann passiert nichts. Man kann erneut eine Einheit auf das Feld bewegen, und der selbe Dialog erscheint</text:p>
      <text:p text:style-name="P106"/>
      <text:p text:style-name="P107">Einheit, die es zurücklegt: „Es sieht eigentlich schon recht verlockend aus. Was soll‘s...“</text:p>
      <text:p text:style-name="P106"><text:soft-page-break/></text:p>
      <text:p text:style-name="P26">--- Wenn Option 2, dann explodiert das Fläschchen und die Einheit bekommt 15 Lebenspunkte abgezogen, aber bis zu einem Mi<text:span text:style-name="T240">n</text:span>imum von aktuellem 1 Lebenspunkt der Einheit</text:p>
      <text:p text:style-name="P26"/>
      <text:p text:style-name="P29">Einheit, die es zerstört: „<text:span text:style-name="T241">W</text:span>ow! Das hat Spaß gemacht. Ich bin fast noch toter als ich es eh schon war!“</text:p>
      <text:p text:style-name="P26"/>
      <text:p text:style-name="P26">--- Wenn Option 3, dann werden die maximalen sowie die aktuellen <text:span text:style-name="T242">Lebens</text:span>punkte der Einheit um 15 erhöht</text:p>
      <text:p text:style-name="P26"/>
      <text:p text:style-name="P28">Einheit, die es trinkt: „<text:span text:style-name="T243">(</text:span><text:span text:style-name="T245">unverständliches Gebrabbel</text:span><text:span text:style-name="T253">)“</text:span></text:p>
      <text:p text:style-name="P28"><text:span text:style-name="T253">Einheit, die es trinkt: „Härter</text:span><text:span text:style-name="T243"> als Whiskey.</text:span>“</text:p>
      <text:p text:style-name="P26"/>
      <text:p text:style-name="P26">--- Ein bisschen weiter die Höhle stößt man auf einen <text:span text:style-name="T356">eingekerkerten </text:span>Zauberer. Wenn man auf <text:span text:style-name="T357">den Zauberer stößt…</text:span></text:p>
      <text:p text:style-name="P26"/>
      <text:p text:style-name="P108"><text:span text:style-name="T88">Zauberer</text:span><text:span text:style-name="T82">: „</text:span><text:span text:style-name="T89">A</text:span><text:span text:style-name="T209">aa</text:span><text:span text:style-name="T89">h, </text:span><text:span text:style-name="T90">entfernt euch, Stinkegeister</text:span><text:span text:style-name="T89">! </text:span><text:span text:style-name="T90">Ist die ewige Einsamkeit nicht genug des Bösen an mir getan?</text:span><text:span text:style-name="T82">“</text:span></text:p>
      <text:p text:style-name="P26"/>
      <text:p text:style-name="P30">Tedder: „Wieso sollten wir dir etwas tun – Wir sind auf der Suche nach einem Weg aus diesen <text:span text:style-name="T358">Tunneln</text:span>!“</text:p>
      <text:p text:style-name="P26"/>
      <text:p text:style-name="P31">Zauberer: „Wenn ihr keine Quälgeister <text:span text:style-name="T358">dieser Höhle </text:span>seid, <text:span text:style-name="T359">w</text:span>er seid ihr dann, Fremde? Die falsche Seite habt ihr euch ausgesucht. Raus hier ginge es nur <text:span text:style-name="T360">vom </text:span>anderen Ende meiner Zelle.“</text:p>
      <text:p text:style-name="P26"/>
      <text:p text:style-name="P108"><text:span text:style-name="T82">Tedder: „</text:span><text:span text:style-name="T91">Die Frage ist nicht wer, sondern </text:span><text:span text:style-name="T26">was wir sind... </text:span><text:span text:style-name="T91">Die falsche Seite?</text:span><text:span text:style-name="T82">“</text:span></text:p>
      <text:p text:style-name="P26"/>
      <text:p text:style-name="P108"><text:span text:style-name="T92">Zauberer</text:span><text:span text:style-name="T82">: „</text:span><text:span text:style-name="T26">Am Ausgang </text:span><text:span text:style-name="T93">dieser Höhle</text:span><text:span text:style-name="T26"> lauert ein mächtiger Geist, den ich alleine nicht besiegen kann. </text:span><text:span text:style-name="T94">Außerdem </text:span><text:span text:style-name="T95">bin</text:span><text:span text:style-name="T94"> ich hier </text:span><text:span text:style-name="T95">seit </text:span><text:span text:style-name="T96">Jahren </text:span><text:span text:style-name="T94">eingeschlossen. </text:span><text:span text:style-name="T97">Wenn ihr mich befreit, </text:span><text:span text:style-name="T26">können wir </text:span><text:span text:style-name="T98">jenen</text:span><text:span text:style-name="T99"> Wächter </text:span><text:span text:style-name="T98">womöglich </text:span><text:span text:style-name="T97">gemeinsam </text:span><text:span text:style-name="T99">ins Nirvana </text:span><text:span text:style-name="T98">befördern</text:span><text:span text:style-name="T26">!</text:span><text:span text:style-name="T82">“</text:span></text:p>
      <text:p text:style-name="P26"/>
      <text:p text:style-name="P108"><text:span text:style-name="T82">Ugoki: „</text:span><text:span text:style-name="T26">Nun gut, ich denke, unser unbekannter Freund hier kennt sich etwas besser aus als wir. Wir sollten ihn befreien und </text:span><text:span text:style-name="T98">zusammen </text:span><text:span text:style-name="T26">von hier verschwinden.</text:span><text:span text:style-name="T82">“</text:span></text:p>
      <text:p text:style-name="P26"/>
      <text:p text:style-name="P108"><text:span text:style-name="T82">Tedder: „</text:span><text:span text:style-name="T26">Dann lass uns mal </text:span><text:span text:style-name="T100">dieses Schloss </text:span><text:span text:style-name="T26">knacken.</text:span><text:span text:style-name="T82">“</text:span></text:p>
      <text:p text:style-name="P26"/>
      <text:p text:style-name="P26">--- Tedder und Ugoki versuchen den Käfig aufzubrechen</text:p>
      <text:p text:style-name="P26"/>
      <text:p text:style-name="P108"><text:span text:style-name="T82">Dialog: „</text:span><text:span text:style-name="T26">Nach einigen sehr, sehr langen Minuten schaffen es Tedder und Ugoki gemeinsam das Schloss </text:span><text:span text:style-name="T101">zum Kerker des Zauberers, welches, im </text:span><text:soft-page-break/><text:span text:style-name="T101">Vergleich zu and</text:span><text:span text:style-name="T102">ren </text:span><text:span text:style-name="T103">gesicherten Türen</text:span><text:span text:style-name="T101"> </text:span><text:span text:style-name="T102">dieser</text:span><text:span text:style-name="T101"> Tunnel, </text:span><text:span text:style-name="T102">s</text:span><text:span text:style-name="T101">tabiler und nicht ganz so rostig war, zu zerbrechen</text:span><text:span text:style-name="T26">.</text:span><text:span text:style-name="T82">“</text:span></text:p>
      <text:p text:style-name="P26"/>
      <text:p text:style-name="P110"><text:span text:style-name="T82">N</text:span><text:span text:style-name="T26">ekromant: „Ich danke euch. </text:span><text:span text:style-name="T104">Auf Ewig werd</text:span><text:span text:style-name="T105">e</text:span><text:span text:style-name="T104"> ich in eurer Schuld steh</text:span><text:span text:style-name="T105">e</text:span><text:span text:style-name="T104">n!</text:span><text:span text:style-name="T26">“</text:span></text:p>
      <text:p text:style-name="P32"/>
      <text:p text:style-name="P32">Tedder: „Revanchieren kannst du dich ein ander<text:span text:style-name="T361">es</text:span> mal. Wo sind wir hier? Wo befindet sich diese Höhle?“</text:p>
      <text:p text:style-name="P32"/>
      <text:p text:style-name="P32">Nekromant: „Oh, <text:span text:style-name="T362">d</text:span>as ist mir selbst auch nicht ganz genau bekannt. Irgendwo im Westen der Tückischen Gipfel <text:span text:style-name="T655">bezug zur karte?(falls die geändert werden sollte)</text:span>, so weit <text:span text:style-name="T363">es mir zu Ohren kam</text:span>.“</text:p>
      <text:p text:style-name="P32"/>
      <text:p text:style-name="P33">Tedder: „Nun gut. Dann lass uns mal raus hier.“ </text:p>
      <text:p text:style-name="P26"/>
      <text:p text:style-name="P108"><text:span text:style-name="T82">--- Ziel: </text:span><text:span text:style-name="T26">Findet den Ausgang und besiegt den Wächtergeist</text:span></text:p>
      <text:p text:style-name="P26"/>
      <text:p text:style-name="P26">--- Am Ende der Höhle kommt man auf den Wächtergeist <text:span text:style-name="T364">und eine riesige Spinne…</text:span></text:p>
      <text:p text:style-name="P26"/>
      <text:p text:style-name="P26">--- <text:span text:style-name="T364">Wenn man auf die Spinne stößt….</text:span></text:p>
      <text:p text:style-name="P26"/>
      <text:p text:style-name="P34">Einheit, die auf die Spinne stößt: „<text:span text:style-name="T365">Was ein Monster</text:span>! Das <text:span text:style-name="T366">ist</text:span> ein anderes Kaliber als die halb <text:span text:style-name="T367">ausge</text:span>hungerten Ratten dieser Höhle.“</text:p>
      <text:p text:style-name="P26"/>
      <text:p text:style-name="P26">--- <text:span text:style-name="T364">Wenn man auf den Wächtergeist stößt…</text:span></text:p>
      <text:p text:style-name="P26"/>
      <text:p text:style-name="P35">Einheit, die auf den Wächtergeist stößt: „Das is<text:span text:style-name="T368">t widerwärtig! Ein solch großer Geist...</text:span>“</text:p>
      <text:p text:style-name="P26"/>
      <text:p text:style-name="P26">--- <text:span text:style-name="T369">Wenn man auf Spinne und Wächtergeist gestoßen ist…</text:span></text:p>
      <text:p text:style-name="P26"/>
      <text:p text:style-name="P35">Tedder: „Womöglich lässt sich das <text:span text:style-name="T370">achtbeinige</text:span> Monster mit dem Wächtergeist ausspielen...“</text:p>
      <text:p text:style-name="P26"/>
      <text:p text:style-name="P26">--- <text:span text:style-name="T364">Wenn der Wächtergeist stirbt...</text:span></text:p>
      <text:p text:style-name="P26"/>
      <text:p text:style-name="P108"><text:span text:style-name="T82">Dialog: „</text:span><text:span text:style-name="T26">Als der Wächter </text:span><text:span text:style-name="T106">mit dem Nirvana Ein</text:span><text:span text:style-name="T107">es</text:span><text:span text:style-name="T106"> </text:span><text:span text:style-name="T651">eins mit dem nirvana</text:span><text:span text:style-name="T106"> w</text:span><text:span text:style-name="T108">urde</text:span><text:span text:style-name="T26">, </text:span><text:span text:style-name="T109">kommt</text:span><text:span text:style-name="T110"> </text:span><text:span text:style-name="T26">im Süden an der Höhlenwand ein</text:span><text:span text:style-name="T111">e </text:span><text:span text:style-name="T112">Kluft </text:span><text:span text:style-name="T110">zum Vorschein</text:span><text:span text:style-name="T26">, aus </text:span><text:span text:style-name="T113">deren</text:span><text:span text:style-name="T26"> Richtung ein Lichtschein zu erblicken und ein warmer Luftzug zu spüren </text:span><text:span text:style-name="T114">ist</text:span><text:span text:style-name="T26">.</text:span><text:span text:style-name="T82">“</text:span></text:p>
      <text:p text:style-name="P26"/>
      <text:p text:style-name="P26">--- Die Höhle bekommt eine „Öffnung“</text:p>
      <text:p text:style-name="P26"/>
      <text:p text:style-name="P36">Nekromant: „Ich rieche Freiheit!“</text:p>
      <text:p text:style-name="P36"/>
      <text:p text:style-name="P37">Ugoki: „Und ich einen Spinnenkadaver.“</text:p>
      <text:p text:style-name="P26"><text:soft-page-break/></text:p>
      <text:p text:style-name="P26">--- Wenn man eine Einheit aus der Höhle heraus bewegt, verwandeln sich Ugoki und Tedder von Geistern zu Untoten</text:p>
      <text:p text:style-name="P26"/>
      <text:p text:style-name="P108"><text:span text:style-name="T82">Tedder: „</text:span><text:span text:style-name="T26">Was wird da aus uns? Ich bin nicht der </text:span><text:span text:style-name="T115">Troll </text:span><text:span text:style-name="T26">von früher, aber auch kein mieses, undurchsichtiges Geisterwesen mehr. Das ist ja - fast schon Leben!</text:span><text:span text:style-name="T82">“</text:span></text:p>
      <text:p text:style-name="P26"/>
      <text:p text:style-name="P108"><text:span text:style-name="T116">Zauberer</text:span><text:span text:style-name="T82">: „</text:span><text:span text:style-name="T118">Ihr scheint euch im Sonnenlicht dem Dasein </text:span><text:span text:style-name="T651">des daseins</text:span><text:span text:style-name="T118"> als Geist entledigt zu haben</text:span><text:span text:style-name="T117">, meine </text:span><text:span text:style-name="T116">Retter</text:span><text:span text:style-name="T117">! Kommt mit mir und ich lehre </text:span><text:span text:style-name="T116">e</text:span><text:span text:style-name="T117">uch als </text:span><text:span text:style-name="T651">zum</text:span><text:span text:style-name="T117"> Dank, dass ihr mir aus dieser Höhle geholfen habt, alles, was ich darüber weiß. Wenn ihr längere Zeit mit mir verweilt, werde ich euch die </text:span><text:span text:style-name="T119">finstren </text:span><text:span text:style-name="T117">Geheimnisse der Totenbeschwörung näher brin</text:span><text:span text:style-name="T118">gen.</text:span><text:span text:style-name="T82">“</text:span></text:p>
      <text:p text:style-name="P26"/>
      <text:p text:style-name="P108"><text:span text:style-name="T82">Tedder: „</text:span><text:span text:style-name="T26">Das hört sich vielversprechend an. </text:span><text:span text:style-name="T120">Jedoch plan</text:span><text:span text:style-name="T118">t</text:span><text:span text:style-name="T120">en wir, unsere Heimat so schnell wie möglich wieder aufzusuchen </text:span><text:span text:style-name="T118">und</text:span><text:span text:style-name="T119"> </text:span><text:span text:style-name="T120">für einen qualvollen Tod von diesem stinkenden Menschen</text:span><text:span text:style-name="T121">könig </text:span><text:span text:style-name="T651">dieses… königs</text:span><text:span text:style-name="T120"> Disgustus </text:span><text:span text:style-name="T121">zu </text:span><text:span text:style-name="T120">sorgen.“</text:span></text:p>
      <text:p text:style-name="P26"/>
      <text:p text:style-name="P108"><text:span text:style-name="T82">Ugoki: „</text:span><text:span text:style-name="T26">Dieser Emporkömmling. Ich werde alles tun, um die Haut von seinem Fleisch zu ziehen. Um sein Fleisch von den Knochen zu schaben und die Knochen zu spalten!</text:span><text:span text:style-name="T82">“</text:span></text:p>
      <text:p text:style-name="P26"/>
      <text:p text:style-name="P108"><text:span text:style-name="T82">--- </text:span><text:span text:style-name="T122">Entscheidung: Direkt zu den Tückischen Gipfeln zurück, </text:span><text:span text:style-name="T123">für direkte Rache</text:span><text:span text:style-name="T122">, oder mit Nekromant, um die Totenbeschwörung zu erlernen</text:span></text:p>
      <text:p text:style-name="P26"/>
      <text:p text:style-name="P111"><text:span text:style-name="T82">T</text:span><text:span text:style-name="T26">edder: „Hmm…“</text:span></text:p>
      <text:p text:style-name="P360"><text:span text:style-name="T673">Option A: „</text:span>Wir werden mit dir kommen, unser zaubernder, unbekannter Freund. <text:span text:style-name="T371">Totenbeschwörung wird sich wahrscheinlich als sehr nützlich gegen diese lebenden Zweibeiner erweisen.“</text:span></text:p>
      <text:p text:style-name="P360"><text:span text:style-name="T673">Option B: „</text:span>Wir brechen umgehend nach Osten auf, um diese<text:span text:style-name="T372">m</text:span> widerlichen Menschen in Bostim den Garaus zu machen. <text:span text:style-name="T373">Lebt wohl, dunkler Zauberfreund!</text:span>“</text:p>
      <text:p text:style-name="P38"/>
      <text:p text:style-name="P111"><text:span text:style-name="T26">--- </text:span><text:span text:style-name="T124">Wenn Tedder mit Nekromant mitgeht…</text:span></text:p>
      <text:p text:style-name="P42"/>
      <text:p text:style-name="P42">Zauberer: „So sei es. Ihr werdet die Totenbeschwörung lieben lernen. Übrigens, mein Name ist Nekromant.“</text:p>
      <text:p text:style-name="P42"/>
      <text:p text:style-name="P112"><text:span text:style-name="T26">=&gt; </text:span><text:span text:style-name="T233">Story A</text:span></text:p>
      <text:p text:style-name="P42"/>
      <text:p text:style-name="P42">--- Wenn Tedder direkt nach Osten geht…</text:p>
      <text:p text:style-name="P42"/>
      <text:p text:style-name="P113"><text:soft-page-break/><text:span text:style-name="T124">Z</text:span><text:span text:style-name="T26">auberer: „Nun denn, meine Lieben. Ich hoffe, ihr werdet erfolgreich sein und über die Menschen siegen – Ich werde mich meinen eigenen </text:span><text:span text:style-name="T125">Angelegenheiten</text:span><text:span text:style-name="T26"> widmen. </text:span><text:span text:style-name="T126">Womöglich</text:span><text:span text:style-name="T26"> sieht man sich wieder!“</text:span></text:p>
      <text:p text:style-name="P44"/>
      <text:p text:style-name="P112"><text:span text:style-name="T26">=&gt; </text:span><text:span text:style-name="T233">Story B</text:span></text:p>
      <text:p text:style-name="P47"/>
      <text:p text:style-name="P47"/>
      <text:p text:style-name="P47"/>
      <text:p text:style-name="P47"/>
      <text:p text:style-name="P4">Storyline A: Tedder begleitet den Nekromanten</text:p>
      <text:p text:style-name="P8"/>
      <text:p text:style-name="P8"/>
      <text:p text:style-name="P8"/>
      <text:p text:style-name="P8">Episode 3: Untotes Leben</text:p>
      <text:p text:style-name="P8"/>
      <text:p text:style-name="P224"><text:span text:style-name="T374">Während ich </text:span>und Ugoki mit <text:span text:style-name="T375">unserem Unbekannten </text:span>aus der Höhle entkommen <text:span text:style-name="T374">waren, mussten wir seltsame Verhaltensmuster unseres zaubernden Freundes, der sich Nekromant nennt, feststellen. Er zeigte irgendein verrücktes Interesse zu dem toten Spinnenkörper, kurz bevor wir die Höhle verließen.</text:span></text:p>
      <text:p text:style-name="P27"/>
      <text:p text:style-name="P316"><text:span text:style-name="T82">Der Nekromant: </text:span>So <text:span text:style-name="T376">ist </text:span>sein Name. Und, wie der Zufall es so will, <text:span text:style-name="T674">ist </text:span><text:span text:style-name="T675">er auch ein Nekromant</text:span> <text:s/><text:span text:style-name="T640">„..</text:span><text:span text:style-name="T656">macht er diesem auch alle Ehre“</text:span>. Er <text:span text:style-name="T375">will</text:span> nicht verraten, wie alt er ist. <text:span text:style-name="T377">Viel eher weiß </text:span>er es <text:span text:style-name="T377">aber </text:span>ganz einfach nicht mehr, weil er zu lange in der Höhle in seine<text:span text:style-name="T378">r Zelle</text:span> verbracht hatte. Er wurde wohl vor einigen Jahren, mögen es nun Jahrzehnte oder gar Jahrhunderte sein, <text:span text:style-name="T378">vom</text:span> Elfen<text:span text:style-name="T378">könig Vasolin persönlich</text:span> in diese Höhle eingesperrt, wo er von dem Wächtergeist auf Ewigkeiten gefangen gehalten werden sollte.</text:p>
      <text:p text:style-name="P316"/>
      <text:p text:style-name="P316"><text:span text:style-name="T378">Unser neuer Freund </text:span>erzählt viele Dinge. Ein Hauptthema <text:span text:style-name="T375">ist </text:span>sein Buch - Ein Buch, das alles über das Totenbeschwören <text:span text:style-name="T375">enthält</text:span>, was es zu wissen <text:span text:style-name="T379">gibt</text:span>. Er habe wohl einst <text:span text:style-name="T380">den Großteil der Geheimnisse </text:span>von <text:span text:style-name="T380">den </text:span>großen Lichfürsten der <text:span text:style-name="T381">G</text:span>rünen Inseln <text:span text:style-name="T382">in diesem Buch zusammengefasst</text:span>.<text:span text:style-name="T677"> </text:span><text:span text:style-name="T678">Er scheint uns das Buch verkaufen zu wollen</text:span><text:span text:style-name="T383"> </text:span><text:span text:style-name="T686">kommt nur dann witzig, wenn man es den Nekromant direkt sagen lässt, nach dem motto, ich mach dir n angebot: 99,99½..nur mit diesem buch könnt ihr es schaffen</text:span><text:span text:style-name="T383"> <text:s/>Nekromant nennt das Buch „Nekromantie für Dumme </text:span><text:span text:style-name="T685">dummies?</text:span><text:span text:style-name="T383">“.</text:span> Sobald <text:span text:style-name="T383">wir es </text:span>in <text:span text:style-name="T383">unserem </text:span>Besitz <text:span text:style-name="T381">haben</text:span>, <text:span text:style-name="T381">könne </text:span>er <text:span text:style-name="T381">uns</text:span> alles <text:span text:style-name="T384">rund um die Geisterwelt </text:span>verraten, beibringen und trainieren, so dass <text:span text:style-name="T381">wir </text:span>in der Lage <text:span text:style-name="T381">seien</text:span>, <text:span text:style-name="T381">unsere </text:span>Rache an General Disgustus auszuüben.</text:p>
      <text:p text:style-name="P316"/>
      <text:p text:style-name="P317">Ugoki teilt mir regelmäßige Updates zu seinen Racheplänen mit. Ich bin, alles in allem, sehr zufrieden mit seinen Ideen. Er <text:span text:style-name="T385">betont</text:span> Worte wie „Menschenräuchern“ und „Festschmaus“. Teilweise erinnere ich mich an den Geschmack der Ratten in den Höhlen - Sie hatten nach nichts geschmeckt <text:soft-page-break/>als wir Geister waren. Ich freue mich auf die nächsten Tiere denen wir begegnen, jetzt, wo wir untote Trolle und keine Geistertrolle mehr sind.</text:p>
      <text:p text:style-name="P316"/>
      <text:p text:style-name="P316">Auf <text:span text:style-name="T386">den</text:span> Wunsch <text:span text:style-name="T386">von Nekromant </text:span><text:span text:style-name="T687">des nekromanten (abwechselnd)</text:span><text:span text:style-name="T386"> begeben</text:span> wir uns in Richtung Südwesten, wo sich nahe dem <text:span text:style-name="T387">Wachsamen</text:span> Wald seine Gruft <text:span text:style-name="T388">befindet</text:span>, in der Hoffnung, sein Buch dort wieder zu finden.</text:p>
      <text:p text:style-name="P316"/>
      <text:p text:style-name="P316"><text:span text:style-name="T389">Kurze Zeit nachdem wir aus der Höhle raus waren und uns </text:span>auf freies Flachland <text:span text:style-name="T389">begaben</text:span>, <text:span text:style-name="T389">kommen </text:span>Schreie aus den Tiefen <text:span text:style-name="T390">hinter uns</text:span>. Die Stimme <text:span text:style-name="T389">ist</text:span> kaum wahrnehmbar, und doch <text:span text:style-name="T389">verstehe ich</text:span> sie einwandfrei. Es <text:span text:style-name="T389">ist </text:span>beängstigend…<text:span text:style-name="T687"> </text:span></text:p>
      <text:p text:style-name="P316"/>
      <text:p text:style-name="P316">--- <text:span text:style-name="T391">Tedder, Ugoki und Nekromant finden sich Südlich des Höhlenausgangs, auf freiem Land.</text:span></text:p>
      <text:p text:style-name="P316"/>
      <text:p text:style-name="P316"><text:span text:style-name="T391">Eine Geisterstimme: „</text:span>Ihr meint mich getötet zu haben, <text:span text:style-name="T390">Nekromant! S</text:span>ämtliche Geister dieser Lande werden <text:span text:style-name="T390">dich</text:span> heimsuchen <text:span text:style-name="T390">und für dein Ableben garantieren</text:span>!<text:span text:style-name="T391">“</text:span></text:p>
      <text:p text:style-name="P316"/>
      <text:p text:style-name="P316"><text:span text:style-name="T391">Tedder: „</text:span>Was <text:span text:style-name="T390">war</text:span> das? Habt ihr das auch gehört?<text:span text:style-name="T391">“</text:span></text:p>
      <text:p text:style-name="P316"/>
      <text:p text:style-name="P316"><text:span text:style-name="T391">Ugoki: „</text:span>Oh ja, ich denke das haben wir, ganz klar und deutlich. Lass uns von dieser Höhle verschwinden und weit hinter uns lassen. Ich möchte nichts mit dieser Geisterwelt zu tun haben - Untotsein reicht mir voll und ganz.<text:span text:style-name="T391">“</text:span></text:p>
      <text:p text:style-name="P316"/>
      <text:p text:style-name="P316"><text:span text:style-name="T391">Nekromant: „</text:span>Hahaha, wie ihr wünscht, meine Lieben. Ihr solltet jedoch wissen, dass diese Geister mich auf Schritt und Tritt verfolgen und versuchen werden, mich erneut in eines ihrer Gefängnisse in jenen Tiefen der Höhle zu befördern.<text:span text:style-name="T391">“</text:span></text:p>
      <text:p text:style-name="P316"/>
      <text:p text:style-name="P318">--- Ziel: Geleite Nekromant zu seiner Festung, südwestlich des Höhlenausgangs</text:p>
      <text:p text:style-name="P318"/>
      <text:p text:style-name="P318">--- Es kommen regelmäßig Geister aus dem Höhlenausgang, die den Spieler verfolgen</text:p>
      <text:p text:style-name="P318"/>
      <text:p text:style-name="P318">--- Nach einiger Zeit trifft man auf <text:span text:style-name="T392">Elfen, die in der Festung sind</text:span></text:p>
      <text:p text:style-name="P318"/>
      <text:p text:style-name="P316"><text:span text:style-name="T391">Elf: „</text:span>Der <text:span text:style-name="T393">Totenbeschwörer </text:span><text:span text:style-name="T687">nekrophile nekromant?</text:span> ist wieder da! <text:span text:style-name="T394">Alarmiert die anderen</text:span>!<text:span text:style-name="T391">“</text:span></text:p>
      <text:p text:style-name="P316"/>
      <text:p text:style-name="P316"><text:span text:style-name="T391">Nekromant: „</text:span>Elfen.<text:span text:style-name="T684">!</text:span> Hatten wir uns nicht geeinigt, dass wir uns aus dem Weg gehen? Was macht ihr in meiner Sumpffestung?<text:span text:style-name="T391">“</text:span></text:p>
      <text:p text:style-name="P316"/>
      <text:p text:style-name="P316"><text:soft-page-break/><text:span text:style-name="T391">Elf: „</text:span>Deine Zeit hier ist vorüber, Nekromant. Verschwinde, oder wir töten dich.<text:span text:style-name="T391">“</text:span></text:p>
      <text:p text:style-name="P316"/>
      <text:p text:style-name="P316"><text:span text:style-name="T391">Nekromant: „</text:span>Nein. Ich bin nicht derjenige, der verschwindet. Das seid ihr. Ich gehe nicht zurück in die Gefangenschaft!<text:span text:style-name="T391">“</text:span></text:p>
      <text:p text:style-name="P316"/>
      <text:p text:style-name="P318">--- Nach einigen besiegten Elfen flieht ein elfischer Reiter nach Süden, um Vasolin, den Elfenkönig zu alarmieren</text:p>
      <text:p text:style-name="P316"/>
      <text:p text:style-name="P318">--- Wenn der Elfenreiter selbst getötet wird, <text:span text:style-name="T395">stirbt er nicht, sondern flieht...</text:span></text:p>
      <text:p text:style-name="P316"/>
      <text:p text:style-name="P316"><text:span text:style-name="T391">Elfenreiter: „</text:span>Ich werde <text:span text:style-name="T396">König </text:span>Vasolin benachrichtigen, dass der Nekromant sich wieder auf freiem Fuße befindet. <text:span text:style-name="T397">Fangt mich doch!“</text:span></text:p>
      <text:p text:style-name="P316"/>
      <text:p text:style-name="P318">--- Wenn der Elfenreiter noch lebt, <text:span text:style-name="T398">spricht der getötete Elf und der Reiter flieht...</text:span></text:p>
      <text:p text:style-name="P316"/>
      <text:p text:style-name="P316"><text:span text:style-name="T399">Sterbender Elf: „</text:span>Reitet nach Süden und überbringt <text:span text:style-name="T399">die Nachricht</text:span> <text:span text:style-name="T399">von der </text:span>Flucht <text:span text:style-name="T399">des Totenbeschwörers.</text:span> Wir müssen <text:span text:style-name="T399">sofort handeln und diesen Abschaum zurück in sein Verlies werfen</text:span>!<text:span text:style-name="T391">“</text:span></text:p>
      <text:p text:style-name="P316"/>
      <text:p text:style-name="P316"><text:span text:style-name="T391">Elfenreiter: „</text:span>Ich werde <text:span text:style-name="T400">König </text:span>Vasolin benachrichtigen. Haltet durch!<text:span text:style-name="T391">“</text:span></text:p>
      <text:p text:style-name="P316"/>
      <text:p text:style-name="P318">--- Wenn der Nekromant seine Sumpffestung erreicht</text:p>
      <text:p text:style-name="P316"/>
      <text:p text:style-name="P316"><text:span text:style-name="T391">Nekromant: „</text:span>Endlich zuhause! Lasst mich nachsehen, <text:span text:style-name="T401">ob ich mein Buch wieder finde.“</text:span></text:p>
      <text:p text:style-name="P316"/>
      <text:p text:style-name="P318">--- Nekromant holt sein Buch</text:p>
      <text:p text:style-name="P316"/>
      <text:p text:style-name="P316"><text:span text:style-name="T391">Nekromant: „</text:span>Mein Buch ist <text:span text:style-name="T402">hier</text:span>, <text:span text:style-name="T402">genau wo ich es versteckt hatte. Großartig</text:span>!<text:span text:style-name="T391">“</text:span></text:p>
      <text:p text:style-name="P316"/>
      <text:p text:style-name="P318">--- Nekromant läuft zurück zur Burg</text:p>
      <text:p text:style-name="P316"/>
      <text:p text:style-name="P316"><text:span text:style-name="T391">Nekromant: „</text:span>Nun, meine Freunde, beginnt <text:span text:style-name="T403">e</text:span>ure Ausbildung.<text:span text:style-name="T391">“</text:span></text:p>
      <text:p text:style-name="P316"/>
      <text:p text:style-name="P316"/>
      <text:p text:style-name="P318"/>
      <text:p text:style-name="P318"/>
      <text:p text:style-name="P322">Episode 4: Elfenkrieg</text:p>
      <text:p text:style-name="P322"/>
      <text:p text:style-name="P225"><text:span text:style-name="T404">Hier, in </text:span>einem wirklich unangenehmen und gewöhnungsbedürftigen Heim, <text:span text:style-name="T405">von Sumpf umgeben</text:span>, lern<text:span text:style-name="T404">e ich nun </text:span>die Grundlagen des Totenbeschwörens. Hierbei konzentrier<text:span text:style-name="T404">en</text:span> <text:span text:style-name="T406">wir uns </text:span>auf leichte Beschwörungen - Wie dem Wiederbeleben von Skeletten im umliegenden Sumpfgebiet. <text:span text:style-name="T688">Das Buch von </text:span><text:soft-page-break/><text:span text:style-name="T688">ihm muss ich mehrmals ablehnen zu kaufen – Ja, wtf, er versucht tatsächlich, es uns zu verkaufen. Er erwähnt etwas wie die Informationsfreiheit.</text:span></text:p>
      <text:p text:style-name="P361"/>
      <text:p text:style-name="P225"><text:span text:style-name="T404">Ich finde ich mache mich </text:span>wirklich gut, <text:span text:style-name="T407">ich lerne </text:span><text:span text:style-name="T679">relativ</text:span> <text:span text:style-name="T689">sehr</text:span> schnell <text:span text:style-name="T689">(sonst ist die Aussage unnötig (=0))</text:span>. Die Beschwörung von Skeletten ha<text:span text:style-name="T404">be</text:span> <text:span text:style-name="T404">ich </text:span>im Handumdrehen heraus. Vo<text:span text:style-name="T408">n unserem totenbeschwörenden Freund</text:span> k<text:span text:style-name="T404">ommen</text:span> zunehmend sarkastische und etwas wirklich verrückte Kommentare, <text:span text:style-name="T404">die ich </text:span>versuche, zu ignorieren. <text:span text:style-name="T409">Auch hier zeigt er wieder eine äußerst seltsame Verhaltensweise den Skeletten gegenüber. Er erwähnt etwas von seinen früheren Forschungen, von denen ihn die Elfen abgehalten hatten.</text:span></text:p>
      <text:p text:style-name="P225"/>
      <text:p text:style-name="P225">Ugoki hatte in der Zwischenzeit das Umfeld erkundet. Im Süden, gleich anschließend zum Sumpf wo <text:span text:style-name="T689">in dem</text:span> <text:span text:style-name="T404">wir</text:span> <text:span text:style-name="T404">uns befinden</text:span>, <text:span text:style-name="T404">erheben </text:span>sich die Bäume des <text:span text:style-name="T410">Wachsamen </text:span>Waldes. <text:span text:style-name="T404">Nach einiger Zeit kommt Ugoki wieder, gerade in dem Moment, als mir ein klappriges pferdeähnliches Skelett auseinanderfällt. Er rennt zu uns. Was wohl passiert ist? Ein Pfeil steckt in seinem rechten Arm...</text:span></text:p>
      <text:p text:style-name="P225"/>
      <text:p text:style-name="P225">--- Elfen kommen von Süden und schlagen ihr Lager im Wald auf</text:p>
      <text:p text:style-name="P225"/>
      <text:p text:style-name="P225">--- Ugoki rennt vom Wald nach Norden, in die Sumpffestung</text:p>
      <text:p text:style-name="P225"/>
      <text:p text:style-name="P316"><text:span text:style-name="T127">Ugoki: „</text:span>Tedder! Tedder! Elfen kommen von Süden - Eine riesige Armee!<text:span text:style-name="T127">“</text:span></text:p>
      <text:p text:style-name="P225"/>
      <text:p text:style-name="P316"><text:span text:style-name="T127">Nekromant: „</text:span><text:span text:style-name="T26">Unsere wohl auf ewig unversöhnlichen Feinde. Mal wieder. Nun denn, jetzt kannst du, lieber Tedder, zeigen, was du gelernt hast. Lass uns Spaß mit ein paar Elfenleichen haben!</text:span><text:span text:style-name="T127">“</text:span></text:p>
      <text:p text:style-name="P225"/>
      <text:p text:style-name="P316"><text:span text:style-name="T127">Tedder: „</text:span><text:span text:style-name="T26">Und ich dachte schon, wir würden hier nur Theorie machen.</text:span><text:span text:style-name="T127">“</text:span></text:p>
      <text:p text:style-name="P225"/>
      <text:p text:style-name="P316"><text:span text:style-name="T127">Vasolin: „</text:span><text:span text:style-name="T26">So sehen wir uns wieder, Nekromant! Wer hat </text:span><text:span text:style-name="T128">d</text:span><text:span text:style-name="T26">ich aus </text:span><text:span text:style-name="T128">d</text:span><text:span text:style-name="T26">einem angestammten Verlies entlassen, so dass du uns wieder mit deiner stinkenden Präsenz belästigst?</text:span><text:span text:style-name="T127">“</text:span></text:p>
      <text:p text:style-name="P225"/>
      <text:p text:style-name="P316"><text:span text:style-name="T127">Nekromant: „</text:span><text:span text:style-name="T26">Die beiden Trolle halfen mir - </text:span><text:span text:style-name="T129">U</text:span><text:span text:style-name="T26">nd jetzt helfen </text:span><text:span text:style-name="T128">s</text:span><text:span text:style-name="T26">ie mir dich umzubringen!</text:span><text:span text:style-name="T127">“</text:span></text:p>
      <text:p text:style-name="P225"/>
      <text:p text:style-name="P316"><text:span text:style-name="T127">Vasolin: „</text:span><text:span text:style-name="T26">Trolle? Was machen Trolle in unseren Landen – Jene, </text:span><text:span text:style-name="T129">aus den </text:span><text:span text:style-name="T128">Tückischen Gipfeln,</text:span><text:span text:style-name="T26"> wurden doch von Disgustus </text:span><text:span text:style-name="T130">I</text:span><text:span text:style-name="T690">V</text:span><text:span text:style-name="T130"> </text:span><text:span text:style-name="T26">ausgelöscht!</text:span><text:span text:style-name="T127">“</text:span></text:p>
      <text:p text:style-name="P225"/>
      <text:p text:style-name="P316"><text:span text:style-name="T127">Tedder: „</text:span><text:span text:style-name="T26">So so. Sabbernde Bergelfen und </text:span><text:span text:style-name="T210">ü</text:span><text:span text:style-name="T26">bergewichtige mit Stahl gekleidete Zweibeiner machen gemeinsame Sache. War euch der Wald nicht genug? Ich denke, wir werden den Elfen hier eine ganz besondere Aufmerksamkeit schenken, noch bevor wir gen </text:span><text:span text:style-name="T131">Heimat</text:span><text:span text:style-name="T26"> marschieren um </text:span><text:span text:style-name="T132">Bostim </text:span><text:span text:style-name="T131"><text:s/></text:span><text:span text:style-name="T26">zu vernichten.</text:span><text:span text:style-name="T127">“</text:span></text:p>
      <text:p text:style-name="P225"><text:soft-page-break/></text:p>
      <text:p text:style-name="P316"><text:span text:style-name="T127">Nekromant: „</text:span><text:span text:style-name="T133">Hört sich b</text:span><text:span text:style-name="T134">efriedigend </text:span><text:span text:style-name="T133">an</text:span><text:span text:style-name="T134">.</text:span><text:span text:style-name="T127">“</text:span></text:p>
      <text:p text:style-name="P225"/>
      <text:p text:style-name="P316"><text:span text:style-name="T127">Vasolin: „</text:span><text:span text:style-name="T26">Tötet diese Trolle und bringt mir </text:span><text:span text:style-name="T135">den Totenbeschwörer</text:span><text:span text:style-name="T26"> in Ketten, so wie er es hätte bleiben sollen!</text:span><text:span text:style-name="T127">“</text:span></text:p>
      <text:p text:style-name="P225"/>
      <text:p text:style-name="P225">--- Ziel: Besiege Vasolin, den Elfenkönig</text:p>
      <text:p text:style-name="P225"/>
      <text:p text:style-name="P225">--- Während dem Szenario werden Elfen sterben. Nach dem ersten getöteten Elfen...</text:p>
      <text:p text:style-name="P225"/>
      <text:p text:style-name="P316"><text:span text:style-name="T127">Tedder: </text:span><text:span text:style-name="T216">„</text:span><text:span text:style-name="T217">Oh, wir haben einen Elf umgebracht.</text:span><text:span text:style-name="T216">“</text:span><text:span text:style-name="T127"> </text:span></text:p>
      <text:p text:style-name="P225"/>
      <text:p text:style-name="P316"><text:span text:style-name="T127">Nekromant: „</text:span><text:span text:style-name="T26">Sehr gut, heute wollen wir Elfenblut fließen sehen!</text:span><text:span text:style-name="T127">“</text:span></text:p>
      <text:p text:style-name="P225"/>
      <text:p text:style-name="P225">--- Nach ein paar weiteren toten Elfen...</text:p>
      <text:p text:style-name="P225"/>
      <text:p text:style-name="P316"><text:span text:style-name="T127">Tedder: „</text:span><text:span text:style-name="T26">Müssen wir die wirklich alle umbringen?</text:span><text:span text:style-name="T127">“</text:span></text:p>
      <text:p text:style-name="P225"/>
      <text:p text:style-name="P316"><text:span text:style-name="T127">Ugoki: „</text:span><text:span text:style-name="T26">Ich denke, wenn wir </text:span><text:span text:style-name="T136">Vasolin</text:span><text:span text:style-name="T26"> haben, ist hier Schluss.</text:span><text:span text:style-name="T127">“</text:span></text:p>
      <text:p text:style-name="P225"/>
      <text:p text:style-name="P316"><text:span text:style-name="T127">Nekromant: „</text:span><text:span text:style-name="T26">Je mehr von denen, desto </text:span><text:span text:style-name="T129">besser</text:span><text:span text:style-name="T26">! Haut rein, Freunde!</text:span><text:span text:style-name="T127">“</text:span></text:p>
      <text:p text:style-name="P225"/>
      <text:p text:style-name="P225">--- Nach weiteren Elfentoden hinterlässt der getötete Elf ein Bild unter sich, das einen Darm darstellt...</text:p>
      <text:p text:style-name="P225"/>
      <text:p text:style-name="P316"><text:span text:style-name="T127">Nekromant: „</text:span><text:span text:style-name="T26">Der Darm! Der Darm!</text:span><text:span text:style-name="T127">“</text:span></text:p>
      <text:p text:style-name="P225"/>
      <text:p text:style-name="P225">--- Nach weiteren Elfentoden...</text:p>
      <text:p text:style-name="P225"/>
      <text:p text:style-name="P316"><text:span text:style-name="T127">Nekromant: „</text:span><text:span text:style-name="T26">Hahaha, ein Paradies!</text:span><text:span text:style-name="T127">“</text:span></text:p>
      <text:p text:style-name="P225"/>
      <text:p text:style-name="P225">--- Wenn Vasolin getötet wird</text:p>
      <text:p text:style-name="P225"/>
      <text:p text:style-name="P316"><text:span text:style-name="T127">Vasolin: „</text:span><text:span text:style-name="T26">Du hast mich besiegt, verfluchter Nekromant! Und ihr, ihr Trolle, </text:span><text:span text:style-name="T137">Untote</text:span><text:span text:style-name="T26"> oder was ihr auch seid, wollt ihr </text:span><text:span text:style-name="T138">euer Leben mit diesem Monster </text:span><text:span text:style-name="T139">in Ketten </text:span><text:span text:style-name="T138">verbringen</text:span><text:span text:style-name="T26">? </text:span><text:span text:style-name="T139">Nach mir werden andere kommen und ihn seinem verdienten Schicksal stellen...</text:span><text:span text:style-name="T127">“</text:span></text:p>
      <text:p text:style-name="P225"/>
      <text:p text:style-name="P316"><text:span text:style-name="T127">Nekromant: „</text:span><text:span text:style-name="T26">HAHAHA! Spratzel, spritz!</text:span><text:span text:style-name="T127">“</text:span></text:p>
      <text:p text:style-name="P225"/>
      <text:p text:style-name="P316"><text:span text:style-name="T127">Tedder: „</text:span><text:span text:style-name="T26">Sagen wir mal so: Ich bedaure schon etwas, dass wir bei unseren Verbündeten nicht etwas wählerischer sein </text:span><text:span text:style-name="T140">konnten</text:span><text:span text:style-name="T26">.</text:span><text:span text:style-name="T127">“</text:span></text:p>
      <text:p text:style-name="P225"/>
      <text:p text:style-name="P316"><text:soft-page-break/><text:span text:style-name="T127">Nekromant: „</text:span><text:span text:style-name="T26">Wenn ihr mich jetzt entschuldigt, hier sind einige </text:span><text:span text:style-name="T140">tote Elfen</text:span><text:span text:style-name="T26"> um die ich mich gerne kümmern würde.</text:span><text:span text:style-name="T127">“</text:span></text:p>
      <text:p text:style-name="P225"/>
      <text:p text:style-name="P225"/>
      <text:p text:style-name="P225"/>
      <text:p text:style-name="P323"><text:span text:style-name="T391">E</text:span>pisode 5: Die Entscheidung</text:p>
      <text:p text:style-name="P323"/>
      <text:p text:style-name="P226">Nachdem wir Vasolin einen Kopf kürzer machten will Nekromant einige Zeit für sich bleiben. Er sagt, er habe etwas mit den Leichen der Elfen zu tun, zwecks Forschungen. <text:span text:style-name="T411">Da die Elfen ihn als Monster bezeichneten, sind Ugoki und ich uns nun ziemlich sicher, dass er womöglich doch einer Art von Krankheit oder ernsthaftem Wahn verfallen ist. Vielleicht ist es Zeit, andere Wege einzuschlagen, Wege, die weit weg von diesem Totenbeschwörer führen.</text:span></text:p>
      <text:p text:style-name="P226"/>
      <text:p text:style-name="P227">Auf der anderen Seite ist der Verrückte ein wirklich guter Lehrer – Meine Totenbeschwörungskünste sind wohl weitestgehend von seiner Anwesenheit abhängig. Ich habe die letzten Tage erfolgreich ein paar <text:span text:style-name="T412">klapprige, aber aufrecht stehende </text:span>Skelettpferde der Elfen beschworen. Sie werden gute Dienste erweisen, wenn ich zur Menschenstadt reise um meine Rache an diesem stinkenden <text:span text:style-name="T413">Menschenkönig</text:span> Disgustus auszuüben.</text:p>
      <text:p text:style-name="P227"/>
      <text:p text:style-name="P228">Ugoki hat in der Zwischenzeit ein Stückchen <text:span text:style-name="T414">vom Fleisch eines</text:span> <text:span text:style-name="T414">elfischen </text:span>Pferd<text:span text:style-name="T414">es </text:span>probiert. Es bestätigt sich unsere Befürchtung, dass wir keine Geschmacksnerven mehr haben, jetzt, wo wir untot sind. Das hat natürlich auch Vorteile – <text:span text:style-name="T415">Zwergenbabys hinterl</text:span>ießen <text:span text:style-name="T416">früher, vor den Zeiten des Friedens,</text:span> immer diesen wirklich verstörenden Nachgeschmack.</text:p>
      <text:p text:style-name="P227"/>
      <text:p text:style-name="P229">Die Vergeltung, die über <text:span text:style-name="T417">Bostim</text:span> kommen wird, prägt sich immer besser in Einzelheiten von Ugokis Gedanken <text:span text:style-name="T693">Äußerungen?</text:span> aus. <text:span text:style-name="T418">Bald wird es soweit sein, den</text:span> Weg fortzusetzen. <text:span text:style-name="T419">Vielleicht lohnt es sich überhaupt nicht, </text:span>unsere Heimat i<text:span text:style-name="T419">n den Tückischen Gipfeln </text:span>zurückzuerobern – <text:span text:style-name="T419">D</text:span>ie Menschen <text:span text:style-name="T419">könnten in ihrer Inkompetenz alles </text:span>in Schutt und Asche gelegt haben. <text:span text:style-name="T420">Oder aber </text:span>es <text:span text:style-name="T420">gibt </text:span>Überlebende meines Stammes.</text:p>
      <text:p text:style-name="P229"/>
      <text:p text:style-name="P229">Ganz egal, ob diese widerwärtigen, zweibeinigen Schwächlinge von Menschen unsere gesamten Familien nicht nur verjagt, sondern auch gejagt und vernichtet oder versklavt haben, Ugoki und ich werden uns der Sache <text:span text:style-name="T677">genüsslich</text:span> annehmen.</text:p>
      <text:p text:style-name="P229"/>
      <text:p text:style-name="P229">Nekromant <text:span text:style-name="T421">weiß </text:span>mittlerweile von unserer Vorgeschichte und der Invasion von Disgustus <text:span text:style-name="T422">dem Ersten</text:span>. Er meint immer wieder, auf seine abgedrehte Weise, dass er uns begleiten wolle um seine so genannte<text:span text:style-name="T423">n</text:span> Forschungen an Menschenleichen <text:span text:style-name="T424">fortzuführen</text:span>. De<text:span text:style-name="T694">r</text:span> Elfen <text:span text:style-name="T423">haben </text:span>wir uns wohl erst einmal entledigt, jetzt, da König Vasolin selbst nicht mehr unter den Lebenden weilt.</text:p>
      <text:p text:style-name="P230"><text:soft-page-break/></text:p>
      <text:p text:style-name="P230"><text:span text:style-name="T423">Nach einigen erfolgreichen Skelettwiederbelebungen und Tagen, die, nebenbei gesagt, extrem nervig wegen der Anwesenheit von Nekromant waren, taucht von Osten ein sich sehr schnell bewegendes Wesen auf</text:span>. <text:span text:style-name="T423">Es kommt näher, direkt in Richtung der Sumpfburg.</text:span> <text:span text:style-name="T423">Es ist </text:span>ein Gesandter der Orks: <text:span text:style-name="T425">Ein riesiger, ausgewachsener und berittener Wolf.</text:span></text:p>
      <text:p text:style-name="P230"/>
      <text:p text:style-name="P230">--- Von Osten kommt ein orkischer Wolfsreiter, Tedder und Ugoki <text:span text:style-name="T426">kommen</text:span> ihm in Richtung Westen entgegen und treffen sich an einer Brücke über eine<text:span text:style-name="T694">m</text:span> <text:span text:style-name="T426">Bach. (Negotiator ist der Name des Wolfsreiters)</text:span></text:p>
      <text:p text:style-name="P230"/>
      <text:p text:style-name="P316"><text:span text:style-name="T141">Tedder: „</text:span><text:span text:style-name="T26">Wer bist du? Was streift ein einzelner Wolfsreiter in diese</text:span><text:span text:style-name="T142">n</text:span><text:span text:style-name="T26"> Landen umher?</text:span><text:span text:style-name="T141">“</text:span></text:p>
      <text:p text:style-name="P230"/>
      <text:p text:style-name="P316"><text:span text:style-name="T141">Negotiator: „</text:span><text:span text:style-name="T26">Ich bin ein Botschafter von Uruknorg. Ich wurde entsandt wegen einem sich verbreitenden Gerücht, dass Tedder, der ehemalige Heerführer der Trolle i</text:span><text:span text:style-name="T129">n den Tückischen Gipfeln</text:span><text:span text:style-name="T26">, von den Menschen vernichtet und wieder auferstanden sei.</text:span><text:span text:style-name="T141">“</text:span></text:p>
      <text:p text:style-name="P230"/>
      <text:p text:style-name="P316"><text:span text:style-name="T141">Tedder: „</text:span><text:span text:style-name="T26">Dann suchst du wohl nach mir. Ich </text:span><text:span text:style-name="T143">bin denke ich nicht wiederzuerkennen. Ich hatte eine, wie soll ich sagen... Schwierige Zeit. </text:span><text:span text:style-name="T26">Was willst du von mir?</text:span><text:span text:style-name="T141">“</text:span></text:p>
      <text:p text:style-name="P230"/>
      <text:p text:style-name="P316"><text:span text:style-name="T141">Negotiator: „</text:span><text:span text:style-name="T26">Uruknorg lässt mich ein Angebot überbringen: Wenn du der Freundschaft mit </text:span><text:span text:style-name="T144">jenem Totenbeschwörer, der dir die Nekromantie beizubringen scheint, </text:span><text:span text:style-name="T26">entsagst, </text:span><text:span text:style-name="T145">kannst du uns deine Verbündeten nennen und </text:span><text:span text:style-name="T26">wir </text:span><text:span text:style-name="T145">werden </text:span><text:span text:style-name="T26">im Fall</text:span><text:span text:style-name="T129">e</text:span><text:span text:style-name="T26"> eines erneuten Konfliktes mit den Menschen oder Elfen an deiner Seite stehen. </text:span><text:span text:style-name="T146">König </text:span><text:span text:style-name="T26">Disgustus </text:span><text:span text:style-name="T146">I. </text:span><text:span text:style-name="T26">hat mit seiner Offensive gegen dein</text:span><text:span text:style-name="T144">en Stamm</text:span><text:span text:style-name="T26"> den Frieden </text:span><text:span text:style-name="T147">unserer Lande gebrochen</text:span><text:span text:style-name="T26">. Uruknorg </text:span><text:span text:style-name="T148">überlegt sich, auf welcher Seite er stehen soll. I</text:span><text:span text:style-name="T26">hnen den Krieg mit der Macht der gesamten Horde </text:span><text:span text:style-name="T148">zu </text:span><text:span text:style-name="T26">erklär</text:span><text:span text:style-name="T148">en wäre ohne einem Bündnis mit dem ehemaligen Herrscher der Trolle aus den Tückischen Gipfeln reine Manns und Zeitverschwendung</text:span><text:span text:style-name="T26">.</text:span><text:span text:style-name="T141">“</text:span></text:p>
      <text:p text:style-name="P230"/>
      <text:p text:style-name="P233">Tedder: „Hmmm...“</text:p>
      <text:p text:style-name="P230"/>
      <text:p text:style-name="P316"><text:span text:style-name="T141">Negotiator: „</text:span><text:span text:style-name="T26">Warte mit deiner Entscheidung nicht zu lange – Uruknorg </text:span><text:span text:style-name="T144">persönlich</text:span><text:span text:style-name="T26"> ist bereits auf dem Weg hier her, </text:span><text:span text:style-name="T148">um Nekromant in sein Verließ zurückzubefördern</text:span><text:span text:style-name="T26">. Jeder, der </text:span><text:span text:style-name="T148">auf seiner Seite steht, ist eine Bedrohung </text:span><text:span text:style-name="T147">des gesamten Kontinents</text:span><text:span text:style-name="T26">. </text:span><text:span text:style-name="T149">Solltest du dich uns anschließen, wirst du zu einer Versammlung der Orkstämme im Südosten gebeten</text:span><text:span text:style-name="T26">.</text:span><text:span text:style-name="T141">“</text:span></text:p>
      <text:p text:style-name="P230"/>
      <text:p text:style-name="P230">--- Tedder zieht ein bisschen zurück um <text:span text:style-name="T428">sich</text:span> mit Ugoki <text:span text:style-name="T428">abzusprechen </text:span>(flüsternd)</text:p>
      <text:p text:style-name="P230"/>
      <text:p text:style-name="P230"><text:soft-page-break/>--- Während sie <text:span text:style-name="T429">reden</text:span>, kommen von Osten mehr Orks, am Ende auch Uruknorg selbst, und schlagen ihr Lager auf</text:p>
      <text:p text:style-name="P230"/>
      <text:p text:style-name="P316"><text:span text:style-name="T141">Tedder: „</text:span><text:span text:style-name="T150">W</text:span><text:span text:style-name="T26">as sagst du?</text:span><text:span text:style-name="T141">“</text:span></text:p>
      <text:p text:style-name="P230"/>
      <text:p text:style-name="P316"><text:span text:style-name="T141">Ugoki: „</text:span><text:span text:style-name="T26">Ja, lass uns das machen. </text:span><text:span text:style-name="T151">D</text:span><text:span text:style-name="T211">er Nekromant hat</text:span><text:span text:style-name="T151">, im Gegensatz zu </text:span><text:span text:style-name="T211">den Orks</text:span><text:span text:style-name="T151">, </text:span><text:span text:style-name="T26">keine Armee, die uns gegen die Menschen unterstützt. Außerdem ist er </text:span><text:span text:style-name="T152">viel </text:span><text:span text:style-name="T26">zu ekelhaft.</text:span><text:span text:style-name="T141">“</text:span></text:p>
      <text:p text:style-name="P230"/>
      <text:p text:style-name="P316"><text:span text:style-name="T141">Tedder: „</text:span><text:span text:style-name="T26">Aber er hat uns aus der Höhle heraus geholfen. Und er könnte </text:span><text:span text:style-name="T152">mir</text:span><text:span text:style-name="T26"> womöglich noch </text:span><text:span text:style-name="T153">viel </text:span><text:span text:style-name="T26">mehr über die Totenbeschwörung beibringen. </text:span><text:span text:style-name="T152">Er ist ein äußerst guter Lehrer. </text:span><text:span text:style-name="T153">Meine Mächte könnten in das Unermessliche steigen! </text:span><text:span text:style-name="T26">Ich weiß nicht...</text:span><text:span text:style-name="T141">“</text:span></text:p>
      <text:p text:style-name="P230"/>
      <text:p text:style-name="P316"><text:span text:style-name="T141">Dialog: „</text:span><text:span text:style-name="T26">Wenn Tedder jetzt nach Westen, Richtung Sumpfburg, geht, bleibt er auf Nekromants Seite und die Orks werden Feinde. Wenn er nach Osten, Richtung Lager von Uruknorg, geht, wird Nekromant Feind und die Orks werden Verbündete.</text:span><text:span text:style-name="T141">“</text:span></text:p>
      <text:p text:style-name="P230"/>
      <text:p text:style-name="P316"><text:span text:style-name="T141">--- Ziel: Zieh Tedder auf eines der beiden Flussufer. </text:span><text:span text:style-name="T26">Diese Entscheidung gilt für den Rest der Kampagne</text:span></text:p>
      <text:p text:style-name="P230"/>
      <text:p text:style-name="P230">--- Wenn Uruknorg Freund und Nekromant Feind wird (nach Osten gezogen) =&gt; Ziel: Besiege Nekromant</text:p>
      <text:p text:style-name="P230"/>
      <text:p text:style-name="P316"><text:span text:style-name="T141">Negotiator: „</text:span><text:span text:style-name="T26">Du hast weise entschieden, Tedder. Uruknorg erwartet dich </text:span><text:span text:style-name="T154">und wird dich zu</text:span><text:span text:style-name="T155">m Kriegsrat </text:span><text:span text:style-name="T154">der Orkstämme persönlich geleiten</text:span><text:span text:style-name="T26">.</text:span><text:span text:style-name="T141">“</text:span></text:p>
      <text:p text:style-name="P230"/>
      <text:p text:style-name="P316"><text:span text:style-name="T141">Nekromant: „</text:span><text:span text:style-name="T26">So dankt Ihr mir also, </text:span><text:span text:style-name="T156">i</text:span><text:span text:style-name="T26">hr </text:span><text:span text:style-name="T157">verräterischen</text:span><text:span text:style-name="T26"> </text:span><text:span text:style-name="T158">Trolle</text:span><text:span text:style-name="T26">! Zur Hölle werde ich </text:span><text:span text:style-name="T158">e</text:span><text:span text:style-name="T26">uch befördern, mitsamt </text:span><text:span text:style-name="T158">e</text:span><text:span text:style-name="T26">uren wertlosen Orkjüngelchen! </text:span><text:span text:style-name="T159">Es wird mir eine Freude sein euch zu vernichten!</text:span><text:span text:style-name="T141">“</text:span></text:p>
      <text:p text:style-name="P230"/>
      <text:p text:style-name="P230">--- Wenn Nekromant Freund und Uruknorg Feind wird (nach Westen gezogen) =&gt; Ziel: Besiege Uruknorg</text:p>
      <text:p text:style-name="P230"/>
      <text:p text:style-name="P316"><text:span text:style-name="T141">Negotiator: „</text:span><text:span text:style-name="T26">So sterbt denn zusammen mit </text:span><text:span text:style-name="T160">e</text:span><text:span text:style-name="T26">u</text:span><text:span text:style-name="T161">rem</text:span><text:span text:style-name="T26"> widerlichen </text:span><text:span text:style-name="T162">Totenbeschwörer Nekromant</text:span><text:span text:style-name="T26">!</text:span><text:span text:style-name="T141">“</text:span></text:p>
      <text:p text:style-name="P230"/>
      <text:p text:style-name="P316"><text:span text:style-name="T141">Nekromant: „</text:span><text:span text:style-name="T26">So ist's recht, liebe Freunde - und nun wollen wir die verräterischen Orks aufschlitzen, dass es nur so spritzt!</text:span><text:span text:style-name="T141">“</text:span></text:p>
      <text:p text:style-name="P230"/>
      <text:p text:style-name="P230">--- Wenn Nekromant stirbt, Nekromant ist FEIND =&gt; Weiter (Nekromant flieht, nächster Schritt im Szenario 5)</text:p>
      <text:p text:style-name="P230"/>
      <text:p text:style-name="P316"><text:soft-page-break/><text:span text:style-name="T141">Nekromant: „</text:span><text:span text:style-name="T26">Ihr meint mich besiegt zu haben? Ihr Pfuscher der Totenbeschwörung? Schon bald werden wir uns wieder treffen und dann seid Ihr alle tot und zwar schmerzhaft und für immer!</text:span><text:span text:style-name="T141">“</text:span></text:p>
      <text:p text:style-name="P230"/>
      <text:p text:style-name="P316"><text:span text:style-name="T141">Uruknorg: „</text:span><text:span text:style-name="T26">Da fährt er hin. </text:span><text:span text:style-name="T163">Das nächste Mal werden wir dafür sorgen, dass er in Ketten zurück in seine Zelle wandert.</text:span><text:span text:style-name="T141">“</text:span></text:p>
      <text:p text:style-name="P230"/>
      <text:p text:style-name="P230">--- Wenn Uruknorg stirbt, Uruknorg ist FEIND =&gt; Weiter (Uruknorg flieht, nächster Schritt im Szenario 5)</text:p>
      <text:p text:style-name="P230"/>
      <text:p text:style-name="P316"><text:span text:style-name="T141">Uruknorg: „</text:span><text:span text:style-name="T26">Ihr werdet bald einsehen, dass ihr die falsche Seite gewählt habt. Verdammt sollt ihr sein! </text:span><text:span text:style-name="T141">Ich</text:span><text:span text:style-name="T26"> </text:span><text:span text:style-name="T164">werde</text:span><text:span text:style-name="T26"> euch folgen und vernichten, </text:span><text:span text:style-name="T164">Widerlinge der Geisterwelt</text:span><text:span text:style-name="T26">!</text:span><text:span text:style-name="T141">“</text:span></text:p>
      <text:p text:style-name="P230"/>
      <text:p text:style-name="P316"><text:span text:style-name="T141">Nekromant: „</text:span><text:span text:style-name="T26">Dummer Ork. Ihr Trolle habt gut gelernt und seid jetzt einfach besser.</text:span><text:span text:style-name="T141">“</text:span></text:p>
      <text:p text:style-name="P230"/>
      <text:p text:style-name="P230">--- Das „Weiter“, nachdem der Feind (Uruknorg oder Nekromant) besiegt wurde</text:p>
      <text:p text:style-name="P230"/>
      <text:p text:style-name="P316"><text:span text:style-name="T141">Dialog: „</text:span><text:span text:style-name="T26">In diesem Moment kam vom Nordosten ein lauter werdendes Geräusch. Es klang wie Pferdehufe von menschlichen Reitern...</text:span><text:span text:style-name="T141">“</text:span></text:p>
      <text:p text:style-name="P230"/>
      <text:p text:style-name="P230">--- Vom Nordosten kommt ein Reiter, Wickbert, wenn Uruknorg Freund</text:p>
      <text:p text:style-name="P230"/>
      <text:p text:style-name="P316"><text:span text:style-name="T141">Wickbert: „</text:span><text:span text:style-name="T165">Im Namen von König Disgustus, dem </text:span><text:span text:style-name="T691">vierten </text:span><text:span text:style-name="T165">Ersten seines Namens,</text:span><text:span text:style-name="T166"> </text:span><text:span text:style-name="T26">verhafte ich alle Orks des Stammes von Uruknorg, sowie jene, die sich ihre Verbündeten nennen!</text:span><text:span text:style-name="T141">“</text:span></text:p>
      <text:p text:style-name="P230"/>
      <text:p text:style-name="P230">--- Vom Nordosten kommt ein Reiter, Wickbert, wenn Nekromant Freund</text:p>
      <text:p text:style-name="P230"/>
      <text:p text:style-name="P316"><text:span text:style-name="T141">Wickbert: „</text:span><text:span text:style-name="T167">Im Auftrag Bostims</text:span><text:span text:style-name="T168">:</text:span><text:span text:style-name="T26"> </text:span><text:span text:style-name="T168">J</text:span><text:span text:style-name="T26">egliche umherstreifende Untote oder jene, die von ihnen noch übrig sind, sollen hiermit von unseren Landen verbannt oder komplett </text:span><text:span text:style-name="T168">tot gemacht </text:span><text:span text:style-name="T26">werden!</text:span><text:span text:style-name="T141">“</text:span></text:p>
      <text:p text:style-name="P230"/>
      <text:p text:style-name="P230">--- Egal wer Freund</text:p>
      <text:p text:style-name="P230"/>
      <text:p text:style-name="P316"><text:span text:style-name="T141">Tedder: „</text:span><text:span text:style-name="T26">Diesem </text:span><text:span text:style-name="T169">Schwachmaten</text:span><text:span text:style-name="T26"> Disgustus werden wir noch die Türen eintreten, das verspreche ich. </text:span><text:span text:style-name="T170">Zur Hölle mit diesen Reitern!</text:span><text:span text:style-name="T141">“</text:span></text:p>
      <text:p text:style-name="P230"/>
      <text:p text:style-name="P230">--- Ziel: Besiege Wickbert</text:p>
      <text:p text:style-name="P230"/>
      <text:p text:style-name="P230">--- <text:span text:style-name="T430">Wenn Wickbert tot ist …………………….</text:span></text:p>
      <text:p text:style-name="P230"/>
      <text:p text:style-name="P230"/>
      <text:p text:style-name="P212"><text:soft-page-break/>--- Wenn Nekromant Freund</text:p>
      <text:p text:style-name="P234"/>
      <text:p text:style-name="P324">Storyline Aa</text:p>
      <text:p text:style-name="P230"/>
      <text:p text:style-name="P316"><text:span text:style-name="T141">Nekromant: „</text:span><text:span text:style-name="T26">Was jetzt, Tedder? Wenn ihr aufbrecht, </text:span><text:span text:style-name="T171">wartet doch kurz auf mich und </text:span><text:span text:style-name="T167">über</text:span><text:span text:style-name="T171">lasst</text:span><text:span text:style-name="T26"> mir doch bitte ein paar der Toten.</text:span><text:span text:style-name="T141">“</text:span></text:p>
      <text:p text:style-name="P230"/>
      <text:p text:style-name="P316"><text:span text:style-name="T141">Tedder: „</text:span><text:span text:style-name="T26">Wir </text:span><text:span text:style-name="T172">werden </text:span><text:span text:style-name="T173">als nächstes </text:span><text:span text:style-name="T26">nach Nordosten aufbrechen und unsere Heimat zurückerobern. </text:span><text:span text:style-name="T172">Vielleicht ist es uns möglich, ein paar </text:span><text:span text:style-name="T174">Ü</text:span><text:span text:style-name="T172">berlebende meines Stammes zu befreien – sofern </text:span><text:span text:style-name="T175">Disgustus </text:span><text:span text:style-name="T691">in seiner Einfältigkeit</text:span><text:span text:style-name="T172"> nicht alle s</text:span><text:span text:style-name="T219">einer Einfältigkeit entsprechend</text:span><text:span text:style-name="T172"> hinrichten lies</text:span><text:span text:style-name="T173">.</text:span><text:span text:style-name="T141">“</text:span></text:p>
      <text:p text:style-name="P230"/>
      <text:p text:style-name="P316"><text:span text:style-name="T141">Ugoki: „</text:span><text:span text:style-name="T26">Ich werde dafür sorgen, dass jeglichen Menschen, die in Kontakt mit </text:span><text:span text:style-name="T652">Bostim</text:span><text:span text:style-name="T26"> stehen, ein erstaunlich kurzes Restleben verbleibt.</text:span><text:span text:style-name="T173"> </text:span><text:span text:style-name="T172">Lass uns einfach weiter in Richtung jener Menschenstadt!</text:span><text:span text:style-name="T141">“</text:span></text:p>
      <text:p text:style-name="P230"/>
      <text:p text:style-name="P316"><text:span text:style-name="T141">Nekromant: „</text:span><text:span text:style-name="T26">Da werde ich euch noch ein Stückchen begleiten - Soweit ihr noch etwas warten könnt. </text:span><text:span text:style-name="T175">Die Wissenschaft hat Vorrang.</text:span><text:span text:style-name="T141">“</text:span></text:p>
      <text:p text:style-name="P230"/>
      <text:p text:style-name="P319"><text:span text:style-name="T141">=</text:span><text:span text:style-name="T26">&gt; StoryAa.odt</text:span></text:p>
      <text:p text:style-name="P235"/>
      <text:p text:style-name="P230"/>
      <text:p text:style-name="P212">--- Wenn Uruknorg Freund</text:p>
      <text:p text:style-name="P230"/>
      <text:p text:style-name="P324">Storyline Ab</text:p>
      <text:p text:style-name="P230"/>
      <text:p text:style-name="P235">Dialog: „Kurz nachdem Wickberts Leben beendet wurde, eilte völlig außer Atem ein Wolfsreiter von Südosten auf die Lager von Uruknorg und Tedder zu.“</text:p>
      <text:p text:style-name="P235"/>
      <text:p text:style-name="P235">Wolfsreiter: „Uru… Uruknorg…. *keuch* <text:span text:style-name="T431">Das</text:span> Hauptlager <text:span text:style-name="T431">von Tal‘Valgor</text:span>, nur zwei Tagesmärsche südöstlich von hier entfernt, wird von Menschen aus <text:span text:style-name="T417">Bostim</text:span> belagert. Wir können nicht mehr lange standhalten… Wir brauchen <text:span text:style-name="T432">umgehend </text:span>Hilfe, <text:span text:style-name="T432">oder das Bündnis mit dem Stamm von Tal‘Valgor gehört der Vergangenheit an</text:span>!“</text:p>
      <text:p text:style-name="P230"/>
      <text:p text:style-name="P316"><text:span text:style-name="T141">Uruknorg: „</text:span><text:span text:style-name="T176">Ich werde </text:span><text:span text:style-name="T177">sofort aufbrechen. Möge </text:span><text:span text:style-name="T132">Bostim</text:span><text:span text:style-name="T177"> in Bälde in Flammen stehen! </text:span><text:span text:style-name="T178">Tedder, nehmt eure </text:span><text:span text:style-name="T179">Soldaten</text:span><text:span text:style-name="T178"> und kommt mit mir. Nachdem wir die Belagerung vernichtet haben, werden wir </text:span><text:span text:style-name="T180">dem Kriegsrat </text:span><text:span text:style-name="T178">zustoßen und mit Eile der Herrschaft von Disgustus ein Ende bereiten. Kopf ab, alles gut. Alles gut, Ende gut.“</text:span></text:p>
      <text:p text:style-name="P230"/>
      <text:p text:style-name="P236">Ugoki: „Jaa, Menschentöten.“</text:p>
      <text:p text:style-name="P236"/>
      <text:p text:style-name="P237"><text:soft-page-break/>=&gt; StoryAb.odt</text:p>
      <text:p text:style-name="P238"/>
      <text:p text:style-name="P238"/>
      <text:p text:style-name="P238"/>
      <text:p text:style-name="P238"/>
      <text:p text:style-name="P238"/>
      <text:p text:style-name="P238"/>
      <text:p text:style-name="P238"/>
      <text:p text:style-name="P238"/>
      <text:p text:style-name="P5">Storyline A<text:span text:style-name="T433">a</text:span>: Tedder begleitet den Nekromanten, <text:span text:style-name="T433">trotz seiner Verrücktheit, weiterhin.</text:span></text:p>
      <text:p text:style-name="P5"/>
      <text:p text:style-name="P5"/>
      <text:p text:style-name="P5"/>
      <text:p text:style-name="P325">Episode 6: Rückeroberung</text:p>
      <text:p text:style-name="P239"/>
      <text:p text:style-name="P240"><text:span text:style-name="T434">A</text:span>n Wickberts Leiche vorbei nach Nordosten, in Richtung <text:span text:style-name="T434">meiner alten Heimat in den Tückischen Gipfeln</text:span>. Zwar immer noch im Flachland, doch näher an den Bergen, stoßen wir auf immer mehr Ugoki und mir vertrautes Gebiet. <text:span text:style-name="T435">Meine eigenen Rachegelüste hielten sich in Grenzen, doch bei Ugoki nahm es unnatürliche Ausmaße an. Er verfällt mittlerweile auch in eine Art Wahnsinn. Jedoch, glücklicherweise, eine andere Art der Verrücktheit als die, die d</text:span><text:span text:style-name="T657">es nekromanten</text:span><text:span text:style-name="T435"> </text:span><text:span text:style-name="T681">sich bei Nekromant zeigt</text:span><text:span text:style-name="T435">. Er ist die ganze Zeit mit Rachegedanken beschäftigt, wie wir König Disgustus I bis zu Selbstmordgedanken treiben werden. Seine Worte gehen weit über das Böse hinaus.</text:span></text:p>
      <text:p text:style-name="P240"/>
      <text:p text:style-name="P241"><text:span text:style-name="T436">Hoffentlich sind </text:span>zumindest noch ein paar Trolle <text:span text:style-name="T436">am </text:span>Leben. Versklavt oder in Gefangenschaft, <text:span text:style-name="T677">eines davon</text:span> <text:span text:style-name="T658">beides</text:span> <text:span text:style-name="T437">wäre möglich</text:span>. Wir werden sie befreien, so viel steht fest. Ich hoffe, dass Uruknorg im Süden <text:span text:style-name="T438">an seinen Wunden verreckt und ich sein abscheuliches Gesicht nie wieder erblicken muss.</text:span></text:p>
      <text:p text:style-name="P241"/>
      <text:p text:style-name="P242">Nekromant bringt mir die Künste der Totenbeschwörung immer näher. Auf dem Weg<text:span text:style-name="T439"> </text:span>lerne ich, wie ich die toten <text:span text:style-name="T440">Menschenleichen </text:span>nicht nur zu Skeletten wiederbeleben kann, sondern auch mit etwas mehr Aufwand und Konzentration ihre Seelen in unserer Welt <text:span text:style-name="T441">als Geister</text:span> zu materialisieren. <text:span text:style-name="T442">Wenn Disgustus genügend gefoltert, ausreichend Körperteile abgeschnitten und getötet wurde, werde ich ihn als Geist wieder beschwören. Dann darf er in der Höhle, in der Nekromant Jahre seines Lebens verbracht hatte, für die Ewigkeit „Ich darf niemals Tedder hintergehen!“ an die Höhlenwände schreiben.</text:span></text:p>
      <text:p text:style-name="P242"/>
      <text:p text:style-name="P242">Geisterbeschwörung ist ein wirklich schwieriger Bereich der Nekromantie. Trotz de<text:span text:style-name="T443">s immer mehr durchdrehenden </text:span>Reisebegleiters bin ich wirklich zufrieden, ihn nicht für den stinkenden Ork verraten <text:span text:style-name="T444">zu </text:span>habe<text:span text:style-name="T444">n</text:span>. Uruknorg mag <text:soft-page-break/>eine größere Armee haben, doch mit Nekromant und mit dem Wissen in <text:span text:style-name="T658">aus <text:s/></text:span>seinem Buch, <text:span text:style-name="T677">was er inzwischen aufgegeben hat mir zu verkaufen</text:span>, kann ich jeden gefallenen Feind oder auch ehemals lebenden Freund zu meiner eigenen Armee aus Geistern und Skeletten zählen.</text:p>
      <text:p text:style-name="P242"/>
      <text:p text:style-name="P243">Ich bin gespannt, wie meine ehemalige Heimat jetzt aussieht. Vielleicht ist ja wirklich alles niedergebrannt und nur mehr Ruinen der Bauten und Leichen meines ehemaligen Stammes vorzufinden. Oder aber die Menschen machen Nutzen aus dem fruchtbaren Boden. Vielleicht leben dort jetzt ganz liebe Friede Freude Eierkuchen Bauern, d<text:span text:style-name="T677">eren Kinder ich an Nekromant für seine sogenannten Forschungen verkaufen kann. Dann könnte sogar ein Tauschgeschäft </text:span><text:span text:style-name="T683">raus springen</text:span><text:span text:style-name="T677"> - Buch gegen Kinder. </text:span><text:span text:style-name="T695"><text:s/></text:span><text:span text:style-name="T659">Bisschen heftig..</text:span></text:p>
      <text:p text:style-name="P242"/>
      <text:p text:style-name="P244">Nach knapp mehr als einem Tag Gewaltmarsch in Richtung Nordosten, nordwestlich mit gutem Abstand vorbei an <text:span text:style-name="T445">Bostim</text:span>, <text:span text:style-name="T446">ragen die </text:span>Berggipfel <text:span text:style-name="T446">empor, die höchsten, weit entferntesten Spitzen von Nebel umgeben und Schnee und Eis bedeckt</text:span>. Mein spezieller Freund und Lehrer braucht eine Pause – Wir schlagen also unser Lager auf.</text:p>
      <text:p text:style-name="P244"/>
      <text:p text:style-name="P244">Kurz nachdem wir fertig sind, sehen wir sich etwas in weiter Ferne bewegen. Es scheint aus den Bergen zu kommen. Also haben die Menschen wohl nicht alles niedergebrannt. Es <text:span text:style-name="T447">sind Ritter mit dem Wappen Bostims</text:span>. Sie <text:span text:style-name="T448">kommen nicht zu nah</text:span>, sondern <text:span text:style-name="T449">bleiben in der </text:span>Ferne <text:span text:style-name="T449">stehen</text:span>.</text:p>
      <text:p text:style-name="P244"/>
      <text:p text:style-name="P320"><text:span text:style-name="T181">--- Tedder </text:span><text:span text:style-name="T182">startet (Mit Nekromant, der alles sarkastisch und unnötig kommentiert) </text:span><text:span text:style-name="T181">im Südwesten der Karte </text:span></text:p>
      <text:p text:style-name="P245"/>
      <text:p text:style-name="P320"><text:span text:style-name="T141">Ugoki: „</text:span>Unsere Heimat. <text:span text:style-name="T450">Lass uns jegliche Menschen von dort vertreiben und versklavten Trolle befreien!</text:span><text:span text:style-name="T141">“</text:span></text:p>
      <text:p text:style-name="P231"/>
      <text:p text:style-name="P321"><text:span text:style-name="T141">N</text:span><text:span text:style-name="T26">ekromant: „Vertreiben bloß? N</text:span><text:span text:style-name="T183">ein, besser töten. </text:span><text:span text:style-name="T184">Ich brauche körperliche Nähe </text:span><text:span text:style-name="T185">für meine Forschungen</text:span><text:span text:style-name="T184">, das geht nicht, wenn sie weg</text:span><text:span text:style-name="T186">gelaufen</text:span><text:span text:style-name="T184"> sind. </text:span><text:span text:style-name="T183">Alle </text:span><text:span text:style-name="T26">Menschen </text:span><text:span text:style-name="T183">töten</text:span><text:span text:style-name="T26">!“</text:span></text:p>
      <text:p text:style-name="P231"/>
      <text:p text:style-name="P320"><text:span text:style-name="T141">--- Zwei Reiter </text:span><text:span text:style-name="T187">(Namen: </text:span><text:span text:style-name="T188">Ulmerich</text:span><text:span text:style-name="T187"> und Helmut)</text:span><text:span text:style-name="T141"> der Menschen </text:span><text:span text:style-name="T189">sind </text:span><text:span text:style-name="T141">von den Bergen in Richtung Südwesten </text:span><text:span text:style-name="T189">geritten</text:span><text:span text:style-name="T141">, näher zu dem Spieler</text:span></text:p>
      <text:p text:style-name="P231"/>
      <text:p text:style-name="P320"><text:span text:style-name="T187">Helmut</text:span><text:span text:style-name="T141">: „</text:span><text:span text:style-name="T26">Eh, schau mal! Dort befestigen </text:span><text:span text:style-name="T190">Wilde</text:span><text:span text:style-name="T26"> ihre Lager auf unserm Land.</text:span><text:span text:style-name="T141">“</text:span></text:p>
      <text:p text:style-name="P231"/>
      <text:p text:style-name="P320"><text:span text:style-name="T141">Tedder: „</text:span><text:span text:style-name="T26">Diese verkümmerten Lebenden mit ihren </text:span><text:span text:style-name="T191">Pferden</text:span><text:span text:style-name="T26">.</text:span><text:span text:style-name="T141">“</text:span></text:p>
      <text:p text:style-name="P231"/>
      <text:p text:style-name="P320"><text:span text:style-name="T187">Armbard</text:span><text:span text:style-name="T141">: „</text:span><text:span text:style-name="T26">Das sind keine </text:span><text:span text:style-name="T190">Wilden</text:span><text:span text:style-name="T26">, mkay? Viel zu bleich. Und warum sollten sie von Süden kommen?</text:span><text:span text:style-name="T141">“</text:span></text:p>
      <text:p text:style-name="P231"/>
      <text:p text:style-name="P320"><text:soft-page-break/><text:span text:style-name="T191">Helmut</text:span><text:span text:style-name="T141">: „</text:span><text:span text:style-name="T26">Viel zu dichter Nebel </text:span><text:span text:style-name="T192">jetzt</text:span><text:span text:style-name="T26">. Lass uns </text:span><text:span text:style-name="T193">Governeur</text:span><text:span text:style-name="T26"> Rudolt </text:span><text:span text:style-name="T194">B</text:span><text:span text:style-name="T26">escheid geb</text:span><text:span text:style-name="T195">n</text:span><text:span text:style-name="T26">, nja.</text:span><text:span text:style-name="T141">“</text:span></text:p>
      <text:p text:style-name="P231"/>
      <text:p text:style-name="P231">--- Reiter reiten zurück in die Berge, zum Stadthalter Governeur Rudolt</text:p>
      <text:p text:style-name="P231"/>
      <text:p text:style-name="P320"><text:span text:style-name="T196">Helmut</text:span><text:span text:style-name="T141">: „</text:span><text:span text:style-name="T194">(</text:span><text:span text:style-name="T251">räusper</text:span><text:span text:style-name="T194">)“</text:span></text:p>
      <text:p text:style-name="P246"/>
      <text:p text:style-name="P320"><text:span text:style-name="T194">Helmut: „</text:span><text:span text:style-name="T26">Seid gegrüßt, Rudolt. Wir ha</text:span><text:span text:style-name="T197">m</text:span><text:span text:style-name="T26"> da so südöstlich n paar Untote gesehen. Wollten nur ma </text:span><text:span text:style-name="T198">B</text:span><text:span text:style-name="T26">escheid geben.</text:span><text:span text:style-name="T141">“</text:span></text:p>
      <text:p text:style-name="P231"/>
      <text:p text:style-name="P320"><text:span text:style-name="T141">Governeur Rudolt: „</text:span><text:span text:style-name="T26">Dann tut mal die Glocken läuten!</text:span><text:span text:style-name="T141">“</text:span></text:p>
      <text:p text:style-name="P231"/>
      <text:p text:style-name="P231">--- Ziel: Besiege Governeur Rudolt und übernehme d<text:span text:style-name="T451">ie Tückischen Gipfel</text:span></text:p>
      <text:p text:style-name="P231"/>
      <text:p text:style-name="P231">--- <text:span text:style-name="T452">Nach einigen Tötungen von Menschen </text:span>erscheint ein Reiter in der Burg <text:span text:style-name="T453">in den Bergen</text:span>. Der Reiter soll nach <text:span text:style-name="T445">Bostim</text:span> eilen und <text:span text:style-name="T454">König </text:span>Disgustus <text:span text:style-name="T454">I </text:span>um Hilfe <text:span text:style-name="T455">beten</text:span> (zusätzliche Truppen). Wenn es der Reiter nach Süden zum Kartenrand von diesem Szenario schafft, kommen nach ein paar weiteren Runden einige sehr starke Truppen von <text:span text:style-name="T452">Bostim</text:span> um zu helfen <text:span text:style-name="T453">und</text:span> d<text:span text:style-name="T456">ie Tückischen Gipfel </text:span><text:s/>zu halten. <text:span text:style-name="T453">Diese Verstärkung kommt von Süden – Man ist nicht dazu verpflichtet diese Einheiten zu töten. Nur Governeur Rudolt.</text:span> Der Reiter heißt „Envoy“</text:p>
      <text:p text:style-name="P231"/>
      <text:p text:style-name="P231">--- Wenn der <text:span text:style-name="T453">erste „Sichtkontakt“ ist =&gt; Ziel: Töte alle Menschen, die sich im Gebirge befinden</text:span></text:p>
      <text:p text:style-name="P231"/>
      <text:p text:style-name="P247">Menschliche Einheit, die gesichtet wurde: „Uahh! Das sind Untote!!“</text:p>
      <text:p text:style-name="P231"/>
      <text:p text:style-name="P231">--- <text:span text:style-name="T457">Envoy erscheint...</text:span></text:p>
      <text:p text:style-name="P231"/>
      <text:p text:style-name="P320"><text:span text:style-name="T199">Envoy</text:span><text:span text:style-name="T141">: „</text:span><text:span text:style-name="T199">Ich werde </text:span><text:span text:style-name="T200">Bostim</text:span><text:span text:style-name="T26"> </text:span><text:span text:style-name="T199">benachrichtigen</text:span><text:span text:style-name="T26">, dass ein paar beschränkte Untote versuchen unsere Feste zu übernehmen!</text:span><text:span text:style-name="T141">“</text:span></text:p>
      <text:p text:style-name="P231"/>
      <text:p text:style-name="P320"><text:span text:style-name="T141">Dialog: „</text:span><text:span text:style-name="T26">Sollte der Envoy von den Menschen die südlich gelegene </text:span><text:span text:style-name="T194">Haupts</text:span><text:span text:style-name="T26">tadt erreichen, wird nach kürzester Zeit Verstärkung von </text:span><text:span text:style-name="T200">Bostim</text:span><text:span text:style-name="T26"> kommen. Töte den Envoy, bevor er </text:span><text:span text:style-name="T201">die Stadt </text:span><text:span text:style-name="T26">erreicht, um eine Übermacht der Menschen zu verhindern.</text:span><text:span text:style-name="T141">“</text:span></text:p>
      <text:p text:style-name="P231"/>
      <text:p text:style-name="P231">--- Wenn der Envoy <text:span text:style-name="T445">Bostim</text:span> erreicht, verschwindet der Reiter für ein paar Runden</text:p>
      <text:p text:style-name="P231"/>
      <text:p text:style-name="P320"><text:span text:style-name="T141">Envoy: „</text:span><text:span text:style-name="T202">Ich werde mich eilen</text:span><text:span text:style-name="T26">!</text:span><text:span text:style-name="T141">“</text:span></text:p>
      <text:p text:style-name="P231"/>
      <text:p text:style-name="P231">--- Nach dem der Envoy <text:span text:style-name="T445">Bostim</text:span> erreicht hatte, kommt er wieder, mit Verstärkung von <text:span text:style-name="T458">der Stadtwache</text:span></text:p>
      <text:p text:style-name="P231"><text:soft-page-break/></text:p>
      <text:p text:style-name="P320"><text:span text:style-name="T141">Envoy: „</text:span><text:span text:style-name="T26">Ich konnte bei</text:span><text:span text:style-name="T203">m König </text:span><text:span text:style-name="T204">ein </text:span><text:span text:style-name="T26">paar Truppen </text:span><text:span text:style-name="T204">erbeten</text:span><text:span text:style-name="T205">.“</text:span></text:p>
      <text:p text:style-name="P248"/>
      <text:p text:style-name="P320"><text:span text:style-name="T205">--- </text:span><text:span text:style-name="T206">Es kommen einige, viele, starke Einheiten der Menschen vom Süden der Kartenrand. </text:span><text:span text:style-name="T207">Langsame Einheiten.</text:span></text:p>
      <text:p text:style-name="P249"/>
      <text:p text:style-name="P250">--- Wenn Governeur Rudolt besiegt wurde</text:p>
      <text:p text:style-name="P250"/>
      <text:p text:style-name="P252">Rudolt: „Wie, was, w...“</text:p>
      <text:p text:style-name="P250"/>
      <text:p text:style-name="P252">Ugoki: „Und Rübe ab.“</text:p>
      <text:p text:style-name="P250"/>
      <text:p text:style-name="P320"><text:span text:style-name="T206">Tedder: „</text:span><text:span text:style-name="T26">Damit wären wir zuhause!</text:span><text:span text:style-name="T206">“</text:span></text:p>
      <text:p text:style-name="P325"/>
      <text:p text:style-name="P250"/>
      <text:p text:style-name="P250"/>
      <text:p text:style-name="P231"/>
      <text:p text:style-name="P231"/>
      <text:p text:style-name="P327"><text:span text:style-name="T459">Episode</text:span> 7: <text:span text:style-name="T460">Rache</text:span></text:p>
      <text:p text:style-name="P327"/>
      <text:p text:style-name="P253">Es fühlt sich gut an, wieder zuhause zu sein. Ugoki beschäftigt sich damit, jeglichen noch lebenden Menschen Körperteile auszureißen oder einfach nur ihren Kopf einzuschlagen. Nekromant schaut ihm dabei zu, was wirklich etwas verstörend wirkt.</text:p>
      <text:p text:style-name="P253"/>
      <text:p text:style-name="P253">Mein Freund und Totenbeschwörungsmeister versucht mir zu erklären, wie ich Lebende davon abhalte, zu sterben. Eigentlich geht es nicht darum, sie vom Sterben abzuhalten. Sterben heißt ja nicht gleich tot sein. Das Ziel ist es, die <text:span text:style-name="T461">Objekte</text:span> untot anstatt tot zu bekommen. Der Trick <text:span text:style-name="T461">liegt darin,</text:span> ihre Seelen, wie bei der Geisterbeschwörung, in dieser Welt zu materialisieren, doch zusätzlich noch mit ihren Körpern zu verbinden. <text:span text:style-name="T462">Diese Methode der Totenbeschwörung ist um einiges leichter und deutlich weniger anstrengend als Skeletten Leben einzuhauchen oder gar Seelen als Geister zu beschwören, wenn man sich lediglich auf den richtigen Moment konzentriert, noch kurz bevor sich das Leben ins Nirvana begibt.</text:span></text:p>
      <text:p text:style-name="P253"/>
      <text:p text:style-name="P254">Ich habe jetzt eine kleine Armee von Zombies mit dieser Methode beschworen. Sie sind schwach und haben Grenzen, so wie die der Lebenden. Aber wenn ich es schaffe, jeden einzelnen gefallenen Gegner zu einer solchen lebenden Leiche zu korrumpieren, werden auch diese Kreaturen meiner untoten Armee eine extrem große Hilfe sein. Ugoki hat auch bereits neue Ideen, wie wir Disgustus foltern können, nicht nur lebend<text:span text:style-name="T463">ig</text:span> oder als Geist.</text:p>
      <text:p text:style-name="P254"/>
      <text:p text:style-name="P255"><text:soft-page-break/>Es sind 2 Nächte vergangen, seit wir uns wieder in unserer ehemals beheimateten Trollstadt befinden. <text:span text:style-name="T464">Die Zeit ist gekommen. Die Zeit, um Rache zu nehmen. Die Zeit, um Bostim zu zerstören. Die Zeit, um Disgustus seiner Folter zuzuziehen.</text:span></text:p>
      <text:p text:style-name="P256"/>
      <text:p text:style-name="P256">--- <text:span text:style-name="T465">Tedder, Ugoki und Nekromant starten im Norden, wie in Episode 1. Disgustus befindet sich in Bostim, umgeben von ein paar Generälen und Offizieren. Ziel in diesem Szenario ist es, König Disgustus den Ersten bzw. alle kommenden gegnerischen Anführer zu töten</text:span></text:p>
      <text:p text:style-name="P256"/>
      <text:p text:style-name="P257">Tedder: „Oh großer König Disgustus, Herrscher von <text:span text:style-name="T445">Bostim</text:span>. Erinnert Ihr euch, wer ich bin?“</text:p>
      <text:p text:style-name="P257"/>
      <text:p text:style-name="P257">Disgustus: „Was oder wer auch immer. Freut mich, mit dir Bekanntschaft gemacht zu haben. Nenn mir deinen Namen, Untertan!“</text:p>
      <text:p text:style-name="P257"/>
      <text:p text:style-name="P257">Ugoki: „Pah, was für ein arroganter Widerling. Deine Schleimigkeit wird noch heute beendet werden!“</text:p>
      <text:p text:style-name="P257"/>
      <text:p text:style-name="P257">Tedder: „Mein Name ist Tedder. Klingelt da was?“</text:p>
      <text:p text:style-name="P257"/>
      <text:p text:style-name="P257">Disgustus: „Bitte was? Sag mir deinen Namen habe ich verlangt! Wenn du nicht Gehorsam zeigst, werde ich persönlich für eine kalte Zelle für den Rest deiner Tage sorgen!“</text:p>
      <text:p text:style-name="P257"/>
      <text:p text:style-name="P257">Nekromant: „<text:span text:style-name="T466">Dumme Menschen. </text:span>Kann den bitte einfach mal einer umbringen?“</text:p>
      <text:p text:style-name="P257"/>
      <text:p text:style-name="P258">Tedder: „Du hast richtig gehört. Ich bin Tedder. Und dein letzter Tag unter den Lebenden ist der heutige!“</text:p>
      <text:p text:style-name="P258"/>
      <text:p text:style-name="P258">Disgustus: „Pah! Wie auch immer du es geschafft hast zu überleben <text:s/>- Bringt mir dieses Tier lebend, ich will persönlich bei der Hinrichtung Zeuge sein!“</text:p>
      <text:p text:style-name="P258"/>
      <text:p text:style-name="P259">Tedder: „Und so beginnt meine zuckersüße Rache...“</text:p>
      <text:p text:style-name="P256"/>
      <text:p text:style-name="P256">--- <text:span text:style-name="T465">Nach ein paar Runden kommt von Süden Uruknorg</text:span></text:p>
      <text:p text:style-name="P256"/>
      <text:p text:style-name="P260">Uruknorg: „Tötet diesen verräterischen Troll und seine Verbündeten! Zerschmettert ihre Knochen, verbrennt die Leichen der Toten! Möge der heutige Tag <text:span text:style-name="T467">diese Abscheulichkeiten </text:span>für die Ewigkeit zu Nichte machen!“</text:p>
      <text:p text:style-name="P260"/>
      <text:p text:style-name="P260">--- <text:span text:style-name="T468">Nach ein paar weiteren Runden kommt ein Elf, Landolin, Sohn von Vasolin</text:span></text:p>
      <text:p text:style-name="P260"/>
      <text:p text:style-name="P262"><text:soft-page-break/>Landolin: „Diese klapprigen Untoten haben meinen Vater Vasolin in das Reich der Toten geschickt! Tötet sie alle!“</text:p>
      <text:p text:style-name="P262"/>
      <text:p text:style-name="P262">--- <text:span text:style-name="T469">Wenn Disgustus stirbt</text:span></text:p>
      <text:p text:style-name="P262"/>
      <text:p text:style-name="P264">Disgustus: „Argh… Wie konnte das passieren? Wieso konntest du nicht einfach tot bleiben, Tedder!“</text:p>
      <text:p text:style-name="P264"/>
      <text:p text:style-name="P264">Tedder: „Lasst ihn am <text:span text:style-name="T470">Leben!</text:span> Ich werde mich mit Ugoki <text:span text:style-name="T471">persönlich </text:span>um ihn kümmern.“</text:p>
      <text:p text:style-name="P262"/>
      <text:p text:style-name="P266">Nekromant: „Und was ist mit mir, <text:span text:style-name="T467">b</text:span>ekomme ich gar keinen Spaß ab?“</text:p>
      <text:p text:style-name="P262"/>
      <text:p text:style-name="P262">--- <text:span text:style-name="T471">Wenn Uruknorg stirbt</text:span></text:p>
      <text:p text:style-name="P262"/>
      <text:p text:style-name="P266">Uruknorg: „Du verfluchter Verräter! Das eigene Land, das eigene Volk, die eigenen Verbündeten und die engsten Freunde so zu hintergehen. Wieso bist du nicht einfach tot <text:span text:style-name="T472">geblieben</text:span>!“</text:p>
      <text:p text:style-name="P266"/>
      <text:p text:style-name="P266">Tedder: „Tja. Kopf ab, bitte. Kopf ab, Alles gut. Alles gut, Ende gut.“</text:p>
      <text:p text:style-name="P266"/>
      <text:p text:style-name="P266">--- <text:span text:style-name="T473">Wenn Landolin stirbt</text:span></text:p>
      <text:p text:style-name="P266"/>
      <text:p text:style-name="P268">Landolin: „Neeiiiin! Meine Blutlinie darf nicht aussterben! Das ist nicht...“</text:p>
      <text:p text:style-name="P268"/>
      <text:p text:style-name="P268">Ugoki: „Da sind die Arme ab.“</text:p>
      <text:p text:style-name="P268"/>
      <text:p text:style-name="P268">Landolin: „AHHHHH!!!!“</text:p>
      <text:p text:style-name="P268"/>
      <text:p text:style-name="P268">Nekromant: „Hahahaha, SPRITZ SPRATZ!“</text:p>
      <text:p text:style-name="P268"/>
      <text:p text:style-name="P268">Ugoki: „Da rollt der Kopf.“</text:p>
      <text:p text:style-name="P266"/>
      <text:p text:style-name="P262">--- <text:span text:style-name="T474">Wenn Disgustus, Uruknorg und Landolin getötet wurden, wird diese Story zu ende erzählt….</text:span></text:p>
      <text:p text:style-name="P262"/>
      <text:p text:style-name="P268">Tedder: „Räumt das hier auf – Überlasst die Leichen Nekromant, er hat bereits Verwendung für sie.“</text:p>
      <text:p text:style-name="P268"/>
      <text:p text:style-name="P328"/>
      <text:p text:style-name="P328"/>
      <text:p text:style-name="P328"/>
      <text:p text:style-name="P328">Epilog</text:p>
      <text:p text:style-name="P328"/>
      <text:p text:style-name="P268"><text:soft-page-break/>Wir begeben uns zwischen den Leichen hindurch nach <text:span text:style-name="T445">Bostim</text:span>, wo Disgustus, bereits nahezu verblutet, auf uns wartete. Er wartete nicht wirklich auf uns, viel mehr auf den Tod. Ich wollte ihm den Tod nicht so einfach machen, doch Ugoki kann sich nicht zurückhalten und reißt einfach alle seine Gliedmaße sowie den Kopf ab. Ich entschließe mich dafür, seine Seele als Geist auf Ewig in unserer Welt zu bannen. Ein paar meiner Skelettreiter sorgen dafür, dass er sicher in die Höhlen unter den Tückischen Gipfeln, wo zuvor Nekromant seine Tage zählen musste, geleitet wird.</text:p>
      <text:p text:style-name="P268"/>
      <text:p text:style-name="P268">Nekromant ist dem Wahnsinn komplett verfallen und bringt kaum noch ganze Sätze heraus, ohne sich der Anwesenheit von Toten zu vergewissern. Er verabschiedet sich von uns und nimmt einige der Toten mit – Leichen von allen Rassen, die in dieser Schlacht ihr Leben ließen: Elfen, Menschen, Orks. Auch ein paar Zombies will er mit sich nehmen. Er überlässt mir das Buch „Nekromantie für Dumme“. Der alte Totenbeschwörer ist der Meinung, dass ich nun soweit sei, die Geheimnisse der Geisterwelt, sowie noch viel mehr <text:span text:style-name="T475">über die</text:span> Nekromantie, alleine zu erforschen. <text:span text:style-name="T475">Vermisst wird er wohl nie werden.</text:span></text:p>
      <text:p text:style-name="P268"/>
      <text:p text:style-name="P270">Ugoki und ich teilen uns auf. Er will in Richtung des Wachsamen Waldes ziehen, um sicher zu stellen, dass allen restlichen Überlebenden der Blutlinie von König Vasolin das Leben genommen wird. Ich ziehe gen Südosten, um alle Orks, die dem Stammeshäuptling Uruknorg ergeben sind, zu meiner Armee aus Untoten zu rekrutieren. Dannach wird wieder Friede herrschen, wie e<text:span text:style-name="T476">r es</text:span> einst <text:span text:style-name="T476">tat</text:span>. Wie er es tat, bevor der Menschenkönig Disgustus I. aus dem Leib seiner Mutter begann zu stinken.</text:p>
      <text:p text:style-name="P270"/>
      <text:p text:style-name="P270">--- <text:span text:style-name="T476">Wenn man noch NICHT Story B gespielt hat…</text:span></text:p>
      <text:p text:style-name="P270"/>
      <text:p text:style-name="P272">Ich frage mich, wie es Ugoki, mir uns unserer Rache ergangen wäre, wenn wir alleine den Weg zu Disgustus Toren beschritten hätten. Wenn wir an jenem Tage, an dem ich mich für die Totenbeschwörung entschied, umgehend nach Osten aufgebrochen wären… </text:p>
      <text:p text:style-name="P272"/>
      <text:p text:style-name="P272">Wenn wir ohne Nekromants Hilfe versucht hätten, Bostims König den Gar auszumachen…</text:p>
      <text:p text:style-name="P272"/>
      <text:p text:style-name="P275">Tedder:</text:p>
      <text:p text:style-name="P39">Wir brechen umgehend nach Osten auf, um diese<text:span text:style-name="T372">m</text:span> widerlichen Menschen in Bostim den Gar auszumachen. <text:span text:style-name="T373">Lebt wohl, dunkler Zauberfreund!</text:span></text:p>
      <text:p text:style-name="P39"/>
      <text:p text:style-name="P48">Nekromant:</text:p>
      <text:p text:style-name="P45">Nun denn, meine Lieben. Ich hoffe, ihr werdet erfolgreich sein und über die Menschen siegen – Ich werde mich meinen eigenen <text:span text:style-name="T477">Angelegenheiten</text:span> widmen. <text:span text:style-name="T478">Womöglich</text:span> sieht man sich wieder!</text:p>
      <text:p text:style-name="P270"><text:soft-page-break/></text:p>
      <text:p text:style-name="P272">=&gt; StoryB.odt</text:p>
      <text:p text:style-name="P262"/>
      <text:p text:style-name="P262"/>
      <text:p text:style-name="P262"/>
      <text:p text:style-name="P6">Storyline A<text:span text:style-name="T479">b</text:span>: Tedder begleitet <text:span text:style-name="T479">den Ork Uruknorg</text:span></text:p>
      <text:p text:style-name="P6"/>
      <text:p text:style-name="P6"/>
      <text:p text:style-name="P6"/>
      <text:p text:style-name="P326">Episode 6: Blutbad</text:p>
      <text:p text:style-name="P330"/>
      <text:p text:style-name="P278"><text:span text:style-name="T480">Meine Untoten und die Orkarmee von Uruknorg marschiert </text:span>in Richtung Südosten. Der Wolfsreiter, der die Nachricht des Überfalls von <text:span text:style-name="T481">Bostim</text:span> überbrachte, sagte, es wären 2 Tagesmärsche – Doch die Orks <text:span text:style-name="T482">sind</text:span> müde nach dem hart errungenen Sieg gegen Nekromant und diesen seltsamen Menschenreiter Wickbert. Es wird vermutlich etwas länger als 2 Tage dauern.</text:p>
      <text:p text:style-name="P326"/>
      <text:p text:style-name="P279">Als ich Uruknorg frage, wie er über meine Auferstehung zu Wissen kam, erzählt er mir, wie seine Armee <text:span text:style-name="T483">östlich </text:span>des <text:span text:style-name="T483">Wachsamen</text:span> Waldes ein paar umherstreifende Elfen gefangen nahm, um zu ergründen, was <text:span text:style-name="T483">König</text:span> Disgustus <text:span text:style-name="T483">I. </text:span>dazu bewegte, den Frieden in einer derartigen Weise, <text:span text:style-name="T484">der </text:span>Au<text:span text:style-name="T485">s</text:span>löschung meines ehemaligen <text:span text:style-name="T485">Stammes</text:span>, zu brechen.</text:p>
      <text:p text:style-name="P279"/>
      <text:p text:style-name="P280"><text:span text:style-name="T486">Die </text:span>Entscheidung, Nekromant mit den Orks verraten zu haben, <text:span text:style-name="T486">ist bedenklich</text:span>. Er war wirklich verrückt. Wahnsinnig. Ugoki und ich vermissen seine abstoßenden Verhaltensweisen und Kommentare rein-gar-überhaupt-nicht. <text:span text:style-name="T487">Außerdem kann er mich nicht mehr damit nerven zu versuchen, mir sein Buch zu verkaufen.</text:span> <text:span text:style-name="T488">All das beiseite, er hat mir mit der Nekromantie wirklich sehr geholfen. Wenn nicht sogar komplett den Weg bereitet. Ich habe keinerlei Ideen, in welcher Weise die Mächte der Totenwelt spezifizierter kanalisiert werden... Ich werde mich wohl mit axtschwingenden, bogenschießenden und speertragenden Skeletten zufrieden geben.</text:span></text:p>
      <text:p text:style-name="P280"/>
      <text:p text:style-name="P281">Uruknorg beobachtet meine verzweifelten Versuche, etwas anderes als Skelette aus den aufzufindenden Leichen und derer, die wir aus dem letzten Schlachtfeld mit uns nahmen, zu beschwören. <text:span text:style-name="T489">Er stelle es sich seltsam vor, als Skelett, ohne Herz und ohne Seele, auf dieser Welt zu weilen. Ich verspreche, ihm diese Erfahrung zu ermöglichen, wenn er es wolle. Leider lehnt er dankend ab.</text:span></text:p>
      <text:p text:style-name="P280"/>
      <text:p text:style-name="P282"><text:span text:style-name="T490">Ugoki</text:span> ist die ganze Zeit mit Rachegedanken beschäftigt, <text:span text:style-name="T491">w</text:span>ie wir General Disgustus bis zu Selbstmordgedanken treiben werden. <text:span text:style-name="T491">Er schlägt verschiedene Foltermethoden vor, wie die Rattenfolterung oder den Trog. Ich fand die Vorschläge um ehrlich zu sein etwas altmodisch, aber früher war alles besser, oder nicht?</text:span></text:p>
      <text:p text:style-name="P280"><text:soft-page-break/></text:p>
      <text:p text:style-name="P281">Wie erwartet dauerte es keine 2 Tage, sondern knappe 3 Tage, bis wir südöstlich vo<text:span text:style-name="T492">r</text:span> uns ein großes Lager sehen, nicht all zu weit entfernt von uns. <text:span text:style-name="T493">Es </text:span>steht <text:span text:style-name="T493">nun </text:span>ein zweiter Streich gegen die Streitkräfte von <text:span text:style-name="T494">D</text:span>isgustus bevor, was Ugokis und meine Stimmung um einiges heb<text:span text:style-name="T494">t</text:span>. Wenn wir hier fertig sind werden wir <text:span text:style-name="T495">kurz mit den Orkstämmen verhandeln und </text:span>nach Norden in <text:span text:style-name="T494">Bostim</text:span> einmarschieren und alle <text:span text:style-name="T496">Disgustus Ergebenen </text:span>bis zum Tode foltern. Das wird den <text:span text:style-name="T497">untoten</text:span> Teil meiner Armee um einen guten Anteil vergrößern.</text:p>
      <text:p text:style-name="P232"/>
      <text:p text:style-name="P232">--- Am Anfang des Szenarios…</text:p>
      <text:p text:style-name="P232"/>
      <text:p text:style-name="P232">--- Im <text:span text:style-name="T498">Westen sind Tedders und Uruknorgs Armeen, im Südosten ist ein großes Lager von Orks, die von Menschen belagert sind. Im Nordosten ist ein Lager der Menschen, ein Offizier, geschickt von König Disgustus (Name: Sicktus)</text:span></text:p>
      <text:p text:style-name="P232"/>
      <text:p text:style-name="P232">--- <text:span text:style-name="T499">Namen: Tal‘Valgor (Ein Orkskriegsherr in der belagerten Orkfestung), Sicktus (der menschliche Offizier, der die Belagerung kontrolliert)</text:span></text:p>
      <text:p text:style-name="P232"/>
      <text:p text:style-name="P283">Tal‘Valgor: „Endlich Unterstützung! Beeilt euch, Uruknorg, die Menschen haben uns fast überrannt!“</text:p>
      <text:p text:style-name="P232"/>
      <text:p text:style-name="P284">Uruknorg: „Wer seid ihr menschlichen <text:span text:style-name="T480">Fleischsäcke</text:span>, dass ihr denkt, euch mit <text:span text:style-name="T500">Verbündeten meiner Horde</text:span> anzulegen? Einen Becher aus eurem Schädel werde ich machen, <text:span text:style-name="T500">verweichlichte Maden</text:span>!“</text:p>
      <text:p text:style-name="P284"/>
      <text:p text:style-name="P284">Sicktus: „Pah! Hört auf zu belagern – Fangt an zu töten, Männer! Köpft diesen orkischen Wichtigtuer <text:span text:style-name="T501">Tal‘Valgor und bringt mir den rechten Fuß von Uruknorg</text:span>!“</text:p>
      <text:p text:style-name="P284"/>
      <text:p text:style-name="P284">Ugoki: „Das wird ein Spaß.“</text:p>
      <text:p text:style-name="P284"/>
      <text:p text:style-name="P285">Tedder: „<text:span text:style-name="T499"> Ein kleiner Vorgeschmack zu dem, was wir Disgustus antun werden.</text:span>“</text:p>
      <text:p text:style-name="P285"/>
      <text:p text:style-name="P285">--- <text:span text:style-name="T502">Ziel: Töte alle gegnerischen Einheiten, nicht nur den Offizier Sicktus, sondern auch alle Menschen, die das Orklager belagern. Es darf keine Überlebenden geben in diesem Szenario. Darum auch „Blutbad“ der Name</text:span></text:p>
      <text:p text:style-name="P285"/>
      <text:p text:style-name="P285">--- <text:span text:style-name="T503">Wenn Sicktus stirbt…</text:span></text:p>
      <text:p text:style-name="P285"/>
      <text:p text:style-name="P286">Sicktus: „Argh.“</text:p>
      <text:p text:style-name="P285"/>
      <text:p text:style-name="P287">Ugoki: „Mensch tot.“</text:p>
      <text:p text:style-name="P285"/>
      <text:p text:style-name="P285"><text:soft-page-break/>--- <text:span text:style-name="T504">Wenn Sicktus und seine gesamten Einheiten vernichtet sind…</text:span></text:p>
      <text:p text:style-name="P285"/>
      <text:p text:style-name="P288">Tal‘Valgor: „Yes! <text:span text:style-name="T505">Köpfe ab, d</text:span>er Sieg ist unser!“</text:p>
      <text:p text:style-name="P285"/>
      <text:p text:style-name="P289">Uruknorg: „Ich danke dir, Tedder, dass du mir geholfen hast. Solltest du oder Freunde von dir jemals Hilfe benötigen, ich werde dir mit allen Mitteln, die mir zur Verfügung stehen, zur Seite stehen. <text:span text:style-name="T506">Lasst uns aufbrechen in Richtung Tarag, zum Kriegsrat unserer Stämme.</text:span>“</text:p>
      <text:p text:style-name="P289"/>
      <text:p text:style-name="P289">Tedder: „<text:span text:style-name="T507">Nun gut</text:span>. <text:span text:style-name="T507">Ich werde aber, ganz egal, wofür dein Kriegsrat sich entscheidet, nicht lange verweilen. </text:span>Ugoki und ich werden keinen Tag mehr ruhen bis der Kopf von <text:span text:style-name="T507">König</text:span> Disgustus weit weg von seinem Körper aufgespießt wurde.“</text:p>
      <text:p text:style-name="P289"/>
      <text:p text:style-name="P289">Uruknorg: „So sei es.“</text:p>
      <text:p text:style-name="P289"/>
      <text:p text:style-name="P289"/>
      <text:p text:style-name="P289"/>
      <text:p text:style-name="P289"/>
      <text:p text:style-name="P331">Episode 7: Kriegsrat</text:p>
      <text:p text:style-name="P331"/>
      <text:p text:style-name="P290">Wir brechen auf in Richtung Tarag, der Hauptfeste von Uruknorg, <text:span text:style-name="T508">weiter im Südosten gelegen</text:span>. <text:span text:style-name="T508">Uruknorg zeigt erstaunlich großes Interesse an den Racheplänen, die Ugoki mit ihm zu teilen scheint. Er hat einige Vorschläge. Es sind allerdings langweilige, orkische Tötungsmethoden. Es endet eigentlich immer damit, einen Becher aus dem Schädel zu machen.</text:span></text:p>
      <text:p text:style-name="P290"/>
      <text:p text:style-name="P291">Die Totenbeschwörung muss ich womöglich aufgeben, bis ich einen anderen Weg, den mir bisher das Buch von Nekromant bereitete, gefunden habe. Enttäuschen<text:span text:style-name="T480">d</text:span>, aber ich will auch keine Zeit verschwenden. <text:span text:style-name="T509">Vielleicht stellt mir Uruknorg ein paar seiner Truppen unter Befehl. Eine Mischung aus Untoten und Orkkriegern, wäre doch mal was Lustiges.</text:span></text:p>
      <text:p text:style-name="P291"/>
      <text:p text:style-name="P292">Tal‘Valgor unterhält sich mit Uruknorg und erzählt, wie es dazu kam, dass es die Menschen so schnell schafften, in sein Lager einzudringen und nahezu jeden Kontakt <text:span text:style-name="T510">abzuschneiden</text:span>. <text:span text:style-name="T511">Disgustus hat wohl umgehend gehandelt, nach dem er meinen Stamm im Gebirge auslöschte. Er macht keine halben Sachen. Trolle und Orks waren im Krieg schon immer Verbündete. Wahrscheinlich wollte der Menschenkönig es nicht riskieren, von den Kriegsherren des Volkes der Orks in den Rücken gefallen zu werden.</text:span></text:p>
      <text:p text:style-name="P290"/>
      <text:p text:style-name="P290">Es dauert kaum mehr als 2 Tage und 3 Nächte, <text:span text:style-name="T508">bis </text:span>wir im Morgengrauen die Türme <text:span text:style-name="T511">von Tarag </text:span>vor uns aufragen sehen. <text:span text:style-name="T511">Es warten bereits Heerführer der anderen Orkstämme, unter anderem der Schlächter Kar‘Orugalak. Ugoki und ich haben in unseren jüngeren Jahren als Trolle Geschichten über ihn gehört </text:span><text:soft-page-break/><text:span text:style-name="T511">– Er habe wohl einst eine gesamte Elfenstadt, von mehr als 400 Wachen bestückt, infiltriert und gnadenlos bis auf den letzten Elf abgeschlachtet.</text:span></text:p>
      <text:p text:style-name="P290"/>
      <text:p text:style-name="P293">Uruknorg wird willkommend zu seinem Platz geleitet, wo auch Ugoki und ich einen Platz, gleich neben ihm, zugewiesen bekommen.</text:p>
      <text:p text:style-name="P293"/>
      <text:p text:style-name="P293">--- <text:span text:style-name="T512">Unterhaltung zwischen Uruknorg, Tal‘Valgor, Kar‘Orugalak, Tedder und Ugoki, sowie 2 weiteren Orkheerführern (Namen: Mun‘Dorg und Karandark)</text:span></text:p>
      <text:p text:style-name="P293"/>
      <text:p text:style-name="P293">--- <text:span text:style-name="T512">Spieler bekommt nacheinander einige Optionen vorgeschlagen, was Tedder zur Unterhaltung beitragen soll. Entsprechend dem, was Tedder antwortet, werden ihn später Orkheerführer nach Bostim begleiten oder eben nicht…..</text:span></text:p>
      <text:p text:style-name="P213"/>
      <text:p text:style-name="P294"/>
      <text:p text:style-name="P295">--- Das <text:span text:style-name="T513">Gespräch enthält immer 2-3 Optionen, die der Spieler für Tedder auswählen kann. Die Optionen geben einem „Punkte“, in Sympathie und Brutalität. Am Ende werden die „gesammelten Punkte“ ausgewertet, und je nach dem, ob Tedder in Sympathie oder Brutalität mehr zur Konversation beigetragen hat, begleitet ihn der dementsprechende Orkheerführer.</text:span></text:p>
      <text:p text:style-name="P296">Heerführer: Uruknorg, Tal‘Valgor, Kar‘Orugalak, Mun‘Dorg, Karandark</text:p>
      <text:p text:style-name="P294"/>
      <text:p text:style-name="P294">--- Tal‘Valgor <text:span text:style-name="T513">(Sympathie)</text:span></text:p>
      <text:p text:style-name="P297">--- Er ist ein Kriegsherr. Mit ihm <text:span text:style-name="T514">werden </text:span>Tedder <text:span text:style-name="T515">Nahkämpfer</text:span> <text:span text:style-name="T514">begleiten</text:span>.</text:p>
      <text:p text:style-name="P294"/>
      <text:p text:style-name="P294">--- Kar‘Orugalak <text:span text:style-name="T513">(Brutalität)</text:span></text:p>
      <text:p text:style-name="P297">--- Er ist ein Assassine. Mit ihm <text:span text:style-name="T514">werden </text:span>Tedder <text:span text:style-name="T515">Assassinen</text:span> <text:span text:style-name="T514">begleiten</text:span>.</text:p>
      <text:p text:style-name="P294"/>
      <text:p text:style-name="P298">--- <text:span text:style-name="T516">Mun‘Dorg ist ein Kharraschschütze, </text:span>Karandark <text:span text:style-name="T517">ist ein weiterer Kriegsherr, wie Tal‘Valgor – Erstere beiden begleiten einen nie. Mun‘Dorg hält mit Uruknorg Wache für die Stadt Tarag, Karandark wird zurück nach Südwesten, hinter den Wachsamen Wald, reisen.</text:span></text:p>
      <text:p text:style-name="P298"/>
      <text:p text:style-name="P298"/>
      <text:p text:style-name="P332">Unterhaltung <text:span text:style-name="T518">beginnt</text:span></text:p>
      <text:p text:style-name="P299"/>
      <text:p text:style-name="P299">Kar‘Orugalak: „Seid gegrüßt, Uruknorg und <text:span text:style-name="T519">hässliche </text:span>Fremde. Hat sich deine Reise in den Nordwesten als <text:span text:style-name="T520">n</text:span>ützlich erwiesen?“</text:p>
      <text:p text:style-name="P299"/>
      <text:p text:style-name="P299">Uruknorg: „Und wie. Ich freue mich, dass auch du es geschafft hast, <text:span text:style-name="T521">Kar‘Orugalak</text:span>. Die Gerüchte der Elfen erwiesen sich als <text:span text:style-name="T522">wahr:</text:span> Tedder ist am Leben.“</text:p>
      <text:p text:style-name="P300"/>
      <text:p text:style-name="P299"><text:soft-page-break/><text:span text:style-name="T523">(+</text:span><text:span text:style-name="T525">Sympathie</text:span><text:span text:style-name="T523">) </text:span>Tedder: „Najaa, eigentlich nicht wirklich am Leben. Vi<text:span text:style-name="T527">elleicht</text:span> existent, allerdings untot. Freut mich, dass ich <text:span text:style-name="T528">dich persönlich kennenlerne, Kar‘Orugalak</text:span>.“</text:p>
      <text:p text:style-name="P301">(+<text:span text:style-name="T524">Brutalität</text:span>) Tedder: „Ich bin tot, aber weile unter den Lebenden.<text:span text:style-name="T529"> Wie lange wird das hier dauern? </text:span>Ich muss die Tage Disgustus Gedärme noch entnehmen.“</text:p>
      <text:p text:style-name="P334">Wenn Sympathie:</text:p>
      <text:p text:style-name="P302">Tal‘Valgor: „<text:span text:style-name="T530">Tedder ist ein Ehrenmann, ganz wie früher. Es hat Freude bereitet, bei der kürzlichen Belagerung aus Bostim zuzusehen, wie die Menschen vor ihm flohen.</text:span>“</text:p>
      <text:p text:style-name="P334">Wenn Brutalität:</text:p>
      <text:p text:style-name="P302">Kar‘Orugalak: „Haha<text:span text:style-name="T531">ha</text:span>, bist ganz schön schroff geworden, Tedder. Nicht mehr der kleine, liebenswerte <text:span text:style-name="T532">W</text:span>elpe von früher, was?“</text:p>
      <text:p text:style-name="P294"/>
      <text:p text:style-name="P303">Mun‘Dorg: „Können wir das Gequatsche beiseite lassen. Uruknorg, was war der Grund für diese Kriegsratsitzung? Nur das Nichttotsein von Tedder? Oder hast du dich <text:span text:style-name="T533">endlich </text:span>entschieden, gegen König Disgustus I. vorzugehen?“</text:p>
      <text:p text:style-name="P303"/>
      <text:p text:style-name="P304">Uruknorg: „Immer mit der Ruhe, Mun‘Dorg. <text:span text:style-name="T534">Die Gründe dieses Zusammentreffens sind beide von dir genannt worden. Die Wiederauferstehung von Tedder und seine Entscheidung, sich als Untoter mit den Orks erneut zu verbünden, hat auch die meinige Entscheidung vereinfacht.</text:span>“</text:p>
      <text:p text:style-name="P304"/>
      <text:p text:style-name="P305">Karandark: „Seit wann machen Orks und Untote gemeinsame Sache? Verbrennen sollten wir diese Monster!“</text:p>
      <text:p text:style-name="P300"/>
      <text:p text:style-name="P305">(+<text:span text:style-name="T526">Sympathie</text:span>) Tedder: „Da hast du wohl recht, Ork. Wie war dein Name doch gleich? Wir wurden noch nicht einander vorgestellt, glaube ich.“</text:p>
      <text:p text:style-name="P305">(+<text:span text:style-name="T526">Brutalität</text:span>) Tedder: „<text:span text:style-name="T516">Immer langsam, Abscheulichkeit. Ich bin kein finstrer Lichfürst, der versucht, den gesamten Kontinent zu unterwerfen. Sehe mich als Troll, so wie ich einst in den Bergen über alles und jeden herrschte.</text:span>“</text:p>
      <text:p text:style-name="P335">Wenn Sympathie:</text:p>
      <text:p text:style-name="P306">Uruknorg: „Das ist Karandark, Heerführer des Stammes aus dem Südwesten, hinter dem Wachsamen Wald. Er wird <text:span text:style-name="T535">nach unserer Besprechung</text:span> zurück zu seinen Mannen reisen, da die Elfen seit dem Verrat von Disgustus etwas schwierig zu handhaben sind.“</text:p>
      <text:p text:style-name="P335">Wenn Brutalität:</text:p>
      <text:p text:style-name="P337">Karandark: „<text:span text:style-name="T531">Dieses klapprige Wesen nennt mich eine Abscheulichkeit? Seinen Schädel werde ich herunterreißen und </text:span>die <text:span text:style-name="T531">Rippen </text:span>dieses totenbeschwörenden Knecht<text:span text:style-name="T536">en</text:span> den Wölfen zum Fraß vor<text:span text:style-name="T531">werfen</text:span>!“</text:p>
      <text:p text:style-name="P338">Uruknorg: „Heh, Karandark. Dieser <text:span text:style-name="T537">Untote</text:span>, oder nennen wir ihn doch bitte einfach bei seinem Namen, Tedder, wird für uns Bostim niederbrennen. Etwas Wertschätzung, bitte.“</text:p>
      <text:p text:style-name="P338"/>
      <text:p text:style-name="P339"><text:soft-page-break/>Mun‘Dorg: „Ruhe, jetzt. Wo bleiben die wichtigen Punkte?“</text:p>
      <text:p text:style-name="P339"/>
      <text:p text:style-name="P339">Uruknorg: „Tedder, bitte berichte uns, was dir und deinen Trollen in eurer Heimat in den Tückischen Gipfeln vor einigen Wochen widerfahren ist.“</text:p>
      <text:p text:style-name="P339"/>
      <text:p text:style-name="P339">Tedder: „Es war ohne jegliche Vorwarnung, wenn man die gnadenlose Ermordung einem meiner ehemaligen stärksten Krieger beiseite lässt. Das Schwein Disgustus ...“</text:p>
      <text:p text:style-name="P339"/>
      <text:p text:style-name="P340">Dialog: „Und so erzählte Tedder von seiner Auferstehung, von der Flucht aus den kalten, steinigen Höhlen, der Bekanntschaft mit Nekromant und dem Tod von <text:span text:style-name="T538">Vasolin, dem Elfenkönig.</text:span>“</text:p>
      <text:p text:style-name="P339"/>
      <text:p text:style-name="P339">Tal‘Valgor: „<text:span text:style-name="T536">Beginnt </text:span>ähnlich zu dem, was mir und meinen Mannen vor wenigen Tagen zustieß. Nur, dass Tedder damals keiner zur Hilfe eilte.“</text:p>
      <text:p text:style-name="P339"/>
      <text:p text:style-name="P339">Kar‘Orugalak: „Pah! Dieser hinterhältige <text:span text:style-name="T538">Menschenwurm</text:span>. Wenn ihr mich überzeugt, werde ich euch begleiten und bei der Hinrichtung dieses widerwärtigen Möchtegernkönig<text:span text:style-name="T536">s</text:span> Disgustus zusehen <text:span text:style-name="T539">und </text:span>seine <text:span text:style-name="T539">Fingerknochen zu Messern verarbeiten</text:span>!“</text:p>
      <text:p text:style-name="P339"/>
      <text:p text:style-name="P341">(+<text:span text:style-name="T524">Sympathie</text:span>) Tedder: „Wir werden uns der Sache zivilisiert und mit Genuss annehmen.“</text:p>
      <text:p text:style-name="P341">(+<text:span text:style-name="T524">Brutalität</text:span>) Tedder: „Brutalität ist, was wir brauchen. <text:span text:style-name="T540">Seine Hände sollst du bekommen!</text:span>“</text:p>
      <text:p text:style-name="P336">Wenn Sympathie:</text:p>
      <text:p text:style-name="P342">Kar‘Orugalak: „Pfft, Schwächling.“</text:p>
      <text:p text:style-name="P336">Wenn Brutalität:</text:p>
      <text:p text:style-name="P342">Tal‘Valgor: „Ich denke wohl kaum, dass ich an solchen Vergehen Zeit verschwenden sollte.“</text:p>
      <text:p text:style-name="P341"/>
      <text:p text:style-name="P342">Uruknorg: „Ganz egal, wie ihr Disgustus Leben beendet oder was für eine Folter ihn erwartet. Ich möchte einen der anwesenden Heerführer ersuchen, Tedder bei seiner Rache an Disgustus mit ein paar Mann zur Seite zu stehen. Ich selbst habe hier, in Tarag, mit Mun‘Dorg etwas zu klären. Karandark wird, wie bereits erwähnt, die Elfen südwestlich des Wachsamen Waldes im Zaum halten. Wie steht es mit euch anderen zwei?“</text:p>
      <text:p text:style-name="P342"/>
      <text:p text:style-name="P348">--- Wenn <text:span text:style-name="T541">(aktuell) </text:span>Sympathie <text:span text:style-name="T542">überwiegt</text:span>…</text:p>
      <text:p text:style-name="P348"/>
      <text:p text:style-name="P342">Tal‘Valgor: „Ich bin Tedder mein Leben schuldig. Ohne seine Hilfe wäre ich vom Offizier Sicktus überrannt worden. <text:span text:style-name="T543">Wenn Tedder wünscht, dass ich mit ihm komme, werde ich ihn mit meinem halben Heer begleiten.</text:span>“</text:p>
      <text:p text:style-name="P342"/>
      <text:p text:style-name="P343">Kar‘Orugalak: „<text:span text:style-name="T544">Für so was fragst du mich? </text:span>Das wird doch eh <text:span text:style-name="T545">nur </text:span>langweilen.“</text:p>
      <text:p text:style-name="P343"><text:soft-page-break/></text:p>
      <text:p text:style-name="P344"><text:span text:style-name="T546">(+Sympathie) </text:span>Tedder: „<text:span text:style-name="T547">Tal‘Valgor soll es sein.</text:span>“</text:p>
      <text:p text:style-name="P344"><text:span text:style-name="T546">(+Brutalität) </text:span>Tedder: „<text:span text:style-name="T547">Kar‘Orugalak, wenn du es wünschst, bekommst du auch die Zehen, zusätzlich zu den Fingerknochen.</text:span>“</text:p>
      <text:p text:style-name="P348"/>
      <text:p text:style-name="P348">--- Wenn <text:span text:style-name="T541">(aktuell) Brutalität höher ist</text:span>…</text:p>
      <text:p text:style-name="P349"/>
      <text:p text:style-name="P342">Kar‘Orugalak: „<text:span text:style-name="T545">Ich könnte </text:span>meine Attentäter nach Bostim <text:span text:style-name="T545">schicken und euch begleiten lassen </text:span>– Eine Stadt, voll mit verlogenen und verkorksten Menschen. <text:span text:style-name="T545">Wieso nicht?</text:span>“</text:p>
      <text:p text:style-name="P342"/>
      <text:p text:style-name="P345">Tal‘Valgor: „Ich bin Tedder mein Leben schuldig. <text:span text:style-name="T548">Ohne seine Hilfe wäre ich vom Offizier Sicktus überrannt worden. </text:span>Doch das ist nicht mein Bier. Ich habe die Kriege nördlich des Schwarzen Flusses zwischen Orks und Menschen nie verstanden. Ich werde mich raushalten.“</text:p>
      <text:p text:style-name="P345"/>
      <text:p text:style-name="P344"><text:span text:style-name="T546">(+Sympathie) </text:span>Tedder: „<text:span text:style-name="T545">Schade, Tal‘Valgor. Es würde mich dennoch freuen, wenn du mit mir kommst – Deine Schuld sähe ich als beglichen. Überdenke deine Entscheidung noch einmal.</text:span>“</text:p>
      <text:p text:style-name="P344"><text:span text:style-name="T546">(+Brutalität) </text:span>Tedder: „<text:span text:style-name="T547">Kar‘Orugalak, die Fingerknochen stehen dir zu.</text:span></text:p>
      <text:p text:style-name="P342"/>
      <text:p text:style-name="P348">--- <text:span text:style-name="T549">Ende des Wenn...Dann</text:span></text:p>
      <text:p text:style-name="P344"/>
      <text:p text:style-name="P350">--- Wenn <text:span text:style-name="T550">Tedder Tal‘Valgor wünscht...</text:span></text:p>
      <text:p text:style-name="P344"/>
      <text:p text:style-name="P344">Ugoki: „Pfft, Dieser Val‘Ralgot ist viel zu anständig. Das kann doch gar keinen Spaß <text:span text:style-name="T551">machen</text:span>! Tedder, ich dachte, wir machen das ganze auf meine Weise? Habe ich nicht...“</text:p>
      <text:p text:style-name="P344"/>
      <text:p text:style-name="P344">Tedder: „Schweig, Ugoki. Bostim ist eine stark verteidigte Menschenstadt. Unser erster Schritt ist es, die Mauern zu überwinden und an Disgustus selbst heranzukommen.“</text:p>
      <text:p text:style-name="P344"/>
      <text:p text:style-name="P344">Ugoki: „...“</text:p>
      <text:p text:style-name="P344"/>
      <text:p text:style-name="P348">--- Wenn Tal‘Valgor auch mitkommen wi<text:span text:style-name="T550">ll...</text:span></text:p>
      <text:p text:style-name="P348"/>
      <text:p text:style-name="P352">Uruknorg: „So soll es sein. <text:span text:style-name="T550">Tal‘Valgor wird dich begleiten</text:span>“</text:p>
      <text:p text:style-name="P352"/>
      <text:p text:style-name="P352">Tal‘Valgor: „Wann brechen wir auf?“</text:p>
      <text:p text:style-name="P352"/>
      <text:p text:style-name="P348">--- Wenn Tal‘Valgor nicht mitkommt</text:p>
      <text:p text:style-name="P348"/>
      <text:p text:style-name="P352"><text:soft-page-break/>Tal‘Valgor: „Ich <text:span text:style-name="T550">lehne dankend ab, Tedder. Ein ander Mal stehe ich dir jeder Zeit zu Diensten, um meine Schuld zu begleichen – Doch die Rache soll die deinige bleiben.</text:span>“</text:p>
      <text:p text:style-name="P352"/>
      <text:p text:style-name="P353">Kar‘Orugalak: „Zum Teufel mit diesen Rattenfressern aus Bostim!“</text:p>
      <text:p text:style-name="P348"/>
      <text:p text:style-name="P350">--- Wenn <text:span text:style-name="T550">Tedder Kar‘Orugalak wünscht…</text:span></text:p>
      <text:p text:style-name="P350"/>
      <text:p text:style-name="P353">Ugoki: „Mit dem hätten wir gemeinsam eine Menge Spaß, das weiß ich jetzt schon.“</text:p>
      <text:p text:style-name="P348"/>
      <text:p text:style-name="P348">--- Wenn Kar‘Orugalak auch mitkommen will…</text:p>
      <text:p text:style-name="P348"/>
      <text:p text:style-name="P353">Uruknorg: „So soll es sein. Kar‘Orugalak wird dich begleiten.“</text:p>
      <text:p text:style-name="P353"/>
      <text:p text:style-name="P353">Kar‘Orugalak: „Blut wird fließen!“</text:p>
      <text:p text:style-name="P348"/>
      <text:p text:style-name="P348">--- Wenn Kar‘Orugalak nicht mitkommt</text:p>
      <text:p text:style-name="P344"/>
      <text:p text:style-name="P346">Kar‘Orugalak: „Pah! Nein danke, Troll. Schlaf bekomme ich auch hier genug.“</text:p>
      <text:p text:style-name="P346"/>
      <text:p text:style-name="P346">Tal‘Valgor: „So lasst mich euch begleiten, Tedder, und meine Schuld bei dir begleichen.“</text:p>
      <text:p text:style-name="P338"/>
      <text:p text:style-name="P347"><text:span text:style-name="T518">Unterhaltung</text:span> zu Ende</text:p>
      <text:p text:style-name="P214"/>
      <text:p text:style-name="P307"/>
      <text:p text:style-name="P293"/>
      <text:p text:style-name="P293"/>
      <text:p text:style-name="P293"/>
      <text:p text:style-name="P333">Episode 8: Rache</text:p>
      <text:p text:style-name="P251"/>
      <text:p text:style-name="P308">Die Zeit der Rache war gekommen.</text:p>
      <text:p text:style-name="P308"/>
      <text:p text:style-name="P309">Durch die Orks, die mich begleiten, sind wir wohl sogar nahezu gleich auf mit der Zahl der Krieger aus Bostims Streitmacht. Es wird ein Blutbad werden, so wie wir Sicktus bereits den Kopf abschlugen. Nur noch viel, viel mehr Blut und rollende Köpfe.</text:p>
      <text:p text:style-name="P308"/>
      <text:p text:style-name="P309">Meine Totenbeschwörungskünste haben sich nicht mehr weiterentwickelt. Doch meine Skelettkrieger sind tödlich genug. Die Menschen werden zwischen Äxten und Krummschwertern verblutend ihr Ende finden. Ich frage mich, was aus Nekromant in der Zwischenzeit geworden ist. Ich denke, ich werde nach dem Tod von Disgustus persönlich der Festung des widerwärtigen Totenbeschwörers einen Besuch abstatten.</text:p>
      <text:p text:style-name="P309"><text:soft-page-break/></text:p>
      <text:p text:style-name="P351">--- Wenn einen Tal‘Valgor begleitet</text:p>
      <text:p text:style-name="P351"/>
      <text:p text:style-name="P354">Tal‘Valgors krummschwertschwingende Grunzer sind Angsteinflößend, selbst für mich. Sie haben kaum etwas an Skeletten auszurichten, doch gegen menschliche Soldaten sind sie eine Köstlichkeit. Ugoki ist enttäuscht, dass uns nicht Kar‘Orugalak begleitet. Die beiden haben irgendwie eine Wellenlänge, verstehst du? Solange Köpfe rollen und Blut fließt sind beide glücklich. Doch Tal‘Valgor ist ein anständiger Ork – Er will <text:s/>lediglich seine Schuld bei mir begleichen, die ich eigentlich nie als eine sah. Es war viel mehr Uruknorg, der Bostim von seinen Mannen vertrieben hatte.</text:p>
      <text:p text:style-name="P351"/>
      <text:p text:style-name="P351">--- Wenn einen Kar‘Orugalak begleitet</text:p>
      <text:p text:style-name="P351"/>
      <text:p text:style-name="P354">Kar‘Orugalaks messerwerfende Meuchler sind wirklich klein gebaut, verglichen mit den anderen Kriegern der Orks. Aber Uruknorg versprach mir, kurz bevor wir aufbrachen, dass alle lebenden Wesen ihren in Gift getauchten Messern schnellstens erliegen. Ugoki ist sehr glücklich, dass Tal‘Valgor bei seinen eigenen Kriegern bleibt und uns nicht im Weg umgeht. Kar‘Orugalak und Ugoki verstehen sich so wie ewig beste Freunde. Köpfe sollten rollen, Blut fließen, Hände zerquetscht und Gliedmaßen verstummelt. Das ist auch so ziemlich das einzige, worüber sie sich unterhalten.</text:p>
      <text:p text:style-name="P351"/>
      <text:p text:style-name="P351">--- Ende Wenn...Dann</text:p>
      <text:p text:style-name="P351"/>
      <text:p text:style-name="P355">Wir sind jetzt an dem Lager, wo wir Tal‘Valgor halfen, gegen Sicktus standzuhalten. Am nächsten Morgen und zwei weitere Stunden zu Fuß und es ragen die Türme von Bostim in weiter Ferne vor uns auf. <text:span text:style-name="T552">Es sollte noch gut einen halben Tagesmarsch mit den Orks dauern, bis wir unser Lager aufschlagen können um die dort lebenden Menschen zu vernichten. Es wird ein Genuss sein, den Körper von dem so genannten König von Bostim ausleben zu sehen. Ich werde spüren können, wie der Tod seine Seele verschlingt. Schade, dass ich nicht das Buch von Nekromant gekauft hatte. Es hätte mir so viel lehren können.</text:span></text:p>
      <text:p text:style-name="P355"/>
      <text:p text:style-name="P356">Wir sind nun knapp vor den Toren zu Bostim. Die ersten Ritter, die uns vor ein paar Stunden entgegen kamen, haben die Orks als Wegnahrung verspeist. <text:span text:style-name="T553">Bostim wird fallen.</text:span></text:p>
      <text:p text:style-name="P356"/>
      <text:p text:style-name="P356">--- <text:span text:style-name="T554">Bostim ist im Nordosten der Karte, Tedder und sein gewählter Verbündeter sind im Südosten.</text:span></text:p>
      <text:p text:style-name="P356"/>
      <text:p text:style-name="P357">--- Je nachdem, ob Kar‘Orugalak oder Tal‘Valgor der Verbündete ist, kommt der Dialog</text:p>
      <text:p text:style-name="P357"/>
      <text:p text:style-name="P357"><text:soft-page-break/>Kar‘Orugalak: „Brennt alles nieder, Krieger! Vergiftet diese Kakerlaken und sorgt für einen qualvollen Tod ihrer Kinder und Frauen!“</text:p>
      <text:p text:style-name="P357"/>
      <text:p text:style-name="P357">Tal‘Valgor: „Meine Grunzer – Brennt alles nieder! Bringt König Disgustus lebendig zu Tedder. Dem Rest: Kopf ab!“</text:p>
      <text:p text:style-name="P351"/>
      <text:p text:style-name="P310">Tedder: „Disgustus! Du stinkende, sabbernde Made! Komm vor die Stadttore und stelle dich wie es ein Würdiger tun würde!“</text:p>
      <text:p text:style-name="P310"/>
      <text:p text:style-name="P310">Disgustus: „Wer seid ihr, Orks? Pah. Stadtwache, tränkt den Boden mit ihrem Blut!“</text:p>
      <text:p text:style-name="P310"/>
      <text:p text:style-name="P310">Kar‘Orugalak: „Reißt diesem Widerling die Kehle raus!“</text:p>
      <text:p text:style-name="P310"/>
      <text:p text:style-name="P310">Tal‘Valgor: „<text:span text:style-name="T555">Minütlich </text:span>werden <text:span text:style-name="T555">sie </text:span>ihr Ableben beschreiten.“</text:p>
      <text:p text:style-name="P310"/>
      <text:p text:style-name="P310">Ugoki: „Knie nieder, Abschaum! Deine Herrschaft hier ist zu Ende!“</text:p>
      <text:p text:style-name="P310"/>
      <text:p text:style-name="P310">Tedder: „Erinnerst du dich nicht an den Tag, als du deine ehemaligen Verbündeten überfielst? Mein Name ist Tedder – Und der Tod ist dir sicher!“</text:p>
      <text:p text:style-name="P310"/>
      <text:p text:style-name="P310">Disgustus: „Tedder? Das kann nicht sein. Wie kommt es, dass du nicht tot bist, wie der Rest deines verkümmerten Trollstammes?“</text:p>
      <text:p text:style-name="P310"/>
      <text:p text:style-name="P310">Tedder: „Die Toten wollten sich an dir rächen. Ich bin die Rache. Ich bin dein Gevatter Tod, hinterhältige Ratte!“</text:p>
      <text:p text:style-name="P310"/>
      <text:p text:style-name="P310">Tedder: „Orks, <text:span text:style-name="T556">keine Gnade</text:span>! Möge der Tod meine Armeen Bostim für die Ewigkeiten dem Erdboden gleich machen!“</text:p>
      <text:p text:style-name="P310"/>
      <text:p text:style-name="P310">--- <text:span text:style-name="T557">Ziel: Tötet alle gegnerischen Anführer</text:span></text:p>
      <text:p text:style-name="P310"/>
      <text:p text:style-name="P310">--- <text:span text:style-name="T558">Nach einiger Zeit kommt Nekromant von Südwesten, ziemlich nah zu dem Lager von Tedder und seinem orkischen Verbündeten. Nekromant und Menschen sind jedoch auch befeindet!</text:span></text:p>
      <text:p text:style-name="P310"/>
      <text:p text:style-name="P311">Nekromant: „So sieht man sich wieder, Pfuscher. Und deine grässlichen Orks sind dem Tode geweiht. Möge die Macht der Toten über euch kommen!“</text:p>
      <text:p text:style-name="P311"/>
      <text:p text:style-name="P311">Tedder: „Nekromant. Tötet ihn!“</text:p>
      <text:p text:style-name="P311"/>
      <text:p text:style-name="P311">Kar‘Orugalak: „Dieser Widerling mit seinen Experimenten! Er wird mir nicht entkommen, weder noch Gefangener werden, wie er es einst war. Tötet ihn!“</text:p>
      <text:p text:style-name="P311"/>
      <text:p text:style-name="P311"><text:soft-page-break/>Tal‘Valgor: „Grunzer – Tötet diesen herumexperimentierenden Totenbeschwörer!“</text:p>
      <text:p text:style-name="P311"/>
      <text:p text:style-name="P261">--- <text:span text:style-name="T468">Nach ein paar weiteren Runden kommt ein Elf, Landolin, Sohn von Vasolin</text:span></text:p>
      <text:p text:style-name="P261"/>
      <text:p text:style-name="P263">Landolin: „Diese klapprigen Untoten haben meinen Vater Vasolin in das Reich der Toten geschickt! Tötet sie alle!“</text:p>
      <text:p text:style-name="P311"/>
      <text:p text:style-name="P310">--- <text:span text:style-name="T558">Wenn Nekromant stirbt…</text:span></text:p>
      <text:p text:style-name="P310"/>
      <text:p text:style-name="P311">Nekromant: „Das wars wohl – Ade, geliebte Welt und Tote. Ich hätte dir so viel beibringen können, Tedder, dass sogar die finstersten Lichfürsten vor dir erzitterten.“</text:p>
      <text:p text:style-name="P311"/>
      <text:p text:style-name="P311">Tedder: „Kopf ab!“</text:p>
      <text:p text:style-name="P311"/>
      <text:p text:style-name="P311">--- Wenn Disgustus stirbt…</text:p>
      <text:p text:style-name="P311"/>
      <text:p text:style-name="P311">Ugoki: „Nicht töten! Foltern!“</text:p>
      <text:p text:style-name="P311"/>
      <text:p text:style-name="P311">Tedder: „Haltet ein, Männer. Dieser Menschenkönig gehört Ugoki und mir.“</text:p>
      <text:p text:style-name="P311"/>
      <text:p text:style-name="P267">--- <text:span text:style-name="T473">Wenn Landolin stirbt</text:span></text:p>
      <text:p text:style-name="P267"/>
      <text:p text:style-name="P269">Landolin: „Neeiiiin! Meine Blutlinie darf nicht aussterben! Das ist nicht...“</text:p>
      <text:p text:style-name="P269"/>
      <text:p text:style-name="P269">Ugoki: „Da sind die Arme ab.“</text:p>
      <text:p text:style-name="P269"/>
      <text:p text:style-name="P269">Landolin: „AHHHHH!!!!“</text:p>
      <text:p text:style-name="P269"/>
      <text:p text:style-name="P269">Ugoki: „Da rollt der Kopf.“</text:p>
      <text:p text:style-name="P311"/>
      <text:p text:style-name="P263">--- <text:span text:style-name="T474">Wenn Disgustus, Landolin und Nekromant getötet wurden, wird diese Story zu ende erzählt….</text:span></text:p>
      <text:p text:style-name="P263"/>
      <text:p text:style-name="P311">Tedder: „So sollte der gewaltsame Krieg begonnen haben. <text:span text:style-name="T559">E</text:span>in König wartet auf mich.“</text:p>
      <text:p text:style-name="P311"/>
      <text:p text:style-name="P311"/>
      <text:p text:style-name="P311"/>
      <text:p text:style-name="P311"/>
      <text:p text:style-name="P329">Epilog</text:p>
      <text:p text:style-name="P329"/>
      <text:p text:style-name="P312"><text:soft-page-break/>Bostim ist gefallen. Disgustus <text:span text:style-name="T560">rechtes Bein fehlt bereits, als Ugoki und ich zu ihm kommen. Die Folter werde ich in einem Wort zusammenfassen: Untugendhaft.</text:span></text:p>
      <text:p text:style-name="P329"/>
      <text:p text:style-name="P313">König Disgustus I. gehört der Vergangenheit an. Die Fingerknochen behalte ich, für Kar‘Orugalaks Messerchen.</text:p>
      <text:p text:style-name="P313"/>
      <text:p text:style-name="P314">Uruknorg und die anderen Stammeshäuptlinge stellen sicher, dass es keine aufmüpfigen Elfchen oder Menschlein südlich des Schwarzen Flusses mehr an eine solche Machtposition, wie es sie in Bostim einst gab, schaffen werden.</text:p>
      <text:p text:style-name="P314"/>
      <text:p text:style-name="P314">Ugoki sagt, er will nach Südwesten gehen und ein wenig durch den Wachsamen Wald streifen, um die schlechten Tage zu vergessen. Wahrscheinlicher ist, dass er ein paar weitere Pferde der Elfen verspeisen wird.</text:p>
      <text:p text:style-name="P314"/>
      <text:p text:style-name="P314">Was mich betrifft – Meine Rache an Disgustus ist vollbracht. Es war, um ehrlich zu sein, nicht befriedigend genug. Aber was solls. Ich werde mich nun nach Norden, in mein ehemaliges Dorf in den Tückischen Gipfeln begeben, um nachzusehen, ob irgendwelche Trolle meines Stammes überlebt und sich versteckt hatten, oder vielleicht doch noch unter unbewachter Gefangenschaft eingekerkert waren.</text:p>
      <text:p text:style-name="P314"/>
      <text:p text:style-name="P314">Der Friede ist wieder eingekehrt. Menschen sagen nichts mehr. Elfen sagen nichts mehr. Mein Rachefeldzug hatte doch für alle etwas Gutes.</text:p>
      <text:p text:style-name="P314"/>
      <text:p text:style-name="P271">--- <text:span text:style-name="T476">Wenn man noch NICHT Story B gespielt hat…</text:span></text:p>
      <text:p text:style-name="P271"/>
      <text:p text:style-name="P273">Ich frage mich, wie es Ugoki, mir uns unserer Rache ergangen wäre, wenn wir alleine den Weg zu Disgustus Toren beschritten hätten. Wenn wir an jenem Tage, an dem ich mich für die Totenbeschwörung entschied, umgehend nach Osten aufgebrochen wären… </text:p>
      <text:p text:style-name="P273"/>
      <text:p text:style-name="P273">Wenn wir ohne <text:span text:style-name="T561">Hilfe der Orks </text:span>versucht hätten, Bostims König den Gar auszumachen…</text:p>
      <text:p text:style-name="P273"/>
      <text:p text:style-name="P276">Tedder:</text:p>
      <text:p text:style-name="P40">Wir brechen umgehend nach Osten auf, um diese<text:span text:style-name="T372">m</text:span> widerlichen Menschen in Bostim den Gar auszumachen. <text:span text:style-name="T373">Lebt wohl, dunkler Zauberfreund!</text:span></text:p>
      <text:p text:style-name="P40"/>
      <text:p text:style-name="P49">Nekromant:</text:p>
      <text:p text:style-name="P46">Nun denn, meine Lieben. Ich hoffe, ihr werdet erfolgreich sein und über die Menschen siegen – Ich werde mich meinen eigenen <text:span text:style-name="T477">Angelegenheiten</text:span> widmen. <text:span text:style-name="T478">Womöglich</text:span> sieht man sich wieder!</text:p>
      <text:p text:style-name="P271"><text:soft-page-break/></text:p>
      <text:p text:style-name="P273">=&gt; StoryB.odt</text:p>
      <text:p text:style-name="P263"/>
      <text:p text:style-name="P359"/>
      <text:p text:style-name="P265"/>
      <text:p text:style-name="P265"/>
      <text:p text:style-name="P265"/>
      <text:p text:style-name="P265"/>
      <text:p text:style-name="P265"/>
      <text:p text:style-name="P265"/>
      <text:p text:style-name="P265"/>
      <text:p text:style-name="P7">Storyline <text:span text:style-name="T562">B:</text:span> Tedder <text:span text:style-name="T562">zieht mit Ugoki alleine nach hause</text:span></text:p>
      <text:p text:style-name="P7"/>
      <text:p text:style-name="P51"/>
      <text:p text:style-name="P51"/>
      <text:p text:style-name="P9">Episode 3: <text:span text:style-name="T563">Wildnis</text:span></text:p>
      <text:p text:style-name="P9"/>
      <text:p text:style-name="P52">Es ist kühl und feuchter Nebel liegt in der Luft. Vermutlich wird das auch eine ganz schön lange Zeit noch so bleiben. Ugoki und ich sind alleine unterwegs, keinerlei Hilfe oder Freund steht uns zur Seite. <text:span text:style-name="T564">Vorsicht muss gewahrt werden</text:span>, da jetzt, wo wir untot sind, wohl kaum ein Lebender gut auf uns zu sprechen ist. Bei Menschen ist mir das eigentlich ziemlich egal – Doch was ist, wenn wir auf Überlebende meines Stammes in den Tückischen Gipfeln treffen?</text:p>
      <text:p text:style-name="P52"/>
      <text:p text:style-name="P52">Es dauert nicht einmal 2 Stunden, als wir <text:span text:style-name="T564">in Nähe auf </text:span>herumstreifende Soldaten <text:span text:style-name="T564">mit dem Wappen</text:span> Bostim<text:span text:style-name="T564">s</text:span> treffen. Wir müssen uns im Nebel versteckt halten. Wer weiß, wie viele <text:span text:style-name="T565">Krieger der </text:span>Menschen in dieser Umgebung ihre Untaten vollbringen. Es sollte ganz gut klappen. Da wir untot sind, können wir uns <text:span text:style-name="T565">selbst im Nebel </text:span>leise und schnell fortbewegen. Was erwartet uns sonst noch?</text:p>
      <text:p text:style-name="P52"/>
      <text:p text:style-name="P52">--- Die Karte ist länglich, am Bergrand spielend. Tedder und Ugoki starten im Südwesten, quasi vom Höhlenausgang aus, und müssen am Bergrand entlang nach Osten gelangen.</text:p>
      <text:p text:style-name="P52"/>
      <text:p text:style-name="P52">--- Ziel: Laufe nach Osten, <text:span text:style-name="T566">Richtung deiner ehemaligen Heimat</text:span>.</text:p>
      <text:p text:style-name="P52"/>
      <text:p text:style-name="P52">--- Auf dem Weg sind umherstreifende menschliche Soldaten. Diese sind langsamer und haben eine noch geringere Sichtweite. Tedder darf nicht entdeckt werden, und wenn er es doch <text:span text:style-name="T567">wird</text:span>, kommen ganz ganz viele Soldaten aus dem Nebel und greifen sie an, was höchstwahrscheinlich in einer Niederlage bzw. Tod endet.</text:p>
      <text:p text:style-name="P52"/>
      <text:p text:style-name="P52">--- Wenn Tedder die ersten Menschen durch den Nebel erblickt…</text:p>
      <text:p text:style-name="P52"><text:soft-page-break/></text:p>
      <text:p text:style-name="P52">Tedder: „Ugoki, schau dort! Ein paar umherstreifende Soldaten.“</text:p>
      <text:p text:style-name="P52"/>
      <text:p text:style-name="P52">Ugoki: „Lass uns sie zu <text:span text:style-name="T568">auf</text:span>essen?“</text:p>
      <text:p text:style-name="P52"/>
      <text:p text:style-name="P52">Tedder: „Nein. Wir müssen versteckt bleiben – Disgustus soll <text:span text:style-name="T569">noch </text:span>nicht erfahren, dass wir leben. Und wer weiß, wie viele von denen hier im Nebel herum patrou<text:span text:style-name="T570">il</text:span>lieren, oder was sich sonst für Wesen hier aufhalten!“</text:p>
      <text:p text:style-name="P52"/>
      <text:p text:style-name="P52">--- Wenn Menschen Tedder erblicken, was immer passiert, <text:span text:style-name="T244">nachdem</text:span><text:span text:style-name="T252"> Tedder die Soldaten erblickt hat</text:span></text:p>
      <text:p text:style-name="P115"/>
      <text:p text:style-name="P115">Soldat1: „Heh! Seht, <text:span text:style-name="T571">fremde Nichtmenschen </text:span>durchstreifen unsre Lande!“</text:p>
      <text:p text:style-name="P115"/>
      <text:p text:style-name="P115">Soldat2: „Tötet sie!“</text:p>
      <text:p text:style-name="P115"/>
      <text:p text:style-name="P115">--- Wenn Menschen Tedder das 2. Mal erblicken</text:p>
      <text:p text:style-name="P115"/>
      <text:p text:style-name="P115">Soldat1: „Ahh! Untote nähern sich! Schlagt Alarm, umgehend!“</text:p>
      <text:p text:style-name="P52"/>
      <text:p text:style-name="P52">--- Auf dem Weg sind auch noch wilde Wölfe – Diese sind schnell und greifen von selbst äußerst aggresiv an. Aber die Wölfe kann man einfach töten, da kommt nichts <text:span text:style-name="T572">B</text:span>esonderes.</text:p>
      <text:p text:style-name="P52"/>
      <text:p text:style-name="P52">--- Wenn Tedder und Ugoki den ersten Wolf <text:span text:style-name="T573">sehen</text:span>…</text:p>
      <text:p text:style-name="P52"/>
      <text:p text:style-name="P52">Tedder: „Hmmm, lass uns mal den probieren.“</text:p>
      <text:p text:style-name="P52"/>
      <text:p text:style-name="P52">--- Wenn der erste Wolf stirbt…</text:p>
      <text:p text:style-name="P52"/>
      <text:p text:style-name="P52">Ugoki: „Ich schmecke etwas! Das Fleisch… Ahhhhhhh. Wieso schmeckten die Ratten de<text:span text:style-name="T573">r</text:span> Höhle nach nichts?“</text:p>
      <text:p text:style-name="P52"/>
      <text:p text:style-name="P52">Tedder: „Ich denke, jetzt, wo wir untote Trolle und keine Geister mehr sind, kehren auch unsere Geschmacksnerven zurück. Großartig!“</text:p>
      <text:p text:style-name="P52"/>
      <text:p text:style-name="P52">--- Am Ende der Karte, <text:span text:style-name="T574">ganz weit östlich,</text:span> trifft man auf einen Wilden <text:span text:style-name="T574">Menschen. Dieser Wilde wird sich Tedder und Ugoki anschließen. Er heißt Grätrich</text:span></text:p>
      <text:p text:style-name="P52"/>
      <text:p text:style-name="P53">Kiki: „(<text:span text:style-name="T244">blubber</text:span><text:span text:style-name="T252">)</text:span>“</text:p>
      <text:p text:style-name="P52"/>
      <text:p text:style-name="P54">Grätrich: „<text:span text:style-name="T575">Hahaha, Jaaaaaa… Ohhh…</text:span>“</text:p>
      <text:p text:style-name="P54"/>
      <text:p text:style-name="P55">Tedder: „(<text:span text:style-name="T244">räusper</text:span>) Entschuldigt, bitte.“</text:p>
      <text:p text:style-name="P54"><text:soft-page-break/></text:p>
      <text:p text:style-name="P55">Grätrich: „Hoppala, da ist wer!“</text:p>
      <text:p text:style-name="P54"/>
      <text:p text:style-name="P55">--- Es rennt eine kleinere Wilde <text:span text:style-name="T576">(Name: Kiki)</text:span>, mit zerstru<text:span text:style-name="T577">bb</text:span>elten Haaren, davon, als die beiden Tedder und Ugoki erblicken.</text:p>
      <text:p text:style-name="P55"/>
      <text:p text:style-name="P56">Ugoki: „Pah! Menschen, <text:span text:style-name="T576">die Spaß haben.</text:span> <text:span text:style-name="T576">L</text:span>ass <text:span text:style-name="T576">mich </text:span>sie<text:span text:style-name="T576"> </text:span>töten!“</text:p>
      <text:p text:style-name="P56"/>
      <text:p text:style-name="P56">Grätrich: „Halt! Nein, nicht töten. Wir stehen nicht <text:span text:style-name="T578">unter des</text:span> König<text:span text:style-name="T578">s Befehl!</text:span> Es sei denn, ihr seid auf <text:span text:style-name="T578">sein Geheiß um mich zu verhaften...</text:span> Dann sind wir natürlich schon dem König von Bostim unterlegen <text:span text:style-name="T579">und nicht die, die ihr sucht</text:span>. <text:span text:style-name="T578">Und ich sollte wegrennen.</text:span> Sorry, ich mein...“</text:p>
      <text:p text:style-name="P56"/>
      <text:p text:style-name="P56">Tedder: „Schnauze, jetzt. Was macht ihr Wilde hier, <text:span text:style-name="T580">südlich der Berge</text:span>?“</text:p>
      <text:p text:style-name="P56"/>
      <text:p text:style-name="P57">Grätrich: „Ähm...“</text:p>
      <text:p text:style-name="P57"/>
      <text:p text:style-name="P57">Tedder: „Ist egal, ich habs ja gesehen. Du siehst nicht aus wie ein Soldat von Disgustus – Und diese Keule, du bist auch kein Bauer. Was und wer bist du?“</text:p>
      <text:p text:style-name="P57"/>
      <text:p text:style-name="P57">Grätrich: „<text:span text:style-name="T581">(</text:span><text:span text:style-name="T246">kicher</text:span><text:span text:style-name="T254">) </text:span><text:span text:style-name="T252">Mein</text:span> Name ist unwichtig. Nennt mich einfach Freund. Ihr seid ja auch Untote, offensichtlich aber noch nicht sehr lange. Sonst wär<text:span text:style-name="T582">e</text:span> ich <text:span text:style-name="T583">wohl </text:span>schon tot. Also, ich bin Disgustus in kein<text:span text:style-name="T583">st</text:span>er Weise ergeben. Dieser Abschaum gehört <text:span text:style-name="T584">gestürzt</text:span>. Oder getötet. Was auch immer.“</text:p>
      <text:p text:style-name="P57"/>
      <text:p text:style-name="P57">Dialog: „Tedder erzählte von dem Untergang seines Trollstammes weiter nordöstlich in den Tückischen Gipfeln <text:span text:style-name="T585">und seiner Flucht aus den westlichen Höhlen, sowie seinem Vorhaben, Disgustus umzubringen</text:span>.“</text:p>
      <text:p text:style-name="P57"/>
      <text:p text:style-name="P58">Grätrich: „Alles schön und gut, aber <text:span text:style-name="T586">an </text:span>Disgustus wirst du nicht so einfach <text:span text:style-name="T586">heran kommen</text:span>. Hab ich selbst auch schon oft versucht. Drum darf ich auch nicht mehr die Stadt betreten.“</text:p>
      <text:p text:style-name="P58"/>
      <text:p text:style-name="P59">Ugoki: „Was dann? Zusehen und warten, bis er an Altersschwäche verreckt? Nein danke, ich will seinen Kopf abreißen!“</text:p>
      <text:p text:style-name="P59"/>
      <text:p text:style-name="P60">Grätrich: „Ich habe ein paar Freunde, <text:span text:style-name="T587">Gesetzeslose</text:span>, die sich im Untergrund versteckt halten. Vielleicht können wir uns zusammentun und <text:span text:style-name="T588">den </text:span>König stürzen!“</text:p>
      <text:p text:style-name="P60"/>
      <text:p text:style-name="P60">Tedder: „Nun, <text:span text:style-name="T589">w</text:span>arum denn nicht. Allerdings haben wir eine Bedingung: Disgustus darf nicht get<text:span text:style-name="T590">ö</text:span>...“</text:p>
      <text:p text:style-name="P60"/>
      <text:p text:style-name="P60">Ugoki: „Er muss leiden und gefoltert werden bis er an seinen Wunden krepiert. <text:span text:style-name="T591">Genau.</text:span>“</text:p>
      <text:p text:style-name="P60"><text:soft-page-break/></text:p>
      <text:p text:style-name="P61">Grätrich: „<text:span text:style-name="T591">(</text:span><text:span text:style-name="T247">kicher</text:span><text:span text:style-name="T255">) </text:span><text:span text:style-name="T252">Das</text:span> lässt sich einrichten.“</text:p>
      <text:p text:style-name="P61"/>
      <text:p text:style-name="P61"/>
      <text:p text:style-name="P59"/>
      <text:p text:style-name="P59"/>
      <text:p text:style-name="P10">Episode 4: <text:span text:style-name="T589">Gebirgsmarsch</text:span></text:p>
      <text:p text:style-name="P10"/>
      <text:p text:style-name="P62">Unser Wilde<text:span text:style-name="T592">r</text:span>, der seinen Namen nicht verraten will, wieso auch immer, führt uns <text:span text:style-name="T593">in Richtung </text:span>zu seinen geächteten Freunden. Es ist seltsam, als <text:span text:style-name="T577">U</text:span>ntoter in Gesellschaft von <text:span text:style-name="T594">einem halbwegs </text:span><text:span text:style-name="T252">freundlichen Lebenden zu sein. Ugoki muss sich zurückhalten, nicht einfach in den Arm oder die Schulter des Menschen zu beißen.</text:span></text:p>
      <text:p text:style-name="P116"/>
      <text:p text:style-name="P63"><text:span text:style-name="T252">Der Weg führt uns zuerst ein Stückchen zurück nach Westen an der Berggrenze </text:span><text:span text:style-name="T256">entlang</text:span><text:span text:style-name="T252">, bis wir einen gut versteckten Pfad nach Norden einschlagen </text:span><text:span text:style-name="T256">werden. Unser Freund sagt, er wüsste selbst nicht mehr genau, wo sich dieser Pfad befindet</text:span><text:span text:style-name="T252">.</text:span></text:p>
      <text:p text:style-name="P117"/>
      <text:p text:style-name="P63"><text:span text:style-name="T252">--- </text:span><text:span text:style-name="T256">Man startet im Südosten der länglich, in die Höhe gezogenen Karte. Im Norden der Karte ist ein Höhleneingang oder sowas</text:span></text:p>
      <text:p text:style-name="P118"/>
      <text:p text:style-name="P118">--- Ziel: Führe Tedder nach Norden in d<text:span text:style-name="T595">ie</text:span> <text:span text:style-name="T595">Höhle</text:span></text:p>
      <text:p text:style-name="P118"/>
      <text:p text:style-name="P118">--- Auf dem Weg kommen ein paar wenige Wölfe, die man ohne Probleme abschlachten soll.</text:p>
      <text:p text:style-name="P118"/>
      <text:p text:style-name="P118">--- Wenn nach ein paar Wölfen ein weiterer Wolf getötet wird…</text:p>
      <text:p text:style-name="P118"/>
      <text:p text:style-name="P118">Ugoki: „Ich hab Hunger. Können wir den Wolf hier braten?“</text:p>
      <text:p text:style-name="P118"/>
      <text:p text:style-name="P118">Tedder: „Lass uns ein Feuer <text:span text:style-name="T596">entfachen</text:span>.“</text:p>
      <text:p text:style-name="P118"/>
      <text:p text:style-name="P118">Grätrich: „Wir sollten <text:span text:style-name="T597">bei Dunkelheit nächtigen oder unseren Weg fortsetzen</text:span>, meine Freunde. Feuer zieht nicht nur die Monster an, denen wir bisher begegneten - Andere Wesen, viel gefährlicher als Wölfe!“</text:p>
      <text:p text:style-name="P118"/>
      <text:p text:style-name="P118">Tedder: „Willst du jetzt was essen oder meckern?“</text:p>
      <text:p text:style-name="P118"/>
      <text:p text:style-name="P118">--- <text:span text:style-name="T595">Es wird ein Feuer entfacht, um das sich die Gefährten sammeln</text:span></text:p>
      <text:p text:style-name="P118"/>
      <text:p text:style-name="P118">Dialog: „Die drei Gefährten verspeisen <text:span text:style-name="T598">bei gemütlich flackerndem Lagerfeuer </text:span>das Fleisch des <text:span text:style-name="T598">Tieres</text:span>.“</text:p>
      <text:p text:style-name="P118"/>
      <text:p text:style-name="P118">Ugoki: „Hmmmm… Das hat gemundet!“</text:p>
      <text:p text:style-name="P118"><text:soft-page-break/></text:p>
      <text:p text:style-name="P64"><text:span text:style-name="T252">Dialog: „Als </text:span><text:span text:style-name="T257">nichts mehr übrig ist</text:span><text:span text:style-name="T252">, sitzen sie noch eine kurze Zeit am Feuer. Es ertönt ein </text:span><text:span text:style-name="T258">lautes </text:span><text:span text:style-name="T252">Knurren, nicht weit entfernt vom Lagerfeuer.“</text:span></text:p>
      <text:p text:style-name="P118"/>
      <text:p text:style-name="P118">Grätrich: „Habt ihr das gehört? Ich habe euch gewarnt. Zur Hölle sollt ihr fahren!“</text:p>
      <text:p text:style-name="P118"/>
      <text:p text:style-name="P64"><text:span text:style-name="T252">Tedder: „In der Hölle steht Untoten wohl ziemlich sicher ein Platz zu. </text:span><text:span text:style-name="T259">Aber ja, wir haben das auch gehört. Scheint größer als ein Wolf zu sein...</text:span><text:span text:style-name="T252">“</text:span></text:p>
      <text:p text:style-name="P118"/>
      <text:p text:style-name="P119">Ugoki: „Ob man das essen kann?“</text:p>
      <text:p text:style-name="P119"/>
      <text:p text:style-name="P119">--- Ein Zwerg (Name: Dralgur) kommt, knurrend, hinter einem Felsen hervor und bedroht Tedder, Ugoki und Grätrich</text:p>
      <text:p text:style-name="P119"/>
      <text:p text:style-name="P119">Dralgur: „<text:span text:style-name="T599">Grrrrr. </text:span>Was tun Untote in diese<text:span text:style-name="T600">m Gebiet</text:span>? Keinen Schritt, oder mein Hammer zerschmettert deinen Brustkorb, Grässlichkeit!“</text:p>
      <text:p text:style-name="P119"/>
      <text:p text:style-name="P65"><text:span text:style-name="T252">Grätrich: „(</text:span><text:span text:style-name="T244">zitter)</text:span><text:span text:style-name="T252">“</text:span></text:p>
      <text:p text:style-name="P119"/>
      <text:p text:style-name="P119">Tedder: „Mimimimimi. Wir tun dir nichts, Zwerg. Wir sind auf dem Weg zu Freunden unseres lebenden Begleiters hier. Was tust du hier? Sind noch mehr von <text:span text:style-name="T601">dir</text:span> in der Nähe?“</text:p>
      <text:p text:style-name="P119"/>
      <text:p text:style-name="P119">Ugoki: „Hab schon lang kein Zwerg mehr <text:span text:style-name="T600">geschmeckt</text:span>.“</text:p>
      <text:p text:style-name="P119"/>
      <text:p text:style-name="P119">Tedder: „Ruhe, Ugoki.“</text:p>
      <text:p text:style-name="P119"/>
      <text:p text:style-name="P65"><text:span text:style-name="T252">Dralgur: „Hm, tja. Schwierig. Ich werde euch nichts tun, wenn ihr lediglich friedlich durch die Lande zieht – Ich bin </text:span><text:span text:style-name="T260">auch</text:span><text:span text:style-name="T252"> allein gegen drei. Nur esst mich nicht!“</text:span></text:p>
      <text:p text:style-name="P119"/>
      <text:p text:style-name="P119">Tedder: „Ähm...“</text:p>
      <text:p text:style-name="P119"/>
      <text:p text:style-name="P65"><text:span text:style-name="T252">Dralgur: „Dralgur </text:span><text:span text:style-name="T261">ist mein Name</text:span><text:span text:style-name="T252">. </text:span><text:span text:style-name="T261">Ich b</text:span><text:span text:style-name="T252">in vom nordöstlichen Zwergenreich entflohen, vom Fürsten Dulagan wurd‘ ich verbannt. Doch sei‘s drum gescheh‘n – </text:span><text:span text:style-name="T262">Wohin führt euch euer Weg</text:span><text:span text:style-name="T252">?“</text:span></text:p>
      <text:p text:style-name="P119"/>
      <text:p text:style-name="P65"><text:span text:style-name="T252">Grätrich: „(</text:span><text:span text:style-name="T244">erleichtert</text:span><text:span text:style-name="T248">es Ausatmen</text:span><text:span text:style-name="T252">) Puuh. Nur ein einzelner Zwerg. Ich hab da wirklich schlechte Erfahrungen.“</text:span></text:p>
      <text:p text:style-name="P119"/>
      <text:p text:style-name="P119">Ugoki: „<text:span text:style-name="T602">Ja</text:span>, <text:span text:style-name="T602">der </text:span>Nachgeschmack...“</text:p>
      <text:p text:style-name="P119"/>
      <text:p text:style-name="P65"><text:span text:style-name="T252">Dialog: „Sie erzählen </text:span><text:span text:style-name="T263">Dralgur von ihrem Vorhaben, </text:span><text:span text:style-name="T264">nördlich</text:span><text:span text:style-name="T263"> die </text:span><text:span text:style-name="T264">g</text:span><text:span text:style-name="T263">esetzlosen Verbannten aus Bostim </text:span><text:span text:style-name="T264">um Hilfe zu erbeten</text:span><text:span text:style-name="T263"> und König Disgustus I. zu </text:span><text:soft-page-break/><text:span text:style-name="T263">stürzen. Tedder erzählt, wer er einst war, und wie es zu seiner derzeit misslichen Lage kommen konnte.</text:span><text:span text:style-name="T252">“</text:span></text:p>
      <text:p text:style-name="P119"/>
      <text:p text:style-name="P120">Dralgur: „Nehmt mich mit, einsame Wanderer. Ich kenne mich i<text:span text:style-name="T603">m</text:span> <text:span text:style-name="T604">Norden </text:span>gut aus und bin beweglicher als ihr in diese<text:span text:style-name="T604">n</text:span> <text:span text:style-name="T604">Bergen</text:span>.“</text:p>
      <text:p text:style-name="P120"/>
      <text:p text:style-name="P121">Tedder: „Jeder Mann ist eine unverzichtbare Hilfe<text:span text:style-name="T604">!</text:span>“</text:p>
      <text:p text:style-name="P121"/>
      <text:p text:style-name="P121">--- Ziel: Zieht jetzt nach Norden, zum Höhleneingang</text:p>
      <text:p text:style-name="P121"/>
      <text:p text:style-name="P121">--- Wenn Höhleneingang erreicht…</text:p>
      <text:p text:style-name="P121"/>
      <text:p text:style-name="P121">Tedder: „Wilde zuerst.“</text:p>
      <text:p text:style-name="P121"/>
      <text:p text:style-name="P121">Grätrich: „Pfft. Na gut.“</text:p>
      <text:p text:style-name="P121"/>
      <text:p text:style-name="P121">--- <text:span text:style-name="T605">Tedder zieht zurück, Grätrich betritt die Höhle zuerst</text:span></text:p>
      <text:p text:style-name="P121"/>
      <text:p text:style-name="P119"/>
      <text:p text:style-name="P119"/>
      <text:p text:style-name="P119"/>
      <text:p text:style-name="P198"><text:span text:style-name="T252">Episode 5: Freund </text:span><text:span text:style-name="T265">oder Feind</text:span></text:p>
      <text:p text:style-name="P199"/>
      <text:p text:style-name="P204"><text:span text:style-name="T252">Der steile Höhleneingang kühlt die Körpertemperatur des Wilden und Zwerge</text:span><text:span text:style-name="T266">n</text:span><text:span text:style-name="T252"> rapide herab. Ein Glück, </text:span><text:span text:style-name="T267">für Ugoki und mich</text:span><text:span text:style-name="T252">, untot zu sein. </text:span><text:span text:style-name="T267">Dralgur und unser Freund, der immer noch nicht seinen Namen verraten will, verstehen sich gut und unterhalten sich ununterbrochen. Naja, nicht ganz ununterbrochen, und auch nicht lange. Die Höhle verdüstert die Stimmung. Es wird immer dunkler und wir haben keine Fackel mit uns genommen. </text:span><text:span text:style-name="T268">Hätte ja jemand mitdenken müssen</text:span><text:span text:style-name="T267">.</text:span></text:p>
      <text:p text:style-name="P200"/>
      <text:p text:style-name="P205"><text:span text:style-name="T252">Ugoki und ich tauschen uns darüber aus, wie wir Disgustus töten werden. Ugoki scheint gar nicht </text:span><text:span text:style-name="T269">mehr </text:span><text:span text:style-name="T252">so sehr an der Rache interessiert zu sein. Er weicht dem Gespräch immer mehr aus, und grübelt flüsternd darüber nach, ob man einen gravierenden Unterschied zwischen Zwerg und Wildem schmecken würde. Ich versuche ihn wirklich davon abzubringen, ich mag die beiden. Beim Wilden bin ich mir nicht sicher. Aber Dralgur ist ein netter, </text:span><text:span text:style-name="T270">haariger </text:span><text:span text:style-name="T252">Zeitgenosse.</text:span></text:p>
      <text:p text:style-name="P200"/>
      <text:p text:style-name="P200">Als ich Dralgur nach dem Grund für seine Verbannung frage, will er es zuerst nicht erzählen. Doch dann packt er aus: Ein wirklich großes aber haariges, verschrumpeltes Ding. <text:span text:style-name="T606">E</text:span>r <text:span text:style-name="T606">habe </text:span>der Frau des Zwergenfürsten Dulagan diesen Bart abgeschnitten. Sein Bruder gab ihm 100 Goldstücke dafür – Ein wirklich nicht abzuschlagendes Angebot. Ich kann nicht glauben, wie dieser Bart einer Frau gehören kann. Aber gut, Zwerge.</text:p>
      <text:p text:style-name="P200"><text:soft-page-break/></text:p>
      <text:p text:style-name="P205"><text:span text:style-name="T252">Unser wilder Namenloser kichert immer zu verrückt vor sich hin, </text:span><text:span text:style-name="T271">wenn Disgustus Name erwähnt wird</text:span><text:span text:style-name="T252">. </text:span><text:span text:style-name="T271">Vielleicht verheimlicht er etwas?</text:span><text:span text:style-name="T252"> Es nervt mich mittlerweile ein wenig, aber noch </text:span><text:span text:style-name="T272">aushaltbar</text:span><text:span text:style-name="T252">. </text:span><text:span text:style-name="T271">Ich hoffe, spreche aber natürlich nicht aus, dass</text:span><text:span text:style-name="T252"> es Ugoki </text:span><text:span text:style-name="T271">ab einem gewissen Punkt überkommt und er den Wilden einfach aufisst.</text:span></text:p>
      <text:p text:style-name="P201"/>
      <text:p text:style-name="P205"><text:span text:style-name="T271">--- </text:span><text:span text:style-name="T266">Szenario handelt in einer Höhle. Tedder, Ugoki, Dralgur und der unbekannte Wilde (Grätrich) starten im Südwesten, dem „Höhleneingang“</text:span></text:p>
      <text:p text:style-name="P202"/>
      <text:p text:style-name="P205"><text:span text:style-name="T266">--- Ziel ist es, in der Höhle die Freunde von Grätrich und deren Versteck zu finden. </text:span><text:span text:style-name="T273">Das Versteck befindet sich Östlich – </text:span><text:span text:style-name="T274">Nördlich und auch Östlich</text:span><text:span text:style-name="T273"> sind Lager, jedoch </text:span><text:span text:style-name="T274">nur im Osten</text:span><text:span text:style-name="T273"> ein Ort für die Verbündeten. </text:span><text:span text:style-name="T275">Im </text:span><text:span text:style-name="T274">nördlichen </text:span><text:span text:style-name="T275">Lager sind riesige Monster: Spinnen, Ratten und Fledermäuse. </text:span><text:span text:style-name="T274">Man kommt zuerst zu den Monstern, dann zu den Verbündeten.</text:span></text:p>
      <text:p text:style-name="P203"/>
      <text:p text:style-name="P206"><text:span text:style-name="T252">Dralgur: „(</text:span><text:span text:style-name="T249">zittert vor Kälte</text:span><text:span text:style-name="T252">) </text:span><text:span text:style-name="T276">H</text:span><text:span text:style-name="T252">ät</text:span><text:span text:style-name="T274">t‘</text:span><text:span text:style-name="T252"> ich nur </text:span><text:span text:style-name="T274">mein bestes Stück, den </text:span><text:span text:style-name="T252">Wintermantel, bei mir.“</text:span></text:p>
      <text:p text:style-name="P203"/>
      <text:p text:style-name="P203">--- Ziel: Finde die Freunde vom namenlosen Wilden</text:p>
      <text:p text:style-name="P122"/>
      <text:p text:style-name="P66"><text:span text:style-name="T252">--- </text:span><text:span text:style-name="T276">Wenn Ugoki die erste Fledermaus tötet...</text:span></text:p>
      <text:p text:style-name="P123"/>
      <text:p text:style-name="P123">Ugoki: „<text:span text:style-name="T607">(</text:span><text:span text:style-name="T249">kauend</text:span><text:span text:style-name="T607">) </text:span>Die Krallen an den Flügeln lass ich übrig.“</text:p>
      <text:p text:style-name="P123"/>
      <text:p text:style-name="P123">--- Wenn Ugoki die erste Ratte tötet…</text:p>
      <text:p text:style-name="P123"/>
      <text:p text:style-name="P123">Ugoki: „Ich wusste doch, dass es de<text:span text:style-name="T608">r</text:span> Ratten <text:span text:style-name="T608">Geschmack war</text:span>, als wir auf jenen Zauberer in der düsteren Höhle trafen.“</text:p>
      <text:p text:style-name="P123"/>
      <text:p text:style-name="P123">Tedder: „Hörst du mir überhaupt zu? Ich sagte bereits, dass es eher <text:span text:style-name="T608">an unserem Geistsein lag.</text:span>“</text:p>
      <text:p text:style-name="P123"/>
      <text:p text:style-name="P123">Grätrich: „Wie kann man so etwas freiwillig essen?“</text:p>
      <text:p text:style-name="P123"/>
      <text:p text:style-name="P124">--- Wenn Ugoki die erste Spinne tötet…</text:p>
      <text:p text:style-name="P124"/>
      <text:p text:style-name="P67"><text:span text:style-name="T252">Ugoki: „Hmmm, </text:span><text:span text:style-name="T277">haarig wie Dralgur</text:span><text:span text:style-name="T252">.“</text:span></text:p>
      <text:p text:style-name="P125"/>
      <text:p text:style-name="P126">Dralgur: „Heh!“</text:p>
      <text:p text:style-name="P125"/>
      <text:p text:style-name="P67"><text:span text:style-name="T252">--- </text:span><text:span text:style-name="T278">Wenn die Gefährten auf das Lager stoßen, das voll mit Monstern ist…</text:span></text:p>
      <text:p text:style-name="P127"/>
      <text:p text:style-name="P68"><text:span text:style-name="T252">Einheit, die das ganze sichtet: „Das sind zu viele! Lasst uns hier verschwinden – Dieses Lager ist, zumindest von Mensch</text:span><text:span text:style-name="T279">lichem</text:span><text:span text:style-name="T252">, verlassen.“</text:span></text:p>
      <text:p text:style-name="P127"><text:soft-page-break/></text:p>
      <text:p text:style-name="P68"><text:span text:style-name="T252">--- Im Lager von den „Freunden“ Grätrichs, den Verbannten aus Bostim, Namen: Dolgo (Anführer der Gesetzlosen), </text:span><text:span text:style-name="T280">Kiki (Weibliche Gesetzlose, die selbe, die bereits in Episode 3 mit Grätrich „zusammen aufgefunden wurde“), </text:span><text:span text:style-name="T281">Kronk (Ein Troll, „</text:span><text:span text:style-name="T282">Krieger</text:span><text:span text:style-name="T281">“ der Gesetzlosen, der einzige, mit einer tauglichen Waffe: Einem Hammer)</text:span></text:p>
      <text:p text:style-name="P127"/>
      <text:p text:style-name="P127">--- Wenn die Gefährten auf das Lager mit den Freunden von Grätrich stoßen...</text:p>
      <text:p text:style-name="P123"/>
      <text:p text:style-name="P69"><text:span text:style-name="T252">--- </text:span><text:span text:style-name="T281">Kronk, </text:span><text:span text:style-name="T283">ein Troll, </text:span><text:span text:style-name="T281">kommt den Gefährten entgegen</text:span></text:p>
      <text:p text:style-name="P123"/>
      <text:p text:style-name="P128">Kronk: „Halt! Wer da?“</text:p>
      <text:p text:style-name="P128"/>
      <text:p text:style-name="P70"><text:span text:style-name="T252">Tedder: „Mein Name ist Tedder, </text:span><text:span text:style-name="T283">ehemals</text:span><text:span text:style-name="T252"> Anführer der Trolle aus den Tückischen Gipfeln. Mein Freund, der Wilde hier, meinte, ihr wäret </text:span><text:span text:style-name="T284">gut gesinnte Bekannte</text:span><text:span text:style-name="T252"> und könntet uns bei etwas behilflich sein.“</text:span></text:p>
      <text:p text:style-name="P128"/>
      <text:p text:style-name="P128">Kronk: „Dann musst du mit Dolgo reden.“</text:p>
      <text:p text:style-name="P128"/>
      <text:p text:style-name="P128">--- Alle ziehen in das Lager hinein, zu Dolgo</text:p>
      <text:p text:style-name="P128"/>
      <text:p text:style-name="P128">Dolgo: „Mir wurde gesagt, ihr wäret Tedder. Doch was ich sehe ist ein hässlicher, kleiner Zwerg, zwei Untote und – Halt. Was tut Gräfrat in unseren Höhlen? Gräfrat, sprich, du verweichlichtes, kleines Kind! Wer seid ihr, dass ihr glaubt, meine Zeit verschwenden zu dürfen? Dass ihr es wagt, Gräfrat hier her zurück zu bringen, in seinen wohl sicheren Tod? Sagte ich nicht, dass du fern von uns bleiben sollst, du verlogene Ratte!“</text:p>
      <text:p text:style-name="P128"/>
      <text:p text:style-name="P70"><text:span text:style-name="T252">Kiki: „(</text:span><text:span text:style-name="T244">kicher</text:span><text:span text:style-name="T252">)“</text:span></text:p>
      <text:p text:style-name="P128"/>
      <text:p text:style-name="P128">Tedder: „Wer ist Gräfrat?“</text:p>
      <text:p text:style-name="P128"/>
      <text:p text:style-name="P70"><text:span text:style-name="T252">Gräfrat: „(</text:span><text:span text:style-name="T244">kicher</text:span><text:span text:style-name="T252">)</text:span><text:span text:style-name="T244"> </text:span><text:span text:style-name="T252">Ähm, also, ja, tut mir leid, Tedder. Hab da vergessen was zu sagen.“</text:span></text:p>
      <text:p text:style-name="P128"/>
      <text:p text:style-name="P128">Ugoki: „Lasst mich diesen stinkenden Wilden verspeisen, sofort!“</text:p>
      <text:p text:style-name="P128"/>
      <text:p text:style-name="P128">Tedder: „Solltest du nicht von mir gehört haben, Dolgo, so hat es mit Sicherheit euer Troll hier. Wie ist dein Name, Krieger?“</text:p>
      <text:p text:style-name="P128"/>
      <text:p text:style-name="P70"><text:span text:style-name="T252">Kronk: „Kronk. Ich habe von dir gehört. Wollte nie zu deinem Stamm, der war langweilig. Kein Krieg. </text:span><text:span text:style-name="T285">Wieso bist du untot, </text:span><text:span text:style-name="T286">was ist passiert</text:span><text:span text:style-name="T285">?</text:span><text:span text:style-name="T252">“</text:span></text:p>
      <text:p text:style-name="P128"/>
      <text:p text:style-name="P128"><text:soft-page-break/>Dolgo: „Um Gräfrat können wir uns später kümmern. Wenn Kronk sagt, dass ihr es wert seid, angehört zu werden, so sprecht, Tedder.“</text:p>
      <text:p text:style-name="P128"/>
      <text:p text:style-name="P129">Dialog: „Und Tedder erzählte, erneut, seine Geschichte, bis zu dem Moment, als sie den Zwerg Dralgur trafen. Ab da erzählte der Zwerg, der bis jetzt still schweigend im Schutz des Schattens gestanden hatte, weiter.“</text:p>
      <text:p text:style-name="P129"/>
      <text:p text:style-name="P129">Dolgo: „Pah! Dieser lächerliche Abschaum Disgustus. Was glaubtest du, wer Gräfrat ist? Was glaubst du, weshalb er unwillkommen ist?“</text:p>
      <text:p text:style-name="P129"/>
      <text:p text:style-name="P129">Tedder: „Ähm“</text:p>
      <text:p text:style-name="P129"/>
      <text:p text:style-name="P129">Gräfrat: „Ich sag ja schon...“</text:p>
      <text:p text:style-name="P129"/>
      <text:p text:style-name="P129">Dolgo: „Gräfrat ist der Sohn von König Disgustus I. und er gehört den Ratten und Spinnen oder den Wölfen draußen in der Wildnis zum Fraß vorgeworfen, ganz wie sein Vater!“</text:p>
      <text:p text:style-name="P129"/>
      <text:p text:style-name="P129">Dialog: „Eine Weile sagte keiner etwas. Es war still.“</text:p>
      <text:p text:style-name="P129"/>
      <text:p text:style-name="P129">Tedder: „Ugoki, <text:span text:style-name="T609">lass uns </text:span>essen.“</text:p>
      <text:p text:style-name="P129"/>
      <text:p text:style-name="P129">Ugoki: „Jaaaa!“</text:p>
      <text:p text:style-name="P129"/>
      <text:p text:style-name="P129">Gräfrat: „Neiiiin! Stop! Nicht essen! Halt!“</text:p>
      <text:p text:style-name="P129"/>
      <text:p text:style-name="P129">Dialog: „Ugoki hat Gräfrat schon fest in den Händen und war kurz davor, seinen Arm abzureißen um davon zu probieren.“</text:p>
      <text:p text:style-name="P129"/>
      <text:p text:style-name="P71"><text:span text:style-name="T252">Tedder: „Halt</text:span><text:span text:style-name="T287">e</text:span><text:span text:style-name="T252"> ein, mein Freund. Vielleicht sollten wir mehr erfahren, bevor wir diese Maßnahmen ergreifen. Gräfrat, was für Gründe hast du, mit königlichem Blut als Verbannter umherzustreifen?“</text:span></text:p>
      <text:p text:style-name="P129"/>
      <text:p text:style-name="P129">Gräfrat: „<text:span text:style-name="T610">Wie wir alle wissen, ist Disgustus eine Abscheulichkeit. Ich wollte der Welt einen Gefallen tun und seiner Existenz ein Ende bereiten</text:span>. Ich wurde verbannt von meines Vaters Freund, ein hoher Offizier aus Bostim, <text:span text:style-name="T610">der mich bei mehrmaligen Versuchen abhielt, das zu tun, was Tedder jetzt vor hat</text:span>. Es ist Jahre her – <text:span text:style-name="T610">Zu meiner kühnsten Jugendzeit. </text:span>Ich streifte <text:span text:style-name="T610">als Verbannter </text:span>umher und traf auf Kiki.“</text:p>
      <text:p text:style-name="P129"/>
      <text:p text:style-name="P129">Tedder: „<text:span text:style-name="T611">Kiki, d</text:span>ie Wilde, mit der wir dich sahen, als <text:span text:style-name="T611">du dich uns angeschlossen hattest</text:span>?“</text:p>
      <text:p text:style-name="P129"/>
      <text:p text:style-name="P129">Kiki: „<text:span text:style-name="T611">(</text:span><text:span text:style-name="T250">kicher</text:span><text:span text:style-name="T611">) </text:span>Ganz genau.“</text:p>
      <text:p text:style-name="P129"/>
      <text:p text:style-name="P71"><text:soft-page-break/><text:span text:style-name="T252">Gräfrat: „(</text:span><text:span text:style-name="T244">kicher</text:span><text:span text:style-name="T252">) Gut. Ja. Die da. Sie stellte mich Dolgo vor, ohne zu verraten, wer ich bin. Als er es eines Tages herausfand, wurde ich auch hier verbannt. Ich dachte nur, dass ihr alle hier nicht mehr so böse auf mich deswegen seid. Was kann ich denn dafür, einen solch schrecklichen Vater zu haben? Ich will ihn genauso tot sehen wie ihr es wollt!“</text:span></text:p>
      <text:p text:style-name="P129"/>
      <text:p text:style-name="P129">Dolgo: „Mir ist das ziemlich egal. Ich habe nichts mit den sogenannten Zivilisierteren südlich der Berge zu tun. War nett, euch kennengelernt zu haben, Tedder. Verschwindet nun, oder <text:span text:style-name="T612">ich lasse euch töten</text:span>.“</text:p>
      <text:p text:style-name="P129"/>
      <text:p text:style-name="P130">Tedder: „Aber...“</text:p>
      <text:p text:style-name="P130"/>
      <text:p text:style-name="P72"><text:span text:style-name="T287">Dolgo</text:span><text:span text:style-name="T252">: „Entfernt euch!“</text:span></text:p>
      <text:p text:style-name="P130"/>
      <text:p text:style-name="P131">Tedder: „Dann spreche ich nicht zu Dolgo, sondern allen anderen hier. Wer daran interessiert ist, mir zu folgen, um die Herrschaft von König Disgustus I. in Bostim sowie sein Leben zu beenden, soll mir folgen. Kronk – Ich verspreche dir eine Menge von Menschen, die du töten und <text:span text:style-name="T613">verspeisen </text:span>darfst!“</text:p>
      <text:p text:style-name="P131"/>
      <text:p text:style-name="P73"><text:span text:style-name="T252">Kronk: „(</text:span><text:span text:style-name="T244">grunz</text:span><text:span text:style-name="T252">) Pfft. Na gut, hier unten gibt es </text:span><text:span text:style-name="T288">eh </text:span><text:span text:style-name="T252">nichts außer </text:span><text:span text:style-name="T288">ekligen Monströsitäten</text:span><text:span text:style-name="T252">. Die Haare sind zum Kotzen.“</text:span></text:p>
      <text:p text:style-name="P131"/>
      <text:p text:style-name="P131">Dolgo: „Männer! Tötet diese Spinner!“</text:p>
      <text:p text:style-name="P131"/>
      <text:p text:style-name="P73"><text:span text:style-name="T252">--- Es schließen sich Kiki, Kronk und ein paar weitere der Wilden an. Die Gefährten bestehen nun aus: Tedder, Ugoki, Gräfrat, Kiki, Dralgur, Kronk, </text:span><text:span text:style-name="T289">Knarok (ein Wilder), Igorak (ein Wilder) und Krugar (ein Wilder)</text:span></text:p>
      <text:p text:style-name="P132"/>
      <text:p text:style-name="P73"><text:span text:style-name="T289">--- </text:span><text:span text:style-name="T290">Dolgo und ganz viele andere Wilden werden jetzt Feinde.</text:span></text:p>
      <text:p text:style-name="P133"/>
      <text:p text:style-name="P133">--- Ziel: Fliehe aus der Höhle vor Dolgos Männer</text:p>
      <text:p text:style-name="P133"/>
      <text:p text:style-name="P133">--- Es dürfen alle sterben, bis auf: Tedder, Ugoki, Gräfrat, Kiki, Dralgur, Kronk</text:p>
      <text:p text:style-name="P133"/>
      <text:p text:style-name="P133">--- Wenn Knarok stirbt…</text:p>
      <text:p text:style-name="P133"/>
      <text:p text:style-name="P133">Knarok: „Argh!“</text:p>
      <text:p text:style-name="P133"/>
      <text:p text:style-name="P133">Tedder: „<text:span text:style-name="T613">W</text:span>ir müssen weiter! Flieht aus diesen Höhlen, Freunde!“</text:p>
      <text:p text:style-name="P133"/>
      <text:p text:style-name="P133">--- Wenn Igorak stirbt…</text:p>
      <text:p text:style-name="P133"/>
      <text:p text:style-name="P133">Igorak: „Ugh...“</text:p>
      <text:p text:style-name="P133"/>
      <text:p text:style-name="P133"><text:soft-page-break/>Ugoki: „Wir verlieren Krieger!“</text:p>
      <text:p text:style-name="P133"/>
      <text:p text:style-name="P74"><text:span text:style-name="T252">Tedder: „Krieger? Die haben nicht einmal Waffen. Weiter, Männer, </text:span><text:span text:style-name="T291">weg</text:span><text:span text:style-name="T252"> hier!“</text:span></text:p>
      <text:p text:style-name="P133"/>
      <text:p text:style-name="P74"><text:span text:style-name="T252">--- </text:span><text:span text:style-name="T292">Wenn Tedder den Ausgang erreicht, </text:span><text:span text:style-name="T293">der im Nordosten liegt (zwischen den beiden Lagern im Norden und Osten) </text:span><text:span text:style-name="T294">=&gt; Sieg!</text:span></text:p>
      <text:p text:style-name="P134"/>
      <text:p text:style-name="P134"/>
      <text:p text:style-name="P134"/>
      <text:p text:style-name="P134"/>
      <text:p text:style-name="P11"><text:span text:style-name="T252">Episode 6: </text:span><text:span text:style-name="T294">Zwergische Gesellschaft</text:span></text:p>
      <text:p text:style-name="P187"/>
      <text:p text:style-name="P75"><text:span text:style-name="T252">Ich warte am Höhlenausgang </text:span><text:span text:style-name="T295">ein paar Minuten, bis wir vollständig sind. Wir müssen uns beeilen, die Männer von Dolgo sind uns auf den Fersen. Dralgur schlägt vor, in den Osten der Tückischen Gipfel zu marschieren, wo er eine verlassene Zwergenstadt kennt und wir Unterschlupf finden können. </text:span><text:span text:style-name="T296">Am Ende einigen wir uns aber darauf, in die ehemals von Ugoki und mir beheimatete Trollstadt etwas weiter Südöstlich zu ziehen.</text:span></text:p>
      <text:p text:style-name="P135"/>
      <text:p text:style-name="P76"><text:span text:style-name="T252">Kronk ist ein mächtiger Krieger, und wohl auch der Stärkste </text:span><text:span text:style-name="T297">von uns</text:span><text:span text:style-name="T252">, wie es scheint. Die ganzen Wilden hier besitzen keine Waffen. Wie zur Hölle sollen die Ugoki und mir dabei helfen, Disgustus zu stürzen? Die sind höchsten Kanonenfutter oder eine schlechte Ablenkung. </text:span></text:p>
      <text:p text:style-name="P135"/>
      <text:p text:style-name="P136">Meine Rachegelüste sind wieder gekommen. Ich denke, wenn ich mich an dem Menschenkönig in Bostim gerächt habe, werde ich Dolgo noch mal einen Besuch abstatten und seine Körperteile mit Ugoki und Kronk verspeisen.</text:p>
      <text:p text:style-name="P136"/>
      <text:p text:style-name="P77"><text:span text:style-name="T298">Wir marschieren weiter in </text:span><text:span text:style-name="T252">Richtung </text:span><text:span text:style-name="T298">Südo</text:span><text:span text:style-name="T252">sten, bis wir auf ein verlassenes Dorf stoßen. Wir schlagen unser Lager auf und teilen Wachen ein, wegen wilden Tieren und </text:span><text:span text:style-name="T299">da </text:span><text:span text:style-name="T252">wir nicht wissen, ob Dolgo uns immer noch verfolgen lässt.</text:span></text:p>
      <text:p text:style-name="P136"/>
      <text:p text:style-name="P78"><text:span text:style-name="T252">Gräfrat und Kiki sind nicht mehr anzusprechen, sie verschwinden oft für mehrere Minuten oder bleiben länger zurück und holen dann wieder rennend den Weg auf, den sie hinter uns waren. Ich weiß nicht ganz genau, </text:span><text:span text:style-name="T300">ob Gräfrat nicht doch gelogen hat. Er sieht nicht wie einer aus, der versucht hat, seinen Vater umzubringen</text:span><text:span text:style-name="T252">. Vielleicht einfach nur wegen seiner abstoßenden Unaushaltbarkeit. Er versprach Ugoki und mir zu helfen, aber anstatt uns irgendeine Art von Hilfe zu erweisen mussten wir vor einem im Untergrund lebenden Gesetzlosen fliehen und sitzen jetzt in einer </text:span><text:span text:style-name="T298">vermutlich von Zwergen erbauten,</text:span><text:span text:style-name="T252"> </text:span><text:span text:style-name="T298">verlassenen Stadt</text:span><text:span text:style-name="T252">. Wenigstens hat sich Kronk uns angeschlossen – Das hätte auch anders laufen können, und dann wären wir jetzt alle tot.</text:span></text:p>
      <text:p text:style-name="P137"><text:soft-page-break/></text:p>
      <text:p text:style-name="P137">Bevor alle schlafen gehen und die erste Nachtwache aufgestellt werden muss, erzählt Dralgur von seiner Vergangenheit und dem Zwergenfürsten Dulagan, der, dessen Sitz sich nordöstlich von dieser Zwergenstadt befindet. Dieses Dorf war wohl einst ein Außenposten, doch das ist Ewigkeiten her. In den letzten Jahrhunderten herrschte Frieden, also war es nicht mehr nötig, einen solchen Stützpunkt zu halten.</text:p>
      <text:p text:style-name="P129"/>
      <text:p text:style-name="P138">Der Bruder von Dralgur ist in einer höheren Position, als Leibwächter des Dulagan, tätig. Er verschaffte Dralgur den Zugang zum Schlafzimmer des Zwergenfürsten, wo der Bart der Fürstenfrau seinem Ende begegnete. Ich grüble mit Dralgur, Kronk und Ugoki darüber nach, was uns für Möglichkeiten offen stehen, Disgustus zu töten oder entführen.</text:p>
      <text:p text:style-name="P138"/>
      <text:p text:style-name="P138">Eine Möglichkeit ergibt sich mit Grätrich. Doch wenn er ein ernsthaft Verbannter aus Bostim ist, wird uns das auch nicht weiter helfen, <text:span text:style-name="T614">außer, dass er sich, hoffentlich, in der Hauptstadt auskennt</text:span>. Eine Offensive gegen die Stadtwache der Menschen ist hoffnungslos – Die Gesetzlosen, die sich uns angeschlossen haben, <text:span text:style-name="T614">besitzen</text:span> keine richtigen Waffen und wir sind viel, viel zu wenige Männer.</text:p>
      <text:p text:style-name="P138"/>
      <text:p text:style-name="P138">Dralgur hat eine Idee: Dulagans Zwerge haben in allen möglichen Regionen der Tückischen Gipfel Waffenlager, die wir versuchen könnten auszurauben.</text:p>
      <text:p text:style-name="P138"/>
      <text:p text:style-name="P138">--- Süden der Karte starten die Gefährten, in den Tückischen Gipfeln, also überall Berge</text:p>
      <text:p text:style-name="P138"/>
      <text:p text:style-name="P79"><text:span text:style-name="T252">Dralgur: „Die Waffenkammern sind jedoch niemals unbewacht – Nicht einmal mit zwei der Schildwachen könnten wir es mit unseren Freunden hier aufnehmen. Sie zerlegen uns, noch bevor sie ihre Steinschleudern <text:s/>ent</text:span><text:span text:style-name="T301">w</text:span><text:span text:style-name="T252">irrt haben.“</text:span></text:p>
      <text:p text:style-name="P138"/>
      <text:p text:style-name="P80"><text:span text:style-name="T252">Tedder: „</text:span><text:span text:style-name="T302">Wie Verhandlungsbereit </text:span><text:span text:style-name="T303">würde sich </text:span><text:span text:style-name="T302">Dulagan im Gespräch mit einem Untoten wie mir </text:span><text:span text:style-name="T303">verhalten</text:span><text:span text:style-name="T302">?</text:span><text:span text:style-name="T252">“</text:span></text:p>
      <text:p text:style-name="P139"/>
      <text:p text:style-name="P140">Dralgur: „...“</text:p>
      <text:p text:style-name="P140"/>
      <text:p text:style-name="P140">Ugoki: „Ich werde seine Barthaare ausreißen, bis er sich wünscht, uns seine Waffen mit Geschenkpapier und Schleifchen zu übergeben!“</text:p>
      <text:p text:style-name="P140"/>
      <text:p text:style-name="P141">Tedder: „Hört sich plausibel an.“</text:p>
      <text:p text:style-name="P141"/>
      <text:p text:style-name="P141">Ugoki: „Großartig!“</text:p>
      <text:p text:style-name="P141"/>
      <text:p text:style-name="P141">Dralgur: „...“</text:p>
      <text:p text:style-name="P141"><text:soft-page-break/></text:p>
      <text:p text:style-name="P81"><text:span text:style-name="T252">Tedder: „Nein! </text:span><text:span text:style-name="T304">Wir müssen taktisch klug vorgehen. Wenn wir uns als Untote den Schildwachen der Zwerge nähern, sind wir keine Untoten mehr, sondern Tote.</text:span><text:span text:style-name="T252">“</text:span></text:p>
      <text:p text:style-name="P141"/>
      <text:p text:style-name="P142">Kronk: „Lasst mich die Zwergenschädel zerschlagen und als Sülze aufkochen!“</text:p>
      <text:p text:style-name="P142"/>
      <text:p text:style-name="P82"><text:span text:style-name="T252">Dralgur: „Die Vorschläge werden nicht besser. </text:span><text:span text:style-name="T305">Ich würde ja mit Dulagan oder wenigstens meinem Bruder, sprechen, doch ich bin genauso wenig erwünscht wie ein Untoter.</text:span><text:span text:style-name="T252">“</text:span></text:p>
      <text:p text:style-name="P142"/>
      <text:p text:style-name="P82"><text:span text:style-name="T306">Kronk: „Ich habe einen schlauen Plan. Wir gehen hin und lassen uns verhaften!</text:span><text:span text:style-name="T252">“</text:span></text:p>
      <text:p text:style-name="P142"/>
      <text:p text:style-name="P143">Tedder: „Und was dann? Fressen uns gegenseitig auf und sterben in einer kalten Zelle?“</text:p>
      <text:p text:style-name="P143"/>
      <text:p text:style-name="P83"><text:span text:style-name="T252">Dralgur: „Das ist ein </text:span><text:span text:style-name="T307">überraschend </text:span><text:span text:style-name="T252">guter Plan, gebe ich zu. Von den Verließen kommt man in die unterirdischen Gebirgsflüsse, welche wiederum südlich in Richtung </text:span><text:span text:style-name="T308">Bostim</text:span><text:span text:style-name="T252">, vorbei an deiner ehemaligen Heimat, Tedder, führen. </text:span><text:span text:style-name="T307">Das einzige Problem ist es, aus den Zellen </text:span><text:span text:style-name="T308">in die Waffenkammern und von diesen </text:span><text:span text:style-name="T307">zu den Bodenöffnungen zu gelangen, die zu solchen </text:span><text:span text:style-name="T308">Flussläufen</text:span><text:span text:style-name="T307"> leiten.</text:span><text:span text:style-name="T252">“</text:span></text:p>
      <text:p text:style-name="P143"/>
      <text:p text:style-name="P144">Tedder: „Aus einer Zelle auszubrechen ist nicht schwer, mein kleiner, zwergischer Freund.“</text:p>
      <text:p text:style-name="P144"/>
      <text:p text:style-name="P144">Kronk: „Einfach das Schloss kaputthauen.“</text:p>
      <text:p text:style-name="P144"/>
      <text:p text:style-name="P144">Dralgur: „Du wirst deinen Hammer nicht mehr in Besitz haben, nachdem dich die Schildwachen verhaftet haben.“</text:p>
      <text:p text:style-name="P144"/>
      <text:p text:style-name="P144">Tedder: „Lass das mal meine Sorge sein. Also, lassen wir uns verhaften!“</text:p>
      <text:p text:style-name="P144"/>
      <text:p text:style-name="P144">--- Ziel: Reise gen Norden, über die Grenze zu Dulagans Reich und lass dich verhaften.</text:p>
      <text:p text:style-name="P144"/>
      <text:p text:style-name="P144">--- Wenn man im Norden über die Grenze kommt, erscheinen Zwergenwächter…</text:p>
      <text:p text:style-name="P144"/>
      <text:p text:style-name="P144">Wächter1: „Halt! Wer wagt es, ungebeten in Dulagans Reich einzudringen?“</text:p>
      <text:p text:style-name="P144"/>
      <text:p text:style-name="P144">Tedder: „Mein Nam...“</text:p>
      <text:p text:style-name="P144"/>
      <text:p text:style-name="P144"><text:soft-page-break/>Wächter2: „Untote! Das sind Untote! Und Trolle! Und… Zwerge und Wilde??? Tötet alle!“</text:p>
      <text:p text:style-name="P144"/>
      <text:p text:style-name="P144">Wächter1: „Nein – Wir sollten sie fesseln und zu unserm Fürsten geleiten.“</text:p>
      <text:p text:style-name="P141"/>
      <text:p text:style-name="P141"/>
      <text:p text:style-name="P141"/>
      <text:p text:style-name="P141"/>
      <text:p text:style-name="P188">Episode 7: Gefangene der Zwerge</text:p>
      <text:p text:style-name="P141"/>
      <text:p text:style-name="P84"><text:span text:style-name="T252">Die Zwergenschildwachen fesseln uns alle </text:span><text:span text:style-name="T309">und schleppen uns weiter in Richtung Nordosten. Ein knapper Tagesmarsch durch die Tückischen Gipfel, ein paar Stunden </text:span><text:span text:style-name="T310">durch zwergisches Erdreich und wir scheinen die Hallen des Fürsten Dulagan erreicht zu haben.</text:span></text:p>
      <text:p text:style-name="P145"/>
      <text:p text:style-name="P85"><text:span text:style-name="T310">D</text:span><text:span text:style-name="T252">ie Wachen berichten von ihrer Begegnung mit mir und meinen Gefährten. Den Zwergenherrscher scheint es nicht zu kümmern – Er schickt uns in die Zellen, wo wir auf unser Verhör warten und bis in die Ewigkeit verrecken sollen.</text:span></text:p>
      <text:p text:style-name="P146"/>
      <text:p text:style-name="P85"><text:span text:style-name="T252">--- </text:span><text:span text:style-name="T311">Die Gefährten befinden sich im Gefängnis. Vor jeder Zelle steht ein zwergischer Wächter.</text:span></text:p>
      <text:p text:style-name="P147"/>
      <text:p text:style-name="P147">--- Ziel: Entkomme mit allen Gefährten aus den Zellen</text:p>
      <text:p text:style-name="P147"/>
      <text:p text:style-name="P147">--- In der Zelle von Ugoki befindet sich eine alte Gabel. Neben der Zelle von Ugoki ist Kiki gefangen. Ihre Zellen sind auch mit einer geschlossenen Gefängnistür aus Gitterstäben „verbunden“.</text:p>
      <text:p text:style-name="P147"/>
      <text:p text:style-name="P147">--- Wenn Ugoki die alte Gabel aufhebt…</text:p>
      <text:p text:style-name="P147"/>
      <text:p text:style-name="P147">Ugoki: „Was ist dieses rostige, alte Metallstück? Ich kann das ja kaum aufheben, so klein ist das.“</text:p>
      <text:p text:style-name="P147"/>
      <text:p text:style-name="P147">--- <text:span text:style-name="T615">Wenn Ugoki mit der Gabel versucht, seine Gefängnistür aufzubrechen…</text:span></text:p>
      <text:p text:style-name="P147"/>
      <text:p text:style-name="P148">Ugoki: „Verdammter Mist! Sollen mir doch die Ratten das Fleisch bis auf die Knochen abnagen!“</text:p>
      <text:p text:style-name="P148"/>
      <text:p text:style-name="P148">--- Wenn Ugoki es, wegen Dummheit, einfach noch einmal versucht…</text:p>
      <text:p text:style-name="P148"/>
      <text:p text:style-name="P148">Ugoki: „Wieso versuche ich das überhaupt. Vielleicht wäre ein Anderer mit dem Metallstück erfolgreich...“</text:p>
      <text:p text:style-name="P147"/>
      <text:p text:style-name="P147">--- Wenn Kiki an die Tür zu Ugokis Zelle geht...</text:p>
      <text:p text:style-name="P147"><text:soft-page-break/></text:p>
      <text:p text:style-name="P147">Kiki: „Hey, psst, schau her. Pass auf, Untoter. Gib mir das Ding und ich schaue, was ich damit anfangen kann.“</text:p>
      <text:p text:style-name="P147"/>
      <text:p text:style-name="P147">--- Wenn Ugoki und Kiki sich gegenüber an der Zellentür stehen…</text:p>
      <text:p text:style-name="P147"/>
      <text:p text:style-name="P147">Ugoki: „Hier, kleines Menschlein.“</text:p>
      <text:p text:style-name="P147"/>
      <text:p text:style-name="P86"><text:span text:style-name="T252">Kiki: „Danke… (</text:span><text:span text:style-name="T244">stochert an dem Schloss der Zellentür herum</text:span><text:span text:style-name="T252">)“</text:span></text:p>
      <text:p text:style-name="P147"/>
      <text:p text:style-name="P147">--- Die Zellentür zwischen Ugokis und Kikis Zelle öffnet sich</text:p>
      <text:p text:style-name="P147"/>
      <text:p text:style-name="P149">Ugoki: „Wow. Diese<text:span text:style-name="T616">s Weib</text:span> hier ist klüger als die gesamten Bewohner von Bostim zusammen!“</text:p>
      <text:p text:style-name="P147"/>
      <text:p text:style-name="P147"><text:span text:style-name="T617">Dialog: „</text:span>Kiki <text:span text:style-name="T617">ist es jetzt möglich, einfache </text:span>Zellentüren <text:span text:style-name="T617">zu </text:span>öffne<text:span text:style-name="T617">n</text:span>.“</text:p>
      <text:p text:style-name="P147"/>
      <text:p text:style-name="P86"><text:span text:style-name="T252">--- </text:span><text:span text:style-name="T312">Wenn Tedder befreit wird…</text:span></text:p>
      <text:p text:style-name="P150"/>
      <text:p text:style-name="P150">Tedder: „Danke, Kiki.“</text:p>
      <text:p text:style-name="P150"/>
      <text:p text:style-name="P150">--- Wenn Gräfrat befreit wird…</text:p>
      <text:p text:style-name="P150"/>
      <text:p text:style-name="P87"><text:span text:style-name="T252">Gräfrat: „(</text:span><text:span text:style-name="T244">kicher</text:span><text:span text:style-name="T252">) Danke, hihihi.“</text:span></text:p>
      <text:p text:style-name="P150"/>
      <text:p text:style-name="P87"><text:span text:style-name="T252">Kiki: „(</text:span><text:span text:style-name="T244">kicher</text:span><text:span text:style-name="T252">)“</text:span></text:p>
      <text:p text:style-name="P150"/>
      <text:p text:style-name="P150">--- Wenn alle befreit sind….</text:p>
      <text:p text:style-name="P150"/>
      <text:p text:style-name="P150">Kiki: „Das wären alle.“</text:p>
      <text:p text:style-name="P150"/>
      <text:p text:style-name="P150">Dralgur: „Sehr gut. Folgt mir nun, ich zeige euch den Weg zur nächsten Waffenkammer.“</text:p>
      <text:p text:style-name="P150"/>
      <text:p text:style-name="P150"/>
      <text:p text:style-name="P150"/>
      <text:p text:style-name="P150"/>
      <text:p text:style-name="P189">Episode 8: Waffenkammer</text:p>
      <text:p text:style-name="P189"/>
      <text:p text:style-name="P88"><text:span text:style-name="T252">Gräfrat war uns in einer Hinsicht eine Hilfe. </text:span><text:span text:style-name="T313">Seinetwegen</text:span><text:span text:style-name="T252"> hat Kiki uns begleitet und Dolgo, den Gesetzlosen in jenen Höhlen im Südwesten, verlassen. Ohne </text:span><text:span text:style-name="T314">ihr</text:span><text:span text:style-name="T252"> hätte Ugoki womöglich Jahrzehnte gebraucht, um mit </text:span><text:span text:style-name="T314">dem</text:span><text:span text:style-name="T252"> metallene</text:span><text:span text:style-name="T314">n</text:span><text:span text:style-name="T252"> Gegenstand die Zellentüren zu öffnen.</text:span></text:p>
      <text:p text:style-name="P151"/>
      <text:p text:style-name="P88"><text:soft-page-break/><text:span text:style-name="T252">Dralgur kennt sich wohl sehr gut aus </text:span><text:span text:style-name="T314">hier</text:span><text:span text:style-name="T252">. Was er gearbeitet hat, bevor er von Dulagan verbannt wurde? Es fällt einigen schwer, mit dem Zwerg schritt zu halten, in diesen </text:span><text:span text:style-name="T315">nur leicht beleuchteten </text:span><text:span text:style-name="T252">Höhlengängen. </text:span><text:span text:style-name="T316">Wir müssen ein paar der Zwergenwachen auf dem Weg bewusstlos schlagen oder töten, je nach dem, wie schnell sie uns bemerken und versuchen, Hilfe zu holen.</text:span></text:p>
      <text:p text:style-name="P152"/>
      <text:p text:style-name="P152">--- Karte spielt in der Waffenkammer, die Nordwestlich der Karte ist, und im Südwesten ist eine Art „Loch im Boden“, das dann zu einem Fluss führt, der Fluchtweg nachdem man die Waffenkammer geplündert hat</text:p>
      <text:p text:style-name="P152"/>
      <text:p text:style-name="P152">--- Es befinden sich alle vor der Waffenkammer. Die Türe ist verschlossen.</text:p>
      <text:p text:style-name="P152"/>
      <text:p text:style-name="P88"><text:span text:style-name="T316">--- </text:span><text:span text:style-name="T317">Ziel: Öffne die Türe </text:span><text:span text:style-name="T318">zur Waffenkammer</text:span></text:p>
      <text:p text:style-name="P152"/>
      <text:p text:style-name="P152">--- Wenn jemand vor die Türe geht…</text:p>
      <text:p text:style-name="P152"/>
      <text:p text:style-name="P152">Die jeweilige Einheit: „Vielleicht sollte Kiki versuchen, diese Türe aufzuschließen...“</text:p>
      <text:p text:style-name="P152"/>
      <text:p text:style-name="P152">--- Wenn Kiki vor die Türe geht…</text:p>
      <text:p text:style-name="P152"/>
      <text:p text:style-name="P152">Dialog: „Nach <text:span text:style-name="T618">einigen</text:span> Minuten scheint sich die Tür immer noch nicht zu öffnen.“</text:p>
      <text:p text:style-name="P152"/>
      <text:p text:style-name="P152">Kiki: „Mist. <text:span text:style-name="T619">Das</text:span> Schloss ist viel zu verrostet bei dieser Türe.“</text:p>
      <text:p text:style-name="P152"/>
      <text:p text:style-name="P152">Tedder: „Es <text:span text:style-name="T619">hat </text:span>wohl lange keiner mehr von den Gefängniszellen, von denen wir kommen, versucht, der Waffenkammer <text:span text:style-name="T619">etwas zu entwenden</text:span>.“</text:p>
      <text:p text:style-name="P152"/>
      <text:p text:style-name="P153">Kronk: „<text:span text:style-name="T620">Ich hab eine Idee</text:span>!“</text:p>
      <text:p text:style-name="P153"/>
      <text:p text:style-name="P153">--- Wenn Kronk vor die Türe zieht…</text:p>
      <text:p text:style-name="P153"/>
      <text:p text:style-name="P153">Dialog: „Kronk tritt die Türe mit Mühelosigkeit ein.“</text:p>
      <text:p text:style-name="P153"/>
      <text:p text:style-name="P153">--- Die Türe ist zerschmettert, es kann jetzt passiert werden.</text:p>
      <text:p text:style-name="P153"/>
      <text:p text:style-name="P89"><text:span text:style-name="T252">--- Ziel: </text:span><text:span text:style-name="T318">Plündere die Waffenkammer.</text:span></text:p>
      <text:p text:style-name="P154"/>
      <text:p text:style-name="P154">--- Es gibt verschiedene „Waffenhaufen“ oder „-stapel“</text:p>
      <text:p text:style-name="P154"/>
      <text:p text:style-name="P89"><text:span text:style-name="T318">--- Streitkolben: Für Gräfrat, </text:span><text:span text:style-name="T319">Tedder, Ugoki</text:span><text:span text:style-name="T318"> und die anderen Wilden: </text:span><text:span text:style-name="T320">Knarok, Igorak, Krugar</text:span></text:p>
      <text:p text:style-name="P90"><text:span text:style-name="T252">--- Wenn </text:span><text:span text:style-name="T320">Gräfrat</text:span><text:span text:style-name="T252"> bei den Streitkolben ist...</text:span></text:p>
      <text:p text:style-name="P155"><text:span text:style-name="T621">Gräfrat</text:span>: „<text:span text:style-name="T622">Disgustus Gehirn wird sich verflüssigen</text:span>!“</text:p>
      <text:p text:style-name="P155"><text:soft-page-break/>--- <text:span text:style-name="T623">Tedder bei Streitkolben…</text:span></text:p>
      <text:p text:style-name="P156">Tedder: „Erinnert mich an die alten Zeiten, als Troll unter der Sonne wandelnd.“</text:p>
      <text:p text:style-name="P155">--- <text:span text:style-name="T623">Ugoki bei Streitkolben…</text:span></text:p>
      <text:p text:style-name="P156">Ugoki: „Ha! Köpfe werden fliegen!“</text:p>
      <text:p text:style-name="P155">--- <text:span text:style-name="T624">Knarok, Igorak oder Krugar bei Streitkolben…</text:span></text:p>
      <text:p text:style-name="P157">Jeweilige Einheit: „Muss ich das nehmen?“</text:p>
      <text:p text:style-name="P157">Tedder: „Kannst die Stadtwache von Bostim um einen schnellen Tod bitten.“</text:p>
      <text:p text:style-name="P89"><text:span text:style-name="T318">--- </text:span><text:span text:style-name="T321">Kronk bei Streitkolben...</text:span></text:p>
      <text:p text:style-name="P155"><text:span text:style-name="T625">Kronk</text:span>: „<text:span text:style-name="T621">Ich will meinen Hammer</text:span>.“</text:p>
      <text:p text:style-name="P156">--- Kiki bei Streitkolben…</text:p>
      <text:p text:style-name="P156">Kiki: „<text:span text:style-name="T626">Bekomme ich ja gar nicht hochgehoben!</text:span>“</text:p>
      <text:p text:style-name="P156">--- Dralgur bei Streitkolben…</text:p>
      <text:p text:style-name="P156">Dralgur: „<text:span text:style-name="T626">Wenn wir schon in einem zwergischen Waffenlager sind, dann will ich auch eine Axt aus von Zwergen geschmiedetem Stahl!</text:span>“</text:p>
      <text:p text:style-name="P155"/>
      <text:p text:style-name="P154">--- Hämmer: Für Kronk gedacht</text:p>
      <text:p text:style-name="P89"><text:span text:style-name="T318">--- </text:span><text:span text:style-name="T321">Kronk bei Streitkolben...</text:span></text:p>
      <text:p text:style-name="P155">Kronk: „Hah! Das nenne ich einen <text:span text:style-name="T627">Kriegsh</text:span>ammer!“</text:p>
      <text:p text:style-name="P154">--- <text:span text:style-name="T627">Eine Einheit, die nicht Kronk ist…</text:span></text:p>
      <text:p text:style-name="P158">Kronk: „Finger weg da! Der Hammer gehört mir!“</text:p>
      <text:p text:style-name="P154"/>
      <text:p text:style-name="P154">--- Äxte: Für Dralgur gedacht</text:p>
      <text:p text:style-name="P89"><text:span text:style-name="T318">--- </text:span><text:span text:style-name="T322">Wenn Dralgur zu den Äxten zieht…</text:span></text:p>
      <text:p text:style-name="P155">Dralgur: „Eine zwergische Breitaxt, so wie ich sie immer schon trug!“</text:p>
      <text:p text:style-name="P155">--- Wenn eine andere Einheit zu den Äxten zieht…</text:p>
      <text:p text:style-name="P155">Einheit: „Dralgur,<text:span text:style-name="T628"> e</text:span>ine Breitaxt!“</text:p>
      <text:p text:style-name="P154"/>
      <text:p text:style-name="P154">--- Messer / Kleine Schwerter: Für Kiki gedacht</text:p>
      <text:p text:style-name="P90"><text:span text:style-name="T318">--- </text:span><text:span text:style-name="T252">Wenn Kiki zu den Messern zieht…</text:span></text:p>
      <text:p text:style-name="P155">Kiki: „Hihi, <text:span text:style-name="T629">perfekte Länge</text:span>!“</text:p>
      <text:p text:style-name="P155">--- Wenn eine andere Einheit zu den Messern zieht…</text:p>
      <text:p text:style-name="P155">Einheit: „Pah! Kiki <text:span text:style-name="T629">steht vielleicht auf so ein</text:span> <text:span text:style-name="T630">Ding</text:span>, <text:span text:style-name="T631">ich aber nicht.</text:span>“</text:p>
      <text:p text:style-name="P154"/>
      <text:p text:style-name="P154">--- Wenn alle Einheiten Waffen besitzen…</text:p>
      <text:p text:style-name="P154"/>
      <text:p text:style-name="P90"><text:span text:style-name="T318">T</text:span><text:span text:style-name="T252">edder: „Perfekt! Nun lasst uns raus aus diesen stinkenden </text:span><text:span text:style-name="T323">Zwergenhöhlen</text:span><text:span text:style-name="T252">. Dralgur, wo ist der nächst beste Ausgang?“</text:span></text:p>
      <text:p text:style-name="P155"/>
      <text:p text:style-name="P155">Dralgur: „Es sollte sich ein...“</text:p>
      <text:p text:style-name="P155"/>
      <text:p text:style-name="P155">--- In dem Moment kommen Wachen zur Waffenkammer, von Hinten durch die von Kronk zerbrochene Türe…</text:p>
      <text:p text:style-name="P155"/>
      <text:p text:style-name="P155">Wächter1: „<text:span text:style-name="T632">Flüchtende </text:span>Gefangene! <text:span text:style-name="T632">Fangt</text:span> sie, bevor sie uns entwischen!“</text:p>
      <text:p text:style-name="P155"><text:soft-page-break/></text:p>
      <text:p text:style-name="P155">--- <text:span text:style-name="T632">Ziel: Entledige dich den Wächtern</text:span></text:p>
      <text:p text:style-name="P155"/>
      <text:p text:style-name="P155">--- Wenn Wächter tot sind…</text:p>
      <text:p text:style-name="P155"/>
      <text:p text:style-name="P90"><text:span text:style-name="T252">Dralgur: „</text:span><text:span text:style-name="T324">Also. Wo waren wir? Der Ausgang. Weiter </text:span><text:span text:style-name="T325">s</text:span><text:span text:style-name="T324">üdöstlich die Gänge entlang sollte es einen Schacht geben, der als Abfluss bei Regenschauern </text:span><text:span text:style-name="T325">und für gestorbene Gefangene </text:span><text:span text:style-name="T324">dienen sol</text:span><text:span text:style-name="T325">l</text:span><text:span text:style-name="T324">.</text:span><text:span text:style-name="T252">“</text:span></text:p>
      <text:p text:style-name="P155"/>
      <text:p text:style-name="P90"><text:span text:style-name="T252">--- </text:span><text:span text:style-name="T325">Ziel: Finde den Schacht</text:span></text:p>
      <text:p text:style-name="P159"/>
      <text:p text:style-name="P159">--- Auf dem Weg sind anfangs ein paar zwergische Wächter, die man töten muss. Weiter hinten kommen Ratten</text:p>
      <text:p text:style-name="P159"/>
      <text:p text:style-name="P159">--- Wenn man den Schacht erreicht…</text:p>
      <text:p text:style-name="P159"/>
      <text:p text:style-name="P159">Dralgur: „Da<text:span text:style-name="T632">s</text:span> ist er!“</text:p>
      <text:p text:style-name="P159"/>
      <text:p text:style-name="P91"><text:span text:style-name="T252">Tedder: „Damit wäre </text:span><text:span text:style-name="T326">das </text:span><text:span text:style-name="T327">Waffenklauen </text:span><text:span text:style-name="T252">erledigt. </text:span><text:span text:style-name="T326">Ein Schritt näher an meiner Rache an König Stinktustus!</text:span><text:span text:style-name="T252"> Nun denn, raus mit uns!“</text:span></text:p>
      <text:p text:style-name="P159"/>
      <text:p text:style-name="P159"/>
      <text:p text:style-name="P159"/>
      <text:p text:style-name="P159"/>
      <text:p text:style-name="P190">Episode 9: Schlachtplan</text:p>
      <text:p text:style-name="P155"/>
      <text:p text:style-name="P160">Wir springen einer nach dem anderen die Kluft hinunter, in den unterirdisch verlaufenden Fluss. Es ist ein sehr kleiner Fluss. Kronk schlägt auf dem Boden auf und verstaucht seinen rechten Fuß. Zum Glück heilen Trolle in der Regel sehr schnell und es sollte nicht längere Schwierigkeiten bereiten.</text:p>
      <text:p text:style-name="P160"/>
      <text:p text:style-name="P92"><text:span text:style-name="T252">Es ist nun die Zeit gekommen, zu überlegen, wie wir nach Bostim kommen. Besser gesagt, wie wir in die Stadt selbst hinein kommen. Gräfrat ist verbannt, Kiki ist eine Wilde und genauso wenig erwünscht wie Ugoki und ich, da wir unser Untotsein rein gar nicht verbergen können. Kronk ist ein Troll – Seit König Disgustus I. mit der geballten Macht von Bostim mein Volk in den südlicheren Tückischen Gipfeln auslöschte, ist die Rasse der Trolle wohl auch ein unwillkommener Gast in der </text:span><text:span text:style-name="T328">S</text:span><text:span text:style-name="T252">tadt. </text:span><text:span text:style-name="T328">Da wäre noch Dralgur. Er ist ein Zwerg und ich bezweifle, dass Fürst Dulagan die Menschen über die Verbannung eines unwichtigen Bruders von einem seiner Schildwachen auf dem Laufenden hält.</text:span></text:p>
      <text:p text:style-name="P161"/>
      <text:p text:style-name="P93"><text:span text:style-name="T252">Aber was sollte ein zwergischer Krieger in Bostim wollen. Handel </text:span><text:span text:style-name="T329">treiben</text:span><text:span text:style-name="T252">, aber mit was? Nein, das wird nicht klappen. </text:span><text:span text:style-name="T329">Gräfrat macht einen Vorschlag: Er kennt einen </text:span><text:span text:style-name="T330">nordöstlich gelegenen</text:span><text:span text:style-name="T329"> Eingang in die Kanalisation von der </text:span><text:soft-page-break/><text:span text:style-name="T329">Menschenstadt. Durch die Kanalisation könnten wir es unter die Stadt schaffen. Wer hätte das gedacht, </text:span><text:span text:style-name="T330">er</text:span><text:span text:style-name="T329"> erweist sich doch noch als nützliches Mitglied unserer kleinen Truppe. Unglaublich!</text:span></text:p>
      <text:p text:style-name="P162"/>
      <text:p text:style-name="P94"><text:span text:style-name="T252">Uns fehlen die Ideen und da Gräfrat der einzige ist, der jemals zuvor Zeit in Bostim verbracht hatte, entscheiden wir uns für den Weg durch die Kanalisation.</text:span><text:span text:style-name="T275"> </text:span><text:span text:style-name="T331">Ein weiterer Schritt um mich an diesem stinkenden Menschenwurm zu rächen!</text:span></text:p>
      <text:p text:style-name="P163"/>
      <text:p text:style-name="P94"><text:span text:style-name="T331">--- </text:span><text:span text:style-name="T332">Szenario geht in Richtung Süden, aus den Bergen raus, am Fluss entlang, wo sie im vorigen Szenario aus den Bergenhöhlen entkommen waren. Ganz im Süden ist Bostim. Nordöstlich von der Stadt ist eine Art Eingang zur Kanalisation.</text:span></text:p>
      <text:p text:style-name="P164"/>
      <text:p text:style-name="P94"><text:span text:style-name="T332">--- </text:span><text:span text:style-name="T333">Ziel: Geleite Tedder zum Eingang der Kanalisation, nordöstlich von Bostim</text:span></text:p>
      <text:p text:style-name="P165"/>
      <text:p text:style-name="P94"><text:span text:style-name="T333">--- </text:span><text:span text:style-name="T334">Im nördlicheren Teil des Gebirges sind Zwergentruppen, denen man ausweichen sollte. Sie greifen einen </text:span><text:span text:style-name="T330">von selbst nur an, wenn man sich ihnen nähert</text:span><text:span text:style-name="T334">. </text:span><text:span text:style-name="T335">Außerdem kommen in den anfänglichen Runden von hinter einem, von dem „Sitz“ des Zwergenfürsten Dulagan, Greifenreiter und verfolgen einen, weil man ja ein geflohener Gefangener ist, die Waffenkammer ausgeraubt und Zwerge im Sitz des Fürsten getötet hat.</text:span></text:p>
      <text:p text:style-name="P166"/>
      <text:p text:style-name="P94"><text:span text:style-name="T335">--- </text:span><text:span text:style-name="T336">Wenn die ersten Greifenreiter erscheinen…</text:span></text:p>
      <text:p text:style-name="P167"/>
      <text:p text:style-name="P95"><text:span text:style-name="T252">Greifenreiter1: „Schwärmt aus und fangt die </text:span><text:span text:style-name="T337">fliehenden Gefangenen </text:span><text:span text:style-name="T252">wieder ein!“</text:span></text:p>
      <text:p text:style-name="P167"/>
      <text:p text:style-name="P96"><text:span text:style-name="T338">Dralgur</text:span><text:span text:style-name="T252">: „Fürst Dulagan scheint uns verfolgen zu lassen. Wir müssen auf der Hut sein!“</text:span></text:p>
      <text:p text:style-name="P167"/>
      <text:p text:style-name="P95"><text:span text:style-name="T252">--- </text:span><text:span text:style-name="T337">Wenn die zweiten Greifenreiter erscheinen…</text:span></text:p>
      <text:p text:style-name="P168"/>
      <text:p text:style-name="P168">Greifenreiter2: „Findet diese Mörder und tötet sie umgehend!“</text:p>
      <text:p text:style-name="P168"/>
      <text:p text:style-name="P97"><text:span text:style-name="T252">--- </text:span><text:span text:style-name="T339">Wenn die Gefährten die ersten Greifenreiter sehen…</text:span></text:p>
      <text:p text:style-name="P169"/>
      <text:p text:style-name="P169">Kronk: „Seht, ein paar dumme von Zwergen berittenen Greifen!“</text:p>
      <text:p text:style-name="P169"/>
      <text:p text:style-name="P169">Tedder: „Hebt ihr Fleisch als Nahrung auf. Wir brauchen es in der Kanalisation womöglich für unsere menschlichen Begleiter!“</text:p>
      <text:p text:style-name="P166"/>
      <text:p text:style-name="P94"><text:span text:style-name="T335">--- </text:span><text:span text:style-name="T340">Im mittleren Teil des Gebirges stößt man auf Gesetzlose, die Dolgo untertan sind. Wenn man sie sichtet…</text:span></text:p>
      <text:p text:style-name="P170"/>
      <text:p text:style-name="P170"><text:soft-page-break/>Dolgos Untertan1: „Sind das nicht die verräterischen Untoten und Zwerge, die Dolgo tot sehen will?“</text:p>
      <text:p text:style-name="P170"/>
      <text:p text:style-name="P170">Ugoki: „Haha, Menschenfleisch!“</text:p>
      <text:p text:style-name="P166"/>
      <text:p text:style-name="P166">--- Im südlicheren Teil des Gebirges kommen wilde Tiere, die umherstreifen. Die muss man einfach töten.</text:p>
      <text:p text:style-name="P166"/>
      <text:p text:style-name="P169">Kiki: „Wir sind von wilden Tieren umgeben!“</text:p>
      <text:p text:style-name="P169"/>
      <text:p text:style-name="P169">Gräfrat: „Bleib hinter mir, Kiki!“</text:p>
      <text:p text:style-name="P169"/>
      <text:p text:style-name="P98"><text:span text:style-name="T252">Kiki: „(</text:span><text:span text:style-name="T244">kicher</text:span><text:span text:style-name="T252">)“</text:span></text:p>
      <text:p text:style-name="P166"/>
      <text:p text:style-name="P166">--- An der Gebirgsgrenze nach Bostim streifen menschliche Reiter, Ritter, umher. Diese sollte man vermeiden, ansonsten greifen sie einen an.</text:p>
      <text:p text:style-name="P166"/>
      <text:p text:style-name="P94"><text:span text:style-name="T335">--- </text:span><text:span text:style-name="T341">Wenn einen die ersten Reiter erblicken und angreifen…</text:span></text:p>
      <text:p text:style-name="P171"/>
      <text:p text:style-name="P171">Reiter1: „Was ist das hier für ein Pack? Untote, Zwerge, Wilde… Trolle? Die Trolle wurden doch allesamt vernichtet!“</text:p>
      <text:p text:style-name="P166"/>
      <text:p text:style-name="P94"><text:span text:style-name="T335">--- </text:span><text:span text:style-name="T342">Wenn man die Kanalisation erreicht…</text:span></text:p>
      <text:p text:style-name="P172"/>
      <text:p text:style-name="P99"><text:span text:style-name="T342">T</text:span><text:span text:style-name="T252">edder: „Gr</text:span><text:span text:style-name="T343">ä</text:span><text:span text:style-name="T252">fr</text:span><text:span text:style-name="T343">a</text:span><text:span text:style-name="T252">t – Führst du uns durch deine wohnlich heimischen Gebiete?“</text:span></text:p>
      <text:p text:style-name="P173"/>
      <text:p text:style-name="P100"><text:span text:style-name="T252">Kiki: „(</text:span><text:span text:style-name="T244">kicher</text:span><text:span text:style-name="T252">)“</text:span></text:p>
      <text:p text:style-name="P174"/>
      <text:p text:style-name="P174">Gräfrat: „Aber natürlich. Auf dass mein Vater <text:span text:style-name="T633">ablebt</text:span>!“</text:p>
      <text:p text:style-name="P174"/>
      <text:p text:style-name="P174"/>
      <text:p text:style-name="P174"/>
      <text:p text:style-name="P174"/>
      <text:p text:style-name="P191">Episode 10: Kanalisation</text:p>
      <text:p text:style-name="P191"/>
      <text:p text:style-name="P175">Die Treppe hinab in die Kanalisation ist noch halbwegs annehmbar. Doch je tiefer wir in den Untergrund steigen, desto düsterer und schwüler wird es.</text:p>
      <text:p text:style-name="P175"/>
      <text:p text:style-name="P101"><text:span text:style-name="T252">Hier scheint die Kanalisation wohl eher in einen normalen Flussverlauf einer unterirdischen Höhle verlaufen zu sein. Ich hoffe, dass Gräfrat nicht lügt </text:span><text:span text:style-name="T344">oder </text:span><text:span text:style-name="T252">uns hier in eine Sackgasse führt.</text:span><text:span text:style-name="T345"> Wahrscheinlich </text:span><text:span text:style-name="T346">ist aber alles gut und die Sorgen sind unnötig.</text:span></text:p>
      <text:p text:style-name="P176"/>
      <text:p text:style-name="P177">--- Nordöstlich starten die Gefährten, Südöstlich sind einige Aufgänge der Kanalisation. Man muss einen davon nehmen. Die Wasserläufe führen in alle <text:soft-page-break/>möglichen Richtungen, auch Sackgassen. Auf dem Weg stößt man auf Zombies und widerliche Wassermonster.</text:p>
      <text:p text:style-name="P177"/>
      <text:p text:style-name="P102"><text:span text:style-name="T252">--- </text:span><text:span text:style-name="T347">Wenn man auf einen Zombie stoßt</text:span></text:p>
      <text:p text:style-name="P178"/>
      <text:p text:style-name="P178">--- Die Einheit, die den Zombie sichtet</text:p>
      <text:p text:style-name="P178"/>
      <text:p text:style-name="P178">Einheit: „Was <text:span text:style-name="T634">sind die</text:span>?“</text:p>
      <text:p text:style-name="P178"/>
      <text:p text:style-name="P178">Ugoki: „<text:span text:style-name="T634">Ganz egal. </text:span>Schlagt ihre Schädel ein!“</text:p>
      <text:p text:style-name="P178"/>
      <text:p text:style-name="P178">--- Wenn man auf ein Wassermonster st<text:span text:style-name="T634">ö</text:span>ßt</text:p>
      <text:p text:style-name="P178"/>
      <text:p text:style-name="P178">Einheit: „Ein riesiges Monster! Hilfe!“</text:p>
      <text:p text:style-name="P178"/>
      <text:p text:style-name="P178">Kronk: „Kein Problem für meinen Hammer.“</text:p>
      <text:p text:style-name="P178"/>
      <text:p text:style-name="P179">Dralgur: „Soll das Vieh meine Axt in das Fleisch bekommen!“</text:p>
      <text:p text:style-name="P179"/>
      <text:p text:style-name="P179">--- Nach ein bisschen zurückgelegtem Weg werden die Wände der Kanalisation etwas besser bearbeitet, fast schon schön behauen...</text:p>
      <text:p text:style-name="P179"/>
      <text:p text:style-name="P179">Tedder: „Wir scheinen uns nun unter Bostim zu befinden.“</text:p>
      <text:p text:style-name="P179"/>
      <text:p text:style-name="P179">Gräfrat: „Ein bisschen weiter südwestlich sollten die Aufgänge zur Stadt liegen.“</text:p>
      <text:p text:style-name="P179"/>
      <text:p text:style-name="P179">--- Wenn man einen Aufgang zu Bostim erreicht</text:p>
      <text:p text:style-name="P179"/>
      <text:p text:style-name="P179">Ugoki: „Nun lasst uns dieses Schwein Disgustus abstechen!“</text:p>
      <text:p text:style-name="P179"/>
      <text:p text:style-name="P179">Tedder: „Nicht so schnell, Männer...“</text:p>
      <text:p text:style-name="P179"/>
      <text:p text:style-name="P192"/>
      <text:p text:style-name="P192"/>
      <text:p text:style-name="P192"/>
      <text:p text:style-name="P12"><text:span text:style-name="T252">Episode 11: </text:span><text:span text:style-name="T348">Bostim</text:span></text:p>
      <text:p text:style-name="P192"/>
      <text:p text:style-name="P180">Ich halte die Gefährten davon ab, die Kanalisation vorschnell zu verlassen. Wir können schließlich nicht einfach irgendwo in Bostim heraussteigen und 20 Soldaten der Stadtwache erwarten uns mit Speeren. Gräfrat versucht, die Umgebung um den von uns gefundenen Ausgang zu beschreiben.</text:p>
      <text:p text:style-name="P180"/>
      <text:p text:style-name="P180">Es ist wohl sicher, hier hochzusteigen, und die Stadtwachen sollten in der Menschenstadt selbst nicht all zu gehäuft patrouillieren. Der Plan ist relativ <text:soft-page-break/>einfach: Zwischen den Häusern schleichen, bis zur Burg des Königs. Dort die Wachen nacheinander abschlachten, am besten, ohne Aufmerksamkeit zu erregen. Dann in <text:s/>Disgustus Gemächer eindringen und seine Leibwachen töten.</text:p>
      <text:p text:style-name="P180"/>
      <text:p text:style-name="P103"><text:span text:style-name="T252">Dann wäre es so weit. </text:span><text:span text:style-name="T349">Disgustus wird sehen, was er Ugoki und mir angetan hat. Diese hinterhältige Ratte wird lebendig meine Rache, die Rache von Tedder, erleben und sein Leben dafür lassen. Hoffen wir, dass er es auch als Geist wieder auf diese Welt schafft, um seine Taten zu bereuen.</text:span><text:span text:style-name="T252"> Mal sehen, ob unser Plan aufgeht.</text:span></text:p>
      <text:p text:style-name="P180"/>
      <text:p text:style-name="P181">Wir steigen den <text:span text:style-name="T634">engen </text:span>Ausgang aus der Kanalisation hinauf.</text:p>
      <text:p text:style-name="P180"/>
      <text:p text:style-name="P103"><text:span text:style-name="T252">--- </text:span><text:span text:style-name="T350">Die Gefährten starten bei einem Ausgang aus der Kanalisation, entsprechend dem, den sie im vorigen Szenario genommen haben. Beim Aufgang erwartet </text:span><text:span text:style-name="T351">sie eine betrunkene Stadtwache…</text:span></text:p>
      <text:p text:style-name="P182"/>
      <text:p text:style-name="P182">Stadtwache: „Grutzefix nochamoi! Wos woits ihr denn?“</text:p>
      <text:p text:style-name="P182"/>
      <text:p text:style-name="P182">Tedder: „Bitte was? Gräfrat! Ich dachte, es ist sicher!“</text:p>
      <text:p text:style-name="P182"/>
      <text:p text:style-name="P182">Stadtwache: „Wuist a Watschn, Spitzbua?“</text:p>
      <text:p text:style-name="P182"/>
      <text:p text:style-name="P183">Kronk: „Schweig still, Menschenwurm.“</text:p>
      <text:p text:style-name="P183"/>
      <text:p text:style-name="P183">--- Ziel: Erreiche König Disgustus I. Schlafgemache</text:p>
      <text:p text:style-name="P183"/>
      <text:p text:style-name="P183">--- Wenn die Stadtwache stirbt…</text:p>
      <text:p text:style-name="P183"/>
      <text:p text:style-name="P183">Stadtwache: „Des wos, meiomei… Argh!“</text:p>
      <text:p text:style-name="P183"/>
      <text:p text:style-name="P183">Ugoki: „Was hat der denn gelabert?“</text:p>
      <text:p text:style-name="P183"/>
      <text:p text:style-name="P104"><text:span text:style-name="T252">Kiki: „(</text:span><text:span text:style-name="T244">kicher</text:span><text:span text:style-name="T252">)“</text:span></text:p>
      <text:p text:style-name="P183"/>
      <text:p text:style-name="P183">Gräfrat: „Weiter, Freunde. Wir müssen nach [norden/süden/osten/westen – Je nach dem, wo man sich befindet, vom Ausgang der Kanalisation her], um in den Palast von meinem Vater zu kommen.“</text:p>
      <text:p text:style-name="P183"/>
      <text:p text:style-name="P183">--- Auf dem Weg zum Palast muss man Stadtwachen töten. Wenn man einen Passanten / normalen Stadtbewohner angreift…</text:p>
      <text:p text:style-name="P183"/>
      <text:p text:style-name="P183">Stadtbewohner: „Ahhh, Hilfe! Untote! Trolle! Wilde!“</text:p>
      <text:p text:style-name="P183"/>
      <text:p text:style-name="P183"><text:soft-page-break/>--- Der Stadtbewohner rennt weg, und in einem gewissen Umkreis werden die Stadtwachen alarmiert, die Gefährten anzugreifen</text:p>
      <text:p text:style-name="P183"/>
      <text:p text:style-name="P183">--- Beim Eingang zu den Gemachen vom König sind 2 Wachen, die man besiegen muss. Wenn die besiegt sind…</text:p>
      <text:p text:style-name="P183"/>
      <text:p text:style-name="P183">Tedder: „Nun denn, das letzte Stündlein <text:span text:style-name="T635">von</text:span> Disgustus hat geschlagen! Kronk, bleib hier, um Wache zu halten, besser gesagt, die kommenden Wachen der Menschen zu <text:span text:style-name="T635">töten</text:span>. Wir beeilen uns!“</text:p>
      <text:p text:style-name="P183"/>
      <text:p text:style-name="P183">Kronk: „Na gut. Wachen sind mehr Menschen als der König. Also mehr Essen. Mehr Essen ist gut.“</text:p>
      <text:p text:style-name="P183"/>
      <text:p text:style-name="P183"/>
      <text:p text:style-name="P183"/>
      <text:p text:style-name="P183"/>
      <text:p text:style-name="P193">Episode 12: Rache</text:p>
      <text:p text:style-name="P193"/>
      <text:p text:style-name="P183">Kronk tritt für uns noch die Türe zu den Gemächern des ach so erhabenen Menschenkönigs ein und bleibt dann zurück, um kommende Soldaten abzuschlachten, bevor sie uns in den Rücken fallen könnten. Ugokis Rachegelüste sind wohl etwas wiedergekehrt, jedoch was meinen Teil betrifft, quillt es nur so aus mir hinaus. Ich renne fast vor allen anderen weg, weil ich nicht mehr warten will und kann, diesem Abschaum Disgustus die Arme und Beine abzuhacken.</text:p>
      <text:p text:style-name="P183"/>
      <text:p text:style-name="P183">Ich bin sehr zufrieden mit den Gefährten, die ich auf dem Weg nach Bostim fand. Auch wenn quasi alle Bewohner aus den Tückischen Gipfeln wohl sauer auf uns sind. Ich werde mir ein anderes Heim suchen, zurück bei mir in die ehemalige Trollstadt meines früheren Stammes geht es nicht mehr.</text:p>
      <text:p text:style-name="P183"/>
      <text:p text:style-name="P183">Wir treffen noch auf ein paar weitere Stadtwachen, deren Leben wir auf dem Weg zu Disgustus beenden.</text:p>
      <text:p text:style-name="P183"/>
      <text:p text:style-name="P104"><text:span text:style-name="T252">--- Die Karte ist sozusagen </text:span><text:span text:style-name="T352">in einer Burg / einem Schloss drinnen, mit Teppichboden oder so </text:span><text:span text:style-name="T353">et</text:span><text:span text:style-name="T352">was und Wänden. Am Ende des Ganges, wo man startet, trifft man auf Disgustus…</text:span></text:p>
      <text:p text:style-name="P184"/>
      <text:p text:style-name="P184">Disgustus: „Huch, was macht ihr denn! Wer seid ihr alle? Wie kommt ihr in meine...“</text:p>
      <text:p text:style-name="P184"/>
      <text:p text:style-name="P184">Tedder: „Dein Leben ist hiermit <text:span text:style-name="T636">zu ende</text:span>, Stinker.“</text:p>
      <text:p text:style-name="P184"/>
      <text:p text:style-name="P184">Disgustus: „Aber w...“</text:p>
      <text:p text:style-name="P184"/>
      <text:p text:style-name="P184"><text:soft-page-break/>Ugoki: „Haha, oh ja. Ich habe mich auf diesen Gesichtsausdruck gefreut! Du verfluchter, hässlicher, hinterhältiger Menschenwurm!“</text:p>
      <text:p text:style-name="P184"/>
      <text:p text:style-name="P184">Dialog: „König Disgustus I. pfeift kurz und zückt sein Schwert.“</text:p>
      <text:p text:style-name="P184"/>
      <text:p text:style-name="P184">--- Es kommen Leibwachen und umzingeln die Gefährten.</text:p>
      <text:p text:style-name="P184"/>
      <text:p text:style-name="P184">Kiki: „Hilfe!“</text:p>
      <text:p text:style-name="P184"/>
      <text:p text:style-name="P184">Tedder: „Geht mir aus den Augen, Menschenabschaum!“</text:p>
      <text:p text:style-name="P184"/>
      <text:p text:style-name="P184">--- Ziel: Töte König Disgustus I.</text:p>
      <text:p text:style-name="P184"/>
      <text:p text:style-name="P184">--- Wenn Disgustus besiegt wurde…</text:p>
      <text:p text:style-name="P184"/>
      <text:p text:style-name="P184">Gräfrat: „Vater.“</text:p>
      <text:p text:style-name="P184"/>
      <text:p text:style-name="P184">Disgustus: „Was… Gräfrat? Was tust du hier!“</text:p>
      <text:p text:style-name="P184"/>
      <text:p text:style-name="P184">Tedder: „Er...“</text:p>
      <text:p text:style-name="P184"/>
      <text:p text:style-name="P184">Gräfrat: „Ich beende dein Leben.“</text:p>
      <text:p text:style-name="P184"/>
      <text:p text:style-name="P184">Dialog: „Gräfrats Keule sauste gegen den Kopf von Disgustus. Das Blut spritzte bis an die Wände und Decke der königlichen Räume. Der Kopf rollte Tedder vor die Füße.“</text:p>
      <text:p text:style-name="P184"/>
      <text:p text:style-name="P184">Kiki: „Ahhhh! Gräfrat, was hast du getan!!!“</text:p>
      <text:p text:style-name="P184"/>
      <text:p text:style-name="P184">Tedder: „… du ...“</text:p>
      <text:p text:style-name="P184"/>
      <text:p text:style-name="P184"/>
      <text:p text:style-name="P184"/>
      <text:p text:style-name="P184"/>
      <text:p text:style-name="P194">Episode 13: Ewige Stille</text:p>
      <text:p text:style-name="P195"/>
      <text:p text:style-name="P184">Die Augen waren glasig. Es stand Angst im Gesichtsausdruck des Kopfes vom ehemaligen König von Bostim. Sein Sohn hatte ihm den Kopf abgeschlagen. Ich hätte nie gedacht, dass so viel Wut in einem Menschling stecken könnte. Ich bin wütend. Ugoki ist noch wütender. Ich denke, die Gedanken an die Dinge, die wir gemeinsam Disgustus antun wollten, waren das einzige, was uns von der Tatsache ablenkte, dass wir Untote, wandelnd unter dem Sonnenlicht, verlassen und umgeben von schwächlichen Menschen waren.</text:p>
      <text:p text:style-name="P184"/>
      <text:p text:style-name="P184"><text:soft-page-break/>Die Rache war kurz. Es war keine Rache. Ein Mensch hatte sie uns gestohlen. Der Sohn desjenigen, an dem wir unsere Vergeltung ausüben wollten. Wie konnte das passieren? Doch nun ist es <text:span text:style-name="T636">zu ende</text:span>. Mein Stamm der Trolle aus den Tückischen Gipfeln ist ausgerottet worden. Die Zwerge im Gebirge jagen uns und werden nicht aufgeben, bis Ugokis und meine untoten Knochen dem Zwergenfürsten Dulagan zu Füßen liegen. Die Wilden von Dolgo jagen uns und werden ebenso wenig ruhen. Die einzige Zukunft, die uns bleibt, ist der Süden. </text:p>
      <text:p text:style-name="P184"/>
      <text:p text:style-name="P105"><text:span text:style-name="T252">So sei es. Wir verlassen </text:span><text:span text:style-name="T354">die Gemächer des nun toten König</text:span><text:span text:style-name="T355">s</text:span><text:span text:style-name="T354"> Disgustus, dem ehemalig Ersten seines Namens. Kronk wartet bereits auf uns…</text:span></text:p>
      <text:p text:style-name="P185"/>
      <text:p text:style-name="P185">… Und er wartet tot auf dem Boden liegend.</text:p>
      <text:p text:style-name="P185"/>
      <text:p text:style-name="P185">--- Kleine Karte, in der Kronk tot auf dem Boden liegt. Umgeben von Stadtwachen</text:p>
      <text:p text:style-name="P185"/>
      <text:p text:style-name="P185">Tedder: „Ach du Sch...“</text:p>
      <text:p text:style-name="P185"/>
      <text:p text:style-name="P185">--- Animation, wie die Menschen Tedder und seine gesamten Gefährten töten.</text:p>
      <text:p text:style-name="P185"/>
      <text:p text:style-name="P196">Epilog</text:p>
      <text:p text:style-name="P196"/>
      <text:p text:style-name="P186">Erneut wurde es Schwarz um mich.</text:p>
      <text:p text:style-name="P186"/>
      <text:p text:style-name="P186">--- Wenn man Story A bereits gespielt hat…</text:p>
      <text:p text:style-name="P186"/>
      <text:p text:style-name="P186">Doch diesmal blieb es dunkel.</text:p>
      <text:p text:style-name="P186"/>
      <text:p text:style-name="P186">Keine Höhle.</text:p>
      <text:p text:style-name="P186"/>
      <text:p text:style-name="P186">Es war das Ende von Tedder.</text:p>
      <text:p text:style-name="P186"/>
      <text:p text:style-name="P186">--- Wenn man Story A noch <text:span text:style-name="T637">NICHT</text:span><text:span text:style-name="T244"> </text:span>gespielt hat…</text:p>
      <text:p text:style-name="P186"/>
      <text:p text:style-name="P274">Ich frage mich, wie es Ugoki, mir uns unserer Rache ergangen wäre, wenn wir <text:span text:style-name="T637">wir uns dem Weg vom unbekannten Zauberer angeschlossen hätten</text:span>. Wenn wir an jenem Tage, an dem ich mich <text:span text:style-name="T637">gegen die Totenbeschwörung und für die direkte Rache an Disgustus </text:span>entschied, <text:span text:style-name="T637">das Reich der Toten zu kontrollieren gelernt hätten</text:span>… </text:p>
      <text:p text:style-name="P274"/>
      <text:p text:style-name="P274">Wenn <text:span text:style-name="T637">mit der Hilfe des Zauberers</text:span> versucht hätten, Bostims König den Gar auszumachen…</text:p>
      <text:p text:style-name="P274"/>
      <text:p text:style-name="P277">Tedder:</text:p>
      <text:p text:style-name="P41"><text:soft-page-break/>Wir werden mit dir kommen, unser zaubernder, unbekannter Freund. <text:span text:style-name="T371">Totenbeschwörung wird sich wahrscheinlich als sehr nützlich gegen diese lebenden Zweibeiner erweisen.</text:span></text:p>
      <text:p text:style-name="P41"/>
      <text:p text:style-name="P50"><text:span text:style-name="T637">Zauberer</text:span>:</text:p>
      <text:p text:style-name="P43">So sei es. Ihr werdet die Totenbeschwörung lieben lernen. Übrigens, mein Name ist Nekromant.</text:p>
      <text:p text:style-name="P43"/>
      <text:p text:style-name="P274">=&gt; Story<text:span text:style-name="T638">A</text:span>.odt</text:p>
      <text:p text:style-name="P358"/>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33:30.208000000</meta:creation-date>
    <meta:generator>LibreOffice/5.4.6.2$Windows_X86_64 LibreOffice_project/4014ce260a04f1026ba855d3b8d91541c224eab8</meta:generator>
    <dc:date>2018-05-29T09:14:44.910000000</dc:date>
    <meta:editing-duration>PT34M36S</meta:editing-duration>
    <meta:editing-cycles>18</meta:editing-cycles>
    <meta:document-statistic meta:table-count="0" meta:image-count="0" meta:object-count="0" meta:page-count="64" meta:paragraph-count="882" meta:word-count="16480" meta:character-count="106903" meta:non-whitespace-character-count="91230"/>
  </office:meta>
</office:document-meta>
</file>